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422in"/>
    </style:style>
    <style:style style:name="co2" style:family="table-column">
      <style:table-column-properties fo:break-before="auto" style:column-width="0.4335in"/>
    </style:style>
    <style:style style:name="co3" style:family="table-column">
      <style:table-column-properties fo:break-before="auto" style:column-width="0.5083in"/>
    </style:style>
    <style:style style:name="co4" style:family="table-column">
      <style:table-column-properties fo:break-before="auto" style:column-width="0.5591in"/>
    </style:style>
    <style:style style:name="co5" style:family="table-column">
      <style:table-column-properties fo:break-before="auto" style:column-width="0.5839in"/>
    </style:style>
    <style:style style:name="co6" style:family="table-column">
      <style:table-column-properties fo:break-before="auto" style:column-width="0.4654in"/>
    </style:style>
    <style:style style:name="co7" style:family="table-column">
      <style:table-column-properties fo:break-before="auto" style:column-width="0.57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2146in"/>
    </style:style>
    <style:style style:name="co10" style:family="table-column">
      <style:table-column-properties fo:break-before="auto" style:column-width="0.3008in"/>
    </style:style>
    <style:style style:name="co11" style:family="table-column">
      <style:table-column-properties fo:break-before="auto" style:column-width="0.3437in"/>
    </style:style>
    <style:style style:name="co12" style:family="table-column">
      <style:table-column-properties fo:break-before="auto" style:column-width="0.4299in"/>
    </style:style>
    <style:style style:name="co13" style:family="table-column">
      <style:table-column-properties fo:break-before="auto" style:column-width="0.3866in"/>
    </style:style>
    <style:style style:name="co14" style:family="table-column">
      <style:table-column-properties fo:break-before="auto" style:column-width="0.5161in"/>
    </style:style>
    <style:style style:name="co15" style:family="table-column">
      <style:table-column-properties fo:break-before="auto" style:column-width="0.9138in"/>
    </style:style>
    <style:style style:name="ro1" style:family="table-row">
      <style:table-row-properties style:row-height="0.22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 fo:font-weight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00ffff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00ffff" style:text-align-source="fix" style:repeat-content="fals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5" table:default-cell-style-name="Default"/>
        <table:table-column table:style-name="co3" table:number-columns-repeated="8" table:default-cell-style-name="Default"/>
        <table:table-column table:style-name="co6" table:number-columns-repeated="2" table:default-cell-style-name="Default"/>
        <table:table-column table:style-name="co3" table:number-columns-repeated="8" table:default-cell-style-name="Default"/>
        <table:table-column table:style-name="co6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number-columns-repeated="205" table:default-cell-style-name="Default"/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number-columns-repeated="206"/>
        </table:table-row>
        <table:table-row table:style-name="ro1">
          <table:table-cell table:number-columns-repeated="16" office:value-type="float" office:value="0">
            <text:p>0</text:p>
          </table:table-cell>
          <table:table-cell office:value-type="float" office:value="4.4682303001">
            <text:p>4.47</text:p>
          </table:table-cell>
          <table:table-cell office:value-type="float" office:value="8.49018027458">
            <text:p>8.49</text:p>
          </table:table-cell>
          <table:table-cell office:value-type="float" office:value="6.44628032562">
            <text:p>6.45</text:p>
          </table:table-cell>
          <table:table-cell office:value-type="float" office:value="1.99653421456">
            <text:p>2</text:p>
          </table:table-cell>
          <table:table-cell office:value-type="float" office:value="-0.500577630907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0115526181457">
            <text:p>0</text:p>
          </table:table-cell>
          <table:table-cell office:value-type="float" office:value="2.97111845464">
            <text:p>2.97</text:p>
          </table:table-cell>
          <table:table-cell office:value-type="float" office:value="-0.103973563311">
            <text:p>-0.1</text:p>
          </table:table-cell>
          <table:table-cell office:value-type="float" office:value="-16.0774025416">
            <text:p>-16.08</text:p>
          </table:table-cell>
          <table:table-cell office:value-type="float" office:value="-120.933800811">
            <text:p>-120.93</text:p>
          </table:table-cell>
          <table:table-cell office:value-type="float" office:value="60.7516187099">
            <text:p>60.75</text:p>
          </table:table-cell>
          <table:table-cell office:value-type="float" office:value="29.8278659896">
            <text:p>29.83</text:p>
          </table:table-cell>
          <table:table-cell office:value-type="float" office:value="13.5671260847">
            <text:p>13.57</text:p>
          </table:table-cell>
          <table:table-cell office:value-type="float" office:value="69.2617877005">
            <text:p>69.26</text:p>
          </table:table-cell>
          <table:table-cell office:value-type="float" office:value="-39.8456516483">
            <text:p>-39.85</text:p>
          </table:table-cell>
          <table:table-cell office:value-type="float" office:value="30.1173799737">
            <text:p>30.12</text:p>
          </table:table-cell>
          <table:table-cell office:value-type="float" office:value="-39.5333816931">
            <text:p>-39.53</text:p>
          </table:table-cell>
          <table:table-cell office:value-type="float" office:value="-9.06630665485">
            <text:p>-9.07</text:p>
          </table:table-cell>
          <table:table-cell office:value-type="float" office:value="49.0538405739">
            <text:p>49.05</text:p>
          </table:table-cell>
          <table:table-cell office:value-type="float" office:value="0.96026436689">
            <text:p>0.96</text:p>
          </table:table-cell>
          <table:table-cell office:value-type="float" office:value="-8.98774885145">
            <text:p>-8.99</text:p>
          </table:table-cell>
          <table:table-cell office:value-type="float" office:value="-32.002767255">
            <text:p>-32</text:p>
          </table:table-cell>
          <table:table-cell table:number-columns-repeated="10" office:value-type="float" office:value="-1.08594610569">
            <text:p>-1.09</text:p>
          </table:table-cell>
          <table:table-cell office:value-type="float" office:value="718590">
            <text:p>718590</text:p>
          </table:table-cell>
          <table:table-cell office:value-type="float" office:value="1">
            <text:p>1</text:p>
          </table:table-cell>
          <table:table-cell table:number-columns-repeated="204"/>
        </table:table-row>
        <table:table-row table:style-name="ro1">
          <table:table-cell table:number-columns-repeated="13" office:value-type="float" office:value="0">
            <text:p>0</text:p>
          </table:table-cell>
          <table:table-cell office:value-type="float" office:value="0.999565170127">
            <text:p>1</text:p>
          </table:table-cell>
          <table:table-cell office:value-type="float" office:value="0">
            <text:p>0</text:p>
          </table:table-cell>
          <table:table-cell office:value-type="float" office:value="0.499347755191">
            <text:p>0.5</text:p>
          </table:table-cell>
          <table:table-cell office:value-type="float" office:value="1.4976084357">
            <text:p>1.5</text:p>
          </table:table-cell>
          <table:table-cell office:value-type="float" office:value="-0.000434829872812">
            <text:p>0</text:p>
          </table:table-cell>
          <table:table-cell office:value-type="float" office:value="5.49369496684">
            <text:p>5.49</text:p>
          </table:table-cell>
          <table:table-cell office:value-type="float" office:value="-1.50152190455">
            <text:p>-1.5</text:p>
          </table:table-cell>
          <table:table-cell office:value-type="float" office:value="-0.500652244809">
            <text:p>-0.5</text:p>
          </table:table-cell>
          <table:table-cell office:value-type="float" office:value="-1.00086965975">
            <text:p>-1</text:p>
          </table:table-cell>
          <table:table-cell office:value-type="float" office:value="-0.00260897923687">
            <text:p>0</text:p>
          </table:table-cell>
          <table:table-cell office:value-type="float" office:value="-0.500652244809">
            <text:p>-0.5</text:p>
          </table:table-cell>
          <table:table-cell office:value-type="float" office:value="-0.522828568323">
            <text:p>-0.52</text:p>
          </table:table-cell>
          <table:table-cell office:value-type="float" office:value="-23.5541363192">
            <text:p>-23.55</text:p>
          </table:table-cell>
          <table:table-cell office:value-type="float" office:value="-27.544570062">
            <text:p>-27.54</text:p>
          </table:table-cell>
          <table:table-cell office:value-type="float" office:value="-134.675019024">
            <text:p>-134.68</text:p>
          </table:table-cell>
          <table:table-cell office:value-type="float" office:value="51.8995542994">
            <text:p>51.9</text:p>
          </table:table-cell>
          <table:table-cell office:value-type="float" office:value="46.4245570171">
            <text:p>46.42</text:p>
          </table:table-cell>
          <table:table-cell office:value-type="float" office:value="34.1710512012">
            <text:p>34.17</text:p>
          </table:table-cell>
          <table:table-cell office:value-type="float" office:value="50.1932275247">
            <text:p>50.19</text:p>
          </table:table-cell>
          <table:table-cell office:value-type="float" office:value="-21.3287313838">
            <text:p>-21.33</text:p>
          </table:table-cell>
          <table:table-cell office:value-type="float" office:value="32.6703989564">
            <text:p>32.67</text:p>
          </table:table-cell>
          <table:table-cell office:value-type="float" office:value="-23.396564844">
            <text:p>-23.4</text:p>
          </table:table-cell>
          <table:table-cell office:value-type="float" office:value="-3.89982606805">
            <text:p>-3.9</text:p>
          </table:table-cell>
          <table:table-cell office:value-type="float" office:value="42.1849657571">
            <text:p>42.18</text:p>
          </table:table-cell>
          <table:table-cell office:value-type="float" office:value="-0.399173823242">
            <text:p>-0.4</text:p>
          </table:table-cell>
          <table:table-cell office:value-type="float" office:value="7.13713447114">
            <text:p>7.14</text:p>
          </table:table-cell>
          <table:table-cell office:value-type="float" office:value="-34.3669964127">
            <text:p>-34.37</text:p>
          </table:table-cell>
          <table:table-cell office:value-type="float" office:value="32.1349603218">
            <text:p>32.13</text:p>
          </table:table-cell>
          <table:table-cell office:value-type="float" office:value="1.59647787803">
            <text:p>1.6</text:p>
          </table:table-cell>
          <table:table-cell office:value-type="float" office:value="5.09713012284">
            <text:p>5.1</text:p>
          </table:table-cell>
          <table:table-cell office:value-type="float" office:value="-17.3709098815">
            <text:p>-17.37</text:p>
          </table:table-cell>
          <table:table-cell office:value-type="float" office:value="-19.3904772258">
            <text:p>-19.39</text:p>
          </table:table-cell>
          <table:table-cell table:number-columns-repeated="5" office:value-type="float" office:value="-0.408740080444">
            <text:p>-0.41</text:p>
          </table:table-cell>
          <table:table-cell office:value-type="float" office:value="702264">
            <text:p>702264</text:p>
          </table:table-cell>
          <table:table-cell office:value-type="float" office:value="2">
            <text:p>2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2.00065778655">
            <text:p>-2</text:p>
          </table:table-cell>
          <table:table-cell table:number-columns-repeated="2" office:value-type="float" office:value="0">
            <text:p>0</text:p>
          </table:table-cell>
          <table:table-cell office:value-type="float" office:value="0.999342213452">
            <text:p>1</text:p>
          </table:table-cell>
          <table:table-cell office:value-type="float" office:value="-0.500164446637">
            <text:p>-0.5</text:p>
          </table:table-cell>
          <table:table-cell office:value-type="float" office:value="0.499177766815">
            <text:p>0.5</text:p>
          </table:table-cell>
          <table:table-cell office:value-type="float" office:value="4.49621772735">
            <text:p>4.5</text:p>
          </table:table-cell>
          <table:table-cell office:value-type="float" office:value="-2.0013155731">
            <text:p>-2</text:p>
          </table:table-cell>
          <table:table-cell office:value-type="float" office:value="-5.50476895247">
            <text:p>-5.5</text:p>
          </table:table-cell>
          <table:table-cell office:value-type="float" office:value="5.49753330044">
            <text:p>5.5</text:p>
          </table:table-cell>
          <table:table-cell office:value-type="float" office:value="1.49884887354">
            <text:p>1.5</text:p>
          </table:table-cell>
          <table:table-cell office:value-type="float" office:value="-0.500493339911">
            <text:p>-0.5</text:p>
          </table:table-cell>
          <table:table-cell office:value-type="float" office:value="0.498519980266">
            <text:p>0.5</text:p>
          </table:table-cell>
          <table:table-cell office:value-type="float" office:value="-2.00197335964">
            <text:p>-2</text:p>
          </table:table-cell>
          <table:table-cell office:value-type="float" office:value="7.97171517842">
            <text:p>7.97</text:p>
          </table:table-cell>
          <table:table-cell office:value-type="float" office:value="-24.0467028449">
            <text:p>-24.05</text:p>
          </table:table-cell>
          <table:table-cell office:value-type="float" office:value="-35.0427561256">
            <text:p>-35.04</text:p>
          </table:table-cell>
          <table:table-cell office:value-type="float" office:value="-119.135504029">
            <text:p>-119.14</text:p>
          </table:table-cell>
          <table:table-cell office:value-type="float" office:value="46.9210656142">
            <text:p>46.92</text:p>
          </table:table-cell>
          <table:table-cell office:value-type="float" office:value="34.440634764">
            <text:p>34.44</text:p>
          </table:table-cell>
          <table:table-cell office:value-type="float" office:value="41.2656635422">
            <text:p>41.27</text:p>
          </table:table-cell>
          <table:table-cell office:value-type="float" office:value="15.2712547278">
            <text:p>15.27</text:p>
          </table:table-cell>
          <table:table-cell office:value-type="float" office:value="-12.7550567341">
            <text:p>-12.76</text:p>
          </table:table-cell>
          <table:table-cell office:value-type="float" office:value="39.2597434632">
            <text:p>39.26</text:p>
          </table:table-cell>
          <table:table-cell office:value-type="float" office:value="-14.7987995395">
            <text:p>-14.8</text:p>
          </table:table-cell>
          <table:table-cell office:value-type="float" office:value="-2.29830619964">
            <text:p>-2.3</text:p>
          </table:table-cell>
          <table:table-cell office:value-type="float" office:value="33.7411609933">
            <text:p>33.74</text:p>
          </table:table-cell>
          <table:table-cell office:value-type="float" office:value="2.19856931426">
            <text:p>2.2</text:p>
          </table:table-cell>
          <table:table-cell office:value-type="float" office:value="1.21994737708">
            <text:p>1.22</text:p>
          </table:table-cell>
          <table:table-cell office:value-type="float" office:value="-13.7761059036">
            <text:p>-13.78</text:p>
          </table:table-cell>
          <table:table-cell office:value-type="float" office:value="50.7595790166">
            <text:p>50.76</text:p>
          </table:table-cell>
          <table:table-cell office:value-type="float" office:value="-0.305870744943">
            <text:p>-0.31</text:p>
          </table:table-cell>
          <table:table-cell office:value-type="float" office:value="4.19560927479">
            <text:p>4.2</text:p>
          </table:table-cell>
          <table:table-cell office:value-type="float" office:value="-34.7652524256">
            <text:p>-34.77</text:p>
          </table:table-cell>
          <table:table-cell office:value-type="float" office:value="-23.2920572274">
            <text:p>-23.29</text:p>
          </table:table-cell>
          <table:table-cell office:value-type="float" office:value="3.70235158691">
            <text:p>3.7</text:p>
          </table:table-cell>
          <table:table-cell office:value-type="float" office:value="3.69281368196">
            <text:p>3.69</text:p>
          </table:table-cell>
          <table:table-cell office:value-type="float" office:value="-0.309159677685">
            <text:p>-0.31</text:p>
          </table:table-cell>
          <table:table-cell office:value-type="float" office:value="3.19462259497">
            <text:p>3.19</text:p>
          </table:table-cell>
          <table:table-cell office:value-type="float" office:value="-8.28942608124">
            <text:p>-8.29</text:p>
          </table:table-cell>
          <table:table-cell office:value-type="float" office:value="692096">
            <text:p>692096</text:p>
          </table:table-cell>
          <table:table-cell office:value-type="float" office:value="3">
            <text:p>3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0.500581427543">
            <text:p>-0.5</text:p>
          </table:table-cell>
          <table:table-cell table:number-columns-repeated="2" office:value-type="float" office:value="0">
            <text:p>0</text:p>
          </table:table-cell>
          <table:table-cell office:value-type="float" office:value="1.99806190819">
            <text:p>2</text:p>
          </table:table-cell>
          <table:table-cell office:value-type="float" office:value="-1.00038761836">
            <text:p>-1</text:p>
          </table:table-cell>
          <table:table-cell office:value-type="float" office:value="0.998837144914">
            <text:p>1</text:p>
          </table:table-cell>
          <table:table-cell office:value-type="float" office:value="5.49515477047">
            <text:p>5.5</text:p>
          </table:table-cell>
          <table:table-cell office:value-type="float" office:value="-0.500581427543">
            <text:p>-0.5</text:p>
          </table:table-cell>
          <table:table-cell office:value-type="float" office:value="-9.00503903871">
            <text:p>-9.01</text:p>
          </table:table-cell>
          <table:table-cell office:value-type="float" office:value="4.49786809901">
            <text:p>4.5</text:p>
          </table:table-cell>
          <table:table-cell office:value-type="float" office:value="-0.502519519353">
            <text:p>-0.5</text:p>
          </table:table-cell>
          <table:table-cell office:value-type="float" office:value="1.99728667147">
            <text:p>2</text:p>
          </table:table-cell>
          <table:table-cell office:value-type="float" office:value="-0.502519519353">
            <text:p>-0.5</text:p>
          </table:table-cell>
          <table:table-cell office:value-type="float" office:value="-5.50678332134">
            <text:p>-5.51</text:p>
          </table:table-cell>
          <table:table-cell office:value-type="float" office:value="2.45910626281">
            <text:p>2.46</text:p>
          </table:table-cell>
          <table:table-cell office:value-type="float" office:value="-23.0635694114">
            <text:p>-23.06</text:p>
          </table:table-cell>
          <table:table-cell office:value-type="float" office:value="-41.067445595">
            <text:p>-41.07</text:p>
          </table:table-cell>
          <table:table-cell office:value-type="float" office:value="-91.1709396977">
            <text:p>-91.17</text:p>
          </table:table-cell>
          <table:table-cell office:value-type="float" office:value="42.9050335013">
            <text:p>42.91</text:p>
          </table:table-cell>
          <table:table-cell office:value-type="float" office:value="45.4168558613">
            <text:p>45.42</text:p>
          </table:table-cell>
          <table:table-cell office:value-type="float" office:value="41.2428152168">
            <text:p>41.24</text:p>
          </table:table-cell>
          <table:table-cell office:value-type="float" office:value="-13.7664876239">
            <text:p>-13.77</text:p>
          </table:table-cell>
          <table:table-cell office:value-type="float" office:value="-5.30544326928">
            <text:p>-5.31</text:p>
          </table:table-cell>
          <table:table-cell office:value-type="float" office:value="46.2354504679">
            <text:p>46.24</text:p>
          </table:table-cell>
          <table:table-cell office:value-type="float" office:value="-17.3453679606">
            <text:p>-17.35</text:p>
          </table:table-cell>
          <table:table-cell office:value-type="float" office:value="-2.8471122432">
            <text:p>-2.85</text:p>
          </table:table-cell>
          <table:table-cell office:value-type="float" office:value="27.2110305111">
            <text:p>27.21</text:p>
          </table:table-cell>
          <table:table-cell office:value-type="float" office:value="3.15094966499">
            <text:p>3.15</text:p>
          </table:table-cell>
          <table:table-cell office:value-type="float" office:value="-2.82114181295">
            <text:p>-2.82</text:p>
          </table:table-cell>
          <table:table-cell office:value-type="float" office:value="-5.82579323329">
            <text:p>-5.83</text:p>
          </table:table-cell>
          <table:table-cell office:value-type="float" office:value="46.7131624121">
            <text:p>46.71</text:p>
          </table:table-cell>
          <table:table-cell office:value-type="float" office:value="-4.35583365635">
            <text:p>-4.36</text:p>
          </table:table-cell>
          <table:table-cell office:value-type="float" office:value="5.14125920594">
            <text:p>5.14</text:p>
          </table:table-cell>
          <table:table-cell office:value-type="float" office:value="-30.8106761172">
            <text:p>-30.81</text:p>
          </table:table-cell>
          <table:table-cell office:value-type="float" office:value="-26.3364527382">
            <text:p>-26.34</text:p>
          </table:table-cell>
          <table:table-cell office:value-type="float" office:value="12.1742067667">
            <text:p>12.17</text:p>
          </table:table-cell>
          <table:table-cell office:value-type="float" office:value="4.13932111413">
            <text:p>4.14</text:p>
          </table:table-cell>
          <table:table-cell office:value-type="float" office:value="-0.364361260313">
            <text:p>-0.36</text:p>
          </table:table-cell>
          <table:table-cell office:value-type="float" office:value="4.64300348857">
            <text:p>4.64</text:p>
          </table:table-cell>
          <table:table-cell office:value-type="float" office:value="-13.8203665762">
            <text:p>-13.82</text:p>
          </table:table-cell>
          <table:table-cell office:value-type="float" office:value="678941">
            <text:p>678941</text:p>
          </table:table-cell>
          <table:table-cell office:value-type="float" office:value="4">
            <text:p>4</text:p>
          </table:table-cell>
          <table:table-cell table:number-columns-repeated="204"/>
        </table:table-row>
        <table:table-row table:style-name="ro1">
          <table:table-cell table:number-columns-repeated="11" office:value-type="float" office:value="0">
            <text:p>0</text:p>
          </table:table-cell>
          <table:table-cell table:number-columns-repeated="2" office:value-type="float" office:value="-0.500154429313">
            <text:p>-0.5</text:p>
          </table:table-cell>
          <table:table-cell office:value-type="float" office:value="0.497992418925">
            <text:p>0.5</text:p>
          </table:table-cell>
          <table:table-cell office:value-type="float" office:value="-2.00061771725">
            <text:p>-2</text:p>
          </table:table-cell>
          <table:table-cell office:value-type="float" office:value="0.498610136179">
            <text:p>0.5</text:p>
          </table:table-cell>
          <table:table-cell office:value-type="float" office:value="5.49490383265">
            <text:p>5.49</text:p>
          </table:table-cell>
          <table:table-cell office:value-type="float" office:value="1.99845570687">
            <text:p>2</text:p>
          </table:table-cell>
          <table:table-cell office:value-type="float" office:value="-10.0080303243">
            <text:p>-10.01</text:p>
          </table:table-cell>
          <table:table-cell office:value-type="float" office:value="-0.501698722448">
            <text:p>-0.5</text:p>
          </table:table-cell>
          <table:table-cell office:value-type="float" office:value="-2.00308858627">
            <text:p>-2</text:p>
          </table:table-cell>
          <table:table-cell office:value-type="float" office:value="2.49799241892">
            <text:p>2.5</text:p>
          </table:table-cell>
          <table:table-cell office:value-type="float" office:value="1.99783798961">
            <text:p>2</text:p>
          </table:table-cell>
          <table:table-cell office:value-type="float" office:value="1.4908886705">
            <text:p>1.49</text:p>
          </table:table-cell>
          <table:table-cell office:value-type="float" office:value="6.45845851467">
            <text:p>6.46</text:p>
          </table:table-cell>
          <table:table-cell office:value-type="float" office:value="-19.0568299874">
            <text:p>-19.06</text:p>
          </table:table-cell>
          <table:table-cell office:value-type="float" office:value="-44.0589919978">
            <text:p>-44.06</text:p>
          </table:table-cell>
          <table:table-cell office:value-type="float" office:value="-66.6289484768">
            <text:p>-66.63</text:p>
          </table:table-cell>
          <table:table-cell office:value-type="float" office:value="25.4226309139">
            <text:p>25.42</text:p>
          </table:table-cell>
          <table:table-cell office:value-type="float" office:value="47.9298890917">
            <text:p>47.93</text:p>
          </table:table-cell>
          <table:table-cell office:value-type="float" office:value="36.3003228977">
            <text:p>36.3</text:p>
          </table:table-cell>
          <table:table-cell office:value-type="float" office:value="-39.7101782957">
            <text:p>-39.71</text:p>
          </table:table-cell>
          <table:table-cell office:value-type="float" office:value="1.76063456409">
            <text:p>1.76</text:p>
          </table:table-cell>
          <table:table-cell office:value-type="float" office:value="50.7998596097">
            <text:p>50.8</text:p>
          </table:table-cell>
          <table:table-cell office:value-type="float" office:value="-30.2671627123">
            <text:p>-30.27</text:p>
          </table:table-cell>
          <table:table-cell office:value-type="float" office:value="-7.76947915204">
            <text:p>-7.77</text:p>
          </table:table-cell>
          <table:table-cell office:value-type="float" office:value="23.7868875474">
            <text:p>23.79</text:p>
          </table:table-cell>
          <table:table-cell office:value-type="float" office:value="-0.277046188404">
            <text:p>-0.28</text:p>
          </table:table-cell>
          <table:table-cell office:value-type="float" office:value="6.2413308999">
            <text:p>6.24</text:p>
          </table:table-cell>
          <table:table-cell office:value-type="float" office:value="8.24349291029">
            <text:p>8.24</text:p>
          </table:table-cell>
          <table:table-cell office:value-type="float" office:value="47.7754597782">
            <text:p>47.78</text:p>
          </table:table-cell>
          <table:table-cell office:value-type="float" office:value="-2.77689175909">
            <text:p>-2.78</text:p>
          </table:table-cell>
          <table:table-cell office:value-type="float" office:value="6.71461462867">
            <text:p>6.71</text:p>
          </table:table-cell>
          <table:table-cell office:value-type="float" office:value="-28.7376667135">
            <text:p>-28.74</text:p>
          </table:table-cell>
          <table:table-cell office:value-type="float" office:value="-29.7626842622">
            <text:p>-29.76</text:p>
          </table:table-cell>
          <table:table-cell office:value-type="float" office:value="15.7522953812">
            <text:p>15.75</text:p>
          </table:table-cell>
          <table:table-cell office:value-type="float" office:value="4.21353362347">
            <text:p>4.21</text:p>
          </table:table-cell>
          <table:table-cell office:value-type="float" office:value="-1.29001825074">
            <text:p>-1.29</text:p>
          </table:table-cell>
          <table:table-cell office:value-type="float" office:value="4.71832093219">
            <text:p>4.72</text:p>
          </table:table-cell>
          <table:table-cell office:value-type="float" office:value="-14.7447704619">
            <text:p>-14.74</text:p>
          </table:table-cell>
          <table:table-cell office:value-type="float" office:value="660655">
            <text:p>660655</text:p>
          </table:table-cell>
          <table:table-cell office:value-type="float" office:value="5">
            <text:p>5</text:p>
          </table:table-cell>
          <table:table-cell table:number-columns-repeated="204"/>
        </table:table-row>
        <table:table-row table:style-name="ro1">
          <table:table-cell table:number-columns-repeated="12" office:value-type="float" office:value="0">
            <text:p>0</text:p>
          </table:table-cell>
          <table:table-cell office:value-type="float" office:value="0.499786062698">
            <text:p>0.5</text:p>
          </table:table-cell>
          <table:table-cell office:value-type="float" office:value="1.49507944205">
            <text:p>1.5</text:p>
          </table:table-cell>
          <table:table-cell office:value-type="float" office:value="-3.00128362381">
            <text:p>-3</text:p>
          </table:table-cell>
          <table:table-cell office:value-type="float" office:value="0.997860626979">
            <text:p>1</text:p>
          </table:table-cell>
          <table:table-cell office:value-type="float" office:value="2.49507944205">
            <text:p>2.5</text:p>
          </table:table-cell>
          <table:table-cell office:value-type="float" office:value="1.49893031349">
            <text:p>1.5</text:p>
          </table:table-cell>
          <table:table-cell office:value-type="float" office:value="-6.50577630716">
            <text:p>-6.51</text:p>
          </table:table-cell>
          <table:table-cell office:value-type="float" office:value="5.99614912856">
            <text:p>6</text:p>
          </table:table-cell>
          <table:table-cell office:value-type="float" office:value="-5.50492055795">
            <text:p>-5.5</text:p>
          </table:table-cell>
          <table:table-cell office:value-type="float" office:value="2.99614912856">
            <text:p>3</text:p>
          </table:table-cell>
          <table:table-cell office:value-type="float" office:value="-1.00513449525">
            <text:p>-1.01</text:p>
          </table:table-cell>
          <table:table-cell office:value-type="float" office:value="2.48395470234">
            <text:p>2.48</text:p>
          </table:table-cell>
          <table:table-cell office:value-type="float" office:value="7.93667455858">
            <text:p>7.94</text:p>
          </table:table-cell>
          <table:table-cell office:value-type="float" office:value="-20.5836494851">
            <text:p>-20.58</text:p>
          </table:table-cell>
          <table:table-cell office:value-type="float" office:value="-44.0915651653">
            <text:p>-44.09</text:p>
          </table:table-cell>
          <table:table-cell office:value-type="float" office:value="-50.1831303306">
            <text:p>-50.18</text:p>
          </table:table-cell>
          <table:table-cell office:value-type="float" office:value="9.89517072197">
            <text:p>9.9</text:p>
          </table:table-cell>
          <table:table-cell office:value-type="float" office:value="37.3953846593">
            <text:p>37.4</text:p>
          </table:table-cell>
          <table:table-cell office:value-type="float" office:value="42.7389964914">
            <text:p>42.74</text:p>
          </table:table-cell>
          <table:table-cell office:value-type="float" office:value="-31.281113615">
            <text:p>-31.28</text:p>
          </table:table-cell>
          <table:table-cell office:value-type="float" office:value="11.6696808055">
            <text:p>11.67</text:p>
          </table:table-cell>
          <table:table-cell office:value-type="float" office:value="49.7317226232">
            <text:p>49.73</text:p>
          </table:table-cell>
          <table:table-cell office:value-type="float" office:value="-36.8566334826">
            <text:p>-36.86</text:p>
          </table:table-cell>
          <table:table-cell office:value-type="float" office:value="-12.3692557834">
            <text:p>-12.37</text:p>
          </table:table-cell>
          <table:table-cell office:value-type="float" office:value="6.70476652309">
            <text:p>6.7</text:p>
          </table:table-cell>
          <table:table-cell office:value-type="float" office:value="-0.380808397752">
            <text:p>-0.38</text:p>
          </table:table-cell>
          <table:table-cell office:value-type="float" office:value="16.6435804547">
            <text:p>16.64</text:p>
          </table:table-cell>
          <table:table-cell office:value-type="float" office:value="6.1549191317">
            <text:p>6.15</text:p>
          </table:table-cell>
          <table:table-cell office:value-type="float" office:value="45.2092592064">
            <text:p>45.21</text:p>
          </table:table-cell>
          <table:table-cell office:value-type="float" office:value="-6.37439027869">
            <text:p>-6.37</text:p>
          </table:table-cell>
          <table:table-cell office:value-type="float" office:value="1.10528567761">
            <text:p>1.11</text:p>
          </table:table-cell>
          <table:table-cell office:value-type="float" office:value="-20.8249707619">
            <text:p>-20.82</text:p>
          </table:table-cell>
          <table:table-cell office:value-type="float" office:value="-22.8617679779">
            <text:p>-22.86</text:p>
          </table:table-cell>
          <table:table-cell office:value-type="float" office:value="13.6726759278">
            <text:p>13.67</text:p>
          </table:table-cell>
          <table:table-cell office:value-type="float" office:value="12.6072111133">
            <text:p>12.61</text:p>
          </table:table-cell>
          <table:table-cell office:value-type="float" office:value="-2.40049062955">
            <text:p>-2.4</text:p>
          </table:table-cell>
          <table:table-cell office:value-type="float" office:value="8.11298742049">
            <text:p>8.11</text:p>
          </table:table-cell>
          <table:table-cell office:value-type="float" office:value="-23.8164132698">
            <text:p>-23.82</text:p>
          </table:table-cell>
          <table:table-cell office:value-type="float" office:value="641163">
            <text:p>641163</text:p>
          </table:table-cell>
          <table:table-cell office:value-type="float" office:value="6">
            <text:p>6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000173570932654">
            <text:p>0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173570932654">
            <text:p>0</text:p>
          </table:table-cell>
          <table:table-cell office:value-type="float" office:value="0">
            <text:p>0</text:p>
          </table:table-cell>
          <table:table-cell office:value-type="float" office:value="0.500086785466">
            <text:p>0.5</text:p>
          </table:table-cell>
          <table:table-cell office:value-type="float" office:value="-0.998958574404">
            <text:p>-1</text:p>
          </table:table-cell>
          <table:table-cell office:value-type="float" office:value="-2.9994792872">
            <text:p>-3</text:p>
          </table:table-cell>
          <table:table-cell office:value-type="float" office:value="0.00104142559593">
            <text:p>0</text:p>
          </table:table-cell>
          <table:table-cell office:value-type="float" office:value="1.00295070586">
            <text:p>1</text:p>
          </table:table-cell>
          <table:table-cell office:value-type="float" office:value="0.500260356399">
            <text:p>0.5</text:p>
          </table:table-cell>
          <table:table-cell office:value-type="float" office:value="-2.49765679241">
            <text:p>-2.5</text:p>
          </table:table-cell>
          <table:table-cell office:value-type="float" office:value="1.00121499653">
            <text:p>1</text:p>
          </table:table-cell>
          <table:table-cell office:value-type="float" office:value="-7.49852464707">
            <text:p>-7.5</text:p>
          </table:table-cell>
          <table:table-cell office:value-type="float" office:value="1.50216963666">
            <text:p>1.5</text:p>
          </table:table-cell>
          <table:table-cell office:value-type="float" office:value="-3.49817750521">
            <text:p>-3.5</text:p>
          </table:table-cell>
          <table:table-cell office:value-type="float" office:value="2.00919925943">
            <text:p>2.01</text:p>
          </table:table-cell>
          <table:table-cell office:value-type="float" office:value="20.0298542004">
            <text:p>20.03</text:p>
          </table:table-cell>
          <table:table-cell office:value-type="float" office:value="-12.963897246">
            <text:p>-12.96</text:p>
          </table:table-cell>
          <table:table-cell office:value-type="float" office:value="-51.457561907">
            <text:p>-51.46</text:p>
          </table:table-cell>
          <table:table-cell office:value-type="float" office:value="-26.42649271">
            <text:p>-26.43</text:p>
          </table:table-cell>
          <table:table-cell office:value-type="float" office:value="-6.95626012497">
            <text:p>-6.96</text:p>
          </table:table-cell>
          <table:table-cell office:value-type="float" office:value="29.041136311">
            <text:p>29.04</text:p>
          </table:table-cell>
          <table:table-cell office:value-type="float" office:value="36.097894006">
            <text:p>36.1</text:p>
          </table:table-cell>
          <table:table-cell office:value-type="float" office:value="-38.886658181">
            <text:p>-38.89</text:p>
          </table:table-cell>
          <table:table-cell office:value-type="float" office:value="14.1334760472">
            <text:p>14.13</text:p>
          </table:table-cell>
          <table:table-cell office:value-type="float" office:value="54.1036218468">
            <text:p>54.1</text:p>
          </table:table-cell>
          <table:table-cell office:value-type="float" office:value="-42.35949433">
            <text:p>-42.36</text:p>
          </table:table-cell>
          <table:table-cell office:value-type="float" office:value="-10.8517704235">
            <text:p>-10.85</text:p>
          </table:table-cell>
          <table:table-cell office:value-type="float" office:value="11.6210657255">
            <text:p>11.62</text:p>
          </table:table-cell>
          <table:table-cell office:value-type="float" office:value="-1.346650081">
            <text:p>-1.35</text:p>
          </table:table-cell>
          <table:table-cell office:value-type="float" office:value="18.1456260125">
            <text:p>18.15</text:p>
          </table:table-cell>
          <table:table-cell office:value-type="float" office:value="2.13677389493">
            <text:p>2.14</text:p>
          </table:table-cell>
          <table:table-cell office:value-type="float" office:value="42.1121268225">
            <text:p>42.11</text:p>
          </table:table-cell>
          <table:table-cell office:value-type="float" office:value="-4.84881971766">
            <text:p>-4.85</text:p>
          </table:table-cell>
          <table:table-cell office:value-type="float" office:value="1.66011918537">
            <text:p>1.66</text:p>
          </table:table-cell>
          <table:table-cell office:value-type="float" office:value="-17.3709500116">
            <text:p>-17.37</text:p>
          </table:table-cell>
          <table:table-cell office:value-type="float" office:value="-19.8545475584">
            <text:p>-19.85</text:p>
          </table:table-cell>
          <table:table-cell office:value-type="float" office:value="6.12479750058">
            <text:p>6.12</text:p>
          </table:table-cell>
          <table:table-cell office:value-type="float" office:value="25.1551724138">
            <text:p>25.16</text:p>
          </table:table-cell>
          <table:table-cell office:value-type="float" office:value="-4.33831867623">
            <text:p>-4.34</text:p>
          </table:table-cell>
          <table:table-cell office:value-type="float" office:value="11.6554327702">
            <text:p>11.66</text:p>
          </table:table-cell>
          <table:table-cell office:value-type="float" office:value="-23.380149271">
            <text:p>-23.38</text:p>
          </table:table-cell>
          <table:table-cell office:value-type="float" office:value="624207">
            <text:p>624207</text:p>
          </table:table-cell>
          <table:table-cell office:value-type="float" office:value="7">
            <text:p>7</text:p>
          </table:table-cell>
          <table:table-cell table:number-columns-repeated="204"/>
        </table:table-row>
        <table:table-row table:style-name="ro1">
          <table:table-cell table:number-columns-repeated="10" office:value-type="float" office:value="0">
            <text:p>0</text:p>
          </table:table-cell>
          <table:table-cell office:value-type="float" office:value="-0.500176056338">
            <text:p>-0.5</text:p>
          </table:table-cell>
          <table:table-cell office:value-type="float" office:value="0">
            <text:p>0</text:p>
          </table:table-cell>
          <table:table-cell office:value-type="float" office:value="0.499823943662">
            <text:p>0.5</text:p>
          </table:table-cell>
          <table:table-cell office:value-type="float" office:value="1.49771126761">
            <text:p>1.5</text:p>
          </table:table-cell>
          <table:table-cell office:value-type="float" office:value="-5.00176056338">
            <text:p>-5</text:p>
          </table:table-cell>
          <table:table-cell office:value-type="float" office:value="-1.50299295775">
            <text:p>-1.5</text:p>
          </table:table-cell>
          <table:table-cell office:value-type="float" office:value="5.49419014085">
            <text:p>5.49</text:p>
          </table:table-cell>
          <table:table-cell office:value-type="float" office:value="1.49876760563">
            <text:p>1.5</text:p>
          </table:table-cell>
          <table:table-cell office:value-type="float" office:value="-0.504049295775">
            <text:p>-0.5</text:p>
          </table:table-cell>
          <table:table-cell office:value-type="float" office:value="0.996126760563">
            <text:p>1</text:p>
          </table:table-cell>
          <table:table-cell office:value-type="float" office:value="-4.50475352113">
            <text:p>-4.5</text:p>
          </table:table-cell>
          <table:table-cell office:value-type="float" office:value="1.4963028169">
            <text:p>1.5</text:p>
          </table:table-cell>
          <table:table-cell office:value-type="float" office:value="0.494894366197">
            <text:p>0.49</text:p>
          </table:table-cell>
          <table:table-cell office:value-type="float" office:value="3.47834507042">
            <text:p>3.48</text:p>
          </table:table-cell>
          <table:table-cell office:value-type="float" office:value="21.9313380282">
            <text:p>21.93</text:p>
          </table:table-cell>
          <table:table-cell office:value-type="float" office:value="-11.5769366197">
            <text:p>-11.58</text:p>
          </table:table-cell>
          <table:table-cell office:value-type="float" office:value="-58.0957746479">
            <text:p>-58.1</text:p>
          </table:table-cell>
          <table:table-cell office:value-type="float" office:value="-20.1475352113">
            <text:p>-20.15</text:p>
          </table:table-cell>
          <table:table-cell office:value-type="float" office:value="-10.0894366197">
            <text:p>-10.09</text:p>
          </table:table-cell>
          <table:table-cell office:value-type="float" office:value="23.4156690141">
            <text:p>23.42</text:p>
          </table:table-cell>
          <table:table-cell office:value-type="float" office:value="31.811971831">
            <text:p>31.81</text:p>
          </table:table-cell>
          <table:table-cell office:value-type="float" office:value="-37.2257042254">
            <text:p>-37.23</text:p>
          </table:table-cell>
          <table:table-cell office:value-type="float" office:value="13.2290492958">
            <text:p>13.23</text:p>
          </table:table-cell>
          <table:table-cell office:value-type="float" office:value="46.7964788732">
            <text:p>46.8</text:p>
          </table:table-cell>
          <table:table-cell office:value-type="float" office:value="-46.7811619718">
            <text:p>-46.78</text:p>
          </table:table-cell>
          <table:table-cell office:value-type="float" office:value="-17.7934859155">
            <text:p>-17.79</text:p>
          </table:table-cell>
          <table:table-cell office:value-type="float" office:value="9.25228873239">
            <text:p>9.25</text:p>
          </table:table-cell>
          <table:table-cell office:value-type="float" office:value="2.69190140845">
            <text:p>2.69</text:p>
          </table:table-cell>
          <table:table-cell office:value-type="float" office:value="26.7091549296">
            <text:p>26.71</text:p>
          </table:table-cell>
          <table:table-cell office:value-type="float" office:value="6.2375">
            <text:p>6.24</text:p>
          </table:table-cell>
          <table:table-cell office:value-type="float" office:value="30.2832746479">
            <text:p>30.28</text:p>
          </table:table-cell>
          <table:table-cell office:value-type="float" office:value="-3.80616197183">
            <text:p>-3.81</text:p>
          </table:table-cell>
          <table:table-cell office:value-type="float" office:value="-3.3235915493">
            <text:p>-3.32</text:p>
          </table:table-cell>
          <table:table-cell office:value-type="float" office:value="-15.7579225352">
            <text:p>-15.76</text:p>
          </table:table-cell>
          <table:table-cell office:value-type="float" office:value="-19.2947183099">
            <text:p>-19.29</text:p>
          </table:table-cell>
          <table:table-cell office:value-type="float" office:value="6.76338028169">
            <text:p>6.76</text:p>
          </table:table-cell>
          <table:table-cell office:value-type="float" office:value="34.6926056338">
            <text:p>34.69</text:p>
          </table:table-cell>
          <table:table-cell office:value-type="float" office:value="-6.82623239437">
            <text:p>-6.83</text:p>
          </table:table-cell>
          <table:table-cell office:value-type="float" office:value="14.1882042254">
            <text:p>14.19</text:p>
          </table:table-cell>
          <table:table-cell office:value-type="float" office:value="-20.726584507">
            <text:p>-20.73</text:p>
          </table:table-cell>
          <table:table-cell office:value-type="float" office:value="607563">
            <text:p>607563</text:p>
          </table:table-cell>
          <table:table-cell office:value-type="float" office:value="8">
            <text:p>8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0.49946335937">
            <text:p>0.5</text:p>
          </table:table-cell>
          <table:table-cell office:value-type="float" office:value="0">
            <text:p>0</text:p>
          </table:table-cell>
          <table:table-cell office:value-type="float" office:value="2.49731679685">
            <text:p>2.5</text:p>
          </table:table-cell>
          <table:table-cell office:value-type="float" office:value="-0.00858625007453">
            <text:p>-0.01</text:p>
          </table:table-cell>
          <table:table-cell office:value-type="float" office:value="-6.50697632819">
            <text:p>-6.51</text:p>
          </table:table-cell>
          <table:table-cell office:value-type="float" office:value="-2.00965953133">
            <text:p>-2.01</text:p>
          </table:table-cell>
          <table:table-cell office:value-type="float" office:value="3.98819390615">
            <text:p>3.99</text:p>
          </table:table-cell>
          <table:table-cell office:value-type="float" office:value="-0.503756484408">
            <text:p>-0.5</text:p>
          </table:table-cell>
          <table:table-cell office:value-type="float" office:value="1.48873054678">
            <text:p>1.49</text:p>
          </table:table-cell>
          <table:table-cell office:value-type="float" office:value="-1.01073281259">
            <text:p>-1.01</text:p>
          </table:table-cell>
          <table:table-cell office:value-type="float" office:value="-9.01931906267">
            <text:p>-9.02</text:p>
          </table:table-cell>
          <table:table-cell office:value-type="float" office:value="-0.514489297001">
            <text:p>-0.51</text:p>
          </table:table-cell>
          <table:table-cell office:value-type="float" office:value="-0.0160992188898">
            <text:p>-0.02</text:p>
          </table:table-cell>
          <table:table-cell office:value-type="float" office:value="1.42648023374">
            <text:p>1.43</text:p>
          </table:table-cell>
          <table:table-cell office:value-type="float" office:value="25.7713910918">
            <text:p>25.77</text:p>
          </table:table-cell>
          <table:table-cell office:value-type="float" office:value="-13.2436348459">
            <text:p>-13.24</text:p>
          </table:table-cell>
          <table:table-cell office:value-type="float" office:value="-41.3091050027">
            <text:p>-41.31</text:p>
          </table:table-cell>
          <table:table-cell office:value-type="float" office:value="-24.4615109415">
            <text:p>-24.46</text:p>
          </table:table-cell>
          <table:table-cell office:value-type="float" office:value="-12.7667103929">
            <text:p>-12.77</text:p>
          </table:table-cell>
          <table:table-cell office:value-type="float" office:value="15.2365094508">
            <text:p>15.24</text:p>
          </table:table-cell>
          <table:table-cell office:value-type="float" office:value="13.9488700733">
            <text:p>13.95</text:p>
          </table:table-cell>
          <table:table-cell office:value-type="float" office:value="-35.666507662">
            <text:p>-35.67</text:p>
          </table:table-cell>
          <table:table-cell office:value-type="float" office:value="5.6912825711">
            <text:p>5.69</text:p>
          </table:table-cell>
          <table:table-cell office:value-type="float" office:value="39.3925228072">
            <text:p>39.39</text:p>
          </table:table-cell>
          <table:table-cell office:value-type="float" office:value="-44.3334028979">
            <text:p>-44.33</text:p>
          </table:table-cell>
          <table:table-cell office:value-type="float" office:value="-24.8854570389">
            <text:p>-24.89</text:p>
          </table:table-cell>
          <table:table-cell office:value-type="float" office:value="25.2529962435">
            <text:p>25.25</text:p>
          </table:table-cell>
          <table:table-cell office:value-type="float" office:value="16.0544392105">
            <text:p>16.05</text:p>
          </table:table-cell>
          <table:table-cell office:value-type="float" office:value="29.616152883">
            <text:p>29.62</text:p>
          </table:table-cell>
          <table:table-cell office:value-type="float" office:value="13.7127481963">
            <text:p>13.71</text:p>
          </table:table-cell>
          <table:table-cell office:value-type="float" office:value="31.8748136664">
            <text:p>31.87</text:p>
          </table:table-cell>
          <table:table-cell office:value-type="float" office:value="-15.4203386799">
            <text:p>-15.42</text:p>
          </table:table-cell>
          <table:table-cell office:value-type="float" office:value="-1.96917297716">
            <text:p>-1.97</text:p>
          </table:table-cell>
          <table:table-cell office:value-type="float" office:value="-1.24646711585">
            <text:p>-1.25</text:p>
          </table:table-cell>
          <table:table-cell office:value-type="float" office:value="-24.3902868046">
            <text:p>-24.39</text:p>
          </table:table-cell>
          <table:table-cell office:value-type="float" office:value="-8.17455727148">
            <text:p>-8.17</text:p>
          </table:table-cell>
          <table:table-cell office:value-type="float" office:value="42.5807346014">
            <text:p>42.58</text:p>
          </table:table-cell>
          <table:table-cell office:value-type="float" office:value="-4.49010196172">
            <text:p>-4.49</text:p>
          </table:table-cell>
          <table:table-cell office:value-type="float" office:value="12.5560491324">
            <text:p>12.56</text:p>
          </table:table-cell>
          <table:table-cell office:value-type="float" office:value="-10.6407489118">
            <text:p>-10.64</text:p>
          </table:table-cell>
          <table:table-cell office:value-type="float" office:value="590002">
            <text:p>590002</text:p>
          </table:table-cell>
          <table:table-cell office:value-type="float" office:value="9">
            <text:p>9</text:p>
          </table:table-cell>
          <table:table-cell table:number-columns-repeated="204"/>
        </table:table-row>
        <table:table-row table:style-name="ro1">
          <table:table-cell table:number-columns-repeated="9" office:value-type="float" office:value="0">
            <text:p>0</text:p>
          </table:table-cell>
          <table:table-cell office:value-type="float" office:value="2.49583371209">
            <text:p>2.5</text:p>
          </table:table-cell>
          <table:table-cell office:value-type="float" office:value="-0.500833257583">
            <text:p>-0.5</text:p>
          </table:table-cell>
          <table:table-cell table:number-columns-repeated="2" office:value-type="float" office:value="0.499166742417">
            <text:p>0.5</text:p>
          </table:table-cell>
          <table:table-cell office:value-type="float" office:value="1.48750113626">
            <text:p>1.49</text:p>
          </table:table-cell>
          <table:table-cell office:value-type="float" office:value="-6.51249886374">
            <text:p>-6.51</text:p>
          </table:table-cell>
          <table:table-cell office:value-type="float" office:value="-6.01999818198">
            <text:p>-6.02</text:p>
          </table:table-cell>
          <table:table-cell office:value-type="float" office:value="4.47916856043">
            <text:p>4.48</text:p>
          </table:table-cell>
          <table:table-cell office:value-type="float" office:value="2.49250068176">
            <text:p>2.49</text:p>
          </table:table-cell>
          <table:table-cell office:value-type="float" office:value="-4.01499863649">
            <text:p>-4.01</text:p>
          </table:table-cell>
          <table:table-cell office:value-type="float" office:value="1.98000181802">
            <text:p>1.98</text:p>
          </table:table-cell>
          <table:table-cell office:value-type="float" office:value="-6.52749750023">
            <text:p>-6.53</text:p>
          </table:table-cell>
          <table:table-cell office:value-type="float" office:value="-1.52916401539">
            <text:p>-1.53</text:p>
          </table:table-cell>
          <table:table-cell office:value-type="float" office:value="0.970002727025">
            <text:p>0.97</text:p>
          </table:table-cell>
          <table:table-cell office:value-type="float" office:value="0.875011362603">
            <text:p>0.88</text:p>
          </table:table-cell>
          <table:table-cell office:value-type="float" office:value="31.6300336333">
            <text:p>31.63</text:p>
          </table:table-cell>
          <table:table-cell office:value-type="float" office:value="-17.8891312911">
            <text:p>-17.89</text:p>
          </table:table-cell>
          <table:table-cell office:value-type="float" office:value="-30.0107868982">
            <text:p>-30.01</text:p>
          </table:table-cell>
          <table:table-cell office:value-type="float" office:value="-21.7149350059">
            <text:p>-21.71</text:p>
          </table:table-cell>
          <table:table-cell office:value-type="float" office:value="-19.3982971245">
            <text:p>-19.4</text:p>
          </table:table-cell>
          <table:table-cell office:value-type="float" office:value="6.59337029967">
            <text:p>6.59</text:p>
          </table:table-cell>
          <table:table-cell office:value-type="float" office:value="23.6909068873">
            <text:p>23.69</text:p>
          </table:table-cell>
          <table:table-cell office:value-type="float" office:value="-24.0465715238">
            <text:p>-24.05</text:p>
          </table:table-cell>
          <table:table-cell office:value-type="float" office:value="4.2759446111">
            <text:p>4.28</text:p>
          </table:table-cell>
          <table:table-cell office:value-type="float" office:value="38.0834166591">
            <text:p>38.08</text:p>
          </table:table-cell>
          <table:table-cell office:value-type="float" office:value="-43.2748841014">
            <text:p>-43.27</text:p>
          </table:table-cell>
          <table:table-cell office:value-type="float" office:value="-29.8540435718">
            <text:p>-29.85</text:p>
          </table:table-cell>
          <table:table-cell office:value-type="float" office:value="19.8651031724">
            <text:p>19.87</text:p>
          </table:table-cell>
          <table:table-cell office:value-type="float" office:value="11.5517983214">
            <text:p>11.55</text:p>
          </table:table-cell>
          <table:table-cell office:value-type="float" office:value="28.1092930946">
            <text:p>28.11</text:p>
          </table:table-cell>
          <table:table-cell office:value-type="float" office:value="8.79677605066">
            <text:p>8.8</text:p>
          </table:table-cell>
          <table:table-cell office:value-type="float" office:value="26.0684180226">
            <text:p>26.07</text:p>
          </table:table-cell>
          <table:table-cell office:value-type="float" office:value="-17.4065387995">
            <text:p>-17.41</text:p>
          </table:table-cell>
          <table:table-cell office:value-type="float" office:value="3.49513680574">
            <text:p>3.5</text:p>
          </table:table-cell>
          <table:table-cell office:value-type="float" office:value="-0.113232130412">
            <text:p>-0.11</text:p>
          </table:table-cell>
          <table:table-cell office:value-type="float" office:value="-21.8757082689">
            <text:p>-21.88</text:p>
          </table:table-cell>
          <table:table-cell office:value-type="float" office:value="-18.4757446293">
            <text:p>-18.48</text:p>
          </table:table-cell>
          <table:table-cell office:value-type="float" office:value="49.6101263521">
            <text:p>49.61</text:p>
          </table:table-cell>
          <table:table-cell office:value-type="float" office:value="-5.5315274369">
            <text:p>-5.53</text:p>
          </table:table-cell>
          <table:table-cell office:value-type="float" office:value="12.0609641548">
            <text:p>12.06</text:p>
          </table:table-cell>
          <table:table-cell office:value-type="float" office:value="-4.91325031058">
            <text:p>-4.91</text:p>
          </table:table-cell>
          <table:table-cell office:value-type="float" office:value="572153">
            <text:p>572153</text:p>
          </table:table-cell>
          <table:table-cell office:value-type="float" office:value="10">
            <text:p>10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0.499000645737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8001291473">
            <text:p>1</text:p>
          </table:table-cell>
          <table:table-cell office:value-type="float" office:value="0.499000645737">
            <text:p>0.5</text:p>
          </table:table-cell>
          <table:table-cell office:value-type="float" office:value="-0.0019987085268">
            <text:p>0</text:p>
          </table:table-cell>
          <table:table-cell office:value-type="float" office:value="0.998001291473">
            <text:p>1</text:p>
          </table:table-cell>
          <table:table-cell office:value-type="float" office:value="4.47901356047">
            <text:p>4.48</text:p>
          </table:table-cell>
          <table:table-cell office:value-type="float" office:value="-6.01598966821">
            <text:p>-6.02</text:p>
          </table:table-cell>
          <table:table-cell office:value-type="float" office:value="-8.03797546201">
            <text:p>-8.04</text:p>
          </table:table-cell>
          <table:table-cell office:value-type="float" office:value="1.47701485194">
            <text:p>1.48</text:p>
          </table:table-cell>
          <table:table-cell office:value-type="float" office:value="1.99200516589">
            <text:p>1.99</text:p>
          </table:table-cell>
          <table:table-cell office:value-type="float" office:value="-3.52298514806">
            <text:p>-3.52</text:p>
          </table:table-cell>
          <table:table-cell office:value-type="float" office:value="0.481012268995">
            <text:p>0.48</text:p>
          </table:table-cell>
          <table:table-cell office:value-type="float" office:value="-6.54497094185">
            <text:p>-6.54</text:p>
          </table:table-cell>
          <table:table-cell office:value-type="float" office:value="-1.52698256511">
            <text:p>-1.53</text:p>
          </table:table-cell>
          <table:table-cell office:value-type="float" office:value="1.45502905815">
            <text:p>1.46</text:p>
          </table:table-cell>
          <table:table-cell office:value-type="float" office:value="3.83810460933">
            <text:p>3.84</text:p>
          </table:table-cell>
          <table:table-cell office:value-type="float" office:value="22.0273054334">
            <text:p>22.03</text:p>
          </table:table-cell>
          <table:table-cell office:value-type="float" office:value="-19.9906829433">
            <text:p>-19.99</text:p>
          </table:table-cell>
          <table:table-cell office:value-type="float" office:value="-17.633590603">
            <text:p>-17.63</text:p>
          </table:table-cell>
          <table:table-cell office:value-type="float" office:value="-7.87143691768">
            <text:p>-7.87</text:p>
          </table:table-cell>
          <table:table-cell office:value-type="float" office:value="-17.4896835891">
            <text:p>-17.49</text:p>
          </table:table-cell>
          <table:table-cell office:value-type="float" office:value="0.530303496202">
            <text:p>0.53</text:p>
          </table:table-cell>
          <table:table-cell office:value-type="float" office:value="21.0686018265">
            <text:p>21.07</text:p>
          </table:table-cell>
          <table:table-cell office:value-type="float" office:value="-25.2451954122">
            <text:p>-25.25</text:p>
          </table:table-cell>
          <table:table-cell office:value-type="float" office:value="6.06792534055">
            <text:p>6.07</text:p>
          </table:table-cell>
          <table:table-cell office:value-type="float" office:value="28.9067064358">
            <text:p>28.91</text:p>
          </table:table-cell>
          <table:table-cell office:value-type="float" office:value="-46.010024292">
            <text:p>-46.01</text:p>
          </table:table-cell>
          <table:table-cell office:value-type="float" office:value="-32.6069616555">
            <text:p>-32.61</text:p>
          </table:table-cell>
          <table:table-cell office:value-type="float" office:value="23.1658620584">
            <text:p>23.17</text:p>
          </table:table-cell>
          <table:table-cell office:value-type="float" office:value="9.27511454137">
            <text:p>9.28</text:p>
          </table:table-cell>
          <table:table-cell office:value-type="float" office:value="26.880046739">
            <text:p>26.88</text:p>
          </table:table-cell>
          <table:table-cell office:value-type="float" office:value="15.1098982196">
            <text:p>15.11</text:p>
          </table:table-cell>
          <table:table-cell office:value-type="float" office:value="20.4216967498">
            <text:p>20.42</text:p>
          </table:table-cell>
          <table:table-cell office:value-type="float" office:value="-15.1699209741">
            <text:p>-15.17</text:p>
          </table:table-cell>
          <table:table-cell office:value-type="float" office:value="4.19916361735">
            <text:p>4.2</text:p>
          </table:table-cell>
          <table:table-cell office:value-type="float" office:value="-9.34313213001">
            <text:p>-9.34</text:p>
          </table:table-cell>
          <table:table-cell office:value-type="float" office:value="-23.6569293687">
            <text:p>-23.66</text:p>
          </table:table-cell>
          <table:table-cell office:value-type="float" office:value="-22.5783032502">
            <text:p>-22.58</text:p>
          </table:table-cell>
          <table:table-cell office:value-type="float" office:value="50.8780480305">
            <text:p>50.88</text:p>
          </table:table-cell>
          <table:table-cell office:value-type="float" office:value="-4.3238215307">
            <text:p>-4.32</text:p>
          </table:table-cell>
          <table:table-cell office:value-type="float" office:value="14.3050951693">
            <text:p>14.31</text:p>
          </table:table-cell>
          <table:table-cell office:value-type="float" office:value="8.01863411334">
            <text:p>8.02</text:p>
          </table:table-cell>
          <table:table-cell office:value-type="float" office:value="556551">
            <text:p>556551</text:p>
          </table:table-cell>
          <table:table-cell office:value-type="float" office:value="11">
            <text:p>11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.00196684462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0.49901657769">
            <text:p>0.5</text:p>
          </table:table-cell>
          <table:table-cell office:value-type="float" office:value="1.99606631076">
            <text:p>2</text:p>
          </table:table-cell>
          <table:table-cell office:value-type="float" office:value="-1.50295026693">
            <text:p>-1.5</text:p>
          </table:table-cell>
          <table:table-cell office:value-type="float" office:value="1.49704973307">
            <text:p>1.5</text:p>
          </table:table-cell>
          <table:table-cell office:value-type="float" office:value="-0.514751334645">
            <text:p>-0.51</text:p>
          </table:table-cell>
          <table:table-cell office:value-type="float" office:value="-6.52261871312">
            <text:p>-6.52</text:p>
          </table:table-cell>
          <table:table-cell office:value-type="float" office:value="-11.0452374262">
            <text:p>-11.05</text:p>
          </table:table-cell>
          <table:table-cell office:value-type="float" office:value="4.47541444226">
            <text:p>4.48</text:p>
          </table:table-cell>
          <table:table-cell office:value-type="float" office:value="2.49114919921">
            <text:p>2.49</text:p>
          </table:table-cell>
          <table:table-cell office:value-type="float" office:value="-3.51475133464">
            <text:p>-3.51</text:p>
          </table:table-cell>
          <table:table-cell office:value-type="float" office:value="3.97836470919">
            <text:p>3.98</text:p>
          </table:table-cell>
          <table:table-cell office:value-type="float" office:value="-10.5363866255">
            <text:p>-10.54</text:p>
          </table:table-cell>
          <table:table-cell office:value-type="float" office:value="-1.03933689239">
            <text:p>-1.04</text:p>
          </table:table-cell>
          <table:table-cell office:value-type="float" office:value="0.952795729137">
            <text:p>0.95</text:p>
          </table:table-cell>
          <table:table-cell office:value-type="float" office:value="6.80528238269">
            <text:p>6.81</text:p>
          </table:table-cell>
          <table:table-cell office:value-type="float" office:value="26.5122225344">
            <text:p>26.51</text:p>
          </table:table-cell>
          <table:table-cell office:value-type="float" office:value="-16.4936779994">
            <text:p>-16.49</text:p>
          </table:table-cell>
          <table:table-cell office:value-type="float" office:value="-10.1441416128">
            <text:p>-10.14</text:p>
          </table:table-cell>
          <table:table-cell office:value-type="float" office:value="-0.889013767912">
            <text:p>-0.89</text:p>
          </table:table-cell>
          <table:table-cell office:value-type="float" office:value="-16.4917111548">
            <text:p>-16.49</text:p>
          </table:table-cell>
          <table:table-cell office:value-type="float" office:value="-11.9749929756">
            <text:p>-11.97</text:p>
          </table:table-cell>
          <table:table-cell office:value-type="float" office:value="8.11491992133">
            <text:p>8.11</text:p>
          </table:table-cell>
          <table:table-cell office:value-type="float" office:value="-16.7263276201">
            <text:p>-16.73</text:p>
          </table:table-cell>
          <table:table-cell office:value-type="float" office:value="2.62910930037">
            <text:p>2.63</text:p>
          </table:table-cell>
          <table:table-cell office:value-type="float" office:value="27.9851081765">
            <text:p>27.99</text:p>
          </table:table-cell>
          <table:table-cell office:value-type="float" office:value="-50.9328463051">
            <text:p>-50.93</text:p>
          </table:table-cell>
          <table:table-cell office:value-type="float" office:value="-32.0646248946">
            <text:p>-32.06</text:p>
          </table:table-cell>
          <table:table-cell office:value-type="float" office:value="11.7018825513">
            <text:p>11.7</text:p>
          </table:table-cell>
          <table:table-cell office:value-type="float" office:value="16.8449002529">
            <text:p>16.84</text:p>
          </table:table-cell>
          <table:table-cell office:value-type="float" office:value="20.9275077269">
            <text:p>20.93</text:p>
          </table:table-cell>
          <table:table-cell office:value-type="float" office:value="20.1320595673">
            <text:p>20.13</text:p>
          </table:table-cell>
          <table:table-cell office:value-type="float" office:value="17.9949423996">
            <text:p>17.99</text:p>
          </table:table-cell>
          <table:table-cell office:value-type="float" office:value="-8.13739814555">
            <text:p>-8.14</text:p>
          </table:table-cell>
          <table:table-cell office:value-type="float" office:value="11.2239393088">
            <text:p>11.22</text:p>
          </table:table-cell>
          <table:table-cell office:value-type="float" office:value="-10.2764821579">
            <text:p>-10.28</text:p>
          </table:table-cell>
          <table:table-cell office:value-type="float" office:value="-22.6206799663">
            <text:p>-22.62</text:p>
          </table:table-cell>
          <table:table-cell office:value-type="float" office:value="-33.494239955">
            <text:p>-33.49</text:p>
          </table:table-cell>
          <table:table-cell office:value-type="float" office:value="55.4520932846">
            <text:p>55.45</text:p>
          </table:table-cell>
          <table:table-cell office:value-type="float" office:value="-3.27311042428">
            <text:p>-3.27</text:p>
          </table:table-cell>
          <table:table-cell office:value-type="float" office:value="12.8685023883">
            <text:p>12.87</text:p>
          </table:table-cell>
          <table:table-cell office:value-type="float" office:value="14.1149199213">
            <text:p>14.11</text:p>
          </table:table-cell>
          <table:table-cell office:value-type="float" office:value="540401">
            <text:p>540401</text:p>
          </table:table-cell>
          <table:table-cell office:value-type="float" office:value="12">
            <text:p>12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1.00327139908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1.49509290138">
            <text:p>1.5</text:p>
          </table:table-cell>
          <table:table-cell office:value-type="float" office:value="0">
            <text:p>0</text:p>
          </table:table-cell>
          <table:table-cell office:value-type="float" office:value="1.49509290138">
            <text:p>1.5</text:p>
          </table:table-cell>
          <table:table-cell office:value-type="float" office:value="2.98037160553">
            <text:p>2.98</text:p>
          </table:table-cell>
          <table:table-cell office:value-type="float" office:value="-6.54089248849">
            <text:p>-6.54</text:p>
          </table:table-cell>
          <table:table-cell office:value-type="float" office:value="-12.5801492774">
            <text:p>-12.58</text:p>
          </table:table-cell>
          <table:table-cell office:value-type="float" office:value="1.95747181197">
            <text:p>1.96</text:p>
          </table:table-cell>
          <table:table-cell office:value-type="float" office:value="0.980371605526">
            <text:p>0.98</text:p>
          </table:table-cell>
          <table:table-cell office:value-type="float" office:value="-1.02944259171">
            <text:p>-1.03</text:p>
          </table:table-cell>
          <table:table-cell office:value-type="float" office:value="3.97055740829">
            <text:p>3.97</text:p>
          </table:table-cell>
          <table:table-cell office:value-type="float" office:value="-3.07197077974">
            <text:p>-3.07</text:p>
          </table:table-cell>
          <table:table-cell office:value-type="float" office:value="-9.07524217882">
            <text:p>-9.08</text:p>
          </table:table-cell>
          <table:table-cell office:value-type="float" office:value="-4.59977767191">
            <text:p>-4.6</text:p>
          </table:table-cell>
          <table:table-cell office:value-type="float" office:value="2.66304589487">
            <text:p>2.66</text:p>
          </table:table-cell>
          <table:table-cell office:value-type="float" office:value="23.6379863427">
            <text:p>23.64</text:p>
          </table:table-cell>
          <table:table-cell office:value-type="float" office:value="-12.3391138637">
            <text:p>-12.34</text:p>
          </table:table-cell>
          <table:table-cell office:value-type="float" office:value="1.88445291409">
            <text:p>1.88</text:p>
          </table:table-cell>
          <table:table-cell office:value-type="float" office:value="10.5376846117">
            <text:p>10.54</text:p>
          </table:table-cell>
          <table:table-cell office:value-type="float" office:value="-30.2998570748">
            <text:p>-30.3</text:p>
          </table:table-cell>
          <table:table-cell office:value-type="float" office:value="-15.2802286803">
            <text:p>-15.28</text:p>
          </table:table-cell>
          <table:table-cell office:value-type="float" office:value="3.11783388915">
            <text:p>3.12</text:p>
          </table:table-cell>
          <table:table-cell office:value-type="float" office:value="-15.5299031285">
            <text:p>-15.53</text:p>
          </table:table-cell>
          <table:table-cell office:value-type="float" office:value="-4.77852945847">
            <text:p>-4.78</text:p>
          </table:table-cell>
          <table:table-cell office:value-type="float" office:value="26.8364935684">
            <text:p>26.84</text:p>
          </table:table-cell>
          <table:table-cell office:value-type="float" office:value="-58.8276004447">
            <text:p>-58.83</text:p>
          </table:table-cell>
          <table:table-cell office:value-type="float" office:value="-18.0533269811">
            <text:p>-18.05</text:p>
          </table:table-cell>
          <table:table-cell office:value-type="float" office:value="5.33924090837">
            <text:p>5.34</text:p>
          </table:table-cell>
          <table:table-cell office:value-type="float" office:value="16.7569318723">
            <text:p>16.76</text:p>
          </table:table-cell>
          <table:table-cell office:value-type="float" office:value="35.9205018263">
            <text:p>35.92</text:p>
          </table:table-cell>
          <table:table-cell office:value-type="float" office:value="14.3032555185">
            <text:p>14.3</text:p>
          </table:table-cell>
          <table:table-cell office:value-type="float" office:value="11.4035572495">
            <text:p>11.4</text:p>
          </table:table-cell>
          <table:table-cell office:value-type="float" office:value="-9.16128315071">
            <text:p>-9.16</text:p>
          </table:table-cell>
          <table:table-cell office:value-type="float" office:value="16.0949976179">
            <text:p>16.09</text:p>
          </table:table-cell>
          <table:table-cell office:value-type="float" office:value="-9.13295219946">
            <text:p>-9.13</text:p>
          </table:table-cell>
          <table:table-cell office:value-type="float" office:value="-11.1612831507">
            <text:p>-11.16</text:p>
          </table:table-cell>
          <table:table-cell office:value-type="float" office:value="-35.5310147689">
            <text:p>-35.53</text:p>
          </table:table-cell>
          <table:table-cell office:value-type="float" office:value="56.4941083055">
            <text:p>56.49</text:p>
          </table:table-cell>
          <table:table-cell office:value-type="float" office:value="-2.41318087978">
            <text:p>-2.41</text:p>
          </table:table-cell>
          <table:table-cell office:value-type="float" office:value="14.346895347">
            <text:p>14.35</text:p>
          </table:table-cell>
          <table:table-cell office:value-type="float" office:value="8.19307606797">
            <text:p>8.19</text:p>
          </table:table-cell>
          <table:table-cell office:value-type="float" office:value="523746">
            <text:p>523746</text:p>
          </table:table-cell>
          <table:table-cell office:value-type="float" office:value="13">
            <text:p>13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-0.503870468327">
            <text:p>-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498709843891">
            <text:p>0.5</text:p>
          </table:table-cell>
          <table:table-cell office:value-type="float" office:value="-0.00258031221778">
            <text:p>0</text:p>
          </table:table-cell>
          <table:table-cell office:value-type="float" office:value="0.498709843891">
            <text:p>0.5</text:p>
          </table:table-cell>
          <table:table-cell office:value-type="float" office:value="0.997419687782">
            <text:p>1</text:p>
          </table:table-cell>
          <table:table-cell office:value-type="float" office:value="2.47806734615">
            <text:p>2.48</text:p>
          </table:table-cell>
          <table:table-cell office:value-type="float" office:value="-6.03096374661">
            <text:p>-6.03</text:p>
          </table:table-cell>
          <table:table-cell office:value-type="float" office:value="-11.5683782738">
            <text:p>-11.57</text:p>
          </table:table-cell>
          <table:table-cell office:value-type="float" office:value="-0.539994839376">
            <text:p>-0.54</text:p>
          </table:table-cell>
          <table:table-cell office:value-type="float" office:value="2.98193781448">
            <text:p>2.98</text:p>
          </table:table-cell>
          <table:table-cell office:value-type="float" office:value="1.97419687782">
            <text:p>1.97</text:p>
          </table:table-cell>
          <table:table-cell office:value-type="float" office:value="-0.0283834343956">
            <text:p>-0.03</text:p>
          </table:table-cell>
          <table:table-cell office:value-type="float" office:value="-7.05160624436">
            <text:p>-7.05</text:p>
          </table:table-cell>
          <table:table-cell office:value-type="float" office:value="-7.06966842988">
            <text:p>-7.07</text:p>
          </table:table-cell>
          <table:table-cell office:value-type="float" office:value="-14.0928912398">
            <text:p>-14.09</text:p>
          </table:table-cell>
          <table:table-cell office:value-type="float" office:value="6.22261643659">
            <text:p>6.22</text:p>
          </table:table-cell>
          <table:table-cell office:value-type="float" office:value="31.2955747645">
            <text:p>31.3</text:p>
          </table:table-cell>
          <table:table-cell office:value-type="float" office:value="-12.6683008644">
            <text:p>-12.67</text:p>
          </table:table-cell>
          <table:table-cell office:value-type="float" office:value="1.59043994323">
            <text:p>1.59</text:p>
          </table:table-cell>
          <table:table-cell office:value-type="float" office:value="11.3401496581">
            <text:p>11.34</text:p>
          </table:table-cell>
          <table:table-cell office:value-type="float" office:value="-30.1360469617">
            <text:p>-30.14</text:p>
          </table:table-cell>
          <table:table-cell office:value-type="float" office:value="-24.6295961811">
            <text:p>-24.63</text:p>
          </table:table-cell>
          <table:table-cell office:value-type="float" office:value="-0.0630886337247">
            <text:p>-0.06</text:p>
          </table:table-cell>
          <table:table-cell office:value-type="float" office:value="-19.5791510773">
            <text:p>-19.58</text:p>
          </table:table-cell>
          <table:table-cell office:value-type="float" office:value="-2.2713843375">
            <text:p>-2.27</text:p>
          </table:table-cell>
          <table:table-cell office:value-type="float" office:value="26.7150045155">
            <text:p>26.72</text:p>
          </table:table-cell>
          <table:table-cell office:value-type="float" office:value="-60.289446523">
            <text:p>-60.29</text:p>
          </table:table-cell>
          <table:table-cell office:value-type="float" office:value="-7.01522384208">
            <text:p>-7.02</text:p>
          </table:table-cell>
          <table:table-cell office:value-type="float" office:value="15.8266675268">
            <text:p>15.83</text:p>
          </table:table-cell>
          <table:table-cell office:value-type="float" office:value="20.8428589859">
            <text:p>20.84</text:p>
          </table:table-cell>
          <table:table-cell office:value-type="float" office:value="24.4783253774">
            <text:p>24.48</text:p>
          </table:table-cell>
          <table:table-cell office:value-type="float" office:value="7.8163462779">
            <text:p>7.82</text:p>
          </table:table-cell>
          <table:table-cell office:value-type="float" office:value="9.80015481873">
            <text:p>9.8</text:p>
          </table:table-cell>
          <table:table-cell office:value-type="float" office:value="-4.56812024255">
            <text:p>-4.57</text:p>
          </table:table-cell>
          <table:table-cell office:value-type="float" office:value="8.24093665334">
            <text:p>8.24</text:p>
          </table:table-cell>
          <table:table-cell office:value-type="float" office:value="1.89633595665">
            <text:p>1.9</text:p>
          </table:table-cell>
          <table:table-cell office:value-type="float" office:value="-13.5939233647">
            <text:p>-13.59</text:p>
          </table:table-cell>
          <table:table-cell office:value-type="float" office:value="-46.6108244098">
            <text:p>-46.61</text:p>
          </table:table-cell>
          <table:table-cell office:value-type="float" office:value="55.5841181783">
            <text:p>55.58</text:p>
          </table:table-cell>
          <table:table-cell office:value-type="float" office:value="-2.77970584441">
            <text:p>-2.78</text:p>
          </table:table-cell>
          <table:table-cell office:value-type="float" office:value="22.4602631918">
            <text:p>22.46</text:p>
          </table:table-cell>
          <table:table-cell office:value-type="float" office:value="17.0556057283">
            <text:p>17.06</text:p>
          </table:table-cell>
          <table:table-cell office:value-type="float" office:value="508691">
            <text:p>508691</text:p>
          </table:table-cell>
          <table:table-cell office:value-type="float" office:value="14">
            <text:p>14</text:p>
          </table:table-cell>
          <table:table-cell table:number-columns-repeated="204"/>
        </table:table-row>
        <table:table-row table:style-name="ro1">
          <table:table-cell table:number-columns-repeated="6" office:value-type="float" office:value="0">
            <text:p>0</text:p>
          </table:table-cell>
          <table:table-cell office:value-type="float" office:value="1.4932425767">
            <text:p>1.49</text:p>
          </table:table-cell>
          <table:table-cell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office:value-type="float" office:value="0.497747525566">
            <text:p>0.5</text:p>
          </table:table-cell>
          <table:table-cell office:value-type="float" office:value="1.4932425767">
            <text:p>1.49</text:p>
          </table:table-cell>
          <table:table-cell office:value-type="float" office:value="1.99099010227">
            <text:p>1.99</text:p>
          </table:table-cell>
          <table:table-cell office:value-type="float" office:value="1.48873762783">
            <text:p>1.49</text:p>
          </table:table-cell>
          <table:table-cell office:value-type="float" office:value="4.4662128835">
            <text:p>4.47</text:p>
          </table:table-cell>
          <table:table-cell office:value-type="float" office:value="-4.56081680971">
            <text:p>-4.56</text:p>
          </table:table-cell>
          <table:table-cell office:value-type="float" office:value="-12.6238860938">
            <text:p>-12.62</text:p>
          </table:table-cell>
          <table:table-cell office:value-type="float" office:value="-0.0991088750781">
            <text:p>-0.1</text:p>
          </table:table-cell>
          <table:table-cell office:value-type="float" office:value="4.4662128835">
            <text:p>4.47</text:p>
          </table:table-cell>
          <table:table-cell office:value-type="float" office:value="1.94594061359">
            <text:p>1.95</text:p>
          </table:table-cell>
          <table:table-cell office:value-type="float" office:value="-1.04955443754">
            <text:p>-1.05</text:p>
          </table:table-cell>
          <table:table-cell office:value-type="float" office:value="-9.09460392621">
            <text:p>-9.09</text:p>
          </table:table-cell>
          <table:table-cell office:value-type="float" office:value="-9.15316826148">
            <text:p>-9.15</text:p>
          </table:table-cell>
          <table:table-cell office:value-type="float" office:value="-7.68245042912">
            <text:p>-7.68</text:p>
          </table:table-cell>
          <table:table-cell office:value-type="float" office:value="0.0157179967775">
            <text:p>0.02</text:p>
          </table:table-cell>
          <table:table-cell office:value-type="float" office:value="24.7250994706">
            <text:p>24.73</text:p>
          </table:table-cell>
          <table:table-cell office:value-type="float" office:value="-7.6600243333">
            <text:p>-7.66</text:p>
          </table:table-cell>
          <table:table-cell office:value-type="float" office:value="7.88497583111">
            <text:p>7.88</text:p>
          </table:table-cell>
          <table:table-cell office:value-type="float" office:value="7.13044622012">
            <text:p>7.13</text:p>
          </table:table-cell>
          <table:table-cell office:value-type="float" office:value="-28.0901976259">
            <text:p>-28.09</text:p>
          </table:table-cell>
          <table:table-cell office:value-type="float" office:value="-21.6284896912">
            <text:p>-21.63</text:p>
          </table:table-cell>
          <table:table-cell office:value-type="float" office:value="4.64621354115">
            <text:p>4.65</text:p>
          </table:table-cell>
          <table:table-cell office:value-type="float" office:value="-14.2953207721">
            <text:p>-14.3</text:p>
          </table:table-cell>
          <table:table-cell office:value-type="float" office:value="1.91861497484">
            <text:p>1.92</text:p>
          </table:table-cell>
          <table:table-cell office:value-type="float" office:value="21.3669067114">
            <text:p>21.37</text:p>
          </table:table-cell>
          <table:table-cell office:value-type="float" office:value="-66.5475979087">
            <text:p>-66.55</text:p>
          </table:table-cell>
          <table:table-cell office:value-type="float" office:value="-1.4327710368">
            <text:p>-1.43</text:p>
          </table:table-cell>
          <table:table-cell office:value-type="float" office:value="8.10782282727">
            <text:p>8.11</text:p>
          </table:table-cell>
          <table:table-cell office:value-type="float" office:value="12.3284666732">
            <text:p>12.33</text:p>
          </table:table-cell>
          <table:table-cell office:value-type="float" office:value="17.5672289632">
            <text:p>17.57</text:p>
          </table:table-cell>
          <table:table-cell office:value-type="float" office:value="21.1213376739">
            <text:p>21.12</text:p>
          </table:table-cell>
          <table:table-cell office:value-type="float" office:value="-6.09480122324">
            <text:p>-6.09</text:p>
          </table:table-cell>
          <table:table-cell office:value-type="float" office:value="3.92081812502">
            <text:p>3.92</text:p>
          </table:table-cell>
          <table:table-cell office:value-type="float" office:value="5.59195685772">
            <text:p>5.59</text:p>
          </table:table-cell>
          <table:table-cell office:value-type="float" office:value="-8.68494952484">
            <text:p>-8.68</text:p>
          </table:table-cell>
          <table:table-cell office:value-type="float" office:value="-15.6039590937">
            <text:p>-15.6</text:p>
          </table:table-cell>
          <table:table-cell office:value-type="float" office:value="-40.7118805695">
            <text:p>-40.71</text:p>
          </table:table-cell>
          <table:table-cell office:value-type="float" office:value="50.2676991878">
            <text:p>50.27</text:p>
          </table:table-cell>
          <table:table-cell office:value-type="float" office:value="-0.426062937753">
            <text:p>-0.43</text:p>
          </table:table-cell>
          <table:table-cell office:value-type="float" office:value="30.54019927">
            <text:p>30.54</text:p>
          </table:table-cell>
          <table:table-cell office:value-type="float" office:value="19.4683173852">
            <text:p>19.47</text:p>
          </table:table-cell>
          <table:table-cell office:value-type="float" office:value="490418">
            <text:p>490418</text:p>
          </table:table-cell>
          <table:table-cell office:value-type="float" office:value="15">
            <text:p>1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table:number-columns-repeated="2" office:value-type="float" office:value="0.994267708089">
            <text:p>0.99</text:p>
          </table:table-cell>
          <table:table-cell office:value-type="float" office:value="0">
            <text:p>0</text:p>
          </table:table-cell>
          <table:table-cell office:value-type="float" office:value="1.49140156213">
            <text:p>1.49</text:p>
          </table:table-cell>
          <table:table-cell office:value-type="float" office:value="0">
            <text:p>0</text:p>
          </table:table-cell>
          <table:table-cell office:value-type="float" office:value="-1.50859843787">
            <text:p>-1.51</text:p>
          </table:table-cell>
          <table:table-cell office:value-type="float" office:value="0.982803124267">
            <text:p>0.98</text:p>
          </table:table-cell>
          <table:table-cell office:value-type="float" office:value="-0.0057322919111">
            <text:p>-0.01</text:p>
          </table:table-cell>
          <table:table-cell office:value-type="float" office:value="1.44554322684">
            <text:p>1.45</text:p>
          </table:table-cell>
          <table:table-cell office:value-type="float" office:value="-6.60031510844">
            <text:p>-6.6</text:p>
          </table:table-cell>
          <table:table-cell office:value-type="float" office:value="-11.6691026114">
            <text:p>-11.67</text:p>
          </table:table-cell>
          <table:table-cell office:value-type="float" office:value="0.434078643022">
            <text:p>0.43</text:p>
          </table:table-cell>
          <table:table-cell office:value-type="float" office:value="3.45127551876">
            <text:p>3.45</text:p>
          </table:table-cell>
          <table:table-cell office:value-type="float" office:value="2.94267708089">
            <text:p>2.94</text:p>
          </table:table-cell>
          <table:table-cell office:value-type="float" office:value="0.434078643022">
            <text:p>0.43</text:p>
          </table:table-cell>
          <table:table-cell office:value-type="float" office:value="-12.6519057356">
            <text:p>-12.65</text:p>
          </table:table-cell>
          <table:table-cell office:value-type="float" office:value="-10.7206932386">
            <text:p>-10.72</text:p>
          </table:table-cell>
          <table:table-cell office:value-type="float" office:value="-13.2407562603">
            <text:p>-13.24</text:p>
          </table:table-cell>
          <table:table-cell office:value-type="float" office:value="-0.0932922127988">
            <text:p>-0.09</text:p>
          </table:table-cell>
          <table:table-cell office:value-type="float" office:value="28.32043847">
            <text:p>28.32</text:p>
          </table:table-cell>
          <table:table-cell office:value-type="float" office:value="-9.51332506453">
            <text:p>-9.51</text:p>
          </table:table-cell>
          <table:table-cell office:value-type="float" office:value="12.3933827227">
            <text:p>12.39</text:p>
          </table:table-cell>
          <table:table-cell office:value-type="float" office:value="15.6325634407">
            <text:p>15.63</text:p>
          </table:table-cell>
          <table:table-cell office:value-type="float" office:value="-22.9244745399">
            <text:p>-22.92</text:p>
          </table:table-cell>
          <table:table-cell office:value-type="float" office:value="-31.415876102">
            <text:p>-31.42</text:p>
          </table:table-cell>
          <table:table-cell office:value-type="float" office:value="8.26727230063">
            <text:p>8.27</text:p>
          </table:table-cell>
          <table:table-cell office:value-type="float" office:value="-17.5024303577">
            <text:p>-17.5</text:p>
          </table:table-cell>
          <table:table-cell office:value-type="float" office:value="4.18229358721">
            <text:p>4.18</text:p>
          </table:table-cell>
          <table:table-cell office:value-type="float" office:value="17.3230196775">
            <text:p>17.32</text:p>
          </table:table-cell>
          <table:table-cell office:value-type="float" office:value="-60.3435017264">
            <text:p>-60.34</text:p>
          </table:table-cell>
          <table:table-cell office:value-type="float" office:value="-7.83647883075">
            <text:p>-7.84</text:p>
          </table:table-cell>
          <table:table-cell office:value-type="float" office:value="5.21095504676">
            <text:p>5.21</text:p>
          </table:table-cell>
          <table:table-cell office:value-type="float" office:value="4.33391438437">
            <text:p>4.33</text:p>
          </table:table-cell>
          <table:table-cell office:value-type="float" office:value="19.2323086722">
            <text:p>19.23</text:p>
          </table:table-cell>
          <table:table-cell office:value-type="float" office:value="21.4459790151">
            <text:p>21.45</text:p>
          </table:table-cell>
          <table:table-cell office:value-type="float" office:value="-4.43049177031">
            <text:p>-4.43</text:p>
          </table:table-cell>
          <table:table-cell office:value-type="float" office:value="6.09473366632">
            <text:p>6.09</text:p>
          </table:table-cell>
          <table:table-cell office:value-type="float" office:value="10.6246857296">
            <text:p>10.62</text:p>
          </table:table-cell>
          <table:table-cell office:value-type="float" office:value="-4.24447722168">
            <text:p>-4.24</text:p>
          </table:table-cell>
          <table:table-cell office:value-type="float" office:value="-18.0485736315">
            <text:p>-18.05</text:p>
          </table:table-cell>
          <table:table-cell office:value-type="float" office:value="-40.5378297744">
            <text:p>-40.54</text:p>
          </table:table-cell>
          <table:table-cell office:value-type="float" office:value="51.0217894137">
            <text:p>51.02</text:p>
          </table:table-cell>
          <table:table-cell office:value-type="float" office:value="2.5673628105">
            <text:p>2.57</text:p>
          </table:table-cell>
          <table:table-cell office:value-type="float" office:value="34.746639402">
            <text:p>34.75</text:p>
          </table:table-cell>
          <table:table-cell office:value-type="float" office:value="18.7201233616">
            <text:p>18.72</text:p>
          </table:table-cell>
          <table:table-cell office:value-type="float" office:value="473323">
            <text:p>473323</text:p>
          </table:table-cell>
          <table:table-cell office:value-type="float" office:value="16">
            <text:p>1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0622413734">
            <text:p>-2.01</text:p>
          </table:table-cell>
          <table:table-cell office:value-type="float" office:value="-1.00622413734">
            <text:p>-1.01</text:p>
          </table:table-cell>
          <table:table-cell table:number-columns-repeated="3" office:value-type="float" office:value="0">
            <text:p>0</text:p>
          </table:table-cell>
          <table:table-cell office:value-type="float" office:value="-0.0062241373414">
            <text:p>-0.01</text:p>
          </table:table-cell>
          <table:table-cell office:value-type="float" office:value="0.495331896994">
            <text:p>0.5</text:p>
          </table:table-cell>
          <table:table-cell office:value-type="float" office:value="-0.0031120686707">
            <text:p>0</text:p>
          </table:table-cell>
          <table:table-cell office:value-type="float" office:value="3.48288362231">
            <text:p>3.48</text:p>
          </table:table-cell>
          <table:table-cell office:value-type="float" office:value="-7.06535344208">
            <text:p>-7.07</text:p>
          </table:table-cell>
          <table:table-cell office:value-type="float" office:value="-12.1026982661">
            <text:p>-12.1</text:p>
          </table:table-cell>
          <table:table-cell office:value-type="float" office:value="0.451762935604">
            <text:p>0.45</text:p>
          </table:table-cell>
          <table:table-cell office:value-type="float" office:value="0.975103450634">
            <text:p>0.98</text:p>
          </table:table-cell>
          <table:table-cell office:value-type="float" office:value="-2.04045689272">
            <text:p>-2.04</text:p>
          </table:table-cell>
          <table:table-cell office:value-type="float" office:value="4.95331896994">
            <text:p>4.95</text:p>
          </table:table-cell>
          <table:table-cell office:value-type="float" office:value="-8.58869395712">
            <text:p>-8.59</text:p>
          </table:table-cell>
          <table:table-cell office:value-type="float" office:value="-17.1307068842">
            <text:p>-17.13</text:p>
          </table:table-cell>
          <table:table-cell office:value-type="float" office:value="-9.64471119319">
            <text:p>-9.64</text:p>
          </table:table-cell>
          <table:table-cell office:value-type="float" office:value="1.18412502992">
            <text:p>1.18</text:p>
          </table:table-cell>
          <table:table-cell office:value-type="float" office:value="24.5648233645">
            <text:p>24.56</text:p>
          </table:table-cell>
          <table:table-cell office:value-type="float" office:value="-14.3231421634">
            <text:p>-14.32</text:p>
          </table:table-cell>
          <table:table-cell office:value-type="float" office:value="13.8640949352">
            <text:p>13.86</text:p>
          </table:table-cell>
          <table:table-cell office:value-type="float" office:value="18.2567285661">
            <text:p>18.26</text:p>
          </table:table-cell>
          <table:table-cell office:value-type="float" office:value="-18.7437844123">
            <text:p>-18.74</text:p>
          </table:table-cell>
          <table:table-cell office:value-type="float" office:value="-40.774905099">
            <text:p>-40.77</text:p>
          </table:table-cell>
          <table:table-cell office:value-type="float" office:value="14.2785130467">
            <text:p>14.28</text:p>
          </table:table-cell>
          <table:table-cell office:value-type="float" office:value="-9.36568516809">
            <text:p>-9.37</text:p>
          </table:table-cell>
          <table:table-cell office:value-type="float" office:value="1.43825450566">
            <text:p>1.44</text:p>
          </table:table-cell>
          <table:table-cell office:value-type="float" office:value="25.0855647892">
            <text:p>25.09</text:p>
          </table:table-cell>
          <table:table-cell office:value-type="float" office:value="-57.06018946">
            <text:p>-57.06</text:p>
          </table:table-cell>
          <table:table-cell office:value-type="float" office:value="-18.3091549537">
            <text:p>-18.31</text:p>
          </table:table-cell>
          <table:table-cell office:value-type="float" office:value="0.942922608666">
            <text:p>0.94</text:p>
          </table:table-cell>
          <table:table-cell office:value-type="float" office:value="4.47922437673">
            <text:p>4.48</text:p>
          </table:table-cell>
          <table:table-cell office:value-type="float" office:value="28.712629527">
            <text:p>28.71</text:p>
          </table:table-cell>
          <table:table-cell office:value-type="float" office:value="16.1171984542">
            <text:p>16.12</text:p>
          </table:table-cell>
          <table:table-cell office:value-type="float" office:value="-4.25727574296">
            <text:p>-4.26</text:p>
          </table:table-cell>
          <table:table-cell office:value-type="float" office:value="10.6503881536">
            <text:p>10.65</text:p>
          </table:table-cell>
          <table:table-cell office:value-type="float" office:value="6.40764679731">
            <text:p>6.41</text:p>
          </table:table-cell>
          <table:table-cell office:value-type="float" office:value="-16.6711808762">
            <text:p>-16.67</text:p>
          </table:table-cell>
          <table:table-cell office:value-type="float" office:value="-18.9414178722">
            <text:p>-18.94</text:p>
          </table:table-cell>
          <table:table-cell office:value-type="float" office:value="-41.0238705927">
            <text:p>-41.02</text:p>
          </table:table-cell>
          <table:table-cell office:value-type="float" office:value="54.9615950207">
            <text:p>54.96</text:p>
          </table:table-cell>
          <table:table-cell office:value-type="float" office:value="1.34540542389">
            <text:p>1.35</text:p>
          </table:table-cell>
          <table:table-cell office:value-type="float" office:value="42.7904312438">
            <text:p>42.79</text:p>
          </table:table-cell>
          <table:table-cell office:value-type="float" office:value="23.6270647379">
            <text:p>23.63</text:p>
          </table:table-cell>
          <table:table-cell office:value-type="float" office:value="456264">
            <text:p>456264</text:p>
          </table:table-cell>
          <table:table-cell office:value-type="float" office:value="17">
            <text:p>17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0828661955">
            <text:p>-2.01</text:p>
          </table:table-cell>
          <table:table-cell office:value-type="float" office:value="-0.514501584207">
            <text:p>-0.51</text:p>
          </table:table-cell>
          <table:table-cell office:value-type="float" office:value="0.497928345113">
            <text:p>0.5</text:p>
          </table:table-cell>
          <table:table-cell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office:value-type="float" office:value="-1.50621496466">
            <text:p>-1.51</text:p>
          </table:table-cell>
          <table:table-cell office:value-type="float" office:value="0.995856690227">
            <text:p>1</text:p>
          </table:table-cell>
          <table:table-cell office:value-type="float" office:value="1.98757007068">
            <text:p>1.99</text:p>
          </table:table-cell>
          <table:table-cell office:value-type="float" office:value="-2.52693151353">
            <text:p>-2.53</text:p>
          </table:table-cell>
          <table:table-cell office:value-type="float" office:value="-8.09529612479">
            <text:p>-8.1</text:p>
          </table:table-cell>
          <table:table-cell office:value-type="float" office:value="-12.1491591518">
            <text:p>-12.15</text:p>
          </table:table-cell>
          <table:table-cell office:value-type="float" office:value="4.43163538874">
            <text:p>4.43</text:p>
          </table:table-cell>
          <table:table-cell office:value-type="float" office:value="-0.0455764075067">
            <text:p>-0.05</text:p>
          </table:table-cell>
          <table:table-cell office:value-type="float" office:value="0.970996831587">
            <text:p>0.97</text:p>
          </table:table-cell>
          <table:table-cell office:value-type="float" office:value="4.9378503534">
            <text:p>4.94</text:p>
          </table:table-cell>
          <table:table-cell office:value-type="float" office:value="-10.5973677797">
            <text:p>-10.6</text:p>
          </table:table-cell>
          <table:table-cell office:value-type="float" office:value="-15.1988788691">
            <text:p>-15.2</text:p>
          </table:table-cell>
          <table:table-cell office:value-type="float" office:value="-2.70509383378">
            <text:p>-2.71</text:p>
          </table:table-cell>
          <table:table-cell office:value-type="float" office:value="-5.43090421643">
            <text:p>-5.43</text:p>
          </table:table-cell>
          <table:table-cell office:value-type="float" office:value="15.2093590056">
            <text:p>15.21</text:p>
          </table:table-cell>
          <table:table-cell office:value-type="float" office:value="-18.1062637095">
            <text:p>-18.11</text:p>
          </table:table-cell>
          <table:table-cell office:value-type="float" office:value="4.97319034853">
            <text:p>4.97</text:p>
          </table:table-cell>
          <table:table-cell office:value-type="float" office:value="17.8240311967">
            <text:p>17.82</text:p>
          </table:table-cell>
          <table:table-cell office:value-type="float" office:value="-26.4591762125">
            <text:p>-26.46</text:p>
          </table:table-cell>
          <table:table-cell office:value-type="float" office:value="-27.9985376554">
            <text:p>-28</text:p>
          </table:table-cell>
          <table:table-cell office:value-type="float" office:value="9.89861077261">
            <text:p>9.9</text:p>
          </table:table-cell>
          <table:table-cell office:value-type="float" office:value="-0.473555934682">
            <text:p>-0.47</text:p>
          </table:table-cell>
          <table:table-cell office:value-type="float" office:value="10.8047769924">
            <text:p>10.8</text:p>
          </table:table-cell>
          <table:table-cell office:value-type="float" office:value="34.6334389471">
            <text:p>34.63</text:p>
          </table:table-cell>
          <table:table-cell office:value-type="float" office:value="-61.7221545211">
            <text:p>-61.72</text:p>
          </table:table-cell>
          <table:table-cell office:value-type="float" office:value="-15.534974409">
            <text:p>-15.53</text:p>
          </table:table-cell>
          <table:table-cell office:value-type="float" office:value="-1.65586156471">
            <text:p>-1.66</text:p>
          </table:table-cell>
          <table:table-cell office:value-type="float" office:value="4.63977577382">
            <text:p>4.64</text:p>
          </table:table-cell>
          <table:table-cell office:value-type="float" office:value="24.5230319279">
            <text:p>24.52</text:p>
          </table:table-cell>
          <table:table-cell office:value-type="float" office:value="13.03265903">
            <text:p>13.03</text:p>
          </table:table-cell>
          <table:table-cell office:value-type="float" office:value="-1.13039239581">
            <text:p>-1.13</text:p>
          </table:table-cell>
          <table:table-cell office:value-type="float" office:value="15.9173775286">
            <text:p>15.92</text:p>
          </table:table-cell>
          <table:table-cell office:value-type="float" office:value="7.08798440166">
            <text:p>7.09</text:p>
          </table:table-cell>
          <table:table-cell office:value-type="float" office:value="-17.1213746039">
            <text:p>-17.12</text:p>
          </table:table-cell>
          <table:table-cell office:value-type="float" office:value="-16.2152083841">
            <text:p>-16.22</text:p>
          </table:table-cell>
          <table:table-cell office:value-type="float" office:value="-46.7574945162">
            <text:p>-46.76</text:p>
          </table:table-cell>
          <table:table-cell office:value-type="float" office:value="52.9249329759">
            <text:p>52.92</text:p>
          </table:table-cell>
          <table:table-cell office:value-type="float" office:value="-0.965878625396">
            <text:p>-0.97</text:p>
          </table:table-cell>
          <table:table-cell office:value-type="float" office:value="48.6887643188">
            <text:p>48.69</text:p>
          </table:table-cell>
          <table:table-cell office:value-type="float" office:value="19.9434560078">
            <text:p>19.94</text:p>
          </table:table-cell>
          <table:table-cell office:value-type="float" office:value="440738">
            <text:p>440738</text:p>
          </table:table-cell>
          <table:table-cell office:value-type="float" office:value="18">
            <text:p>18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3009019929">
            <text:p>-2.03</text:p>
          </table:table-cell>
          <table:table-cell office:value-type="float" office:value="0.481193625441">
            <text:p>0.48</text:p>
          </table:table-cell>
          <table:table-cell office:value-type="float" office:value="-0.503761274912">
            <text:p>-0.5</text:p>
          </table:table-cell>
          <table:table-cell office:value-type="float" office:value="0">
            <text:p>0</text:p>
          </table:table-cell>
          <table:table-cell office:value-type="float" office:value="0.488716175265">
            <text:p>0.49</text:p>
          </table:table-cell>
          <table:table-cell office:value-type="float" office:value="-0.00752254982352">
            <text:p>-0.01</text:p>
          </table:table-cell>
          <table:table-cell office:value-type="float" office:value="0.984954900353">
            <text:p>0.98</text:p>
          </table:table-cell>
          <table:table-cell office:value-type="float" office:value="0.481193625441">
            <text:p>0.48</text:p>
          </table:table-cell>
          <table:table-cell office:value-type="float" office:value="3.90972940212">
            <text:p>3.91</text:p>
          </table:table-cell>
          <table:table-cell office:value-type="float" office:value="-3.68430247068">
            <text:p>-3.68</text:p>
          </table:table-cell>
          <table:table-cell office:value-type="float" office:value="-12.7670505187">
            <text:p>-12.77</text:p>
          </table:table-cell>
          <table:table-cell office:value-type="float" office:value="2.36083282826">
            <text:p>2.36</text:p>
          </table:table-cell>
          <table:table-cell office:value-type="float" office:value="3.41349067703">
            <text:p>3.41</text:p>
          </table:table-cell>
          <table:table-cell office:value-type="float" office:value="9.40596812721">
            <text:p>9.41</text:p>
          </table:table-cell>
          <table:table-cell office:value-type="float" office:value="4.36083282826">
            <text:p>4.36</text:p>
          </table:table-cell>
          <table:table-cell office:value-type="float" office:value="-14.6918250205">
            <text:p>-14.69</text:p>
          </table:table-cell>
          <table:table-cell office:value-type="float" office:value="-14.4137402403">
            <text:p>-14.41</text:p>
          </table:table-cell>
          <table:table-cell office:value-type="float" office:value="0.608827409177">
            <text:p>0.61</text:p>
          </table:table-cell>
          <table:table-cell office:value-type="float" office:value="-1.74473243253">
            <text:p>-1.74</text:p>
          </table:table-cell>
          <table:table-cell office:value-type="float" office:value="7.26956397733">
            <text:p>7.27</text:p>
          </table:table-cell>
          <table:table-cell office:value-type="float" office:value="-21.4521016792">
            <text:p>-21.45</text:p>
          </table:table-cell>
          <table:table-cell office:value-type="float" office:value="15.2994046134">
            <text:p>15.3</text:p>
          </table:table-cell>
          <table:table-cell office:value-type="float" office:value="7.54739919427">
            <text:p>7.55</text:p>
          </table:table-cell>
          <table:table-cell office:value-type="float" office:value="-30.203857535">
            <text:p>-30.2</text:p>
          </table:table-cell>
          <table:table-cell office:value-type="float" office:value="-22.8204570573">
            <text:p>-22.82</text:p>
          </table:table-cell>
          <table:table-cell office:value-type="float" office:value="10.6978501907">
            <text:p>10.7</text:p>
          </table:table-cell>
          <table:table-cell office:value-type="float" office:value="7.95261863168">
            <text:p>7.95</text:p>
          </table:table-cell>
          <table:table-cell office:value-type="float" office:value="14.6893293879">
            <text:p>14.69</text:p>
          </table:table-cell>
          <table:table-cell office:value-type="float" office:value="19.1938393526">
            <text:p>19.19</text:p>
          </table:table-cell>
          <table:table-cell office:value-type="float" office:value="-68.3031480623">
            <text:p>-68.3</text:p>
          </table:table-cell>
          <table:table-cell office:value-type="float" office:value="-19.9425647973">
            <text:p>-19.94</text:p>
          </table:table-cell>
          <table:table-cell office:value-type="float" office:value="9.28336126065">
            <text:p>9.28</text:p>
          </table:table-cell>
          <table:table-cell office:value-type="float" office:value="4.99700524083">
            <text:p>5</text:p>
          </table:table-cell>
          <table:table-cell office:value-type="float" office:value="19.3282469963">
            <text:p>19.33</text:p>
          </table:table-cell>
          <table:table-cell office:value-type="float" office:value="5.53912795465">
            <text:p>5.54</text:p>
          </table:table-cell>
          <table:table-cell office:value-type="float" office:value="-0.783343434704">
            <text:p>-0.78</text:p>
          </table:table-cell>
          <table:table-cell office:value-type="float" office:value="14.4634033299">
            <text:p>14.46</text:p>
          </table:table-cell>
          <table:table-cell office:value-type="float" office:value="7.47067631645">
            <text:p>7.47</text:p>
          </table:table-cell>
          <table:table-cell office:value-type="float" office:value="-8.708617063">
            <text:p>-8.71</text:p>
          </table:table-cell>
          <table:table-cell office:value-type="float" office:value="-19.2509893401">
            <text:p>-19.25</text:p>
          </table:table-cell>
          <table:table-cell office:value-type="float" office:value="-50.6702556241">
            <text:p>-50.67</text:p>
          </table:table-cell>
          <table:table-cell office:value-type="float" office:value="51.5692181539">
            <text:p>51.57</text:p>
          </table:table-cell>
          <table:table-cell office:value-type="float" office:value="-3.22114870405">
            <text:p>-3.22</text:p>
          </table:table-cell>
          <table:table-cell office:value-type="float" office:value="54.6517166387">
            <text:p>54.65</text:p>
          </table:table-cell>
          <table:table-cell office:value-type="float" office:value="18.751007166">
            <text:p>18.75</text:p>
          </table:table-cell>
          <table:table-cell office:value-type="float" office:value="421248">
            <text:p>421248</text:p>
          </table:table-cell>
          <table:table-cell office:value-type="float" office:value="19">
            <text:p>19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522904251819">
            <text:p>-0.52</text:p>
          </table:table-cell>
          <table:table-cell office:value-type="float" office:value="-2.01963221584">
            <text:p>-2.0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16360179871">
            <text:p>-0.52</text:p>
          </table:table-cell>
          <table:table-cell office:value-type="float" office:value="-0.0130881438965">
            <text:p>-0.01</text:p>
          </table:table-cell>
          <table:table-cell office:value-type="float" office:value="-0.509816107922">
            <text:p>-0.51</text:p>
          </table:table-cell>
          <table:table-cell office:value-type="float" office:value="0.496727964026">
            <text:p>0.5</text:p>
          </table:table-cell>
          <table:table-cell office:value-type="float" office:value="-4.56216868351">
            <text:p>-4.56</text:p>
          </table:table-cell>
          <table:table-cell office:value-type="float" office:value="-3.18323401455">
            <text:p>-3.18</text:p>
          </table:table-cell>
          <table:table-cell office:value-type="float" office:value="-14.7323145542">
            <text:p>-14.73</text:p>
          </table:table-cell>
          <table:table-cell office:value-type="float" office:value="-2.6014331152">
            <text:p>-2.6</text:p>
          </table:table-cell>
          <table:table-cell office:value-type="float" office:value="-0.0719847914306">
            <text:p>-0.07</text:p>
          </table:table-cell>
          <table:table-cell office:value-type="float" office:value="3.90183892078">
            <text:p>3.9</text:p>
          </table:table-cell>
          <table:table-cell office:value-type="float" office:value="-0.0785288633788">
            <text:p>-0.08</text:p>
          </table:table-cell>
          <table:table-cell office:value-type="float" office:value="-8.1766899426">
            <text:p>-8.18</text:p>
          </table:table-cell>
          <table:table-cell office:value-type="float" office:value="-13.876284137">
            <text:p>-13.88</text:p>
          </table:table-cell>
          <table:table-cell office:value-type="float" office:value="4.14989215077">
            <text:p>4.15</text:p>
          </table:table-cell>
          <table:table-cell office:value-type="float" office:value="-11.1707673747">
            <text:p>-11.17</text:p>
          </table:table-cell>
          <table:table-cell office:value-type="float" office:value="6.08913099112">
            <text:p>6.09</text:p>
          </table:table-cell>
          <table:table-cell office:value-type="float" office:value="-21.2243629584">
            <text:p>-21.22</text:p>
          </table:table-cell>
          <table:table-cell office:value-type="float" office:value="6.68339853033">
            <text:p>6.68</text:p>
          </table:table-cell>
          <table:table-cell office:value-type="float" office:value="5.0099806237">
            <text:p>5.01</text:p>
          </table:table-cell>
          <table:table-cell office:value-type="float" office:value="-23.9167915768">
            <text:p>-23.92</text:p>
          </table:table-cell>
          <table:table-cell office:value-type="float" office:value="-26.1065696633">
            <text:p>-26.11</text:p>
          </table:table-cell>
          <table:table-cell office:value-type="float" office:value="7.66376631448">
            <text:p>7.66</text:p>
          </table:table-cell>
          <table:table-cell office:value-type="float" office:value="14.1193653347">
            <text:p>14.12</text:p>
          </table:table-cell>
          <table:table-cell office:value-type="float" office:value="14.9426753921">
            <text:p>14.94</text:p>
          </table:table-cell>
          <table:table-cell office:value-type="float" office:value="17.6696888824">
            <text:p>17.67</text:p>
          </table:table-cell>
          <table:table-cell office:value-type="float" office:value="-68.1293093993">
            <text:p>-68.13</text:p>
          </table:table-cell>
          <table:table-cell office:value-type="float" office:value="-14.182283479">
            <text:p>-14.18</text:p>
          </table:table-cell>
          <table:table-cell office:value-type="float" office:value="16.4066829964">
            <text:p>16.41</text:p>
          </table:table-cell>
          <table:table-cell office:value-type="float" office:value="14.3661755566">
            <text:p>14.37</text:p>
          </table:table-cell>
          <table:table-cell office:value-type="float" office:value="31.6023836508">
            <text:p>31.6</text:p>
          </table:table-cell>
          <table:table-cell office:value-type="float" office:value="1.17826198223">
            <text:p>1.18</text:p>
          </table:table-cell>
          <table:table-cell office:value-type="float" office:value="-11.2380726063">
            <text:p>-11.24</text:p>
          </table:table-cell>
          <table:table-cell office:value-type="float" office:value="11.7522758016">
            <text:p>11.75</text:p>
          </table:table-cell>
          <table:table-cell office:value-type="float" office:value="9.93488831207">
            <text:p>9.93</text:p>
          </table:table-cell>
          <table:table-cell office:value-type="float" office:value="-4.52008920411">
            <text:p>-4.52</text:p>
          </table:table-cell>
          <table:table-cell office:value-type="float" office:value="-19.4375022849">
            <text:p>-19.44</text:p>
          </table:table-cell>
          <table:table-cell office:value-type="float" office:value="-43.7799875699">
            <text:p>-43.78</text:p>
          </table:table-cell>
          <table:table-cell office:value-type="float" office:value="54.8516798889">
            <text:p>54.85</text:p>
          </table:table-cell>
          <table:table-cell office:value-type="float" office:value="-0.339962709758">
            <text:p>-0.34</text:p>
          </table:table-cell>
          <table:table-cell office:value-type="float" office:value="54.9950279677">
            <text:p>55</text:p>
          </table:table-cell>
          <table:table-cell office:value-type="float" office:value="19.0962965671">
            <text:p>19.1</text:p>
          </table:table-cell>
          <table:table-cell office:value-type="float" office:value="401511">
            <text:p>401511</text:p>
          </table:table-cell>
          <table:table-cell office:value-type="float" office:value="20">
            <text:p>20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357953265">
            <text:p>-1.04</text:p>
          </table:table-cell>
          <table:table-cell office:value-type="float" office:value="0.472762792096">
            <text:p>0.47</text:p>
          </table:table-cell>
          <table:table-cell table:number-columns-repeated="2" office:value-type="float" office:value="0.494552558419">
            <text:p>0.49</text:p>
          </table:table-cell>
          <table:table-cell office:value-type="float" office:value="0.461867908934">
            <text:p>0.46</text:p>
          </table:table-cell>
          <table:table-cell office:value-type="float" office:value="2.4727627921">
            <text:p>2.47</text:p>
          </table:table-cell>
          <table:table-cell office:value-type="float" office:value="1.95642046735">
            <text:p>1.96</text:p>
          </table:table-cell>
          <table:table-cell office:value-type="float" office:value="-0.0217897663235">
            <text:p>-0.02</text:p>
          </table:table-cell>
          <table:table-cell office:value-type="float" office:value="0.385603726801">
            <text:p>0.39</text:p>
          </table:table-cell>
          <table:table-cell office:value-type="float" office:value="-4.34863626118">
            <text:p>-4.35</text:p>
          </table:table-cell>
          <table:table-cell office:value-type="float" office:value="-13.8976632354">
            <text:p>-13.9</text:p>
          </table:table-cell>
          <table:table-cell office:value-type="float" office:value="0.309339544669">
            <text:p>0.31</text:p>
          </table:table-cell>
          <table:table-cell office:value-type="float" office:value="1.41828837629">
            <text:p>1.42</text:p>
          </table:table-cell>
          <table:table-cell office:value-type="float" office:value="-0.119843714779">
            <text:p>-0.12</text:p>
          </table:table-cell>
          <table:table-cell office:value-type="float" office:value="1.3856037268">
            <text:p>1.39</text:p>
          </table:table-cell>
          <table:table-cell office:value-type="float" office:value="-5.30505672853">
            <text:p>-5.31</text:p>
          </table:table-cell>
          <table:table-cell office:value-type="float" office:value="-16.1155608986">
            <text:p>-16.12</text:p>
          </table:table-cell>
          <table:table-cell office:value-type="float" office:value="-7.5992185739">
            <text:p>-7.6</text:p>
          </table:table-cell>
          <table:table-cell office:value-type="float" office:value="-13.5840408746">
            <text:p>-13.58</text:p>
          </table:table-cell>
          <table:table-cell office:value-type="float" office:value="2.76421970095">
            <text:p>2.76</text:p>
          </table:table-cell>
          <table:table-cell office:value-type="float" office:value="-21.9089338042">
            <text:p>-21.91</text:p>
          </table:table-cell>
          <table:table-cell office:value-type="float" office:value="3.08873694492">
            <text:p>3.09</text:p>
          </table:table-cell>
          <table:table-cell office:value-type="float" office:value="10.9471034638">
            <text:p>10.95</text:p>
          </table:table-cell>
          <table:table-cell office:value-type="float" office:value="-19.9132166203">
            <text:p>-19.91</text:p>
          </table:table-cell>
          <table:table-cell office:value-type="float" office:value="-15.1420091667">
            <text:p>-15.14</text:p>
          </table:table-cell>
          <table:table-cell office:value-type="float" office:value="6.08873694492">
            <text:p>6.09</text:p>
          </table:table-cell>
          <table:table-cell office:value-type="float" office:value="1.17552032459">
            <text:p>1.18</text:p>
          </table:table-cell>
          <table:table-cell office:value-type="float" office:value="20.5066496356">
            <text:p>20.51</text:p>
          </table:table-cell>
          <table:table-cell office:value-type="float" office:value="22.0058606958">
            <text:p>22.01</text:p>
          </table:table-cell>
          <table:table-cell office:value-type="float" office:value="-59.733037794">
            <text:p>-59.73</text:p>
          </table:table-cell>
          <table:table-cell office:value-type="float" office:value="-12.5937335638">
            <text:p>-12.59</text:p>
          </table:table-cell>
          <table:table-cell office:value-type="float" office:value="23.9903073108">
            <text:p>23.99</text:p>
          </table:table-cell>
          <table:table-cell office:value-type="float" office:value="0.170861822827">
            <text:p>0.17</text:p>
          </table:table-cell>
          <table:table-cell office:value-type="float" office:value="27.3366143211">
            <text:p>27.34</text:p>
          </table:table-cell>
          <table:table-cell office:value-type="float" office:value="-7.59568712901">
            <text:p>-7.6</text:p>
          </table:table-cell>
          <table:table-cell office:value-type="float" office:value="-15.0680742355">
            <text:p>-15.07</text:p>
          </table:table-cell>
          <table:table-cell office:value-type="float" office:value="12.1338943572">
            <text:p>12.13</text:p>
          </table:table-cell>
          <table:table-cell office:value-type="float" office:value="2.2362311218">
            <text:p>2.24</text:p>
          </table:table-cell>
          <table:table-cell office:value-type="float" office:value="5.67901420092">
            <text:p>5.68</text:p>
          </table:table-cell>
          <table:table-cell office:value-type="float" office:value="-17.0404237734">
            <text:p>-17.04</text:p>
          </table:table-cell>
          <table:table-cell office:value-type="float" office:value="-43.7019310241">
            <text:p>-43.7</text:p>
          </table:table-cell>
          <table:table-cell office:value-type="float" office:value="54.3128709896">
            <text:p>54.31</text:p>
          </table:table-cell>
          <table:table-cell office:value-type="float" office:value="-1.15598467203">
            <text:p>-1.16</text:p>
          </table:table-cell>
          <table:table-cell office:value-type="float" office:value="54.2626793899">
            <text:p>54.26</text:p>
          </table:table-cell>
          <table:table-cell office:value-type="float" office:value="19.3373656924">
            <text:p>19.34</text:p>
          </table:table-cell>
          <table:table-cell office:value-type="float" office:value="382786">
            <text:p>382786</text:p>
          </table:table-cell>
          <table:table-cell office:value-type="float" office:value="21">
            <text:p>21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920331918">
            <text:p>-1.05</text:p>
          </table:table-cell>
          <table:table-cell office:value-type="float" office:value="-1.01640110639">
            <text:p>-1.02</text:p>
          </table:table-cell>
          <table:table-cell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office:value-type="float" office:value="0.491799446804">
            <text:p>0.49</text:p>
          </table:table-cell>
          <table:table-cell office:value-type="float" office:value="-0.557403872375">
            <text:p>-0.56</text:p>
          </table:table-cell>
          <table:table-cell office:value-type="float" office:value="0.967197787214">
            <text:p>0.97</text:p>
          </table:table-cell>
          <table:table-cell office:value-type="float" office:value="-0.0328022127859">
            <text:p>-0.03</text:p>
          </table:table-cell>
          <table:table-cell office:value-type="float" office:value="0.88519225525">
            <text:p>0.89</text:p>
          </table:table-cell>
          <table:table-cell office:value-type="float" office:value="-4.59043983015">
            <text:p>-4.59</text:p>
          </table:table-cell>
          <table:table-cell office:value-type="float" office:value="-12.1150414897">
            <text:p>-12.12</text:p>
          </table:table-cell>
          <table:table-cell office:value-type="float" office:value="0.196579531731">
            <text:p>0.2</text:p>
          </table:table-cell>
          <table:table-cell office:value-type="float" office:value="1.88519225525">
            <text:p>1.89</text:p>
          </table:table-cell>
          <table:table-cell office:value-type="float" office:value="-1.16401106393">
            <text:p>-1.16</text:p>
          </table:table-cell>
          <table:table-cell office:value-type="float" office:value="-2.65581051073">
            <text:p>-2.66</text:p>
          </table:table-cell>
          <table:table-cell office:value-type="float" office:value="-8.95103042581">
            <text:p>-8.95</text:p>
          </table:table-cell>
          <table:table-cell office:value-type="float" office:value="-16.9512641708">
            <text:p>-16.95</text:p>
          </table:table-cell>
          <table:table-cell office:value-type="float" office:value="-5.44306361759">
            <text:p>-5.44</text:p>
          </table:table-cell>
          <table:table-cell office:value-type="float" office:value="-6.65651174569">
            <text:p>-6.66</text:p>
          </table:table-cell>
          <table:table-cell office:value-type="float" office:value="1.76828080564">
            <text:p>1.77</text:p>
          </table:table-cell>
          <table:table-cell office:value-type="float" office:value="-15.2642876622">
            <text:p>-15.26</text:p>
          </table:table-cell>
          <table:table-cell office:value-type="float" office:value="2.7022088901">
            <text:p>2.7</text:p>
          </table:table-cell>
          <table:table-cell office:value-type="float" office:value="7.9643928474">
            <text:p>7.96</text:p>
          </table:table-cell>
          <table:table-cell office:value-type="float" office:value="-20.6246445128">
            <text:p>-20.62</text:p>
          </table:table-cell>
          <table:table-cell office:value-type="float" office:value="-16.1164439596">
            <text:p>-16.12</text:p>
          </table:table-cell>
          <table:table-cell office:value-type="float" office:value="-3.18298336515">
            <text:p>-3.18</text:p>
          </table:table-cell>
          <table:table-cell office:value-type="float" office:value="4.11036659005">
            <text:p>4.11</text:p>
          </table:table-cell>
          <table:table-cell office:value-type="float" office:value="8.56936382407">
            <text:p>8.57</text:p>
          </table:table-cell>
          <table:table-cell office:value-type="float" office:value="19.2755463789">
            <text:p>19.28</text:p>
          </table:table-cell>
          <table:table-cell office:value-type="float" office:value="-54.4800732401">
            <text:p>-54.48</text:p>
          </table:table-cell>
          <table:table-cell office:value-type="float" office:value="-7.64455179399">
            <text:p>-7.64</text:p>
          </table:table-cell>
          <table:table-cell office:value-type="float" office:value="21.733141143">
            <text:p>21.73</text:p>
          </table:table-cell>
          <table:table-cell office:value-type="float" office:value="19.8139779501">
            <text:p>19.81</text:p>
          </table:table-cell>
          <table:table-cell office:value-type="float" office:value="27.3392808446">
            <text:p>27.34</text:p>
          </table:table-cell>
          <table:table-cell office:value-type="float" office:value="-7.24999026063">
            <text:p>-7.25</text:p>
          </table:table-cell>
          <table:table-cell office:value-type="float" office:value="-12.2809225135">
            <text:p>-12.28</text:p>
          </table:table-cell>
          <table:table-cell office:value-type="float" office:value="6.24064046126">
            <text:p>6.24</text:p>
          </table:table-cell>
          <table:table-cell office:value-type="float" office:value="0.9451868012">
            <text:p>0.95</text:p>
          </table:table-cell>
          <table:table-cell office:value-type="float" office:value="5.73454361292">
            <text:p>5.73</text:p>
          </table:table-cell>
          <table:table-cell office:value-type="float" office:value="-5.36620047528">
            <text:p>-5.37</text:p>
          </table:table-cell>
          <table:table-cell office:value-type="float" office:value="-49.1164439596">
            <text:p>-49.12</text:p>
          </table:table-cell>
          <table:table-cell office:value-type="float" office:value="51.9470567611">
            <text:p>51.95</text:p>
          </table:table-cell>
          <table:table-cell office:value-type="float" office:value="1.96135416261">
            <text:p>1.96</text:p>
          </table:table-cell>
          <table:table-cell office:value-type="float" office:value="57.3238147181">
            <text:p>57.32</text:p>
          </table:table-cell>
          <table:table-cell office:value-type="float" office:value="9.67080914722">
            <text:p>9.67</text:p>
          </table:table-cell>
          <table:table-cell office:value-type="float" office:value="362206">
            <text:p>362206</text:p>
          </table:table-cell>
          <table:table-cell office:value-type="float" office:value="22">
            <text:p>22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04608294931">
            <text:p>-1.05</text:p>
          </table:table-cell>
          <table:table-cell office:value-type="float" office:value="-0.55376344086">
            <text:p>-0.55</text:p>
          </table:table-cell>
          <table:table-cell office:value-type="float" office:value="0">
            <text:p>0</text:p>
          </table:table-cell>
          <table:table-cell office:value-type="float" office:value="-0.507680491551">
            <text:p>-0.51</text:p>
          </table:table-cell>
          <table:table-cell office:value-type="float" office:value="2.46159754224">
            <text:p>2.46</text:p>
          </table:table-cell>
          <table:table-cell office:value-type="float" office:value="-0.55376344086">
            <text:p>-0.55</text:p>
          </table:table-cell>
          <table:table-cell office:value-type="float" office:value="-1.53840245776">
            <text:p>-1.54</text:p>
          </table:table-cell>
          <table:table-cell office:value-type="float" office:value="0.969278033794">
            <text:p>0.97</text:p>
          </table:table-cell>
          <table:table-cell office:value-type="float" office:value="-3.13824884793">
            <text:p>-3.14</text:p>
          </table:table-cell>
          <table:table-cell office:value-type="float" office:value="-4.07603686636">
            <text:p>-4.08</text:p>
          </table:table-cell>
          <table:table-cell office:value-type="float" office:value="-13.1221198157">
            <text:p>-13.12</text:p>
          </table:table-cell>
          <table:table-cell office:value-type="float" office:value="-3.30721966206">
            <text:p>-3.31</text:p>
          </table:table-cell>
          <table:table-cell office:value-type="float" office:value="2.92319508449">
            <text:p>2.92</text:p>
          </table:table-cell>
          <table:table-cell office:value-type="float" office:value="-0.168970814132">
            <text:p>-0.17</text:p>
          </table:table-cell>
          <table:table-cell office:value-type="float" office:value="-4.12288786482">
            <text:p>-4.12</text:p>
          </table:table-cell>
          <table:table-cell office:value-type="float" office:value="-5.84562211982">
            <text:p>-5.85</text:p>
          </table:table-cell>
          <table:table-cell office:value-type="float" office:value="-18.89093702">
            <text:p>-18.89</text:p>
          </table:table-cell>
          <table:table-cell office:value-type="float" office:value="-3.82949308756">
            <text:p>-3.83</text:p>
          </table:table-cell>
          <table:table-cell office:value-type="float" office:value="-9.02841781874">
            <text:p>-9.03</text:p>
          </table:table-cell>
          <table:table-cell office:value-type="float" office:value="10.1605222734">
            <text:p>10.16</text:p>
          </table:table-cell>
          <table:table-cell office:value-type="float" office:value="-10.9170506912">
            <text:p>-10.92</text:p>
          </table:table-cell>
          <table:table-cell office:value-type="float" office:value="-9.93010752688">
            <text:p>-9.93</text:p>
          </table:table-cell>
          <table:table-cell office:value-type="float" office:value="6.9777265745">
            <text:p>6.98</text:p>
          </table:table-cell>
          <table:table-cell office:value-type="float" office:value="-16.9024577573">
            <text:p>-16.9</text:p>
          </table:table-cell>
          <table:table-cell office:value-type="float" office:value="-20.4869431644">
            <text:p>-20.49</text:p>
          </table:table-cell>
          <table:table-cell office:value-type="float" office:value="8.22350230415">
            <text:p>8.22</text:p>
          </table:table-cell>
          <table:table-cell office:value-type="float" office:value="13.5053763441">
            <text:p>13.51</text:p>
          </table:table-cell>
          <table:table-cell office:value-type="float" office:value="3.52073732719">
            <text:p>3.52</text:p>
          </table:table-cell>
          <table:table-cell office:value-type="float" office:value="0.50153609831">
            <text:p>0.5</text:p>
          </table:table-cell>
          <table:table-cell office:value-type="float" office:value="-55.6935483871">
            <text:p>-55.69</text:p>
          </table:table-cell>
          <table:table-cell office:value-type="float" office:value="-15.5537634409">
            <text:p>-15.55</text:p>
          </table:table-cell>
          <table:table-cell office:value-type="float" office:value="16.6290322581">
            <text:p>16.63</text:p>
          </table:table-cell>
          <table:table-cell office:value-type="float" office:value="26.2788018433">
            <text:p>26.28</text:p>
          </table:table-cell>
          <table:table-cell office:value-type="float" office:value="33.3840245776">
            <text:p>33.38</text:p>
          </table:table-cell>
          <table:table-cell office:value-type="float" office:value="22.5814132104">
            <text:p>22.58</text:p>
          </table:table-cell>
          <table:table-cell office:value-type="float" office:value="-21.0860215054">
            <text:p>-21.09</text:p>
          </table:table-cell>
          <table:table-cell office:value-type="float" office:value="6.96927803379">
            <text:p>6.97</text:p>
          </table:table-cell>
          <table:table-cell office:value-type="float" office:value="-0.152841781874">
            <text:p>-0.15</text:p>
          </table:table-cell>
          <table:table-cell office:value-type="float" office:value="4.62442396313">
            <text:p>4.62</text:p>
          </table:table-cell>
          <table:table-cell office:value-type="float" office:value="-9.24500768049">
            <text:p>-9.25</text:p>
          </table:table-cell>
          <table:table-cell office:value-type="float" office:value="-45.6105990783">
            <text:p>-45.61</text:p>
          </table:table-cell>
          <table:table-cell office:value-type="float" office:value="52.9493087558">
            <text:p>52.95</text:p>
          </table:table-cell>
          <table:table-cell office:value-type="float" office:value="-0.382488479263">
            <text:p>-0.38</text:p>
          </table:table-cell>
          <table:table-cell office:value-type="float" office:value="49.8579109063">
            <text:p>49.86</text:p>
          </table:table-cell>
          <table:table-cell office:value-type="float" office:value="13.1728110599">
            <text:p>13.17</text:p>
          </table:table-cell>
          <table:table-cell office:value-type="float" office:value="341442">
            <text:p>341442</text:p>
          </table:table-cell>
          <table:table-cell office:value-type="float" office:value="23">
            <text:p>23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7308079115">
            <text:p>-2.07</text:p>
          </table:table-cell>
          <table:table-cell office:value-type="float" office:value="-1.01827019779">
            <text:p>-1.02</text:p>
          </table:table-cell>
          <table:table-cell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office:value-type="float" office:value="1.96345960443">
            <text:p>1.96</text:p>
          </table:table-cell>
          <table:table-cell office:value-type="float" office:value="1.45432450553">
            <text:p>1.45</text:p>
          </table:table-cell>
          <table:table-cell office:value-type="float" office:value="-0.545675494469">
            <text:p>-0.55</text:p>
          </table:table-cell>
          <table:table-cell office:value-type="float" office:value="-1.52740529668">
            <text:p>-1.53</text:p>
          </table:table-cell>
          <table:table-cell office:value-type="float" office:value="0.835568219913">
            <text:p>0.84</text:p>
          </table:table-cell>
          <table:table-cell office:value-type="float" office:value="-3.16686221924">
            <text:p>-3.17</text:p>
          </table:table-cell>
          <table:table-cell office:value-type="float" office:value="-14.2582132082">
            <text:p>-14.26</text:p>
          </table:table-cell>
          <table:table-cell office:value-type="float" office:value="-2.76491786792">
            <text:p>-2.76</text:p>
          </table:table-cell>
          <table:table-cell office:value-type="float" office:value="1.36297351659">
            <text:p>1.36</text:p>
          </table:table-cell>
          <table:table-cell office:value-type="float" office:value="3.7076768354">
            <text:p>3.71</text:p>
          </table:table-cell>
          <table:table-cell office:value-type="float" office:value="-1.18270197787">
            <text:p>-1.18</text:p>
          </table:table-cell>
          <table:table-cell office:value-type="float" office:value="-2.94761984579">
            <text:p>-2.95</text:p>
          </table:table-cell>
          <table:table-cell office:value-type="float" office:value="-14.1692926584">
            <text:p>-14.17</text:p>
          </table:table-cell>
          <table:table-cell office:value-type="float" office:value="-1.49572577942">
            <text:p>-1.5</text:p>
          </table:table-cell>
          <table:table-cell office:value-type="float" office:value="-2.46404626215">
            <text:p>-2.46</text:p>
          </table:table-cell>
          <table:table-cell office:value-type="float" office:value="10.012236004">
            <text:p>10.01</text:p>
          </table:table-cell>
          <table:table-cell office:value-type="float" office:value="-9.62236004023">
            <text:p>-9.62</text:p>
          </table:table-cell>
          <table:table-cell office:value-type="float" office:value="-6.70273214884">
            <text:p>-6.7</text:p>
          </table:table-cell>
          <table:table-cell office:value-type="float" office:value="7.5871605766">
            <text:p>7.59</text:p>
          </table:table-cell>
          <table:table-cell office:value-type="float" office:value="-4.5833892055">
            <text:p>-4.58</text:p>
          </table:table-cell>
          <table:table-cell office:value-type="float" office:value="-35.1290647">
            <text:p>-35.13</text:p>
          </table:table-cell>
          <table:table-cell office:value-type="float" office:value="11.4068890379">
            <text:p>11.41</text:p>
          </table:table-cell>
          <table:table-cell office:value-type="float" office:value="9.82593027154">
            <text:p>9.83</text:p>
          </table:table-cell>
          <table:table-cell office:value-type="float" office:value="-6.30196111297">
            <text:p>-6.3</text:p>
          </table:table-cell>
          <table:table-cell office:value-type="float" office:value="-3.12294669796">
            <text:p>-3.12</text:p>
          </table:table-cell>
          <table:table-cell office:value-type="float" office:value="-57.3068219913">
            <text:p>-57.31</text:p>
          </table:table-cell>
          <table:table-cell office:value-type="float" office:value="-18.5284948039">
            <text:p>-18.53</text:p>
          </table:table-cell>
          <table:table-cell office:value-type="float" office:value="27.4605263158">
            <text:p>27.46</text:p>
          </table:table-cell>
          <table:table-cell office:value-type="float" office:value="9.33632249413">
            <text:p>9.34</text:p>
          </table:table-cell>
          <table:table-cell office:value-type="float" office:value="29.9648005364">
            <text:p>29.96</text:p>
          </table:table-cell>
          <table:table-cell office:value-type="float" office:value="12.4653871941">
            <text:p>12.47</text:p>
          </table:table-cell>
          <table:table-cell office:value-type="float" office:value="-20.8598726115">
            <text:p>-20.86</text:p>
          </table:table-cell>
          <table:table-cell office:value-type="float" office:value="6.14507207509">
            <text:p>6.15</text:p>
          </table:table-cell>
          <table:table-cell office:value-type="float" office:value="-6.65881662756">
            <text:p>-6.66</text:p>
          </table:table-cell>
          <table:table-cell office:value-type="float" office:value="4.05975527992">
            <text:p>4.06</text:p>
          </table:table-cell>
          <table:table-cell office:value-type="float" office:value="1.10367080121">
            <text:p>1.1</text:p>
          </table:table-cell>
          <table:table-cell office:value-type="float" office:value="-37.8708514918">
            <text:p>-37.87</text:p>
          </table:table-cell>
          <table:table-cell office:value-type="float" office:value="49.6529500503">
            <text:p>49.65</text:p>
          </table:table-cell>
          <table:table-cell office:value-type="float" office:value="5.91853838418">
            <text:p>5.92</text:p>
          </table:table-cell>
          <table:table-cell office:value-type="float" office:value="50.5226282266">
            <text:p>50.52</text:p>
          </table:table-cell>
          <table:table-cell office:value-type="float" office:value="9.0243881998">
            <text:p>9.02</text:p>
          </table:table-cell>
          <table:table-cell office:value-type="float" office:value="321659">
            <text:p>321659</text:p>
          </table:table-cell>
          <table:table-cell office:value-type="float" office:value="24">
            <text:p>24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09600834855">
            <text:p>-2.1</text:p>
          </table:table-cell>
          <table:table-cell office:value-type="float" office:value="0.87998956431">
            <text:p>0.88</text:p>
          </table:table-cell>
          <table:table-cell office:value-type="float" office:value="0.463996869293">
            <text:p>0.46</text:p>
          </table:table-cell>
          <table:table-cell office:value-type="float" office:value="0.439994782155">
            <text:p>0.44</text:p>
          </table:table-cell>
          <table:table-cell office:value-type="float" office:value="0">
            <text:p>0</text:p>
          </table:table-cell>
          <table:table-cell office:value-type="float" office:value="-0.072006261414">
            <text:p>-0.07</text:p>
          </table:table-cell>
          <table:table-cell office:value-type="float" office:value="0.927993738586">
            <text:p>0.93</text:p>
          </table:table-cell>
          <table:table-cell office:value-type="float" office:value="-1.56000521785">
            <text:p>-1.56</text:p>
          </table:table-cell>
          <table:table-cell office:value-type="float" office:value="0.735977041482">
            <text:p>0.74</text:p>
          </table:table-cell>
          <table:table-cell office:value-type="float" office:value="-1.37607618054">
            <text:p>-1.38</text:p>
          </table:table-cell>
          <table:table-cell office:value-type="float" office:value="-12.448082442">
            <text:p>-12.45</text:p>
          </table:table-cell>
          <table:table-cell office:value-type="float" office:value="-1.92003652492">
            <text:p>-1.92</text:p>
          </table:table-cell>
          <table:table-cell office:value-type="float" office:value="5.31998434646">
            <text:p>5.32</text:p>
          </table:table-cell>
          <table:table-cell office:value-type="float" office:value="6.17597182364">
            <text:p>6.18</text:p>
          </table:table-cell>
          <table:table-cell office:value-type="float" office:value="-2.31202713279">
            <text:p>-2.31</text:p>
          </table:table-cell>
          <table:table-cell office:value-type="float" office:value="-5.13605530916">
            <text:p>-5.14</text:p>
          </table:table-cell>
          <table:table-cell office:value-type="float" office:value="-15.0241325333">
            <text:p>-15.02</text:p>
          </table:table-cell>
          <table:table-cell office:value-type="float" office:value="1.63188103313">
            <text:p>1.63</text:p>
          </table:table-cell>
          <table:table-cell office:value-type="float" office:value="-3.59222541091">
            <text:p>-3.59</text:p>
          </table:table-cell>
          <table:table-cell office:value-type="float" office:value="13.4954343856">
            <text:p>13.5</text:p>
          </table:table-cell>
          <table:table-cell office:value-type="float" office:value="-11.5125228281">
            <text:p>-11.51</text:p>
          </table:table-cell>
          <table:table-cell office:value-type="float" office:value="-5.0166971041">
            <text:p>-5.02</text:p>
          </table:table-cell>
          <table:table-cell office:value-type="float" office:value="14.3752935038">
            <text:p>14.38</text:p>
          </table:table-cell>
          <table:table-cell office:value-type="float" office:value="-14.2324549961">
            <text:p>-14.23</text:p>
          </table:table-cell>
          <table:table-cell office:value-type="float" office:value="-43.2084529089">
            <text:p>-43.21</text:p>
          </table:table-cell>
          <table:table-cell office:value-type="float" office:value="10.4393425515">
            <text:p>10.44</text:p>
          </table:table-cell>
          <table:table-cell office:value-type="float" office:value="7.99895643099">
            <text:p>8</text:p>
          </table:table-cell>
          <table:table-cell office:value-type="float" office:value="-6.76911035742">
            <text:p>-6.77</text:p>
          </table:table-cell>
          <table:table-cell office:value-type="float" office:value="3.15927471954">
            <text:p>3.16</text:p>
          </table:table-cell>
          <table:table-cell office:value-type="float" office:value="-55.8252021915">
            <text:p>-55.83</text:p>
          </table:table-cell>
          <table:table-cell office:value-type="float" office:value="-18.8812940256">
            <text:p>-18.88</text:p>
          </table:table-cell>
          <table:table-cell office:value-type="float" office:value="23.6468823376">
            <text:p>23.65</text:p>
          </table:table-cell>
          <table:table-cell office:value-type="float" office:value="6.15053482912">
            <text:p>6.15</text:p>
          </table:table-cell>
          <table:table-cell office:value-type="float" office:value="20.1027915471">
            <text:p>20.1</text:p>
          </table:table-cell>
          <table:table-cell office:value-type="float" office:value="12.5030002609">
            <text:p>12.5</text:p>
          </table:table-cell>
          <table:table-cell office:value-type="float" office:value="-23.2725019567">
            <text:p>-23.27</text:p>
          </table:table-cell>
          <table:table-cell office:value-type="float" office:value="12.5987477172">
            <text:p>12.6</text:p>
          </table:table-cell>
          <table:table-cell office:value-type="float" office:value="0.438690320897">
            <text:p>0.44</text:p>
          </table:table-cell>
          <table:table-cell office:value-type="float" office:value="-3.04069919123">
            <text:p>-3.04</text:p>
          </table:table-cell>
          <table:table-cell office:value-type="float" office:value="-3.23336811897">
            <text:p>-3.23</text:p>
          </table:table-cell>
          <table:table-cell office:value-type="float" office:value="-30.6403600313">
            <text:p>-30.64</text:p>
          </table:table-cell>
          <table:table-cell office:value-type="float" office:value="46.5191755805">
            <text:p>46.52</text:p>
          </table:table-cell>
          <table:table-cell office:value-type="float" office:value="8.95056091834">
            <text:p>8.95</text:p>
          </table:table-cell>
          <table:table-cell office:value-type="float" office:value="52.0710931385">
            <text:p>52.07</text:p>
          </table:table-cell>
          <table:table-cell office:value-type="float" office:value="12.1437516306">
            <text:p>12.14</text:p>
          </table:table-cell>
          <table:table-cell office:value-type="float" office:value="302532">
            <text:p>302532</text:p>
          </table:table-cell>
          <table:table-cell office:value-type="float" office:value="25">
            <text:p>2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638839791525">
            <text:p>-0.64</text:p>
          </table:table-cell>
          <table:table-cell office:value-type="float" office:value="-2.05048719692">
            <text:p>-2.05</text:p>
          </table:table-cell>
          <table:table-cell office:value-type="float" office:value="-0.51262179923">
            <text:p>-0.51</text:p>
          </table:table-cell>
          <table:table-cell table:number-columns-repeated="2" office:value-type="float" office:value="0.48737820077">
            <text:p>0.49</text:p>
          </table:table-cell>
          <table:table-cell office:value-type="float" office:value="1.84853840925">
            <text:p>1.85</text:p>
          </table:table-cell>
          <table:table-cell office:value-type="float" office:value="1.41164740539">
            <text:p>1.41</text:p>
          </table:table-cell>
          <table:table-cell office:value-type="float" office:value="-2.56310899615">
            <text:p>-2.56</text:p>
          </table:table-cell>
          <table:table-cell office:value-type="float" office:value="-0.151461590755">
            <text:p>-0.15</text:p>
          </table:table-cell>
          <table:table-cell office:value-type="float" office:value="-2.93401314299">
            <text:p>-2.93</text:p>
          </table:table-cell>
          <table:table-cell office:value-type="float" office:value="-11.9845003399">
            <text:p>-11.98</text:p>
          </table:table-cell>
          <table:table-cell office:value-type="float" office:value="2.10872422388">
            <text:p>2.11</text:p>
          </table:table-cell>
          <table:table-cell office:value-type="float" office:value="1.23494221618">
            <text:p>1.23</text:p>
          </table:table-cell>
          <table:table-cell office:value-type="float" office:value="2.74756401541">
            <text:p>2.75</text:p>
          </table:table-cell>
          <table:table-cell office:value-type="float" office:value="-0.302923181509">
            <text:p>-0.3</text:p>
          </table:table-cell>
          <table:table-cell office:value-type="float" office:value="-0.732064355314">
            <text:p>-0.73</text:p>
          </table:table-cell>
          <table:table-cell office:value-type="float" office:value="-9.02723770678">
            <text:p>-9.03</text:p>
          </table:table-cell>
          <table:table-cell office:value-type="float" office:value="2.63684568321">
            <text:p>2.64</text:p>
          </table:table-cell>
          <table:table-cell office:value-type="float" office:value="5.34942216179">
            <text:p>5.35</text:p>
          </table:table-cell>
          <table:table-cell office:value-type="float" office:value="9.79782460911">
            <text:p>9.8</text:p>
          </table:table-cell>
          <table:table-cell office:value-type="float" office:value="-19.6720598232">
            <text:p>-19.67</text:p>
          </table:table-cell>
          <table:table-cell office:value-type="float" office:value="3.87156129617">
            <text:p>3.87</text:p>
          </table:table-cell>
          <table:table-cell office:value-type="float" office:value="16.7200997054">
            <text:p>16.72</text:p>
          </table:table-cell>
          <table:table-cell office:value-type="float" office:value="-14.0409698618">
            <text:p>-14.04</text:p>
          </table:table-cell>
          <table:table-cell office:value-type="float" office:value="-38.9399954679">
            <text:p>-38.94</text:p>
          </table:table-cell>
          <table:table-cell office:value-type="float" office:value="-0.85075912078">
            <text:p>-0.85</text:p>
          </table:table-cell>
          <table:table-cell office:value-type="float" office:value="13.6053931566">
            <text:p>13.61</text:p>
          </table:table-cell>
          <table:table-cell office:value-type="float" office:value="-6.25288919103">
            <text:p>-6.25</text:p>
          </table:table-cell>
          <table:table-cell office:value-type="float" office:value="1.77833673238">
            <text:p>1.78</text:p>
          </table:table-cell>
          <table:table-cell office:value-type="float" office:value="-59.0606843417">
            <text:p>-59.06</text:p>
          </table:table-cell>
          <table:table-cell office:value-type="float" office:value="-23.120915477">
            <text:p>-23.12</text:p>
          </table:table-cell>
          <table:table-cell office:value-type="float" office:value="23.2267391797">
            <text:p>23.23</text:p>
          </table:table-cell>
          <table:table-cell office:value-type="float" office:value="2.27124405167">
            <text:p>2.27</text:p>
          </table:table-cell>
          <table:table-cell office:value-type="float" office:value="4.65388624518">
            <text:p>4.65</text:p>
          </table:table-cell>
          <table:table-cell office:value-type="float" office:value="16.1530024926">
            <text:p>16.15</text:p>
          </table:table-cell>
          <table:table-cell office:value-type="float" office:value="-36.1671878541">
            <text:p>-36.17</text:p>
          </table:table-cell>
          <table:table-cell office:value-type="float" office:value="19.7626104691">
            <text:p>19.76</text:p>
          </table:table-cell>
          <table:table-cell office:value-type="float" office:value="10.6441423068">
            <text:p>10.64</text:p>
          </table:table-cell>
          <table:table-cell office:value-type="float" office:value="-10.4895989123">
            <text:p>-10.49</text:p>
          </table:table-cell>
          <table:table-cell office:value-type="float" office:value="-7.95395422615">
            <text:p>-7.95</text:p>
          </table:table-cell>
          <table:table-cell office:value-type="float" office:value="-27.5768411511">
            <text:p>-27.58</text:p>
          </table:table-cell>
          <table:table-cell office:value-type="float" office:value="47.374439157">
            <text:p>47.37</text:p>
          </table:table-cell>
          <table:table-cell office:value-type="float" office:value="17.8013596193">
            <text:p>17.8</text:p>
          </table:table-cell>
          <table:table-cell office:value-type="float" office:value="51.3142080218">
            <text:p>51.31</text:p>
          </table:table-cell>
          <table:table-cell office:value-type="float" office:value="17.7358259687">
            <text:p>17.74</text:p>
          </table:table-cell>
          <table:table-cell office:value-type="float" office:value="282598">
            <text:p>282598</text:p>
          </table:table-cell>
          <table:table-cell office:value-type="float" office:value="26">
            <text:p>2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2.61843230404">
            <text:p>-2.62</text:p>
          </table:table-cell>
          <table:table-cell office:value-type="float" office:value="1.46052256532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-1.05263657957">
            <text:p>-1.05</text:p>
          </table:table-cell>
          <table:table-cell office:value-type="float" office:value="0.355249406176">
            <text:p>0.36</text:p>
          </table:table-cell>
          <table:table-cell office:value-type="float" office:value="2.3026128266">
            <text:p>2.3</text:p>
          </table:table-cell>
          <table:table-cell office:value-type="float" office:value="-3.10527315914">
            <text:p>-3.11</text:p>
          </table:table-cell>
          <table:table-cell office:value-type="float" office:value="1.3026128266">
            <text:p>1.3</text:p>
          </table:table-cell>
          <table:table-cell office:value-type="float" office:value="-3.48693586698">
            <text:p>-3.49</text:p>
          </table:table-cell>
          <table:table-cell office:value-type="float" office:value="-16.5922090261">
            <text:p>-16.59</text:p>
          </table:table-cell>
          <table:table-cell office:value-type="float" office:value="-3.47372921615">
            <text:p>-3.47</text:p>
          </table:table-cell>
          <table:table-cell office:value-type="float" office:value="0.894726840855">
            <text:p>0.89</text:p>
          </table:table-cell>
          <table:table-cell office:value-type="float" office:value="9.06574821853">
            <text:p>9.07</text:p>
          </table:table-cell>
          <table:table-cell office:value-type="float" office:value="2.03942992874">
            <text:p>2.04</text:p>
          </table:table-cell>
          <table:table-cell office:value-type="float" office:value="-8.32902612827">
            <text:p>-8.33</text:p>
          </table:table-cell>
          <table:table-cell office:value-type="float" office:value="-4.14489311164">
            <text:p>-4.14</text:p>
          </table:table-cell>
          <table:table-cell office:value-type="float" office:value="7.22356294537">
            <text:p>7.22</text:p>
          </table:table-cell>
          <table:table-cell office:value-type="float" office:value="-0.197624703088">
            <text:p>-0.2</text:p>
          </table:table-cell>
          <table:table-cell office:value-type="float" office:value="-1.71116389549">
            <text:p>-1.71</text:p>
          </table:table-cell>
          <table:table-cell office:value-type="float" office:value="-12.6979572447">
            <text:p>-12.7</text:p>
          </table:table-cell>
          <table:table-cell office:value-type="float" office:value="0.920285035629">
            <text:p>0.92</text:p>
          </table:table-cell>
          <table:table-cell office:value-type="float" office:value="19.1176247031">
            <text:p>19.12</text:p>
          </table:table-cell>
          <table:table-cell office:value-type="float" office:value="3.15733966746">
            <text:p>3.16</text:p>
          </table:table-cell>
          <table:table-cell office:value-type="float" office:value="-41.0136817102">
            <text:p>-41.01</text:p>
          </table:table-cell>
          <table:table-cell office:value-type="float" office:value="-2.84285035629">
            <text:p>-2.84</text:p>
          </table:table-cell>
          <table:table-cell office:value-type="float" office:value="11.6567220903">
            <text:p>11.66</text:p>
          </table:table-cell>
          <table:table-cell office:value-type="float" office:value="-8.96180522565">
            <text:p>-8.96</text:p>
          </table:table-cell>
          <table:table-cell office:value-type="float" office:value="-7.84294536817">
            <text:p>-7.84</text:p>
          </table:table-cell>
          <table:table-cell office:value-type="float" office:value="-48.0013301663">
            <text:p>-48</text:p>
          </table:table-cell>
          <table:table-cell office:value-type="float" office:value="-23.1066983373">
            <text:p>-23.11</text:p>
          </table:table-cell>
          <table:table-cell office:value-type="float" office:value="12.6435154394">
            <text:p>12.64</text:p>
          </table:table-cell>
          <table:table-cell office:value-type="float" office:value="-0.646365795724">
            <text:p>-0.65</text:p>
          </table:table-cell>
          <table:table-cell office:value-type="float" office:value="2.61710213777">
            <text:p>2.62</text:p>
          </table:table-cell>
          <table:table-cell office:value-type="float" office:value="11.9726365796">
            <text:p>11.97</text:p>
          </table:table-cell>
          <table:table-cell office:value-type="float" office:value="-28.9610451306">
            <text:p>-28.96</text:p>
          </table:table-cell>
          <table:table-cell office:value-type="float" office:value="23.1302612827">
            <text:p>23.13</text:p>
          </table:table-cell>
          <table:table-cell office:value-type="float" office:value="8.66964370546">
            <text:p>8.67</text:p>
          </table:table-cell>
          <table:table-cell office:value-type="float" office:value="-7.71125890736">
            <text:p>-7.71</text:p>
          </table:table-cell>
          <table:table-cell office:value-type="float" office:value="-4.1725415677">
            <text:p>-4.17</text:p>
          </table:table-cell>
          <table:table-cell office:value-type="float" office:value="-26.2503562945">
            <text:p>-26.25</text:p>
          </table:table-cell>
          <table:table-cell office:value-type="float" office:value="49.5649406176">
            <text:p>49.56</text:p>
          </table:table-cell>
          <table:table-cell office:value-type="float" office:value="19.0905463183">
            <text:p>19.09</text:p>
          </table:table-cell>
          <table:table-cell office:value-type="float" office:value="52.3675059382">
            <text:p>52.37</text:p>
          </table:table-cell>
          <table:table-cell office:value-type="float" office:value="17.3681710214">
            <text:p>17.37</text:p>
          </table:table-cell>
          <table:table-cell office:value-type="float" office:value="263321">
            <text:p>263321</text:p>
          </table:table-cell>
          <table:table-cell office:value-type="float" office:value="27">
            <text:p>27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3.11214346371">
            <text:p>-3.11</text:p>
          </table:table-cell>
          <table:table-cell office:value-type="float" office:value="0.955142614516">
            <text:p>0.96</text:p>
          </table:table-cell>
          <table:table-cell office:value-type="float" office:value="-0.0224286927419">
            <text:p>-0.02</text:p>
          </table:table-cell>
          <table:table-cell office:value-type="float" office:value="0">
            <text:p>0</text:p>
          </table:table-cell>
          <table:table-cell office:value-type="float" office:value="1.93271392177">
            <text:p>1.93</text:p>
          </table:table-cell>
          <table:table-cell office:value-type="float" office:value="0.421499575403">
            <text:p>0.42</text:p>
          </table:table-cell>
          <table:table-cell office:value-type="float" office:value="2.88785653629">
            <text:p>2.89</text:p>
          </table:table-cell>
          <table:table-cell office:value-type="float" office:value="-1.5785004246">
            <text:p>-1.58</text:p>
          </table:table-cell>
          <table:table-cell office:value-type="float" office:value="1.82057045806">
            <text:p>1.82</text:p>
          </table:table-cell>
          <table:table-cell office:value-type="float" office:value="-6.2737898996">
            <text:p>-6.27</text:p>
          </table:table-cell>
          <table:table-cell office:value-type="float" office:value="-19.4532194415">
            <text:p>-19.45</text:p>
          </table:table-cell>
          <table:table-cell office:value-type="float" office:value="4.5738548379">
            <text:p>4.57</text:p>
          </table:table-cell>
          <table:table-cell office:value-type="float" office:value="-0.201858234677">
            <text:p>-0.2</text:p>
          </table:table-cell>
          <table:table-cell office:value-type="float" office:value="2.19721264798">
            <text:p>2.2</text:p>
          </table:table-cell>
          <table:table-cell office:value-type="float" office:value="-0.246715620161">
            <text:p>-0.25</text:p>
          </table:table-cell>
          <table:table-cell office:value-type="float" office:value="-5.25136120685">
            <text:p>-5.25</text:p>
          </table:table-cell>
          <table:table-cell office:value-type="float" office:value="-11.3681502573">
            <text:p>-11.37</text:p>
          </table:table-cell>
          <table:table-cell office:value-type="float" office:value="5.38977970928">
            <text:p>5.39</text:p>
          </table:table-cell>
          <table:table-cell office:value-type="float" office:value="1.75713072581">
            <text:p>1.76</text:p>
          </table:table-cell>
          <table:table-cell office:value-type="float" office:value="-13.5623158">
            <text:p>-13.56</text:p>
          </table:table-cell>
          <table:table-cell office:value-type="float" office:value="-17.1361706379">
            <text:p>-17.14</text:p>
          </table:table-cell>
          <table:table-cell office:value-type="float" office:value="1.67046306009">
            <text:p>1.67</text:p>
          </table:table-cell>
          <table:table-cell office:value-type="float" office:value="24.5583195964">
            <text:p>24.56</text:p>
          </table:table-cell>
          <table:table-cell office:value-type="float" office:value="7.64418802138">
            <text:p>7.64</text:p>
          </table:table-cell>
          <table:table-cell office:value-type="float" office:value="-35.5754533193">
            <text:p>-35.58</text:p>
          </table:table-cell>
          <table:table-cell office:value-type="float" office:value="-0.858534392327">
            <text:p>-0.86</text:p>
          </table:table-cell>
          <table:table-cell office:value-type="float" office:value="2.26130176332">
            <text:p>2.26</text:p>
          </table:table-cell>
          <table:table-cell office:value-type="float" office:value="0.364154053649">
            <text:p>0.36</text:p>
          </table:table-cell>
          <table:table-cell office:value-type="float" office:value="4.28917528348">
            <text:p>4.29</text:p>
          </table:table-cell>
          <table:table-cell office:value-type="float" office:value="-42.640491533">
            <text:p>-42.64</text:p>
          </table:table-cell>
          <table:table-cell office:value-type="float" office:value="-19.2909236226">
            <text:p>-19.29</text:p>
          </table:table-cell>
          <table:table-cell office:value-type="float" office:value="16.1267296069">
            <text:p>16.13</text:p>
          </table:table-cell>
          <table:table-cell office:value-type="float" office:value="-2.04036165643">
            <text:p>-2.04</text:p>
          </table:table-cell>
          <table:table-cell office:value-type="float" office:value="-1.39377591288">
            <text:p>-1.39</text:p>
          </table:table-cell>
          <table:table-cell office:value-type="float" office:value="15.961236825">
            <text:p>15.96</text:p>
          </table:table-cell>
          <table:table-cell office:value-type="float" office:value="-40.17173685">
            <text:p>-40.17</text:p>
          </table:table-cell>
          <table:table-cell office:value-type="float" office:value="12.0323692492">
            <text:p>12.03</text:p>
          </table:table-cell>
          <table:table-cell office:value-type="float" office:value="-3.30870672861">
            <text:p>-3.31</text:p>
          </table:table-cell>
          <table:table-cell office:value-type="float" office:value="-2.98846096209">
            <text:p>-2.99</text:p>
          </table:table-cell>
          <table:table-cell office:value-type="float" office:value="2.13057595284">
            <text:p>2.13</text:p>
          </table:table-cell>
          <table:table-cell office:value-type="float" office:value="-26.0054448274">
            <text:p>-26.01</text:p>
          </table:table-cell>
          <table:table-cell office:value-type="float" office:value="53.5807482891">
            <text:p>53.58</text:p>
          </table:table-cell>
          <table:table-cell office:value-type="float" office:value="29.3680003996">
            <text:p>29.37</text:p>
          </table:table-cell>
          <table:table-cell office:value-type="float" office:value="46.6658174734">
            <text:p>46.67</text:p>
          </table:table-cell>
          <table:table-cell office:value-type="float" office:value="13.8917028823">
            <text:p>13.89</text:p>
          </table:table-cell>
          <table:table-cell office:value-type="float" office:value="244550">
            <text:p>244550</text:p>
          </table:table-cell>
          <table:table-cell office:value-type="float" office:value="28">
            <text:p>28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1.10370604338">
            <text:p>-1.1</text:p>
          </table:table-cell>
          <table:table-cell office:value-type="float" office:value="0.917035165298">
            <text:p>0.92</text:p>
          </table:table-cell>
          <table:table-cell office:value-type="float" office:value="0.468888186987">
            <text:p>0.47</text:p>
          </table:table-cell>
          <table:table-cell office:value-type="float" office:value="0.979258791324">
            <text:p>0.98</text:p>
          </table:table-cell>
          <table:table-cell office:value-type="float" office:value="0.958517582649">
            <text:p>0.96</text:p>
          </table:table-cell>
          <table:table-cell office:value-type="float" office:value="-1.59333543904">
            <text:p>-1.59</text:p>
          </table:table-cell>
          <table:table-cell office:value-type="float" office:value="0.896293956622">
            <text:p>0.9</text:p>
          </table:table-cell>
          <table:table-cell office:value-type="float" office:value="-3.59333543904">
            <text:p>-3.59</text:p>
          </table:table-cell>
          <table:table-cell office:value-type="float" office:value="-1.67630027374">
            <text:p>-1.68</text:p>
          </table:table-cell>
          <table:table-cell office:value-type="float" office:value="-6.70520109497">
            <text:p>-6.71</text:p>
          </table:table-cell>
          <table:table-cell office:value-type="float" office:value="-19.4229837861">
            <text:p>-19.42</text:p>
          </table:table-cell>
          <table:table-cell office:value-type="float" office:value="4.60591703517">
            <text:p>4.61</text:p>
          </table:table-cell>
          <table:table-cell office:value-type="float" office:value="2.34444093493">
            <text:p>2.34</text:p>
          </table:table-cell>
          <table:table-cell office:value-type="float" office:value="1.24073489156">
            <text:p>1.24</text:p>
          </table:table-cell>
          <table:table-cell office:value-type="float" office:value="1.32369972626">
            <text:p>1.32</text:p>
          </table:table-cell>
          <table:table-cell office:value-type="float" office:value="-2.07038323858">
            <text:p>-2.07</text:p>
          </table:table-cell>
          <table:table-cell office:value-type="float" office:value="-4.26521372921">
            <text:p>-4.27</text:p>
          </table:table-cell>
          <table:table-cell office:value-type="float" office:value="4.53553379659">
            <text:p>4.54</text:p>
          </table:table-cell>
          <table:table-cell office:value-type="float" office:value="-2.01189724152">
            <text:p>-2.01</text:p>
          </table:table-cell>
          <table:table-cell office:value-type="float" office:value="-20.1230785429">
            <text:p>-20.12</text:p>
          </table:table-cell>
          <table:table-cell office:value-type="float" office:value="-17.1149189303">
            <text:p>-17.11</text:p>
          </table:table-cell>
          <table:table-cell office:value-type="float" office:value="5.8191198147">
            <text:p>5.82</text:p>
          </table:table-cell>
          <table:table-cell office:value-type="float" office:value="33.4331964624">
            <text:p>33.43</text:p>
          </table:table-cell>
          <table:table-cell office:value-type="float" office:value="12.8102758475">
            <text:p>12.81</text:p>
          </table:table-cell>
          <table:table-cell office:value-type="float" office:value="-29.5756475047">
            <text:p>-29.58</text:p>
          </table:table-cell>
          <table:table-cell office:value-type="float" office:value="-3.9319856812">
            <text:p>-3.93</text:p>
          </table:table-cell>
          <table:table-cell office:value-type="float" office:value="-5.69872604759">
            <text:p>-5.7</text:p>
          </table:table-cell>
          <table:table-cell office:value-type="float" office:value="8.43014318804">
            <text:p>8.43</text:p>
          </table:table-cell>
          <table:table-cell office:value-type="float" office:value="7.17614234576">
            <text:p>7.18</text:p>
          </table:table-cell>
          <table:table-cell office:value-type="float" office:value="-48.4328279638">
            <text:p>-48.43</text:p>
          </table:table-cell>
          <table:table-cell office:value-type="float" office:value="-25.2750579069">
            <text:p>-25.28</text:p>
          </table:table-cell>
          <table:table-cell office:value-type="float" office:value="3.32201516109">
            <text:p>3.32</text:p>
          </table:table-cell>
          <table:table-cell office:value-type="float" office:value="7.8041692988">
            <text:p>7.8</text:p>
          </table:table-cell>
          <table:table-cell office:value-type="float" office:value="-6.81059170352">
            <text:p>-6.81</text:p>
          </table:table-cell>
          <table:table-cell office:value-type="float" office:value="14.7738997684">
            <text:p>14.77</text:p>
          </table:table-cell>
          <table:table-cell office:value-type="float" office:value="-32.5467466835">
            <text:p>-32.55</text:p>
          </table:table-cell>
          <table:table-cell office:value-type="float" office:value="0.624973678669">
            <text:p>0.62</text:p>
          </table:table-cell>
          <table:table-cell office:value-type="float" office:value="-18.2876395031">
            <text:p>-18.29</text:p>
          </table:table-cell>
          <table:table-cell office:value-type="float" office:value="2.53248052222">
            <text:p>2.53</text:p>
          </table:table-cell>
          <table:table-cell office:value-type="float" office:value="10.4012423668">
            <text:p>10.4</text:p>
          </table:table-cell>
          <table:table-cell office:value-type="float" office:value="-25.0407980628">
            <text:p>-25.04</text:p>
          </table:table-cell>
          <table:table-cell office:value-type="float" office:value="55.2754264056">
            <text:p>55.28</text:p>
          </table:table-cell>
          <table:table-cell office:value-type="float" office:value="35.0404822068">
            <text:p>35.04</text:p>
          </table:table-cell>
          <table:table-cell office:value-type="float" office:value="47.9228258581">
            <text:p>47.92</text:p>
          </table:table-cell>
          <table:table-cell office:value-type="float" office:value="11.6436618235">
            <text:p>11.64</text:p>
          </table:table-cell>
          <table:table-cell office:value-type="float" office:value="226767">
            <text:p>226767</text:p>
          </table:table-cell>
          <table:table-cell office:value-type="float" office:value="29">
            <text:p>29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-0.121255744422">
            <text:p>-0.12</text:p>
          </table:table-cell>
          <table:table-cell office:value-type="float" office:value="0.939372127789">
            <text:p>0.94</text:p>
          </table:table-cell>
          <table:table-cell office:value-type="float" office:value="-0.0202092907369">
            <text:p>-0.02</text:p>
          </table:table-cell>
          <table:table-cell table:number-columns-repeated="2" office:value-type="float" office:value="0">
            <text:p>0</text:p>
          </table:table-cell>
          <table:table-cell office:value-type="float" office:value="2.38884890095">
            <text:p>2.39</text:p>
          </table:table-cell>
          <table:table-cell office:value-type="float" office:value="2.44947677316">
            <text:p>2.45</text:p>
          </table:table-cell>
          <table:table-cell office:value-type="float" office:value="-4.10104645368">
            <text:p>-4.1</text:p>
          </table:table-cell>
          <table:table-cell office:value-type="float" office:value="2.32822102874">
            <text:p>2.33</text:p>
          </table:table-cell>
          <table:table-cell office:value-type="float" office:value="-5.70732517579">
            <text:p>-5.71</text:p>
          </table:table-cell>
          <table:table-cell office:value-type="float" office:value="-14.848790211">
            <text:p>-14.85</text:p>
          </table:table-cell>
          <table:table-cell office:value-type="float" office:value="-0.343557942528">
            <text:p>-0.34</text:p>
          </table:table-cell>
          <table:table-cell office:value-type="float" office:value="-1.18188361663">
            <text:p>-1.18</text:p>
          </table:table-cell>
          <table:table-cell office:value-type="float" office:value="1.71706992968">
            <text:p>1.72</text:p>
          </table:table-cell>
          <table:table-cell office:value-type="float" office:value="0.247383865788">
            <text:p>0.25</text:p>
          </table:table-cell>
          <table:table-cell office:value-type="float" office:value="-4.13659265821">
            <text:p>-4.14</text:p>
          </table:table-cell>
          <table:table-cell office:value-type="float" office:value="-3.64182492664">
            <text:p>-3.64</text:p>
          </table:table-cell>
          <table:table-cell office:value-type="float" office:value="11.9491168817">
            <text:p>11.95</text:p>
          </table:table-cell>
          <table:table-cell office:value-type="float" office:value="1.87802447262">
            <text:p>1.88</text:p>
          </table:table-cell>
          <table:table-cell office:value-type="float" office:value="-18.1986600963">
            <text:p>-18.2</text:p>
          </table:table-cell>
          <table:table-cell office:value-type="float" office:value="-17.915730026">
            <text:p>-17.92</text:p>
          </table:table-cell>
          <table:table-cell office:value-type="float" office:value="11.6089917502">
            <text:p>11.61</text:p>
          </table:table-cell>
          <table:table-cell office:value-type="float" office:value="38.6494103317">
            <text:p>38.65</text:p>
          </table:table-cell>
          <table:table-cell office:value-type="float" office:value="6.0591883063">
            <text:p>6.06</text:p>
          </table:table-cell>
          <table:table-cell office:value-type="float" office:value="-34.9408116937">
            <text:p>-34.94</text:p>
          </table:table-cell>
          <table:table-cell office:value-type="float" office:value="-15.3352527546">
            <text:p>-15.34</text:p>
          </table:table-cell>
          <table:table-cell office:value-type="float" office:value="4.73927246553">
            <text:p>4.74</text:p>
          </table:table-cell>
          <table:table-cell office:value-type="float" office:value="18.1734123249">
            <text:p>18.17</text:p>
          </table:table-cell>
          <table:table-cell office:value-type="float" office:value="1.88145728365">
            <text:p>1.88</text:p>
          </table:table-cell>
          <table:table-cell office:value-type="float" office:value="-46.7408781352">
            <text:p>-46.74</text:p>
          </table:table-cell>
          <table:table-cell office:value-type="float" office:value="-33.064226787">
            <text:p>-33.06</text:p>
          </table:table-cell>
          <table:table-cell office:value-type="float" office:value="10.4312607275">
            <text:p>10.43</text:p>
          </table:table-cell>
          <table:table-cell office:value-type="float" office:value="8.11206466973">
            <text:p>8.11</text:p>
          </table:table-cell>
          <table:table-cell office:value-type="float" office:value="-13.0133436687">
            <text:p>-13.01</text:p>
          </table:table-cell>
          <table:table-cell office:value-type="float" office:value="17.9873761143">
            <text:p>17.99</text:p>
          </table:table-cell>
          <table:table-cell office:value-type="float" office:value="-29.6021261281">
            <text:p>-29.6</text:p>
          </table:table-cell>
          <table:table-cell office:value-type="float" office:value="-7.93737888268">
            <text:p>-7.94</text:p>
          </table:table-cell>
          <table:table-cell office:value-type="float" office:value="-23.2356458668">
            <text:p>-23.24</text:p>
          </table:table-cell>
          <table:table-cell office:value-type="float" office:value="-5.03698577044">
            <text:p>-5.04</text:p>
          </table:table-cell>
          <table:table-cell office:value-type="float" office:value="12.2995404463">
            <text:p>12.3</text:p>
          </table:table-cell>
          <table:table-cell office:value-type="float" office:value="-24.7735452079">
            <text:p>-24.77</text:p>
          </table:table-cell>
          <table:table-cell office:value-type="float" office:value="47.5386191241">
            <text:p>47.54</text:p>
          </table:table-cell>
          <table:table-cell office:value-type="float" office:value="41.1023199158">
            <text:p>41.1</text:p>
          </table:table-cell>
          <table:table-cell office:value-type="float" office:value="47.5637007918">
            <text:p>47.56</text:p>
          </table:table-cell>
          <table:table-cell office:value-type="float" office:value="13.8529428049">
            <text:p>13.85</text:p>
          </table:table-cell>
          <table:table-cell office:value-type="float" office:value="210636">
            <text:p>210636</text:p>
          </table:table-cell>
          <table:table-cell office:value-type="float" office:value="30">
            <text:p>30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.34983460043">
            <text:p>1.35</text:p>
          </table:table-cell>
          <table:table-cell office:value-type="float" office:value="0.44994486681">
            <text:p>0.45</text:p>
          </table:table-cell>
          <table:table-cell office:value-type="float" office:value="0.489988973362">
            <text:p>0.49</text:p>
          </table:table-cell>
          <table:table-cell office:value-type="float" office:value="0">
            <text:p>0</text:p>
          </table:table-cell>
          <table:table-cell office:value-type="float" office:value="0.469966920086">
            <text:p>0.47</text:p>
          </table:table-cell>
          <table:table-cell office:value-type="float" office:value="2.83982357379">
            <text:p>2.84</text:p>
          </table:table-cell>
          <table:table-cell office:value-type="float" office:value="-0.630143346294">
            <text:p>-0.63</text:p>
          </table:table-cell>
          <table:table-cell office:value-type="float" office:value="-0.120132319656">
            <text:p>-0.12</text:p>
          </table:table-cell>
          <table:table-cell office:value-type="float" office:value="4.85984562707">
            <text:p>4.86</text:p>
          </table:table-cell>
          <table:table-cell office:value-type="float" office:value="-6.2107828913">
            <text:p>-6.21</text:p>
          </table:table-cell>
          <table:table-cell office:value-type="float" office:value="-11.8609482909">
            <text:p>-11.86</text:p>
          </table:table-cell>
          <table:table-cell office:value-type="float" office:value="-4.30033079914">
            <text:p>-4.3</text:p>
          </table:table-cell>
          <table:table-cell office:value-type="float" office:value="0.349834600429">
            <text:p>0.35</text:p>
          </table:table-cell>
          <table:table-cell office:value-type="float" office:value="3.16963612094">
            <text:p>3.17</text:p>
          </table:table-cell>
          <table:table-cell office:value-type="float" office:value="1.67964714758">
            <text:p>1.68</text:p>
          </table:table-cell>
          <table:table-cell office:value-type="float" office:value="-1.07062851837">
            <text:p>-1.07</text:p>
          </table:table-cell>
          <table:table-cell office:value-type="float" office:value="-1.83146654286">
            <text:p>-1.83</text:p>
          </table:table-cell>
          <table:table-cell office:value-type="float" office:value="11.5289304161">
            <text:p>11.53</text:p>
          </table:table-cell>
          <table:table-cell office:value-type="float" office:value="4.30758516627">
            <text:p>4.31</text:p>
          </table:table-cell>
          <table:table-cell office:value-type="float" office:value="-22.5650281469">
            <text:p>-22.57</text:p>
          </table:table-cell>
          <table:table-cell office:value-type="float" office:value="-25.424873774">
            <text:p>-25.42</text:p>
          </table:table-cell>
          <table:table-cell office:value-type="float" office:value="8.86379200279">
            <text:p>8.86</text:p>
          </table:table-cell>
          <table:table-cell office:value-type="float" office:value="44.9839243224">
            <text:p>44.98</text:p>
          </table:table-cell>
          <table:table-cell office:value-type="float" office:value="12.2358539841">
            <text:p>12.24</text:p>
          </table:table-cell>
          <table:table-cell office:value-type="float" office:value="-37.454355522">
            <text:p>-37.45</text:p>
          </table:table-cell>
          <table:table-cell office:value-type="float" office:value="-24.9654692125">
            <text:p>-24.97</text:p>
          </table:table-cell>
          <table:table-cell office:value-type="float" office:value="-2.89925134931">
            <text:p>-2.9</text:p>
          </table:table-cell>
          <table:table-cell office:value-type="float" office:value="16.1902965585">
            <text:p>16.19</text:p>
          </table:table-cell>
          <table:table-cell office:value-type="float" office:value="-12.1267483025">
            <text:p>-12.13</text:p>
          </table:table-cell>
          <table:table-cell office:value-type="float" office:value="-46.2702106668">
            <text:p>-46.27</text:p>
          </table:table-cell>
          <table:table-cell office:value-type="float" office:value="-28.5304973594">
            <text:p>-28.53</text:p>
          </table:table-cell>
          <table:table-cell office:value-type="float" office:value="10.951134583">
            <text:p>10.95</text:p>
          </table:table-cell>
          <table:table-cell office:value-type="float" office:value="5.04793685799">
            <text:p>5.05</text:p>
          </table:table-cell>
          <table:table-cell office:value-type="float" office:value="1.59073762405">
            <text:p>1.59</text:p>
          </table:table-cell>
          <table:table-cell office:value-type="float" office:value="20.9627996054">
            <text:p>20.96</text:p>
          </table:table-cell>
          <table:table-cell office:value-type="float" office:value="-31.2129882189">
            <text:p>-31.21</text:p>
          </table:table-cell>
          <table:table-cell office:value-type="float" office:value="2.15135511578">
            <text:p>2.15</text:p>
          </table:table-cell>
          <table:table-cell office:value-type="float" office:value="-28.1595380419">
            <text:p>-28.16</text:p>
          </table:table-cell>
          <table:table-cell office:value-type="float" office:value="-1.30474145436">
            <text:p>-1.3</text:p>
          </table:table-cell>
          <table:table-cell office:value-type="float" office:value="11.9500319192">
            <text:p>11.95</text:p>
          </table:table-cell>
          <table:table-cell office:value-type="float" office:value="-21.5122163542">
            <text:p>-21.51</text:p>
          </table:table-cell>
          <table:table-cell office:value-type="float" office:value="51.4549939063">
            <text:p>51.45</text:p>
          </table:table-cell>
          <table:table-cell office:value-type="float" office:value="42.9194475074">
            <text:p>42.92</text:p>
          </table:table-cell>
          <table:table-cell office:value-type="float" office:value="38.6246300273">
            <text:p>38.62</text:p>
          </table:table-cell>
          <table:table-cell office:value-type="float" office:value="9.02837908421">
            <text:p>9.03</text:p>
          </table:table-cell>
          <table:table-cell office:value-type="float" office:value="195951">
            <text:p>195951</text:p>
          </table:table-cell>
          <table:table-cell office:value-type="float" office:value="31">
            <text:p>31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0.870447096655">
            <text:p>0.87</text:p>
          </table:table-cell>
          <table:table-cell office:value-type="float" office:value="0.461134128996">
            <text:p>0.46</text:p>
          </table:table-cell>
          <table:table-cell office:value-type="float" office:value="-0.0259105806691">
            <text:p>-0.03</text:p>
          </table:table-cell>
          <table:table-cell office:value-type="float" office:value="1.461134129">
            <text:p>1.46</text:p>
          </table:table-cell>
          <table:table-cell office:value-type="float" office:value="0.435223548327">
            <text:p>0.44</text:p>
          </table:table-cell>
          <table:table-cell office:value-type="float" office:value="1.79271535465">
            <text:p>1.79</text:p>
          </table:table-cell>
          <table:table-cell office:value-type="float" office:value="3.79271535465">
            <text:p>3.79</text:p>
          </table:table-cell>
          <table:table-cell office:value-type="float" office:value="-0.129552903345">
            <text:p>-0.13</text:p>
          </table:table-cell>
          <table:table-cell office:value-type="float" office:value="2.79271535465">
            <text:p>2.79</text:p>
          </table:table-cell>
          <table:table-cell office:value-type="float" office:value="-9.90687032342">
            <text:p>-9.91</text:p>
          </table:table-cell>
          <table:table-cell office:value-type="float" office:value="-12.6271102591">
            <text:p>-12.63</text:p>
          </table:table-cell>
          <table:table-cell office:value-type="float" office:value="-6.46639045204">
            <text:p>-6.47</text:p>
          </table:table-cell>
          <table:table-cell office:value-type="float" office:value="-1.25910580669">
            <text:p>-1.26</text:p>
          </table:table-cell>
          <table:table-cell office:value-type="float" office:value="4.15020716097">
            <text:p>4.15</text:p>
          </table:table-cell>
          <table:table-cell office:value-type="float" office:value="1.20202832231">
            <text:p>1.2</text:p>
          </table:table-cell>
          <table:table-cell office:value-type="float" office:value="-10.3161832911">
            <text:p>-10.32</text:p>
          </table:table-cell>
          <table:table-cell office:value-type="float" office:value="10.8546781275">
            <text:p>10.85</text:p>
          </table:table-cell>
          <table:table-cell office:value-type="float" office:value="13.8340238699">
            <text:p>13.83</text:p>
          </table:table-cell>
          <table:table-cell office:value-type="float" office:value="-1.10401335724">
            <text:p>-1.1</text:p>
          </table:table-cell>
          <table:table-cell office:value-type="float" office:value="-26.6225960052">
            <text:p>-26.62</text:p>
          </table:table-cell>
          <table:table-cell office:value-type="float" office:value="-20.9541772308">
            <text:p>-20.95</text:p>
          </table:table-cell>
          <table:table-cell office:value-type="float" office:value="4.20617154165">
            <text:p>4.21</text:p>
          </table:table-cell>
          <table:table-cell office:value-type="float" office:value="43.4652773483">
            <text:p>43.47</text:p>
          </table:table-cell>
          <table:table-cell office:value-type="float" office:value="20.2583637376">
            <text:p>20.26</text:p>
          </table:table-cell>
          <table:table-cell office:value-type="float" office:value="-42.9489209078">
            <text:p>-42.95</text:p>
          </table:table-cell>
          <table:table-cell office:value-type="float" office:value="-33.3946571022">
            <text:p>-33.39</text:p>
          </table:table-cell>
          <table:table-cell office:value-type="float" office:value="-2.20876878363">
            <text:p>-2.21</text:p>
          </table:table-cell>
          <table:table-cell office:value-type="float" office:value="29.350751345">
            <text:p>29.35</text:p>
          </table:table-cell>
          <table:table-cell office:value-type="float" office:value="-28.3379506524">
            <text:p>-28.34</text:p>
          </table:table-cell>
          <table:table-cell office:value-type="float" office:value="-45.8358790427">
            <text:p>-45.84</text:p>
          </table:table-cell>
          <table:table-cell office:value-type="float" office:value="-28.5302083977">
            <text:p>-28.53</text:p>
          </table:table-cell>
          <table:table-cell office:value-type="float" office:value="12.3094428298">
            <text:p>12.31</text:p>
          </table:table-cell>
          <table:table-cell office:value-type="float" office:value="7.75969327809">
            <text:p>7.76</text:p>
          </table:table-cell>
          <table:table-cell office:value-type="float" office:value="-3.05330529961">
            <text:p>-3.05</text:p>
          </table:table-cell>
          <table:table-cell office:value-type="float" office:value="25.0972728959">
            <text:p>25.1</text:p>
          </table:table-cell>
          <table:table-cell office:value-type="float" office:value="-30.2388225836">
            <text:p>-30.24</text:p>
          </table:table-cell>
          <table:table-cell office:value-type="float" office:value="2.2369674108">
            <text:p>2.24</text:p>
          </table:table-cell>
          <table:table-cell office:value-type="float" office:value="-21.6958134933">
            <text:p>-21.7</text:p>
          </table:table-cell>
          <table:table-cell office:value-type="float" office:value="-1.56551852081">
            <text:p>-1.57</text:p>
          </table:table-cell>
          <table:table-cell office:value-type="float" office:value="11.6823325707">
            <text:p>11.68</text:p>
          </table:table-cell>
          <table:table-cell office:value-type="float" office:value="-19.3578628409">
            <text:p>-19.36</text:p>
          </table:table-cell>
          <table:table-cell office:value-type="float" office:value="59.0458227692">
            <text:p>59.05</text:p>
          </table:table-cell>
          <table:table-cell office:value-type="float" office:value="45.0086574733">
            <text:p>45.01</text:p>
          </table:table-cell>
          <table:table-cell office:value-type="float" office:value="37.7608063818">
            <text:p>37.76</text:p>
          </table:table-cell>
          <table:table-cell office:value-type="float" office:value="6.75103580484">
            <text:p>6.75</text:p>
          </table:table-cell>
          <table:table-cell office:value-type="float" office:value="178591">
            <text:p>178591</text:p>
          </table:table-cell>
          <table:table-cell office:value-type="float" office:value="32">
            <text:p>32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.3599469496">
            <text:p>1.36</text:p>
          </table:table-cell>
          <table:table-cell office:value-type="float" office:value="2.38541114058">
            <text:p>2.39</text:p>
          </table:table-cell>
          <table:table-cell office:value-type="float" office:value="-1.56366047745">
            <text:p>-1.56</text:p>
          </table:table-cell>
          <table:table-cell office:value-type="float" office:value="0.487267904509">
            <text:p>0.49</text:p>
          </table:table-cell>
          <table:table-cell office:value-type="float" office:value="1.43633952255">
            <text:p>1.44</text:p>
          </table:table-cell>
          <table:table-cell office:value-type="float" office:value="2.38541114058">
            <text:p>2.39</text:p>
          </table:table-cell>
          <table:table-cell office:value-type="float" office:value="1.41087533156">
            <text:p>1.41</text:p>
          </table:table-cell>
          <table:table-cell office:value-type="float" office:value="-0.0763925729443">
            <text:p>-0.08</text:p>
          </table:table-cell>
          <table:table-cell office:value-type="float" office:value="2.30901856764">
            <text:p>2.31</text:p>
          </table:table-cell>
          <table:table-cell office:value-type="float" office:value="-8.86578249337">
            <text:p>-8.87</text:p>
          </table:table-cell>
          <table:table-cell office:value-type="float" office:value="-11.0185676393">
            <text:p>-11.02</text:p>
          </table:table-cell>
          <table:table-cell office:value-type="float" office:value="-2.89469496021">
            <text:p>-2.89</text:p>
          </table:table-cell>
          <table:table-cell office:value-type="float" office:value="1.74535809019">
            <text:p>1.75</text:p>
          </table:table-cell>
          <table:table-cell office:value-type="float" office:value="7.66896551724">
            <text:p>7.67</text:p>
          </table:table-cell>
          <table:table-cell office:value-type="float" office:value="5.56710875332">
            <text:p>5.57</text:p>
          </table:table-cell>
          <table:table-cell office:value-type="float" office:value="-8.42944297082">
            <text:p>-8.43</text:p>
          </table:table-cell>
          <table:table-cell office:value-type="float" office:value="-0.451458885942">
            <text:p>-0.45</text:p>
          </table:table-cell>
          <table:table-cell office:value-type="float" office:value="12.9559681698">
            <text:p>12.96</text:p>
          </table:table-cell>
          <table:table-cell office:value-type="float" office:value="-5.1100795756">
            <text:p>-5.11</text:p>
          </table:table-cell>
          <table:table-cell office:value-type="float" office:value="-24.8602122016">
            <text:p>-24.86</text:p>
          </table:table-cell>
          <table:table-cell office:value-type="float" office:value="-21.2456233422">
            <text:p>-21.25</text:p>
          </table:table-cell>
          <table:table-cell office:value-type="float" office:value="3.86657824934">
            <text:p>3.87</text:p>
          </table:table-cell>
          <table:table-cell office:value-type="float" office:value="41.6594164456">
            <text:p>41.66</text:p>
          </table:table-cell>
          <table:table-cell office:value-type="float" office:value="15.8273209549">
            <text:p>15.83</text:p>
          </table:table-cell>
          <table:table-cell office:value-type="float" office:value="-37.6090185676">
            <text:p>-37.61</text:p>
          </table:table-cell>
          <table:table-cell office:value-type="float" office:value="-33.6564986737">
            <text:p>-33.66</text:p>
          </table:table-cell>
          <table:table-cell office:value-type="float" office:value="11.9891246684">
            <text:p>11.99</text:p>
          </table:table-cell>
          <table:table-cell office:value-type="float" office:value="21.9161803714">
            <text:p>21.92</text:p>
          </table:table-cell>
          <table:table-cell office:value-type="float" office:value="-23.4355437666">
            <text:p>-23.44</text:p>
          </table:table-cell>
          <table:table-cell office:value-type="float" office:value="-47.0039787798">
            <text:p>-47</text:p>
          </table:table-cell>
          <table:table-cell office:value-type="float" office:value="-29.2331564987">
            <text:p>-29.23</text:p>
          </table:table-cell>
          <table:table-cell office:value-type="float" office:value="18.8074270557">
            <text:p>18.81</text:p>
          </table:table-cell>
          <table:table-cell office:value-type="float" office:value="-0.197347480106">
            <text:p>-0.2</text:p>
          </table:table-cell>
          <table:table-cell office:value-type="float" office:value="-7.9599469496">
            <text:p>-7.96</text:p>
          </table:table-cell>
          <table:table-cell office:value-type="float" office:value="23.9973474801">
            <text:p>24</text:p>
          </table:table-cell>
          <table:table-cell office:value-type="float" office:value="-31.1355437666">
            <text:p>-31.14</text:p>
          </table:table-cell>
          <table:table-cell office:value-type="float" office:value="-0.966843501326">
            <text:p>-0.97</text:p>
          </table:table-cell>
          <table:table-cell office:value-type="float" office:value="-15.9888594164">
            <text:p>-15.99</text:p>
          </table:table-cell>
          <table:table-cell office:value-type="float" office:value="1.92917771883">
            <text:p>1.93</text:p>
          </table:table-cell>
          <table:table-cell office:value-type="float" office:value="6.6801061008">
            <text:p>6.68</text:p>
          </table:table-cell>
          <table:table-cell office:value-type="float" office:value="-16.0880636605">
            <text:p>-16.09</text:p>
          </table:table-cell>
          <table:table-cell office:value-type="float" office:value="54.1872679045">
            <text:p>54.19</text:p>
          </table:table-cell>
          <table:table-cell office:value-type="float" office:value="50.225198939">
            <text:p>50.23</text:p>
          </table:table-cell>
          <table:table-cell office:value-type="float" office:value="28.5981432361">
            <text:p>28.6</text:p>
          </table:table-cell>
          <table:table-cell office:value-type="float" office:value="8.39575596817">
            <text:p>8.4</text:p>
          </table:table-cell>
          <table:table-cell office:value-type="float" office:value="162560">
            <text:p>162560</text:p>
          </table:table-cell>
          <table:table-cell office:value-type="float" office:value="33">
            <text:p>33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.25346112886">
            <text:p>3.25</text:p>
          </table:table-cell>
          <table:table-cell office:value-type="float" office:value="4.80276890309">
            <text:p>4.8</text:p>
          </table:table-cell>
          <table:table-cell office:value-type="float" office:value="0.483564075257">
            <text:p>0.48</text:p>
          </table:table-cell>
          <table:table-cell office:value-type="float" office:value="0.967128150515">
            <text:p>0.97</text:p>
          </table:table-cell>
          <table:table-cell office:value-type="float" office:value="2.41782037629">
            <text:p>2.42</text:p>
          </table:table-cell>
          <table:table-cell office:value-type="float" office:value="1.35207667732">
            <text:p>1.35</text:p>
          </table:table-cell>
          <table:table-cell office:value-type="float" office:value="1.41782037629">
            <text:p>1.42</text:p>
          </table:table-cell>
          <table:table-cell office:value-type="float" office:value="0.868512602059">
            <text:p>0.87</text:p>
          </table:table-cell>
          <table:table-cell office:value-type="float" office:value="2.28633297835">
            <text:p>2.29</text:p>
          </table:table-cell>
          <table:table-cell office:value-type="float" office:value="-7.56833510827">
            <text:p>-7.57</text:p>
          </table:table-cell>
          <table:table-cell office:value-type="float" office:value="-10.8313099042">
            <text:p>-10.83</text:p>
          </table:table-cell>
          <table:table-cell office:value-type="float" office:value="-6.46020589279">
            <text:p>-6.46</text:p>
          </table:table-cell>
          <table:table-cell office:value-type="float" office:value="-2.32871849485">
            <text:p>-2.33</text:p>
          </table:table-cell>
          <table:table-cell office:value-type="float" office:value="7.60553780618">
            <text:p>7.61</text:p>
          </table:table-cell>
          <table:table-cell office:value-type="float" office:value="3.27681931132">
            <text:p>3.28</text:p>
          </table:table-cell>
          <table:table-cell office:value-type="float" office:value="-8.66695065673">
            <text:p>-8.67</text:p>
          </table:table-cell>
          <table:table-cell office:value-type="float" office:value="-0.488746893859">
            <text:p>-0.49</text:p>
          </table:table-cell>
          <table:table-cell office:value-type="float" office:value="12.3659211928">
            <text:p>12.37</text:p>
          </table:table-cell>
          <table:table-cell office:value-type="float" office:value="-2.7378771743">
            <text:p>-2.74</text:p>
          </table:table-cell>
          <table:table-cell office:value-type="float" office:value="-27.0908058218">
            <text:p>-27.09</text:p>
          </table:table-cell>
          <table:table-cell office:value-type="float" office:value="-27.7387291445">
            <text:p>-27.74</text:p>
          </table:table-cell>
          <table:table-cell office:value-type="float" office:value="-2.47142350018">
            <text:p>-2.47</text:p>
          </table:table-cell>
          <table:table-cell office:value-type="float" office:value="39.3079872204">
            <text:p>39.31</text:p>
          </table:table-cell>
          <table:table-cell office:value-type="float" office:value="13.1816826411">
            <text:p>13.18</text:p>
          </table:table-cell>
          <table:table-cell office:value-type="float" office:value="-37.8183173589">
            <text:p>-37.82</text:p>
          </table:table-cell>
          <table:table-cell office:value-type="float" office:value="-22.9169329073">
            <text:p>-22.92</text:p>
          </table:table-cell>
          <table:table-cell office:value-type="float" office:value="16.2318778843">
            <text:p>16.23</text:p>
          </table:table-cell>
          <table:table-cell office:value-type="float" office:value="9.95938942137">
            <text:p>9.96</text:p>
          </table:table-cell>
          <table:table-cell office:value-type="float" office:value="-15.8520411786">
            <text:p>-15.85</text:p>
          </table:table-cell>
          <table:table-cell office:value-type="float" office:value="-39.8857649982">
            <text:p>-39.89</text:p>
          </table:table-cell>
          <table:table-cell office:value-type="float" office:value="-15.2378416755">
            <text:p>-15.24</text:p>
          </table:table-cell>
          <table:table-cell office:value-type="float" office:value="9.37287894924">
            <text:p>9.37</text:p>
          </table:table-cell>
          <table:table-cell office:value-type="float" office:value="12.8555910543">
            <text:p>12.86</text:p>
          </table:table-cell>
          <table:table-cell office:value-type="float" office:value="-2.85722399716">
            <text:p>-2.86</text:p>
          </table:table-cell>
          <table:table-cell office:value-type="float" office:value="16.6600638978">
            <text:p>16.66</text:p>
          </table:table-cell>
          <table:table-cell office:value-type="float" office:value="-31.6392616258">
            <text:p>-31.64</text:p>
          </table:table-cell>
          <table:table-cell office:value-type="float" office:value="3.00695775648">
            <text:p>3.01</text:p>
          </table:table-cell>
          <table:table-cell office:value-type="float" office:value="-21.7819666312">
            <text:p>-21.78</text:p>
          </table:table-cell>
          <table:table-cell office:value-type="float" office:value="1.82960596379">
            <text:p>1.83</text:p>
          </table:table-cell>
          <table:table-cell office:value-type="float" office:value="8.11941782038">
            <text:p>8.12</text:p>
          </table:table-cell>
          <table:table-cell office:value-type="float" office:value="-13.8832090877">
            <text:p>-13.88</text:p>
          </table:table-cell>
          <table:table-cell office:value-type="float" office:value="44.3460418885">
            <text:p>44.35</text:p>
          </table:table-cell>
          <table:table-cell office:value-type="float" office:value="50.1003904863">
            <text:p>50.1</text:p>
          </table:table-cell>
          <table:table-cell office:value-type="float" office:value="19.9282215122">
            <text:p>19.93</text:p>
          </table:table-cell>
          <table:table-cell office:value-type="float" office:value="12.2577919773">
            <text:p>12.26</text:p>
          </table:table-cell>
          <table:table-cell office:value-type="float" office:value="147407">
            <text:p>147407</text:p>
          </table:table-cell>
          <table:table-cell office:value-type="float" office:value="34">
            <text:p>34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.82522854728">
            <text:p>2.83</text:p>
          </table:table-cell>
          <table:table-cell office:value-type="float" office:value="3.30775140201">
            <text:p>3.31</text:p>
          </table:table-cell>
          <table:table-cell office:value-type="float" office:value="-0.139817162173">
            <text:p>-0.14</text:p>
          </table:table-cell>
          <table:table-cell office:value-type="float" office:value="1.93009141891">
            <text:p>1.93</text:p>
          </table:table-cell>
          <table:table-cell office:value-type="float" office:value="0.930091418914">
            <text:p>0.93</text:p>
          </table:table-cell>
          <table:table-cell office:value-type="float" office:value="-1.13981716217">
            <text:p>-1.14</text:p>
          </table:table-cell>
          <table:table-cell office:value-type="float" office:value="2.3776599831">
            <text:p>2.38</text:p>
          </table:table-cell>
          <table:table-cell office:value-type="float" office:value="0.825228547284">
            <text:p>0.83</text:p>
          </table:table-cell>
          <table:table-cell office:value-type="float" office:value="1.72036567565">
            <text:p>1.72</text:p>
          </table:table-cell>
          <table:table-cell office:value-type="float" office:value="-9.56610586157">
            <text:p>-9.57</text:p>
          </table:table-cell>
          <table:table-cell office:value-type="float" office:value="-11.3282630406">
            <text:p>-11.33</text:p>
          </table:table-cell>
          <table:table-cell office:value-type="float" office:value="-0.0417915034186">
            <text:p>-0.04</text:p>
          </table:table-cell>
          <table:table-cell office:value-type="float" office:value="-3.41945148652">
            <text:p>-3.42</text:p>
          </table:table-cell>
          <table:table-cell office:value-type="float" office:value="4.20288853038">
            <text:p>4.2</text:p>
          </table:table-cell>
          <table:table-cell office:value-type="float" office:value="0.405777060767">
            <text:p>0.41</text:p>
          </table:table-cell>
          <table:table-cell office:value-type="float" office:value="-10.8457401859">
            <text:p>-10.85</text:p>
          </table:table-cell>
          <table:table-cell office:value-type="float" office:value="4.00760543904">
            <text:p>4.01</text:p>
          </table:table-cell>
          <table:table-cell office:value-type="float" office:value="12.084351233">
            <text:p>12.08</text:p>
          </table:table-cell>
          <table:table-cell office:value-type="float" office:value="3.46961665514">
            <text:p>3.47</text:p>
          </table:table-cell>
          <table:table-cell office:value-type="float" office:value="-23.5714066221">
            <text:p>-23.57</text:p>
          </table:table-cell>
          <table:table-cell office:value-type="float" office:value="-27.0539294768">
            <text:p>-27.05</text:p>
          </table:table-cell>
          <table:table-cell office:value-type="float" office:value="-7.59191826074">
            <text:p>-7.59</text:p>
          </table:table-cell>
          <table:table-cell office:value-type="float" office:value="36.5129446109">
            <text:p>36.51</text:p>
          </table:table-cell>
          <table:table-cell office:value-type="float" office:value="26.5053391719">
            <text:p>26.51</text:p>
          </table:table-cell>
          <table:table-cell office:value-type="float" office:value="-25.2849350849">
            <text:p>-25.28</text:p>
          </table:table-cell>
          <table:table-cell office:value-type="float" office:value="-12.5645694092">
            <text:p>-12.56</text:p>
          </table:table-cell>
          <table:table-cell office:value-type="float" office:value="6.08058692479">
            <text:p>6.08</text:p>
          </table:table-cell>
          <table:table-cell office:value-type="float" office:value="4.73104401936">
            <text:p>4.73</text:p>
          </table:table-cell>
          <table:table-cell office:value-type="float" office:value="-8.71045555812">
            <text:p>-8.71</text:p>
          </table:table-cell>
          <table:table-cell office:value-type="float" office:value="-44.3806560651">
            <text:p>-44.38</text:p>
          </table:table-cell>
          <table:table-cell office:value-type="float" office:value="-17.1990473996">
            <text:p>-17.2</text:p>
          </table:table-cell>
          <table:table-cell office:value-type="float" office:value="-5.94069294">
            <text:p>-5.94</text:p>
          </table:table-cell>
          <table:table-cell office:value-type="float" office:value="14.6687408773">
            <text:p>14.67</text:p>
          </table:table-cell>
          <table:table-cell office:value-type="float" office:value="-14.1154643927">
            <text:p>-14.12</text:p>
          </table:table-cell>
          <table:table-cell office:value-type="float" office:value="8.20519320888">
            <text:p>8.21</text:p>
          </table:table-cell>
          <table:table-cell office:value-type="float" office:value="-23.831297534">
            <text:p>-23.83</text:p>
          </table:table-cell>
          <table:table-cell office:value-type="float" office:value="3.11477298917">
            <text:p>3.11</text:p>
          </table:table-cell>
          <table:table-cell office:value-type="float" office:value="-4.89890143658">
            <text:p>-4.9</text:p>
          </table:table-cell>
          <table:table-cell office:value-type="float" office:value="0.204424982715">
            <text:p>0.2</text:p>
          </table:table-cell>
          <table:table-cell office:value-type="float" office:value="12.205961435">
            <text:p>12.21</text:p>
          </table:table-cell>
          <table:table-cell office:value-type="float" office:value="-8.82446032112">
            <text:p>-8.82</text:p>
          </table:table-cell>
          <table:table-cell office:value-type="float" office:value="38.6170392564">
            <text:p>38.62</text:p>
          </table:table-cell>
          <table:table-cell office:value-type="float" office:value="48.0874241377">
            <text:p>48.09</text:p>
          </table:table-cell>
          <table:table-cell office:value-type="float" office:value="15.4840593071">
            <text:p>15.48</text:p>
          </table:table-cell>
          <table:table-cell office:value-type="float" office:value="7.94453407083">
            <text:p>7.94</text:p>
          </table:table-cell>
          <table:table-cell office:value-type="float" office:value="132536">
            <text:p>132536</text:p>
          </table:table-cell>
          <table:table-cell office:value-type="float" office:value="35">
            <text:p>35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2.28851588593">
            <text:p>2.29</text:p>
          </table:table-cell>
          <table:table-cell office:value-type="float" office:value="2.80774171448">
            <text:p>2.81</text:p>
          </table:table-cell>
          <table:table-cell office:value-type="float" office:value="1.84619337159">
            <text:p>1.85</text:p>
          </table:table-cell>
          <table:table-cell office:value-type="float" office:value="1.44232251434">
            <text:p>1.44</text:p>
          </table:table-cell>
          <table:table-cell office:value-type="float" office:value="0.403870857241">
            <text:p>0.4</text:p>
          </table:table-cell>
          <table:table-cell office:value-type="float" office:value="-1.59612914276">
            <text:p>-1.6</text:p>
          </table:table-cell>
          <table:table-cell office:value-type="float" office:value="1.84619337159">
            <text:p>1.85</text:p>
          </table:table-cell>
          <table:table-cell office:value-type="float" office:value="0.769290057378">
            <text:p>0.77</text:p>
          </table:table-cell>
          <table:table-cell office:value-type="float" office:value="1.25006422883">
            <text:p>1.25</text:p>
          </table:table-cell>
          <table:table-cell office:value-type="float" office:value="-10.5574205704">
            <text:p>-10.56</text:p>
          </table:table-cell>
          <table:table-cell office:value-type="float" office:value="-10.4227113128">
            <text:p>-10.42</text:p>
          </table:table-cell>
          <table:table-cell office:value-type="float" office:value="0.307870172133">
            <text:p>0.31</text:p>
          </table:table-cell>
          <table:table-cell office:value-type="float" office:value="-1.42296822814">
            <text:p>-1.42</text:p>
          </table:table-cell>
          <table:table-cell office:value-type="float" office:value="4.13470925751">
            <text:p>4.13</text:p>
          </table:table-cell>
          <table:table-cell office:value-type="float" office:value="4.30787017213">
            <text:p>4.31</text:p>
          </table:table-cell>
          <table:table-cell office:value-type="float" office:value="-12.4227113128">
            <text:p>-12.42</text:p>
          </table:table-cell>
          <table:table-cell office:value-type="float" office:value="0.0389654877109">
            <text:p>0.04</text:p>
          </table:table-cell>
          <table:table-cell office:value-type="float" office:value="10.4234820587">
            <text:p>10.42</text:p>
          </table:table-cell>
          <table:table-cell office:value-type="float" office:value="10.0201250321">
            <text:p>10.02</text:p>
          </table:table-cell>
          <table:table-cell office:value-type="float" office:value="-21.2867174788">
            <text:p>-21.29</text:p>
          </table:table-cell>
          <table:table-cell office:value-type="float" office:value="-25.0560075362">
            <text:p>-25.06</text:p>
          </table:table-cell>
          <table:table-cell office:value-type="float" office:value="6.7135394365">
            <text:p>6.71</text:p>
          </table:table-cell>
          <table:table-cell office:value-type="float" office:value="29.5597328081">
            <text:p>29.56</text:p>
          </table:table-cell>
          <table:table-cell office:value-type="float" office:value="25.078444806">
            <text:p>25.08</text:p>
          </table:table-cell>
          <table:table-cell office:value-type="float" office:value="-24.9600068511">
            <text:p>-24.96</text:p>
          </table:table-cell>
          <table:table-cell office:value-type="float" office:value="-19.6523935942">
            <text:p>-19.65</text:p>
          </table:table-cell>
          <table:table-cell office:value-type="float" office:value="5.11843795495">
            <text:p>5.12</text:p>
          </table:table-cell>
          <table:table-cell office:value-type="float" office:value="5.21469555537">
            <text:p>5.21</text:p>
          </table:table-cell>
          <table:table-cell office:value-type="float" office:value="-0.0361394193714">
            <text:p>-0.04</text:p>
          </table:table-cell>
          <table:table-cell office:value-type="float" office:value="-48.5927892438">
            <text:p>-48.59</text:p>
          </table:table-cell>
          <table:table-cell office:value-type="float" office:value="-24.4392395307">
            <text:p>-24.44</text:p>
          </table:table-cell>
          <table:table-cell office:value-type="float" office:value="-7.11252890297">
            <text:p>-7.11</text:p>
          </table:table-cell>
          <table:table-cell office:value-type="float" office:value="14.0229511005">
            <text:p>14.02</text:p>
          </table:table-cell>
          <table:table-cell office:value-type="float" office:value="-15.2856898176">
            <text:p>-15.29</text:p>
          </table:table-cell>
          <table:table-cell office:value-type="float" office:value="11.905797722">
            <text:p>11.91</text:p>
          </table:table-cell>
          <table:table-cell office:value-type="float" office:value="-16.3261967971">
            <text:p>-16.33</text:p>
          </table:table-cell>
          <table:table-cell office:value-type="float" office:value="-6.74762353344">
            <text:p>-6.75</text:p>
          </table:table-cell>
          <table:table-cell office:value-type="float" office:value="-10.5551083326">
            <text:p>-10.56</text:p>
          </table:table-cell>
          <table:table-cell office:value-type="float" office:value="5.92438126231">
            <text:p>5.92</text:p>
          </table:table-cell>
          <table:table-cell office:value-type="float" office:value="10.6371499529">
            <text:p>10.64</text:p>
          </table:table-cell>
          <table:table-cell office:value-type="float" office:value="-3.63406696926">
            <text:p>-3.63</text:p>
          </table:table-cell>
          <table:table-cell office:value-type="float" office:value="41.3282521196">
            <text:p>41.33</text:p>
          </table:table-cell>
          <table:table-cell office:value-type="float" office:value="52.945020125">
            <text:p>52.95</text:p>
          </table:table-cell>
          <table:table-cell office:value-type="float" office:value="5.8281236619">
            <text:p>5.83</text:p>
          </table:table-cell>
          <table:table-cell office:value-type="float" office:value="3.9427078873">
            <text:p>3.94</text:p>
          </table:table-cell>
          <table:table-cell office:value-type="float" office:value="115230">
            <text:p>115230</text:p>
          </table:table-cell>
          <table:table-cell office:value-type="float" office:value="36">
            <text:p>36</text:p>
          </table:table-cell>
          <table:table-cell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3.24958325616">
            <text:p>3.25</text:p>
          </table:table-cell>
          <table:table-cell office:value-type="float" office:value="1.36516021485">
            <text:p>1.37</text:p>
          </table:table-cell>
          <table:table-cell office:value-type="float" office:value="1.40368586775">
            <text:p>1.4</text:p>
          </table:table-cell>
          <table:table-cell office:value-type="float" office:value="0.961474347101">
            <text:p>0.96</text:p>
          </table:table-cell>
          <table:table-cell office:value-type="float" office:value="-0.596314132247">
            <text:p>-0.6</text:p>
          </table:table-cell>
          <table:table-cell office:value-type="float" office:value="-2.15410261159">
            <text:p>-2.15</text:p>
          </table:table-cell>
          <table:table-cell office:value-type="float" office:value="2.65326912391">
            <text:p>2.65</text:p>
          </table:table-cell>
          <table:table-cell office:value-type="float" office:value="-1.78894239674">
            <text:p>-1.79</text:p>
          </table:table-cell>
          <table:table-cell office:value-type="float" office:value="0.768846082608">
            <text:p>0.77</text:p>
          </table:table-cell>
          <table:table-cell office:value-type="float" office:value="-11.0401926283">
            <text:p>-11.04</text:p>
          </table:table-cell>
          <table:table-cell office:value-type="float" office:value="-11.3483978515">
            <text:p>-11.35</text:p>
          </table:table-cell>
          <table:table-cell office:value-type="float" office:value="-3.13567327283">
            <text:p>-3.14</text:p>
          </table:table-cell>
          <table:table-cell office:value-type="float" office:value="-0.654936099278">
            <text:p>-0.65</text:p>
          </table:table-cell>
          <table:table-cell office:value-type="float" office:value="5.13400629746">
            <text:p>5.13</text:p>
          </table:table-cell>
          <table:table-cell office:value-type="float" office:value="-0.0971476199296">
            <text:p>-0.1</text:p>
          </table:table-cell>
          <table:table-cell office:value-type="float" office:value="-8.38692350435">
            <text:p>-8.39</text:p>
          </table:table-cell>
          <table:table-cell office:value-type="float" office:value="-9.40701981848">
            <text:p>-9.41</text:p>
          </table:table-cell>
          <table:table-cell office:value-type="float" office:value="12.3048712725">
            <text:p>12.3</text:p>
          </table:table-cell>
          <table:table-cell office:value-type="float" office:value="2.45563993332">
            <text:p>2.46</text:p>
          </table:table-cell>
          <table:table-cell office:value-type="float" office:value="-16.8759955547">
            <text:p>-16.88</text:p>
          </table:table-cell>
          <table:table-cell office:value-type="float" office:value="-18.6649379515">
            <text:p>-18.66</text:p>
          </table:table-cell>
          <table:table-cell office:value-type="float" office:value="2.56454899055">
            <text:p>2.56</text:p>
          </table:table-cell>
          <table:table-cell office:value-type="float" office:value="27.9112798666">
            <text:p>27.91</text:p>
          </table:table-cell>
          <table:table-cell office:value-type="float" office:value="22.6834599">
            <text:p>22.68</text:p>
          </table:table-cell>
          <table:table-cell office:value-type="float" office:value="-17.6632709761">
            <text:p>-17.66</text:p>
          </table:table-cell>
          <table:table-cell office:value-type="float" office:value="-14.3734950917">
            <text:p>-14.37</text:p>
          </table:table-cell>
          <table:table-cell office:value-type="float" office:value="11.5210224116">
            <text:p>11.52</text:p>
          </table:table-cell>
          <table:table-cell office:value-type="float" office:value="15.7890350065">
            <text:p>15.79</text:p>
          </table:table-cell>
          <table:table-cell office:value-type="float" office:value="4.88951657714">
            <text:p>4.89</text:p>
          </table:table-cell>
          <table:table-cell office:value-type="float" office:value="-37.5007408779">
            <text:p>-37.5</text:p>
          </table:table-cell>
          <table:table-cell office:value-type="float" office:value="-26.1339136877">
            <text:p>-26.13</text:p>
          </table:table-cell>
          <table:table-cell office:value-type="float" office:value="-8.07529172069">
            <text:p>-8.08</text:p>
          </table:table-cell>
          <table:table-cell office:value-type="float" office:value="9.32339322097">
            <text:p>9.32</text:p>
          </table:table-cell>
          <table:table-cell office:value-type="float" office:value="-21.0937210595">
            <text:p>-21.09</text:p>
          </table:table-cell>
          <table:table-cell office:value-type="float" office:value="-9.66493795147">
            <text:p>-9.66</text:p>
          </table:table-cell>
          <table:table-cell office:value-type="float" office:value="-17.5426930913">
            <text:p>-17.54</text:p>
          </table:table-cell>
          <table:table-cell office:value-type="float" office:value="-7.91785515836">
            <text:p>-7.92</text:p>
          </table:table-cell>
          <table:table-cell office:value-type="float" office:value="2.94647156881">
            <text:p>2.95</text:p>
          </table:table-cell>
          <table:table-cell office:value-type="float" office:value="3.54945360252">
            <text:p>3.55</text:p>
          </table:table-cell>
          <table:table-cell office:value-type="float" office:value="11.4657343953">
            <text:p>11.47</text:p>
          </table:table-cell>
          <table:table-cell office:value-type="float" office:value="-4.32996851269">
            <text:p>-4.33</text:p>
          </table:table-cell>
          <table:table-cell office:value-type="float" office:value="41.742081867">
            <text:p>41.74</text:p>
          </table:table-cell>
          <table:table-cell office:value-type="float" office:value="52.7538433043">
            <text:p>52.75</text:p>
          </table:table-cell>
          <table:table-cell office:value-type="float" office:value="5.99333209854">
            <text:p>5.99</text:p>
          </table:table-cell>
          <table:table-cell office:value-type="float" office:value="5.0167623634">
            <text:p>5.02</text:p>
          </table:table-cell>
          <table:table-cell office:value-type="float" office:value="102766">
            <text:p>102766</text:p>
          </table:table-cell>
          <table:table-cell office:value-type="float" office:value="37">
            <text:p>37</text:p>
          </table:table-cell>
          <table:table-cell table:number-columns-repeated="204"/>
        </table:table-row>
        <table:table-row table:style-name="ro1">
          <table:table-cell table:number-columns-repeated="5" table:style-name="ce2" office:value-type="float" office:value="0">
            <text:p>0</text:p>
          </table:table-cell>
          <table:table-cell table:style-name="ce2" office:value-type="float" office:value="6.94088239761">
            <text:p>6.94</text:p>
          </table:table-cell>
          <table:table-cell table:style-name="ce2" office:value-type="float" office:value="5.99393798514">
            <text:p>5.99</text:p>
          </table:table-cell>
          <table:table-cell table:style-name="ce2" office:value-type="float" office:value="-0.905053005228">
            <text:p>-0.91</text:p>
          </table:table-cell>
          <table:table-cell table:style-name="ce2" office:value-type="float" office:value="-0.23976711055">
            <text:p>-0.24</text:p>
          </table:table-cell>
          <table:table-cell table:style-name="ce2" office:value-type="float" office:value="3.707177301921">
            <text:p>3.71</text:p>
          </table:table-cell>
          <table:table-cell table:style-name="ce2" office:value-type="float" office:value="0.60616829229">
            <text:p>0.61</text:p>
          </table:table-cell>
          <table:table-cell table:style-name="ce2" office:value-type="float" office:value="10.18989398954">
            <text:p>10.19</text:p>
          </table:table-cell>
          <table:table-cell table:style-name="ce2" office:value-type="float" office:value="3.81232862753">
            <text:p>3.81</text:p>
          </table:table-cell>
          <table:table-cell table:style-name="ce2" office:value-type="float" office:value="0.764375205417">
            <text:p>0.76</text:p>
          </table:table-cell>
          <table:table-cell table:style-name="ce2" office:value-type="float" office:value="-11.15886384439">
            <text:p>-11.16</text:p>
          </table:table-cell>
          <table:table-cell table:style-name="ce2" office:value-type="float" office:value="-27.1169724371">
            <text:p>-27.12</text:p>
          </table:table-cell>
          <table:table-cell table:style-name="ce2" office:value-type="float" office:value="-8.60490552466">
            <text:p>-8.6</text:p>
          </table:table-cell>
          <table:table-cell table:style-name="ce2" office:value-type="float" office:value="4.95012687899">
            <text:p>4.95</text:p>
          </table:table-cell>
          <table:table-cell table:style-name="ce2" office:value-type="float" office:value="2.68484894137">
            <text:p>2.68</text:p>
          </table:table-cell>
          <table:table-cell table:style-name="ce2" office:value-type="float" office:value="-9.24678897486">
            <text:p>-9.25</text:p>
          </table:table-cell>
          <table:table-cell table:style-name="ce2" office:value-type="float" office:value="-8.0965637755">
            <text:p>-8.1</text:p>
          </table:table-cell>
          <table:table-cell table:style-name="ce2" office:value-type="float" office:value="-2.31070582449">
            <text:p>-2.31</text:p>
          </table:table-cell>
          <table:table-cell table:style-name="ce2" office:value-type="float" office:value="13.8269781925">
            <text:p>13.83</text:p>
          </table:table-cell>
          <table:table-cell table:style-name="ce2" office:value-type="float" office:value="12.06332305792">
            <text:p>12.06</text:p>
          </table:table-cell>
          <table:table-cell table:style-name="ce2" office:value-type="float" office:value="-33.1124640635">
            <text:p>-33.11</text:p>
          </table:table-cell>
          <table:table-cell table:style-name="ce2" office:value-type="float" office:value="-26.2809895419">
            <text:p>-26.28</text:p>
          </table:table-cell>
          <table:table-cell table:style-name="ce2" office:value-type="float" office:value="14.78959515901">
            <text:p>14.79</text:p>
          </table:table-cell>
          <table:table-cell table:style-name="ce2" office:value-type="float" office:value="60.4508529721">
            <text:p>60.45</text:p>
          </table:table-cell>
          <table:table-cell table:style-name="ce2" office:value-type="float" office:value="40.7330541867">
            <text:p>40.73</text:p>
          </table:table-cell>
          <table:table-cell table:style-name="ce2" office:value-type="float" office:value="-32.9537144535">
            <text:p>-32.95</text:p>
          </table:table-cell>
          <table:table-cell table:style-name="ce2" office:value-type="float" office:value="-30.8079344883">
            <text:p>-30.81</text:p>
          </table:table-cell>
          <table:table-cell table:style-name="ce2" office:value-type="float" office:value="10.20781251489">
            <text:p>10.21</text:p>
          </table:table-cell>
          <table:table-cell table:style-name="ce2" office:value-type="float" office:value="16.14063874954">
            <text:p>16.14</text:p>
          </table:table-cell>
          <table:table-cell table:style-name="ce2" office:value-type="float" office:value="-1.81519613122">
            <text:p>-1.82</text:p>
          </table:table-cell>
          <table:table-cell table:style-name="ce2" office:value-type="float" office:value="-52.8642747322">
            <text:p>-52.86</text:p>
          </table:table-cell>
          <table:table-cell table:style-name="ce2" office:value-type="float" office:value="-38.2369266125">
            <text:p>-38.24</text:p>
          </table:table-cell>
          <table:table-cell table:style-name="ce2" office:value-type="float" office:value="-14.29316466652">
            <text:p>-14.29</text:p>
          </table:table-cell>
          <table:table-cell table:style-name="ce2" office:value-type="float" office:value="16.86043168307">
            <text:p>16.86</text:p>
          </table:table-cell>
          <table:table-cell table:style-name="ce2" office:value-type="float" office:value="-48.430117303">
            <text:p>-48.43</text:p>
          </table:table-cell>
          <table:table-cell table:style-name="ce2" office:value-type="float" office:value="-44.03197795">
            <text:p>-44.03</text:p>
          </table:table-cell>
          <table:table-cell table:style-name="ce2" office:value-type="float" office:value="-21.5483645524">
            <text:p>-21.55</text:p>
          </table:table-cell>
          <table:table-cell table:style-name="ce2" office:value-type="float" office:value="-2.311110932499">
            <text:p>-2.31</text:p>
          </table:table-cell>
          <table:table-cell table:style-name="ce2" office:value-type="float" office:value="4.74915520303">
            <text:p>4.75</text:p>
          </table:table-cell>
          <table:table-cell table:style-name="ce2" office:value-type="float" office:value="9.66553771794">
            <text:p>9.67</text:p>
          </table:table-cell>
          <table:table-cell table:style-name="ce2" office:value-type="float" office:value="16.73480855623">
            <text:p>16.73</text:p>
          </table:table-cell>
          <table:table-cell table:style-name="ce2" office:value-type="float" office:value="-9.17812397292">
            <text:p>-9.18</text:p>
          </table:table-cell>
          <table:table-cell table:style-name="ce2" office:value-type="float" office:value="65.6725595823">
            <text:p>65.67</text:p>
          </table:table-cell>
          <table:table-cell table:style-name="ce2" office:value-type="float" office:value="82.9788322172">
            <text:p>82.98</text:p>
          </table:table-cell>
          <table:table-cell table:style-name="ce2" office:value-type="float" office:value="5.7447610638">
            <text:p>5.74</text:p>
          </table:table-cell>
          <table:table-cell table:style-name="ce2" office:value-type="float" office:value="13.27589942112">
            <text:p>13.28</text:p>
          </table:table-cell>
          <table:table-cell table:style-name="ce2" office:value-type="float" office:value="165707">
            <text:p>165707</text:p>
          </table:table-cell>
          <table:table-cell table:style-name="ce4" office:value-type="string">
            <text:p>38-39</text:p>
          </table:table-cell>
          <table:table-cell table:style-name="ce2" table:number-columns-repeated="204"/>
        </table:table-row>
        <table:table-row table:style-name="ro1">
          <table:table-cell table:number-columns-repeated="5" table:style-name="ce3" office:value-type="float" office:value="0">
            <text:p>0</text:p>
          </table:table-cell>
          <table:table-cell table:style-name="ce3" office:value-type="float" office:value="6.35175588337">
            <text:p>6.35</text:p>
          </table:table-cell>
          <table:table-cell table:style-name="ce3" office:value-type="float" office:value="4.58392935304">
            <text:p>4.58</text:p>
          </table:table-cell>
          <table:table-cell table:style-name="ce3" office:value-type="float" office:value="-2.354322526946">
            <text:p>-2.35</text:p>
          </table:table-cell>
          <table:table-cell table:style-name="ce3" office:value-type="float" office:value="0.118171369959">
            <text:p>0.12</text:p>
          </table:table-cell>
          <table:table-cell table:style-name="ce3" office:value-type="float" office:value="5.1127826389">
            <text:p>5.11</text:p>
          </table:table-cell>
          <table:table-cell table:style-name="ce3" office:value-type="float" office:value="1.116824187192">
            <text:p>1.12</text:p>
          </table:table-cell>
          <table:table-cell table:style-name="ce3" office:value-type="float" office:value="6.28731339782">
            <text:p>6.29</text:p>
          </table:table-cell>
          <table:table-cell table:style-name="ce3" office:value-type="float" office:value="0.641699785736">
            <text:p>0.64</text:p>
          </table:table-cell>
          <table:table-cell table:style-name="ce3" office:value-type="float" office:value="-1.122085196304">
            <text:p>-1.12</text:p>
          </table:table-cell>
          <table:table-cell table:style-name="ce3" office:value-type="float" office:value="-8.36349736239">
            <text:p>-8.36</text:p>
          </table:table-cell>
          <table:table-cell table:style-name="ce3" office:value-type="float" office:value="-33.8949172918">
            <text:p>-33.89</text:p>
          </table:table-cell>
          <table:table-cell table:style-name="ce3" office:value-type="float" office:value="-14.71390606299">
            <text:p>-14.71</text:p>
          </table:table-cell>
          <table:table-cell table:style-name="ce3" office:value-type="float" office:value="-2.770393173909">
            <text:p>-2.77</text:p>
          </table:table-cell>
          <table:table-cell table:style-name="ce3" office:value-type="float" office:value="7.28609393701">
            <text:p>7.29</text:p>
          </table:table-cell>
          <table:table-cell table:style-name="ce3" office:value-type="float" office:value="-12.00513328714">
            <text:p>-12.01</text:p>
          </table:table-cell>
          <table:table-cell table:style-name="ce3" office:value-type="float" office:value="4.75608505132">
            <text:p>4.76</text:p>
          </table:table-cell>
          <table:table-cell table:style-name="ce3" office:value-type="float" office:value="0.27422473603">
            <text:p>0.27</text:p>
          </table:table-cell>
          <table:table-cell table:style-name="ce3" office:value-type="float" office:value="17.87162591672">
            <text:p>17.87</text:p>
          </table:table-cell>
          <table:table-cell table:style-name="ce3" office:value-type="float" office:value="19.29221829552">
            <text:p>19.29</text:p>
          </table:table-cell>
          <table:table-cell table:style-name="ce3" office:value-type="float" office:value="-29.2533820345">
            <text:p>-29.25</text:p>
          </table:table-cell>
          <table:table-cell table:style-name="ce3" office:value-type="float" office:value="-17.25479307827">
            <text:p>-17.25</text:p>
          </table:table-cell>
          <table:table-cell table:style-name="ce3" office:value-type="float" office:value="20.98033020089">
            <text:p>20.98</text:p>
          </table:table-cell>
          <table:table-cell table:style-name="ce3" office:value-type="float" office:value="50.9104351232">
            <text:p>50.91</text:p>
          </table:table-cell>
          <table:table-cell table:style-name="ce3" office:value-type="float" office:value="17.76644254112">
            <text:p>17.77</text:p>
          </table:table-cell>
          <table:table-cell table:style-name="ce3" office:value-type="float" office:value="-10.45899501475">
            <text:p>-10.46</text:p>
          </table:table-cell>
          <table:table-cell table:style-name="ce3" office:value-type="float" office:value="-33.3478150026">
            <text:p>-33.35</text:p>
          </table:table-cell>
          <table:table-cell table:style-name="ce3" office:value-type="float" office:value="-8.886326957156">
            <text:p>-8.89</text:p>
          </table:table-cell>
          <table:table-cell table:style-name="ce3" office:value-type="float" office:value="29.4670315529">
            <text:p>29.47</text:p>
          </table:table-cell>
          <table:table-cell table:style-name="ce3" office:value-type="float" office:value="-2.930944867101">
            <text:p>-2.93</text:p>
          </table:table-cell>
          <table:table-cell table:style-name="ce3" office:value-type="float" office:value="-43.1987259397">
            <text:p>-43.2</text:p>
          </table:table-cell>
          <table:table-cell table:style-name="ce3" office:value-type="float" office:value="-13.59356096731">
            <text:p>-13.59</text:p>
          </table:table-cell>
          <table:table-cell table:style-name="ce3" office:value-type="float" office:value="16.00499581321">
            <text:p>16</text:p>
          </table:table-cell>
          <table:table-cell table:style-name="ce3" office:value-type="float" office:value="25.1503994391">
            <text:p>25.15</text:p>
          </table:table-cell>
          <table:table-cell table:style-name="ce3" office:value-type="float" office:value="-49.6836330821">
            <text:p>-49.68</text:p>
          </table:table-cell>
          <table:table-cell table:style-name="ce3" office:value-type="float" office:value="-28.4845914873">
            <text:p>-28.48</text:p>
          </table:table-cell>
          <table:table-cell table:style-name="ce3" office:value-type="float" office:value="-20.49488511607">
            <text:p>-20.49</text:p>
          </table:table-cell>
          <table:table-cell table:style-name="ce3" office:value-type="float" office:value="-4.560583868926">
            <text:p>-4.56</text:p>
          </table:table-cell>
          <table:table-cell table:style-name="ce3" office:value-type="float" office:value="-20.21030289027">
            <text:p>-20.21</text:p>
          </table:table-cell>
          <table:table-cell table:style-name="ce3" office:value-type="float" office:value="-14.06351527514">
            <text:p>-14.06</text:p>
          </table:table-cell>
          <table:table-cell table:style-name="ce3" office:value-type="float" office:value="18.08214379468">
            <text:p>18.08</text:p>
          </table:table-cell>
          <table:table-cell table:style-name="ce3" office:value-type="float" office:value="2.393615566796">
            <text:p>2.39</text:p>
          </table:table-cell>
          <table:table-cell table:style-name="ce3" office:value-type="float" office:value="50.5365164101">
            <text:p>50.54</text:p>
          </table:table-cell>
          <table:table-cell table:style-name="ce3" office:value-type="float" office:value="61.3628490007">
            <text:p>61.36</text:p>
          </table:table-cell>
          <table:table-cell table:style-name="ce3" office:value-type="float" office:value="1.19515482299">
            <text:p>1.2</text:p>
          </table:table-cell>
          <table:table-cell table:style-name="ce3" office:value-type="float" office:value="4.10367166443">
            <text:p>4.1</text:p>
          </table:table-cell>
          <table:table-cell table:style-name="ce3" office:value-type="float" office:value="122098">
            <text:p>122098</text:p>
          </table:table-cell>
          <table:table-cell table:style-name="ce5" office:value-type="string">
            <text:p>40-41</text:p>
          </table:table-cell>
          <table:table-cell table:style-name="ce3" table:number-columns-repeated="204"/>
        </table:table-row>
        <table:table-row table:style-name="ro1">
          <table:table-cell table:number-columns-repeated="5" office:value-type="float" office:value="0">
            <text:p>0</text:p>
          </table:table-cell>
          <table:table-cell office:value-type="float" office:value="14.470476144977">
            <text:p>14.47</text:p>
          </table:table-cell>
          <table:table-cell office:value-type="float" office:value="7.368382513135">
            <text:p>7.37</text:p>
          </table:table-cell>
          <table:table-cell office:value-type="float" office:value="12.154376818381">
            <text:p>12.15</text:p>
          </table:table-cell>
          <table:table-cell office:value-type="float" office:value="2.551086407161">
            <text:p>2.55</text:p>
          </table:table-cell>
          <table:table-cell office:value-type="float" office:value="7.525625540165">
            <text:p>7.53</text:p>
          </table:table-cell>
          <table:table-cell office:value-type="float" office:value="1.280125162641">
            <text:p>1.28</text:p>
          </table:table-cell>
          <table:table-cell office:value-type="float" office:value="-0.894877000204999">
            <text:p>-0.89</text:p>
          </table:table-cell>
          <table:table-cell office:value-type="float" office:value="13.183868221671">
            <text:p>13.18</text:p>
          </table:table-cell>
          <table:table-cell office:value-type="float" office:value="0.421606454102">
            <text:p>0.42</text:p>
          </table:table-cell>
          <table:table-cell office:value-type="float" office:value="-47.26465341178">
            <text:p>-47.26</text:p>
          </table:table-cell>
          <table:table-cell office:value-type="float" office:value="-55.724958852927">
            <text:p>-55.72</text:p>
          </table:table-cell>
          <table:table-cell office:value-type="float" office:value="-5.97628910276">
            <text:p>-5.98</text:p>
          </table:table-cell>
          <table:table-cell office:value-type="float" office:value="-0.208157690852">
            <text:p>-0.21</text:p>
          </table:table-cell>
          <table:table-cell office:value-type="float" office:value="10.891545880506">
            <text:p>10.89</text:p>
          </table:table-cell>
          <table:table-cell office:value-type="float" office:value="-8.62754124337">
            <text:p>-8.63</text:p>
          </table:table-cell>
          <table:table-cell office:value-type="float" office:value="0.4086628404312">
            <text:p>0.41</text:p>
          </table:table-cell>
          <table:table-cell office:value-type="float" office:value="4.798504710483">
            <text:p>4.8</text:p>
          </table:table-cell>
          <table:table-cell office:value-type="float" office:value="35.74860296747">
            <text:p>35.75</text:p>
          </table:table-cell>
          <table:table-cell office:value-type="float" office:value="10.836787498589">
            <text:p>10.84</text:p>
          </table:table-cell>
          <table:table-cell office:value-type="float" office:value="-76.818739902212">
            <text:p>-76.82</text:p>
          </table:table-cell>
          <table:table-cell office:value-type="float" office:value="-63.707249124381">
            <text:p>-63.71</text:p>
          </table:table-cell>
          <table:table-cell office:value-type="float" office:value="57.930860743036">
            <text:p>57.93</text:p>
          </table:table-cell>
          <table:table-cell office:value-type="float" office:value="64.84622905417">
            <text:p>64.85</text:p>
          </table:table-cell>
          <table:table-cell office:value-type="float" office:value="55.7893663082">
            <text:p>55.79</text:p>
          </table:table-cell>
          <table:table-cell office:value-type="float" office:value="-31.104463383415">
            <text:p>-31.1</text:p>
          </table:table-cell>
          <table:table-cell office:value-type="float" office:value="-47.216395049783">
            <text:p>-47.22</text:p>
          </table:table-cell>
          <table:table-cell office:value-type="float" office:value="7.8565071440124">
            <text:p>7.86</text:p>
          </table:table-cell>
          <table:table-cell office:value-type="float" office:value="13.056232727368">
            <text:p>13.06</text:p>
          </table:table-cell>
          <table:table-cell office:value-type="float" office:value="-2.917751072833">
            <text:p>-2.92</text:p>
          </table:table-cell>
          <table:table-cell office:value-type="float" office:value="-75.364562997838">
            <text:p>-75.36</text:p>
          </table:table-cell>
          <table:table-cell office:value-type="float" office:value="-24.96447802563">
            <text:p>-24.96</text:p>
          </table:table-cell>
          <table:table-cell office:value-type="float" office:value="38.46864578922">
            <text:p>38.47</text:p>
          </table:table-cell>
          <table:table-cell office:value-type="float" office:value="40.825556696152">
            <text:p>40.83</text:p>
          </table:table-cell>
          <table:table-cell office:value-type="float" office:value="-60.840186449923">
            <text:p>-60.84</text:p>
          </table:table-cell>
          <table:table-cell office:value-type="float" office:value="-30.76929459523">
            <text:p>-30.77</text:p>
          </table:table-cell>
          <table:table-cell office:value-type="float" office:value="-24.469399492213">
            <text:p>-24.47</text:p>
          </table:table-cell>
          <table:table-cell office:value-type="float" office:value="-12.172284534015">
            <text:p>-12.17</text:p>
          </table:table-cell>
          <table:table-cell office:value-type="float" office:value="-11.030473223135">
            <text:p>-11.03</text:p>
          </table:table-cell>
          <table:table-cell office:value-type="float" office:value="-18.3439988918196">
            <text:p>-18.34</text:p>
          </table:table-cell>
          <table:table-cell office:value-type="float" office:value="5.693658063999">
            <text:p>5.69</text:p>
          </table:table-cell>
          <table:table-cell office:value-type="float" office:value="7.04347734515">
            <text:p>7.04</text:p>
          </table:table-cell>
          <table:table-cell office:value-type="float" office:value="69.35172169962">
            <text:p>69.35</text:p>
          </table:table-cell>
          <table:table-cell office:value-type="float" office:value="97.003015776632">
            <text:p>97</text:p>
          </table:table-cell>
          <table:table-cell office:value-type="float" office:value="6.7052624925003">
            <text:p>6.71</text:p>
          </table:table-cell>
          <table:table-cell office:value-type="float" office:value="12.205569044645">
            <text:p>12.21</text:p>
          </table:table-cell>
          <table:table-cell office:value-type="float" office:value="152608">
            <text:p>152608</text:p>
          </table:table-cell>
          <table:table-cell table:style-name="ce6" office:value-type="string">
            <text:p>42 ...</text:p>
          </table:table-cell>
          <table:table-cell table:number-columns-repeated="204"/>
        </table:table-row>
        <table:table-row table:style-name="ro1" table:number-rows-repeated="6">
          <table:table-cell table:number-columns-repeated="256"/>
        </table:table-row>
        <table:table-row table:style-name="ro1">
          <table:table-cell office:value-type="string">
            <text:p>king</text:p>
          </table:table-cell>
          <table:table-cell office:value-type="string">
            <text:p>win:</text:p>
          </table:table-cell>
          <table:table-cell table:number-columns-repeated="254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718590">
            <text:p>718590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702264">
            <text:p>702264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92096">
            <text:p>692096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78941">
            <text:p>678941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60655">
            <text:p>660655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41163">
            <text:p>641163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24207">
            <text:p>624207</text:p>
          </table:table-cell>
          <table:table-cell table:number-columns-repeated="205"/>
        </table:table-row>
        <table:table-row table:style-name="ro1">
          <table:table-cell table:number-columns-repeated="50" office:value-type="float" office:value="0">
            <text:p>0</text:p>
          </table:table-cell>
          <table:table-cell office:value-type="float" office:value="607563">
            <text:p>607563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926718741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90002">
            <text:p>590002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333484835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72153">
            <text:p>572153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0.998001291473">
            <text:p>1</text:p>
          </table:table-cell>
          <table:table-cell table:number-columns-repeated="45" office:value-type="float" office:value="0">
            <text:p>0</text:p>
          </table:table-cell>
          <table:table-cell office:value-type="float" office:value="556551">
            <text:p>556551</text:p>
          </table:table-cell>
          <table:table-cell table:number-columns-repeated="205"/>
        </table:table-row>
        <table:table-row table:style-name="ro1">
          <table:table-cell table:number-columns-repeated="36" office:value-type="float" office:value="0">
            <text:p>0</text:p>
          </table:table-cell>
          <table:table-cell office:value-type="float" office:value="0.99803315538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540401">
            <text:p>540401</text:p>
          </table:table-cell>
          <table:table-cell table:number-columns-repeated="205"/>
        </table:table-row>
        <table:table-row table:style-name="ro1">
          <table:table-cell office:value-type="float" office:value="0.996728600921">
            <text:p>1</text:p>
          </table:table-cell>
          <table:table-cell table:number-columns-repeated="35" office:value-type="float" office:value="0">
            <text:p>0</text:p>
          </table:table-cell>
          <table:table-cell office:value-type="float" office:value="0.996728600921">
            <text:p>1</text:p>
          </table:table-cell>
          <table:table-cell table:number-columns-repeated="13" office:value-type="float" office:value="0">
            <text:p>0</text:p>
          </table:table-cell>
          <table:table-cell office:value-type="float" office:value="523746">
            <text:p>523746</text:p>
          </table:table-cell>
          <table:table-cell table:number-columns-repeated="205"/>
        </table:table-row>
        <table:table-row table:style-name="ro1">
          <table:table-cell table:number-columns-repeated="33" office:value-type="float" office:value="0">
            <text:p>0</text:p>
          </table:table-cell>
          <table:table-cell office:value-type="float" office:value="0.997419687782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997419687782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508691">
            <text:p>508691</text:p>
          </table:table-cell>
          <table:table-cell table:number-columns-repeated="20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97747525566">
            <text:p>0.5</text:p>
          </table:table-cell>
          <table:table-cell table:number-columns-repeated="29"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995495051133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90418">
            <text:p>490418</text:p>
          </table:table-cell>
          <table:table-cell table:number-columns-repeated="205"/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0.497133854044">
            <text:p>0.5</text:p>
          </table:table-cell>
          <table:table-cell office:value-type="float" office:value="0.994267708089">
            <text:p>0.99</text:p>
          </table:table-cell>
          <table:table-cell table:number-columns-repeated="16" office:value-type="float" office:value="0">
            <text:p>0</text:p>
          </table:table-cell>
          <table:table-cell office:value-type="float" office:value="0.497133854044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994267708089">
            <text:p>0.99</text:p>
          </table:table-cell>
          <table:table-cell table:number-columns-repeated="16" office:value-type="float" office:value="0">
            <text:p>0</text:p>
          </table:table-cell>
          <table:table-cell office:value-type="float" office:value="0.994267708089">
            <text:p>0.99</text:p>
          </table:table-cell>
          <table:table-cell table:number-columns-repeated="8" office:value-type="float" office:value="0">
            <text:p>0</text:p>
          </table:table-cell>
          <table:table-cell office:value-type="float" office:value="473323">
            <text:p>473323</text:p>
          </table:table-cell>
          <table:table-cell table:number-columns-repeated="205"/>
        </table:table-row>
        <table:table-row table:style-name="ro1">
          <table:table-cell office:value-type="float" office:value="-1.00311206867">
            <text:p>-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0663793988">
            <text:p>0.99</text:p>
          </table:table-cell>
          <table:table-cell table:number-columns-repeated="8" office:value-type="float" office:value="0">
            <text:p>0</text:p>
          </table:table-cell>
          <table:table-cell office:value-type="float" office:value="0.498443965665">
            <text:p>0.5</text:p>
          </table:table-cell>
          <table:table-cell table:number-columns-repeated="27" office:value-type="float" office:value="0">
            <text:p>0</text:p>
          </table:table-cell>
          <table:table-cell office:value-type="float" office:value="0.996887931329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456264">
            <text:p>456264</text:p>
          </table:table-cell>
          <table:table-cell table:number-columns-repeated="205"/>
        </table:table-row>
        <table:table-row table:style-name="ro1">
          <table:table-cell table:number-columns-repeated="4" office:value-type="float" office:value="0">
            <text:p>0</text:p>
          </table:table-cell>
          <table:table-cell office:value-type="float" office:value="-0.00828661954667">
            <text:p>-0.01</text:p>
          </table:table-cell>
          <table:table-cell table:number-columns-repeated="14" office:value-type="float" office:value="0">
            <text:p>0</text:p>
          </table:table-cell>
          <table:table-cell office:value-type="float" office:value="-0.502071654887">
            <text:p>-0.5</text:p>
          </table:table-cell>
          <table:table-cell table:number-columns-repeated="11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9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0.995856690227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440738">
            <text:p>440738</text:p>
          </table:table-cell>
          <table:table-cell table:number-columns-repeated="20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-1.00752254982">
            <text:p>-1.01</text:p>
          </table:table-cell>
          <table:table-cell office:value-type="float" office:value="0.496238725088">
            <text:p>0.5</text:p>
          </table:table-cell>
          <table:table-cell office:value-type="float" office:value="0">
            <text:p>0</text:p>
          </table:table-cell>
          <table:table-cell office:value-type="float" office:value="1.98495490035">
            <text:p>1.98</text:p>
          </table:table-cell>
          <table:table-cell table:number-columns-repeated="26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9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992477450176">
            <text:p>0.99</text:p>
          </table:table-cell>
          <table:table-cell table:number-columns-repeated="4" office:value-type="float" office:value="0">
            <text:p>0</text:p>
          </table:table-cell>
          <table:table-cell office:value-type="float" office:value="421248">
            <text:p>421248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.496727964026">
            <text:p>0.5</text:p>
          </table:table-cell>
          <table:table-cell office:value-type="float" office:value="0.993455928052">
            <text:p>0.99</text:p>
          </table:table-cell>
          <table:table-cell office:value-type="float" office:value="0">
            <text:p>0</text:p>
          </table:table-cell>
          <table:table-cell office:value-type="float" office:value="1.49018389208">
            <text:p>1.49</text:p>
          </table:table-cell>
          <table:table-cell office:value-type="float" office:value="0">
            <text:p>0</text:p>
          </table:table-cell>
          <table:table-cell office:value-type="float" office:value="0.496727964026">
            <text:p>0.5</text:p>
          </table:table-cell>
          <table:table-cell table:number-columns-repeated="9" office:value-type="float" office:value="0">
            <text:p>0</text:p>
          </table:table-cell>
          <table:table-cell office:value-type="float" office:value="0.496727964026">
            <text:p>0.5</text:p>
          </table:table-cell>
          <table:table-cell table:number-columns-repeated="12" office:value-type="float" office:value="0">
            <text:p>0</text:p>
          </table:table-cell>
          <table:table-cell office:value-type="float" office:value="-0.503272035974">
            <text:p>-0.5</text:p>
          </table:table-cell>
          <table:table-cell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9"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0.993455928052">
            <text:p>0.99</text:p>
          </table:table-cell>
          <table:table-cell table:number-columns-repeated="4" office:value-type="float" office:value="0">
            <text:p>0</text:p>
          </table:table-cell>
          <table:table-cell office:value-type="float" office:value="401511">
            <text:p>401511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.989105116838">
            <text:p>0.99</text:p>
          </table:table-cell>
          <table:table-cell table:number-columns-repeated="2" office:value-type="float" office:value="0.494552558419">
            <text:p>0.49</text:p>
          </table:table-cell>
          <table:table-cell office:value-type="float" office:value="1.97821023368">
            <text:p>1.98</text:p>
          </table:table-cell>
          <table:table-cell table:number-columns-repeated="7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5" office:value-type="float" office:value="0">
            <text:p>0</text:p>
          </table:table-cell>
          <table:table-cell office:value-type="float" office:value="0.989105116838">
            <text:p>0.99</text:p>
          </table:table-cell>
          <table:table-cell table:number-columns-repeated="6" office:value-type="float" office:value="0">
            <text:p>0</text:p>
          </table:table-cell>
          <table:table-cell office:value-type="float" office:value="0.49455255841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9105116838">
            <text:p>0.99</text:p>
          </table:table-cell>
          <table:table-cell table:number-columns-repeated="3" office:value-type="float" office:value="0">
            <text:p>0</text:p>
          </table:table-cell>
          <table:table-cell office:value-type="float" office:value="1.97821023368">
            <text:p>1.98</text:p>
          </table:table-cell>
          <table:table-cell table:number-columns-repeated="4" office:value-type="float" office:value="0">
            <text:p>0</text:p>
          </table:table-cell>
          <table:table-cell office:value-type="float" office:value="382786">
            <text:p>382786</text:p>
          </table:table-cell>
          <table:table-cell table:number-columns-repeated="205"/>
        </table:table-row>
        <table:table-row table:style-name="ro1">
          <table:table-cell office:value-type="float" office:value="1.47539834041">
            <text:p>1.48</text:p>
          </table:table-cell>
          <table:table-cell office:value-type="float" office:value="0.983598893607">
            <text:p>0.98</text:p>
          </table:table-cell>
          <table:table-cell office:value-type="float" office:value="0">
            <text:p>0</text:p>
          </table:table-cell>
          <table:table-cell office:value-type="float" office:value="2.44259612762">
            <text:p>2.44</text:p>
          </table:table-cell>
          <table:table-cell office:value-type="float" office:value="3.93439557443">
            <text:p>3.93</text:p>
          </table:table-cell>
          <table:table-cell office:value-type="float" office:value="0.491799446804">
            <text:p>0.49</text:p>
          </table:table-cell>
          <table:table-cell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table:number-columns-repeated="14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0.491799446804">
            <text:p>0.49</text:p>
          </table:table-cell>
          <table:table-cell office:value-type="float" office:value="0.983598893607">
            <text:p>0.98</text:p>
          </table:table-cell>
          <table:table-cell table:number-columns-repeated="6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83598893607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1.96719778721">
            <text:p>1.97</text:p>
          </table:table-cell>
          <table:table-cell table:number-columns-repeated="4" office:value-type="float" office:value="0">
            <text:p>0</text:p>
          </table:table-cell>
          <table:table-cell office:value-type="float" office:value="362206">
            <text:p>362206</text:p>
          </table:table-cell>
          <table:table-cell table:number-columns-repeated="205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.47695852535">
            <text:p>1.48</text:p>
          </table:table-cell>
          <table:table-cell office:value-type="float" office:value="-1.0153609831">
            <text:p>-1.02</text:p>
          </table:table-cell>
          <table:table-cell office:value-type="float" office:value="3.43087557604">
            <text:p>3.43</text:p>
          </table:table-cell>
          <table:table-cell office:value-type="float" office:value="3.93855606759">
            <text:p>3.94</text:p>
          </table:table-cell>
          <table:table-cell office:value-type="float" office:value="0.492319508449">
            <text:p>0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office:value-type="float" office:value="0">
            <text:p>0</text:p>
          </table:table-cell>
          <table:table-cell office:value-type="float" office:value="-0.507680491551">
            <text:p>-0.51</text:p>
          </table:table-cell>
          <table:table-cell office:value-type="float" office:value="1.47695852535">
            <text:p>1.48</text:p>
          </table:table-cell>
          <table:table-cell table:number-columns-repeated="8" office:value-type="float" office:value="0">
            <text:p>0</text:p>
          </table:table-cell>
          <table:table-cell office:value-type="float" office:value="0.984639016897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92319508449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1.96927803379">
            <text:p>1.97</text:p>
          </table:table-cell>
          <table:table-cell table:number-columns-repeated="4" office:value-type="float" office:value="0">
            <text:p>0</text:p>
          </table:table-cell>
          <table:table-cell office:value-type="float" office:value="341442">
            <text:p>341442</text:p>
          </table:table-cell>
          <table:table-cell table:number-columns-repeated="205"/>
        </table:table-row>
        <table:table-row table:style-name="ro1">
          <table:table-cell office:value-type="float" office:value="1.96345960443">
            <text:p>1.96</text:p>
          </table:table-cell>
          <table:table-cell office:value-type="float" office:value="2.45432450553">
            <text:p>2.45</text:p>
          </table:table-cell>
          <table:table-cell office:value-type="float" office:value="0">
            <text:p>0</text:p>
          </table:table-cell>
          <table:table-cell office:value-type="float" office:value="2.43605430774">
            <text:p>2.44</text:p>
          </table:table-cell>
          <table:table-cell office:value-type="float" office:value="3.43605430774">
            <text:p>3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-0.527405296681">
            <text:p>-0.53</text:p>
          </table:table-cell>
          <table:table-cell office:value-type="float" office:value="1.47259470332">
            <text:p>1.47</text:p>
          </table:table-cell>
          <table:table-cell office:value-type="float" office:value="0">
            <text:p>0</text:p>
          </table:table-cell>
          <table:table-cell office:value-type="float" office:value="-0.527405296681">
            <text:p>-0.53</text:p>
          </table:table-cell>
          <table:table-cell table:number-columns-repeated="6" office:value-type="float" office:value="0">
            <text:p>0</text:p>
          </table:table-cell>
          <table:table-cell office:value-type="float" office:value="0.981729802213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3" office:value-type="float" office:value="0">
            <text:p>0</text:p>
          </table:table-cell>
          <table:table-cell office:value-type="float" office:value="0.490864901106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8172980221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1.96345960443">
            <text:p>1.96</text:p>
          </table:table-cell>
          <table:table-cell table:number-columns-repeated="4" office:value-type="float" office:value="0">
            <text:p>0</text:p>
          </table:table-cell>
          <table:table-cell office:value-type="float" office:value="321659">
            <text:p>321659</text:p>
          </table:table-cell>
          <table:table-cell table:number-columns-repeated="205"/>
        </table:table-row>
        <table:table-row table:style-name="ro1">
          <table:table-cell office:value-type="float" office:value="2.92799373859">
            <text:p>2.93</text:p>
          </table:table-cell>
          <table:table-cell office:value-type="float" office:value="2.43999478215">
            <text:p>2.44</text:p>
          </table:table-cell>
          <table:table-cell office:value-type="float" office:value="-0.048004174276">
            <text:p>-0.05</text:p>
          </table:table-cell>
          <table:table-cell office:value-type="float" office:value="2.41599269502">
            <text:p>2.42</text:p>
          </table:table-cell>
          <table:table-cell office:value-type="float" office:value="3.90399165145">
            <text:p>3.9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4002087138">
            <text:p>-0.02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9"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office:value-type="float" office:value="0">
            <text:p>0</text:p>
          </table:table-cell>
          <table:table-cell office:value-type="float" office:value="0.487998956431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5997912862">
            <text:p>0.98</text:p>
          </table:table-cell>
          <table:table-cell office:value-type="float" office:value="0.487998956431">
            <text:p>0.49</text:p>
          </table:table-cell>
          <table:table-cell office:value-type="float" office:value="0">
            <text:p>0</text:p>
          </table:table-cell>
          <table:table-cell office:value-type="float" office:value="1.95199582572">
            <text:p>1.95</text:p>
          </table:table-cell>
          <table:table-cell table:number-columns-repeated="4" office:value-type="float" office:value="0">
            <text:p>0</text:p>
          </table:table-cell>
          <table:table-cell office:value-type="float" office:value="302532">
            <text:p>302532</text:p>
          </table:table-cell>
          <table:table-cell table:number-columns-repeated="205"/>
        </table:table-row>
        <table:table-row table:style-name="ro1">
          <table:table-cell office:value-type="float" office:value="3.89902560616">
            <text:p>3.9</text:p>
          </table:table-cell>
          <table:table-cell office:value-type="float" office:value="1.94951280308">
            <text:p>1.95</text:p>
          </table:table-cell>
          <table:table-cell office:value-type="float" office:value="1.46213460231">
            <text:p>1.46</text:p>
          </table:table-cell>
          <table:table-cell office:value-type="float" office:value="2.43689100385">
            <text:p>2.44</text:p>
          </table:table-cell>
          <table:table-cell office:value-type="float" office:value="3.38640380693">
            <text:p>3.39</text:p>
          </table:table-cell>
          <table:table-cell table:number-columns-repeated="9"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office:value-type="float" office:value="0">
            <text:p>0</text:p>
          </table:table-cell>
          <table:table-cell office:value-type="float" office:value="-0.51262179923">
            <text:p>-0.51</text:p>
          </table:table-cell>
          <table:table-cell table:number-columns-repeated="17"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1.94951280308">
            <text:p>1.95</text:p>
          </table:table-cell>
          <table:table-cell office:value-type="float" office:value="0">
            <text:p>0</text:p>
          </table:table-cell>
          <table:table-cell office:value-type="float" office:value="0.48737820077">
            <text:p>0.49</text:p>
          </table:table-cell>
          <table:table-cell office:value-type="float" office:value="0.974756401541">
            <text:p>0.97</text:p>
          </table:table-cell>
          <table:table-cell office:value-type="float" office:value="0">
            <text:p>0</text:p>
          </table:table-cell>
          <table:table-cell office:value-type="float" office:value="0.974756401541">
            <text:p>0.97</text:p>
          </table:table-cell>
          <table:table-cell table:number-columns-repeated="2" office:value-type="float" office:value="0.48737820077">
            <text:p>0.49</text:p>
          </table:table-cell>
          <table:table-cell office:value-type="float" office:value="1.94951280308">
            <text:p>1.9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737820077">
            <text:p>0.49</text:p>
          </table:table-cell>
          <table:table-cell office:value-type="float" office:value="282598">
            <text:p>282598</text:p>
          </table:table-cell>
          <table:table-cell table:number-columns-repeated="205"/>
        </table:table-row>
        <table:table-row table:style-name="ro1">
          <table:table-cell office:value-type="float" office:value="4.38156769596">
            <text:p>4.38</text:p>
          </table:table-cell>
          <table:table-cell table:number-columns-repeated="2" office:value-type="float" office:value="1.94736342043">
            <text:p>1.95</text:p>
          </table:table-cell>
          <table:table-cell office:value-type="float" office:value="1.92104513064">
            <text:p>1.92</text:p>
          </table:table-cell>
          <table:table-cell office:value-type="float" office:value="1.89472684086">
            <text:p>1.89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office:value-type="float" office:value="0.973681710214">
            <text:p>0.97</text:p>
          </table:table-cell>
          <table:table-cell table:number-columns-repeated="4"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table:number-columns-repeated="5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table:number-columns-repeated="8" office:value-type="float" office:value="0">
            <text:p>0</text:p>
          </table:table-cell>
          <table:table-cell office:value-type="float" office:value="0.486840855107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052256532">
            <text:p>1.46</text:p>
          </table:table-cell>
          <table:table-cell office:value-type="float" office:value="0.973681710214">
            <text:p>0.97</text:p>
          </table:table-cell>
          <table:table-cell office:value-type="float" office:value="0">
            <text:p>0</text:p>
          </table:table-cell>
          <table:table-cell office:value-type="float" office:value="1.94736342043">
            <text:p>1.95</text:p>
          </table:table-cell>
          <table:table-cell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office:value-type="float" office:value="2.43420427553">
            <text:p>2.43</text:p>
          </table:table-cell>
          <table:table-cell table:number-columns-repeated="3" office:value-type="float" office:value="0">
            <text:p>0</text:p>
          </table:table-cell>
          <table:table-cell office:value-type="float" office:value="0.973681710214">
            <text:p>0.97</text:p>
          </table:table-cell>
          <table:table-cell office:value-type="float" office:value="263321">
            <text:p>263321</text:p>
          </table:table-cell>
          <table:table-cell table:number-columns-repeated="205"/>
        </table:table-row>
        <table:table-row table:style-name="ro1">
          <table:table-cell office:value-type="float" office:value="3.4214995754">
            <text:p>3.42</text:p>
          </table:table-cell>
          <table:table-cell office:value-type="float" office:value="1.91028522903">
            <text:p>1.91</text:p>
          </table:table-cell>
          <table:table-cell office:value-type="float" office:value="0.488785653629">
            <text:p>0.49</text:p>
          </table:table-cell>
          <table:table-cell office:value-type="float" office:value="-0.0672860782257">
            <text:p>-0.07</text:p>
          </table:table-cell>
          <table:table-cell office:value-type="float" office:value="2.37664218992">
            <text:p>2.3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635696089">
            <text:p>1.47</text:p>
          </table:table-cell>
          <table:table-cell office:value-type="float" office:value="0.977571307258">
            <text:p>0.98</text:p>
          </table:table-cell>
          <table:table-cell table:number-columns-repeated="13" office:value-type="float" office:value="0">
            <text:p>0</text:p>
          </table:table-cell>
          <table:table-cell office:value-type="float" office:value="0.977571307258">
            <text:p>0.98</text:p>
          </table:table-cell>
          <table:table-cell office:value-type="float" office:value="0.466356960887">
            <text:p>0.47</text:p>
          </table:table-cell>
          <table:table-cell office:value-type="float" office:value="0">
            <text:p>0</text:p>
          </table:table-cell>
          <table:table-cell office:value-type="float" office:value="1.95514261452">
            <text:p>1.96</text:p>
          </table:table-cell>
          <table:table-cell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488785653629">
            <text:p>0.49</text:p>
          </table:table-cell>
          <table:table-cell office:value-type="float" office:value="0.977571307258">
            <text:p>0.98</text:p>
          </table:table-cell>
          <table:table-cell office:value-type="float" office:value="244550">
            <text:p>244550</text:p>
          </table:table-cell>
          <table:table-cell table:number-columns-repeated="205"/>
        </table:table-row>
        <table:table-row table:style-name="ro1">
          <table:table-cell office:value-type="float" office:value="5.38592335228">
            <text:p>5.39</text:p>
          </table:table-cell>
          <table:table-cell office:value-type="float" office:value="2.93777637397">
            <text:p>2.94</text:p>
          </table:table-cell>
          <table:table-cell office:value-type="float" office:value="-1.04148241735">
            <text:p>-1.04</text:p>
          </table:table-cell>
          <table:table-cell office:value-type="float" office:value="-0.041482417351">
            <text:p>-0.04</text:p>
          </table:table-cell>
          <table:table-cell office:value-type="float" office:value="4.38592335228">
            <text:p>4.39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5" office:value-type="float" office:value="0">
            <text:p>0</text:p>
          </table:table-cell>
          <table:table-cell office:value-type="float" office:value="-0.510370604338">
            <text:p>-0.51</text:p>
          </table:table-cell>
          <table:table-cell office:value-type="float" office:value="0.489629395662">
            <text:p>0.49</text:p>
          </table:table-cell>
          <table:table-cell table:number-columns-repeated="6" office:value-type="float" office:value="0">
            <text:p>0</text:p>
          </table:table-cell>
          <table:table-cell office:value-type="float" office:value="0.489629395662">
            <text:p>0.49</text:p>
          </table:table-cell>
          <table:table-cell table:number-columns-repeated="2" office:value-type="float" office:value="-0.510370604338">
            <text:p>-0.51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0370604338">
            <text:p>-0.51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07412086755">
            <text:p>-0.02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-0.0207412086755">
            <text:p>-0.02</text:p>
          </table:table-cell>
          <table:table-cell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0.48962939566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258791324">
            <text:p>0.98</text:p>
          </table:table-cell>
          <table:table-cell office:value-type="float" office:value="226767">
            <text:p>226767</text:p>
          </table:table-cell>
          <table:table-cell table:number-columns-repeated="205"/>
        </table:table-row>
        <table:table-row table:style-name="ro1">
          <table:table-cell office:value-type="float" office:value="2.93937212779">
            <text:p>2.94</text:p>
          </table:table-cell>
          <table:table-cell office:value-type="float" office:value="1.95958141853">
            <text:p>1.96</text:p>
          </table:table-cell>
          <table:table-cell office:value-type="float" office:value="-2.55052322684">
            <text:p>-2.55</text:p>
          </table:table-cell>
          <table:table-cell office:value-type="float" office:value="0.489895354632">
            <text:p>0.49</text:p>
          </table:table-cell>
          <table:table-cell office:value-type="float" office:value="1.93937212779">
            <text:p>1.94</text:p>
          </table:table-cell>
          <table:table-cell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office:value-type="float" office:value="-0.510104645368">
            <text:p>-0.51</text:p>
          </table:table-cell>
          <table:table-cell office:value-type="float" office:value="0">
            <text:p>0</text:p>
          </table:table-cell>
          <table:table-cell table:number-columns-repeated="2" office:value-type="float" office:value="0.48989535463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89895354632">
            <text:p>0.49</text:p>
          </table:table-cell>
          <table:table-cell table:number-columns-repeated="5" office:value-type="float" office:value="0">
            <text:p>0</text:p>
          </table:table-cell>
          <table:table-cell office:value-type="float" office:value="-0.0202092907369">
            <text:p>-0.02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979790709263">
            <text:p>0.98</text:p>
          </table:table-cell>
          <table:table-cell table:number-columns-repeated="5" office:value-type="float" office:value="0">
            <text:p>0</text:p>
          </table:table-cell>
          <table:table-cell office:value-type="float" office:value="-0.510104645368">
            <text:p>-0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686063895">
            <text:p>0.47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1.46968606389">
            <text:p>1.4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9790709263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790709263">
            <text:p>0.98</text:p>
          </table:table-cell>
          <table:table-cell office:value-type="float" office:value="210636">
            <text:p>210636</text:p>
          </table:table-cell>
          <table:table-cell table:number-columns-repeated="205"/>
        </table:table-row>
        <table:table-row table:style-name="ro1">
          <table:table-cell office:value-type="float" office:value="1.95995589345">
            <text:p>1.96</text:p>
          </table:table-cell>
          <table:table-cell office:value-type="float" office:value="1.44994486681">
            <text:p>1.45</text:p>
          </table:table-cell>
          <table:table-cell office:value-type="float" office:value="-1.02002205328">
            <text:p>-1.02</text:p>
          </table:table-cell>
          <table:table-cell office:value-type="float" office:value="0.489988973362">
            <text:p>0.49</text:p>
          </table:table-cell>
          <table:table-cell office:value-type="float" office:value="1.95995589345">
            <text:p>1.96</text:p>
          </table:table-cell>
          <table:table-cell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office:value-type="float" office:value="0.489988973362">
            <text:p>0.49</text:p>
          </table:table-cell>
          <table:table-cell table:number-columns-repeated="2" office:value-type="float" office:value="0">
            <text:p>0</text:p>
          </table:table-cell>
          <table:table-cell office:value-type="float" office:value="0.489988973362">
            <text:p>0.49</text:p>
          </table:table-cell>
          <table:table-cell table:number-columns-repeated="8" office:value-type="float" office:value="0">
            <text:p>0</text:p>
          </table:table-cell>
          <table:table-cell table:number-columns-repeated="2" office:value-type="float" office:value="-0.510011026638">
            <text:p>-0.51</text:p>
          </table:table-cell>
          <table:table-cell table:number-columns-repeated="3" office:value-type="float" office:value="0">
            <text:p>0</text:p>
          </table:table-cell>
          <table:table-cell office:value-type="float" office:value="0.469966920086">
            <text:p>0.47</text:p>
          </table:table-cell>
          <table:table-cell table:number-columns-repeated="6" office:value-type="float" office:value="0">
            <text:p>0</text:p>
          </table:table-cell>
          <table:table-cell office:value-type="float" office:value="-0.510011026638">
            <text:p>-0.51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4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9977946724">
            <text:p>0.98</text:p>
          </table:table-cell>
          <table:table-cell table:number-columns-repeated="2" office:value-type="float" office:value="0">
            <text:p>0</text:p>
          </table:table-cell>
          <table:table-cell office:value-type="float" office:value="0.979977946724">
            <text:p>0.98</text:p>
          </table:table-cell>
          <table:table-cell office:value-type="float" office:value="195951">
            <text:p>195951</text:p>
          </table:table-cell>
          <table:table-cell table:number-columns-repeated="205"/>
        </table:table-row>
        <table:table-row table:style-name="ro1">
          <table:table-cell office:value-type="float" office:value="4.38340238699">
            <text:p>4.38</text:p>
          </table:table-cell>
          <table:table-cell office:value-type="float" office:value="0.461134128996">
            <text:p>0.46</text:p>
          </table:table-cell>
          <table:table-cell office:value-type="float" office:value="2.40931296766">
            <text:p>2.41</text:p>
          </table:table-cell>
          <table:table-cell office:value-type="float" office:value="0.948178838662">
            <text:p>0.95</text:p>
          </table:table-cell>
          <table:table-cell office:value-type="float" office:value="2.43522354833">
            <text:p>2.44</text:p>
          </table:table-cell>
          <table:table-cell office:value-type="float" office:value="0">
            <text:p>0</text:p>
          </table:table-cell>
          <table:table-cell office:value-type="float" office:value="0.487044709665">
            <text:p>0.49</text:p>
          </table:table-cell>
          <table:table-cell office:value-type="float" office:value="-1.02591058067">
            <text:p>-1.03</text:p>
          </table:table-cell>
          <table:table-cell office:value-type="float" office:value="0.974089419331">
            <text:p>0.97</text:p>
          </table:table-cell>
          <table:table-cell table:number-columns-repeated="6" office:value-type="float" office:value="0">
            <text:p>0</text:p>
          </table:table-cell>
          <table:table-cell office:value-type="float" office:value="-0.512955290335">
            <text:p>-0.51</text:p>
          </table:table-cell>
          <table:table-cell table:number-columns-repeated="8" office:value-type="float" office:value="0">
            <text:p>0</text:p>
          </table:table-cell>
          <table:table-cell office:value-type="float" office:value="-0.512955290335">
            <text:p>-0.51</text:p>
          </table:table-cell>
          <table:table-cell table:number-columns-repeated="9"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974089419331">
            <text:p>0.97</text:p>
          </table:table-cell>
          <table:table-cell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74089419331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089419331">
            <text:p>0.97</text:p>
          </table:table-cell>
          <table:table-cell office:value-type="float" office:value="178591">
            <text:p>178591</text:p>
          </table:table-cell>
          <table:table-cell table:number-columns-repeated="205"/>
        </table:table-row>
        <table:table-row table:style-name="ro1">
          <table:table-cell office:value-type="float" office:value="2.92360742706">
            <text:p>2.92</text:p>
          </table:table-cell>
          <table:table-cell office:value-type="float" office:value="0.974535809019">
            <text:p>0.97</text:p>
          </table:table-cell>
          <table:table-cell office:value-type="float" office:value="-0.563660477454">
            <text:p>-0.56</text:p>
          </table:table-cell>
          <table:table-cell office:value-type="float" office:value="-1.07639257294">
            <text:p>-1.08</text:p>
          </table:table-cell>
          <table:table-cell office:value-type="float" office:value="1.94907161804">
            <text:p>1.95</text:p>
          </table:table-cell>
          <table:table-cell office:value-type="float" office:value="1.46180371353">
            <text:p>1.46</text:p>
          </table:table-cell>
          <table:table-cell table:number-columns-repeated="8" office:value-type="float" office:value="0">
            <text:p>0</text:p>
          </table:table-cell>
          <table:table-cell office:value-type="float" office:value="0.487267904509">
            <text:p>0.49</text:p>
          </table:table-cell>
          <table:table-cell office:value-type="float" office:value="-1.02546419098">
            <text:p>-1.03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2732095491">
            <text:p>-0.51</text:p>
          </table:table-cell>
          <table:table-cell table:number-columns-repeated="6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table:number-columns-repeated="5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office:value-type="float" office:value="0.487267904509">
            <text:p>0.49</text:p>
          </table:table-cell>
          <table:table-cell table:number-columns-repeated="4" office:value-type="float" office:value="0">
            <text:p>0</text:p>
          </table:table-cell>
          <table:table-cell office:value-type="float" office:value="1.46180371353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1.94907161804">
            <text:p>1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487267904509">
            <text:p>0.49</text:p>
          </table:table-cell>
          <table:table-cell office:value-type="float" office:value="1.46180371353">
            <text:p>1.46</text:p>
          </table:table-cell>
          <table:table-cell table:number-columns-repeated="2" office:value-type="float" office:value="0">
            <text:p>0</text:p>
          </table:table-cell>
          <table:table-cell office:value-type="float" office:value="0.974535809019">
            <text:p>0.97</text:p>
          </table:table-cell>
          <table:table-cell office:value-type="float" office:value="162560">
            <text:p>162560</text:p>
          </table:table-cell>
          <table:table-cell table:number-columns-repeated="205"/>
        </table:table-row>
        <table:table-row table:style-name="ro1">
          <table:table-cell office:value-type="float" office:value="2.41782037629">
            <text:p>2.42</text:p>
          </table:table-cell>
          <table:table-cell office:value-type="float" office:value="4.35207667732">
            <text:p>4.35</text:p>
          </table:table-cell>
          <table:table-cell office:value-type="float" office:value="1.3849485268">
            <text:p>1.38</text:p>
          </table:table-cell>
          <table:table-cell office:value-type="float" office:value="-0.582179623713">
            <text:p>-0.58</text:p>
          </table:table-cell>
          <table:table-cell table:number-columns-repeated="2" office:value-type="float" office:value="1.93425630103">
            <text:p>1.93</text:p>
          </table:table-cell>
          <table:table-cell table:number-columns-repeated="8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office:value-type="float" office:value="-1.03287184949">
            <text:p>-1.03</text:p>
          </table:table-cell>
          <table:table-cell office:value-type="float" office:value="0">
            <text:p>0</text:p>
          </table:table-cell>
          <table:table-cell office:value-type="float" office:value="-0.516435924743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1.45069222577">
            <text:p>1.45</text:p>
          </table:table-cell>
          <table:table-cell table:number-columns-repeated="3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table:number-columns-repeated="10"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office:value-type="float" office:value="0">
            <text:p>0</text:p>
          </table:table-cell>
          <table:table-cell office:value-type="float" office:value="0.483564075257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67128150515">
            <text:p>0.97</text:p>
          </table:table-cell>
          <table:table-cell table:number-columns-repeated="3" office:value-type="float" office:value="0">
            <text:p>0</text:p>
          </table:table-cell>
          <table:table-cell office:value-type="float" office:value="0.967128150515">
            <text:p>0.97</text:p>
          </table:table-cell>
          <table:table-cell office:value-type="float" office:value="0.483564075257">
            <text:p>0.48</text:p>
          </table:table-cell>
          <table:table-cell office:value-type="float" office:value="1.45069222577">
            <text:p>1.45</text:p>
          </table:table-cell>
          <table:table-cell office:value-type="float" office:value="0.967128150515">
            <text:p>0.97</text:p>
          </table:table-cell>
          <table:table-cell office:value-type="float" office:value="147407">
            <text:p>147407</text:p>
          </table:table-cell>
          <table:table-cell table:number-columns-repeated="205"/>
        </table:table-row>
        <table:table-row table:style-name="ro1">
          <table:table-cell office:value-type="float" office:value="2.41261427364">
            <text:p>2.41</text:p>
          </table:table-cell>
          <table:table-cell office:value-type="float" office:value="0.860182837827">
            <text:p>0.86</text:p>
          </table:table-cell>
          <table:table-cell office:value-type="float" office:value="1.89513712837">
            <text:p>1.9</text:p>
          </table:table-cell>
          <table:table-cell office:value-type="float" office:value="-1.06990858109">
            <text:p>-1.07</text:p>
          </table:table-cell>
          <table:table-cell office:value-type="float" office:value="3.3776599831">
            <text:p>3.38</text:p>
          </table:table-cell>
          <table:table-cell office:value-type="float" office:value="1.44756856419">
            <text:p>1.45</text:p>
          </table:table-cell>
          <table:table-cell office:value-type="float" office:value="0.482522854728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7477145272">
            <text:p>-0.52</text:p>
          </table:table-cell>
          <table:table-cell table:number-columns-repeated="3" office:value-type="float" office:value="0">
            <text:p>0</text:p>
          </table:table-cell>
          <table:table-cell office:value-type="float" office:value="-1.03495429054">
            <text:p>-1.0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82522854728">
            <text:p>0.48</text:p>
          </table:table-cell>
          <table:table-cell office:value-type="float" office:value="0">
            <text:p>0</text:p>
          </table:table-cell>
          <table:table-cell office:value-type="float" office:value="2.41261427364">
            <text:p>2.4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482522854728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0.965045709457">
            <text:p>0.97</text:p>
          </table:table-cell>
          <table:table-cell table:number-columns-repeated="2" office:value-type="float" office:value="0">
            <text:p>0</text:p>
          </table:table-cell>
          <table:table-cell office:value-type="float" office:value="0.482522854728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1.93009141891">
            <text:p>1.93</text:p>
          </table:table-cell>
          <table:table-cell table:number-columns-repeated="3" office:value-type="float" office:value="0">
            <text:p>0</text:p>
          </table:table-cell>
          <table:table-cell office:value-type="float" office:value="0.965045709457">
            <text:p>0.97</text:p>
          </table:table-cell>
          <table:table-cell office:value-type="float" office:value="0">
            <text:p>0</text:p>
          </table:table-cell>
          <table:table-cell table:number-columns-repeated="2" office:value-type="float" office:value="1.93009141891">
            <text:p>1.93</text:p>
          </table:table-cell>
          <table:table-cell office:value-type="float" office:value="132536">
            <text:p>132536</text:p>
          </table:table-cell>
          <table:table-cell table:number-columns-repeated="205"/>
        </table:table-row>
        <table:table-row table:style-name="ro1">
          <table:table-cell office:value-type="float" office:value="2.88464502869">
            <text:p>2.88</text:p>
          </table:table-cell>
          <table:table-cell office:value-type="float" office:value="1.32696754303">
            <text:p>1.33</text:p>
          </table:table-cell>
          <table:table-cell office:value-type="float" office:value="3.28851588593">
            <text:p>3.29</text:p>
          </table:table-cell>
          <table:table-cell office:value-type="float" office:value="-1.59612914276">
            <text:p>-1.6</text:p>
          </table:table-cell>
          <table:table-cell office:value-type="float" office:value="2.88464502869">
            <text:p>2.88</text:p>
          </table:table-cell>
          <table:table-cell office:value-type="float" office:value="1.92309668579">
            <text:p>1.92</text:p>
          </table:table-cell>
          <table:table-cell office:value-type="float" office:value="0.961548342896">
            <text:p>0.96</text:p>
          </table:table-cell>
          <table:table-cell table:number-columns-repeated="8" office:value-type="float" office:value="0">
            <text:p>0</text:p>
          </table:table-cell>
          <table:table-cell office:value-type="float" office:value="-1.0384516571">
            <text:p>-1.04</text:p>
          </table:table-cell>
          <table:table-cell office:value-type="float" office:value="0.480774171448">
            <text:p>0.48</text:p>
          </table:table-cell>
          <table:table-cell office:value-type="float" office:value="0">
            <text:p>0</text:p>
          </table:table-cell>
          <table:table-cell office:value-type="float" office:value="0.480774171448">
            <text:p>0.48</text:p>
          </table:table-cell>
          <table:table-cell office:value-type="float" office:value="-0.0384516571037">
            <text:p>-0.0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6" office:value-type="float" office:value="0">
            <text:p>0</text:p>
          </table:table-cell>
          <table:table-cell office:value-type="float" office:value="-1.0384516571">
            <text:p>-1.04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480774171448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table:number-columns-repeated="3" office:value-type="float" office:value="0">
            <text:p>0</text:p>
          </table:table-cell>
          <table:table-cell office:value-type="float" office:value="0.961548342896">
            <text:p>0.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2309668579">
            <text:p>1.92</text:p>
          </table:table-cell>
          <table:table-cell office:value-type="float" office:value="115230">
            <text:p>115230</text:p>
          </table:table-cell>
          <table:table-cell table:number-columns-repeated="205"/>
        </table:table-row>
        <table:table-row table:style-name="ro1">
          <table:table-cell office:value-type="float" office:value="1.9229486942">
            <text:p>1.92</text:p>
          </table:table-cell>
          <table:table-cell office:value-type="float" office:value="0.326634561956">
            <text:p>0.33</text:p>
          </table:table-cell>
          <table:table-cell office:value-type="float" office:value="3.28810890906">
            <text:p>3.29</text:p>
          </table:table-cell>
          <table:table-cell office:value-type="float" office:value="-0.0770513057974">
            <text:p>-0.08</text:p>
          </table:table-cell>
          <table:table-cell office:value-type="float" office:value="1.9229486942">
            <text:p>1.92</text:p>
          </table:table-cell>
          <table:table-cell office:value-type="float" office:value="2.40368586775">
            <text:p>2.4</text:p>
          </table:table-cell>
          <table:table-cell office:value-type="float" office:value="0.480737173551">
            <text:p>0.48</text:p>
          </table:table-cell>
          <table:table-cell office:value-type="float" office:value="0">
            <text:p>0</text:p>
          </table:table-cell>
          <table:table-cell office:value-type="float" office:value="0.480737173551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4221152065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office:value-type="float" office:value="-1.0385256529">
            <text:p>-1.04</text:p>
          </table:table-cell>
          <table:table-cell table:number-columns-repeated="4" office:value-type="float" office:value="0">
            <text:p>0</text:p>
          </table:table-cell>
          <table:table-cell office:value-type="float" office:value="-0.519262826449">
            <text:p>-0.52</text:p>
          </table:table-cell>
          <table:table-cell table:number-columns-repeated="7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office:value-type="float" office:value="-0.519262826449">
            <text:p>-0.52</text:p>
          </table:table-cell>
          <table:table-cell office:value-type="float" office:value="2.40368586775">
            <text:p>2.4</text:p>
          </table:table-cell>
          <table:table-cell office:value-type="float" office:value="0.480737173551">
            <text:p>0.48</text:p>
          </table:table-cell>
          <table:table-cell table:number-columns-repeated="4" office:value-type="float" office:value="0">
            <text:p>0</text:p>
          </table:table-cell>
          <table:table-cell office:value-type="float" office:value="0.961474347101">
            <text:p>0.96</text:p>
          </table:table-cell>
          <table:table-cell table:number-columns-repeated="5" office:value-type="float" office:value="0">
            <text:p>0</text:p>
          </table:table-cell>
          <table:table-cell office:value-type="float" office:value="1.44221152065">
            <text:p>1.4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61474347101">
            <text:p>0.96</text:p>
          </table:table-cell>
          <table:table-cell office:value-type="float" office:value="0">
            <text:p>0</text:p>
          </table:table-cell>
          <table:table-cell table:number-columns-repeated="2" office:value-type="float" office:value="1.9229486942">
            <text:p>1.92</text:p>
          </table:table-cell>
          <table:table-cell office:value-type="float" office:value="102766">
            <text:p>102766</text:p>
          </table:table-cell>
          <table:table-cell table:number-columns-repeated="205"/>
        </table:table-row>
        <table:table-row table:style-name="ro1">
          <table:table-cell office:value-type="float" office:value="3.82859497322">
            <text:p>3.83</text:p>
          </table:table-cell>
          <table:table-cell office:value-type="float" office:value="1.35002060157">
            <text:p>1.35</text:p>
          </table:table-cell>
          <table:table-cell office:value-type="float" office:value="3.30716934487">
            <text:p>3.31</text:p>
          </table:table-cell>
          <table:table-cell office:value-type="float" office:value="-1.56427688504">
            <text:p>-1.56</text:p>
          </table:table-cell>
          <table:table-cell table:number-columns-repeated="2" office:value-type="float" office:value="1.91429748661">
            <text:p>1.91</text:p>
          </table:table-cell>
          <table:table-cell office:value-type="float" office:value="1.43572311496">
            <text:p>1.44</text:p>
          </table:table-cell>
          <table:table-cell office:value-type="float" office:value="0">
            <text:p>0</text:p>
          </table:table-cell>
          <table:table-cell office:value-type="float" office:value="0.478574371652">
            <text:p>0.48</text:p>
          </table:table-cell>
          <table:table-cell table:number-columns-repeated="2" office:value-type="float" office:value="0">
            <text:p>0</text:p>
          </table:table-cell>
          <table:table-cell office:value-type="float" office:value="1.43572311496">
            <text:p>1.44</text:p>
          </table:table-cell>
          <table:table-cell table:number-columns-repeated="2"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office:value-type="float" office:value="-0.521425628348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-0.0428512566955">
            <text:p>-0.04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table:number-columns-repeated="2" office:value-type="float" office:value="0.478574371652">
            <text:p>0.48</text:p>
          </table:table-cell>
          <table:table-cell table:number-columns-repeated="3" office:value-type="float" office:value="0">
            <text:p>0</text:p>
          </table:table-cell>
          <table:table-cell office:value-type="float" office:value="1.43572311496">
            <text:p>1.44</text:p>
          </table:table-cell>
          <table:table-cell office:value-type="float" office:value="0">
            <text:p>0</text:p>
          </table:table-cell>
          <table:table-cell table:number-columns-repeated="2" office:value-type="float" office:value="1.43572311496">
            <text:p>1.44</text:p>
          </table:table-cell>
          <table:table-cell office:value-type="float" office:value="0.957148743304">
            <text:p>0.96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office:value-type="float" office:value="-0.521425628348">
            <text:p>-0.52</text:p>
          </table:table-cell>
          <table:table-cell table:number-columns-repeated="4" office:value-type="float" office:value="0">
            <text:p>0</text:p>
          </table:table-cell>
          <table:table-cell office:value-type="float" office:value="-0.521425628348">
            <text:p>-0.52</text:p>
          </table:table-cell>
          <table:table-cell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table:number-columns-repeated="2" office:value-type="float" office:value="0">
            <text:p>0</text:p>
          </table:table-cell>
          <table:table-cell office:value-type="float" office:value="0.957148743304">
            <text:p>0.96</text:p>
          </table:table-cell>
          <table:table-cell office:value-type="float" office:value="0.478574371652">
            <text:p>0.48</text:p>
          </table:table-cell>
          <table:table-cell office:value-type="float" office:value="0">
            <text:p>0</text:p>
          </table:table-cell>
          <table:table-cell office:value-type="float" office:value="0.435723114957">
            <text:p>0.44</text:p>
          </table:table-cell>
          <table:table-cell office:value-type="float" office:value="1.91429748661">
            <text:p>1.91</text:p>
          </table:table-cell>
          <table:table-cell office:value-type="float" office:value="89003">
            <text:p>89003</text:p>
          </table:table-cell>
          <table:table-cell table:number-columns-repeated="205"/>
        </table:table-row>
        <table:table-row table:style-name="ro1">
          <table:table-cell office:value-type="float" office:value="2.36736103119">
            <text:p>2.37</text:p>
          </table:table-cell>
          <table:table-cell office:value-type="float" office:value="1.42041661871">
            <text:p>1.42</text:p>
          </table:table-cell>
          <table:table-cell office:value-type="float" office:value="4.20819426862">
            <text:p>4.21</text:p>
          </table:table-cell>
          <table:table-cell office:value-type="float" office:value="-0.159166762573">
            <text:p>-0.16</text:p>
          </table:table-cell>
          <table:table-cell office:value-type="float" office:value="0.946944412476">
            <text:p>0.95</text:p>
          </table:table-cell>
          <table:table-cell office:value-type="float" office:value="1.89388882495">
            <text:p>1.89</text:p>
          </table:table-cell>
          <table:table-cell office:value-type="float" office:value="0.946944412476">
            <text:p>0.95</text:p>
          </table:table-cell>
          <table:table-cell table:number-columns-repeated="7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6527793762">
            <text:p>-0.53</text:p>
          </table:table-cell>
          <table:table-cell table:number-columns-repeated="2" office:value-type="float" office:value="0">
            <text:p>0</text:p>
          </table:table-cell>
          <table:table-cell office:value-type="float" office:value="0.473472206238">
            <text:p>0.47</text:p>
          </table:table-cell>
          <table:table-cell office:value-type="float" office:value="0.420416618713">
            <text:p>0.42</text:p>
          </table:table-cell>
          <table:table-cell office:value-type="float" office:value="0">
            <text:p>0</text:p>
          </table:table-cell>
          <table:table-cell table:number-columns-repeated="2" office:value-type="float" office:value="0.473472206238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office:value-type="float" office:value="2.36736103119">
            <text:p>2.37</text:p>
          </table:table-cell>
          <table:table-cell office:value-type="float" office:value="0.473472206238">
            <text:p>0.47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office:value-type="float" office:value="0">
            <text:p>0</text:p>
          </table:table-cell>
          <table:table-cell office:value-type="float" office:value="-0.526527793762">
            <text:p>-0.53</text:p>
          </table:table-cell>
          <table:table-cell table:number-columns-repeated="3" office:value-type="float" office:value="0">
            <text:p>0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1.42041661871">
            <text:p>1.42</text:p>
          </table:table-cell>
          <table:table-cell office:value-type="float" office:value="0">
            <text:p>0</text:p>
          </table:table-cell>
          <table:table-cell office:value-type="float" office:value="0.473472206238">
            <text:p>0.47</text:p>
          </table:table-cell>
          <table:table-cell office:value-type="float" office:value="0.946944412476">
            <text:p>0.95</text:p>
          </table:table-cell>
          <table:table-cell table:number-columns-repeated="2" office:value-type="float" office:value="0">
            <text:p>0</text:p>
          </table:table-cell>
          <table:table-cell office:value-type="float" office:value="0.840833237427">
            <text:p>0.84</text:p>
          </table:table-cell>
          <table:table-cell office:value-type="float" office:value="0">
            <text:p>0</text:p>
          </table:table-cell>
          <table:table-cell office:value-type="float" office:value="76704">
            <text:p>76704</text:p>
          </table:table-cell>
          <table:table-cell table:number-columns-repeated="205"/>
        </table:table-row>
        <table:table-row table:style-name="ro1">
          <table:table-cell office:value-type="float" office:value="4.63759437646">
            <text:p>4.64</text:p>
          </table:table-cell>
          <table:table-cell office:value-type="float" office:value="1.87919812549">
            <text:p>1.88</text:p>
          </table:table-cell>
          <table:table-cell office:value-type="float" office:value="3.22819578235">
            <text:p>3.23</text:p>
          </table:table-cell>
          <table:table-cell office:value-type="float" office:value="-0.181202811768">
            <text:p>-0.18</text:p>
          </table:table-cell>
          <table:table-cell office:value-type="float" office:value="1.87919812549">
            <text:p>1.88</text:p>
          </table:table-cell>
          <table:table-cell table:number-columns-repeated="9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-0.0604009372559">
            <text:p>-0.06</text:p>
          </table:table-cell>
          <table:table-cell office:value-type="float" office:value="0.469799531372">
            <text:p>0.47</text:p>
          </table:table-cell>
          <table:table-cell table:number-columns-repeated="3" office:value-type="float" office:value="0">
            <text:p>0</text:p>
          </table:table-cell>
          <table:table-cell office:value-type="float" office:value="0.409398594116">
            <text:p>0.41</text:p>
          </table:table-cell>
          <table:table-cell office:value-type="float" office:value="0.469799531372">
            <text:p>0.47</text:p>
          </table:table-cell>
          <table:table-cell office:value-type="float" office:value="0.939599062744">
            <text:p>0.94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1.40939859412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99062744">
            <text:p>0.94</text:p>
          </table:table-cell>
          <table:table-cell office:value-type="float" office:value="0">
            <text:p>0</text:p>
          </table:table-cell>
          <table:table-cell office:value-type="float" office:value="1.40939859412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469799531372">
            <text:p>0.47</text:p>
          </table:table-cell>
          <table:table-cell office:value-type="float" office:value="0.409398594116">
            <text:p>0.41</text:p>
          </table:table-cell>
          <table:table-cell office:value-type="float" office:value="1.40939859412">
            <text:p>1.41</text:p>
          </table:table-cell>
          <table:table-cell office:value-type="float" office:value="65951">
            <text:p>65951</text:p>
          </table:table-cell>
          <table:table-cell table:number-columns-repeated="205"/>
        </table:table-row>
        <table:table-row table:style-name="ro1">
          <table:table-cell office:value-type="float" office:value="4.65376056965">
            <text:p>4.65</text:p>
          </table:table-cell>
          <table:table-cell office:value-type="float" office:value="0.769173713099">
            <text:p>0.77</text:p>
          </table:table-cell>
          <table:table-cell office:value-type="float" office:value="3.29802699896">
            <text:p>3.3</text:p>
          </table:table-cell>
          <table:table-cell office:value-type="float" office:value="0.298026998962">
            <text:p>0.3</text:p>
          </table:table-cell>
          <table:table-cell office:value-type="float" office:value="-1.17311971518">
            <text:p>-1.17</text:p>
          </table:table-cell>
          <table:table-cell office:value-type="float" office:value="0.942293428275">
            <text:p>0.94</text:p>
          </table:table-cell>
          <table:table-cell table:number-columns-repeated="4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table:number-columns-repeated="4"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0.942293428275">
            <text:p>0.94</text:p>
          </table:table-cell>
          <table:table-cell office:value-type="float" office:value="0">
            <text:p>0</text:p>
          </table:table-cell>
          <table:table-cell office:value-type="float" office:value="0.942293428275">
            <text:p>0.94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float" office:value="0.471146714137">
            <text:p>0.47</text:p>
          </table:table-cell>
          <table:table-cell office:value-type="float" office:value="0.942293428275">
            <text:p>0.94</text:p>
          </table:table-cell>
          <table:table-cell office:value-type="float" office:value="0.471146714137">
            <text:p>0.47</text:p>
          </table:table-cell>
          <table:table-cell table:number-columns-repeated="2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office:value-type="float" office:value="0.413440142412">
            <text:p>0.41</text:p>
          </table:table-cell>
          <table:table-cell table:number-columns-repeated="2"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0">
            <text:p>0</text:p>
          </table:table-cell>
          <table:table-cell office:value-type="float" office:value="-0.528853285863">
            <text:p>-0.53</text:p>
          </table:table-cell>
          <table:table-cell office:value-type="float" office:value="1.88458685655">
            <text:p>1.88</text:p>
          </table:table-cell>
          <table:table-cell table:number-columns-repeated="2" office:value-type="float" office:value="0">
            <text:p>0</text:p>
          </table:table-cell>
          <table:table-cell office:value-type="float" office:value="1.41344014241">
            <text:p>1.41</text:p>
          </table:table-cell>
          <table:table-cell table:number-columns-repeated="3" office:value-type="float" office:value="0">
            <text:p>0</text:p>
          </table:table-cell>
          <table:table-cell office:value-type="float" office:value="0.471146714137">
            <text:p>0.47</text:p>
          </table:table-cell>
          <table:table-cell office:value-type="float" office:value="0.942293428275">
            <text:p>0.94</text:p>
          </table:table-cell>
          <table:table-cell table:number-columns-repeated="2" office:value-type="float" office:value="0">
            <text:p>0</text:p>
          </table:table-cell>
          <table:table-cell office:value-type="float" office:value="0.942293428275">
            <text:p>0.94</text:p>
          </table:table-cell>
          <table:table-cell table:number-columns-repeated="2" office:value-type="float" office:value="1.41344014241">
            <text:p>1.41</text:p>
          </table:table-cell>
          <table:table-cell office:value-type="float" office:value="56147">
            <text:p>56147</text:p>
          </table:table-cell>
          <table:table-cell table:number-columns-repeated="205"/>
        </table:table-row>
        <table:table-row table:style-name="ro1">
          <table:table-cell office:value-type="float" office:value="6.10682702511">
            <text:p>6.11</text:p>
          </table:table-cell>
          <table:table-cell office:value-type="float" office:value="0.818535550053">
            <text:p>0.82</text:p>
          </table:table-cell>
          <table:table-cell office:value-type="float" office:value="2.22780332508">
            <text:p>2.23</text:p>
          </table:table-cell>
          <table:table-cell office:value-type="float" office:value="1.28829147506">
            <text:p>1.29</text:p>
          </table:table-cell>
          <table:table-cell office:value-type="float" office:value="-2.71170852494">
            <text:p>-2.71</text:p>
          </table:table-cell>
          <table:table-cell office:value-type="float" office:value="1.87902370004">
            <text:p>1.88</text:p>
          </table:table-cell>
          <table:table-cell table:number-columns-repeated="7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.939511850018">
            <text:p>0.9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469755925009">
            <text:p>0.47</text:p>
          </table:table-cell>
          <table:table-cell office:value-type="float" office:value="0.939511850018">
            <text:p>0.94</text:p>
          </table:table-cell>
          <table:table-cell table:number-columns-repeated="4" office:value-type="float" office:value="0">
            <text:p>0</text:p>
          </table:table-cell>
          <table:table-cell office:value-type="float" office:value="-1.06048814998">
            <text:p>-1.06</text:p>
          </table:table-cell>
          <table:table-cell table:number-columns-repeated="5"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1.40926777503">
            <text:p>1.41</text:p>
          </table:table-cell>
          <table:table-cell table:number-columns-repeated="2" office:value-type="float" office:value="0">
            <text:p>0</text:p>
          </table:table-cell>
          <table:table-cell office:value-type="float" office:value="0.939511850018">
            <text:p>0.94</text:p>
          </table:table-cell>
          <table:table-cell office:value-type="float" office:value="1.87902370004">
            <text:p>1.88</text:p>
          </table:table-cell>
          <table:table-cell office:value-type="float" office:value="0.469755925009">
            <text:p>0.47</text:p>
          </table:table-cell>
          <table:table-cell office:value-type="float" office:value="45237">
            <text:p>45237</text:p>
          </table:table-cell>
          <table:table-cell table:number-columns-repeated="205"/>
        </table:table-row>
        <table:table-row table:style-name="ro1">
          <table:table-cell office:value-type="float" office:value="5.52274197025">
            <text:p>5.52</text:p>
          </table:table-cell>
          <table:table-cell office:value-type="float" office:value="-0.698857512395">
            <text:p>-0.7</text:p>
          </table:table-cell>
          <table:table-cell office:value-type="float" office:value="2.30114248761">
            <text:p>2.3</text:p>
          </table:table-cell>
          <table:table-cell office:value-type="float" office:value="2.90342746282">
            <text:p>2.9</text:p>
          </table:table-cell>
          <table:table-cell office:value-type="float" office:value="-0.159086009916">
            <text:p>-0.16</text:p>
          </table:table-cell>
          <table:table-cell office:value-type="float" office:value="3.22159948265">
            <text:p>3.22</text:p>
          </table:table-cell>
          <table:table-cell table:number-columns-repeated="2"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table:number-columns-repeated="8" office:value-type="float" office:value="0">
            <text:p>0</text:p>
          </table:table-cell>
          <table:table-cell office:value-type="float" office:value="1.38068549256">
            <text:p>1.38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-0.079543004958">
            <text:p>-0.08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table:number-columns-repeated="2" office:value-type="float" office:value="0">
            <text:p>0</text:p>
          </table:table-cell>
          <table:table-cell office:value-type="float" office:value="-0.539771502479">
            <text:p>-0.54</text:p>
          </table:table-cell>
          <table:table-cell table:number-columns-repeated="5" office:value-type="float" office:value="0">
            <text:p>0</text:p>
          </table:table-cell>
          <table:table-cell office:value-type="float" office:value="0.920456995042">
            <text:p>0.92</text:p>
          </table:table-cell>
          <table:table-cell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table:number-columns-repeated="2" office:value-type="float" office:value="0.460228497521">
            <text:p>0.46</text:p>
          </table:table-cell>
          <table:table-cell office:value-type="float" office:value="0">
            <text:p>0</text:p>
          </table:table-cell>
          <table:table-cell office:value-type="float" office:value="0.460228497521">
            <text:p>0.46</text:p>
          </table:table-cell>
          <table:table-cell office:value-type="float" office:value="0.920456995042">
            <text:p>0.92</text:p>
          </table:table-cell>
          <table:table-cell office:value-type="float" office:value="0.460228497521">
            <text:p>0.46</text:p>
          </table:table-cell>
          <table:table-cell office:value-type="float" office:value="35543">
            <text:p>35543</text:p>
          </table:table-cell>
          <table:table-cell table:number-columns-repeated="205"/>
        </table:table-row>
        <table:table-row table:style-name="ro1">
          <table:table-cell office:value-type="float" office:value="5.86886160714">
            <text:p>5.87</text:p>
          </table:table-cell>
          <table:table-cell office:value-type="float" office:value="1.16015625">
            <text:p>1.16</text:p>
          </table:table-cell>
          <table:table-cell office:value-type="float" office:value="1.25725446429">
            <text:p>1.26</text:p>
          </table:table-cell>
          <table:table-cell office:value-type="float" office:value="3.86886160714">
            <text:p>3.87</text:p>
          </table:table-cell>
          <table:table-cell office:value-type="float" office:value="-1.09709821429">
            <text:p>-1.1</text:p>
          </table:table-cell>
          <table:table-cell office:value-type="float" office:value="3.61160714286">
            <text:p>3.61</text:p>
          </table:table-cell>
          <table:table-cell table:number-columns-repeated="5" office:value-type="float" office:value="0">
            <text:p>0</text:p>
          </table:table-cell>
          <table:table-cell office:value-type="float" office:value="0.451450892857">
            <text:p>0.45</text:p>
          </table:table-cell>
          <table:table-cell office:value-type="float" office:value="0">
            <text:p>0</text:p>
          </table:table-cell>
          <table:table-cell office:value-type="float" office:value="0.451450892857">
            <text:p>0.45</text:p>
          </table:table-cell>
          <table:table-cell table:number-columns-repeated="8" office:value-type="float" office:value="0">
            <text:p>0</text:p>
          </table:table-cell>
          <table:table-cell office:value-type="float" office:value="0.902901785714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1.80580357143">
            <text:p>1.81</text:p>
          </table:table-cell>
          <table:table-cell office:value-type="float" office:value="0.451450892857">
            <text:p>0.45</text:p>
          </table:table-cell>
          <table:table-cell table:number-columns-repeated="3" office:value-type="float" office:value="0">
            <text:p>0</text:p>
          </table:table-cell>
          <table:table-cell office:value-type="float" office:value="-0.645647321429">
            <text:p>-0.65</text:p>
          </table:table-cell>
          <table:table-cell office:value-type="float" office:value="0.451450892857">
            <text:p>0.45</text:p>
          </table:table-cell>
          <table:table-cell office:value-type="float" office:value="1.35435267857">
            <text:p>1.35</text:p>
          </table:table-cell>
          <table:table-cell office:value-type="float" office:value="0.451450892857">
            <text:p>0.45</text:p>
          </table:table-cell>
          <table:table-cell office:value-type="float" office:value="-1.09709821429">
            <text:p>-1.1</text:p>
          </table:table-cell>
          <table:table-cell office:value-type="float" office:value="0.902901785714">
            <text:p>0.9</text:p>
          </table:table-cell>
          <table:table-cell table:number-columns-repeated="6" office:value-type="float" office:value="0">
            <text:p>0</text:p>
          </table:table-cell>
          <table:table-cell office:value-type="float" office:value="0.902901785714">
            <text:p>0.9</text:p>
          </table:table-cell>
          <table:table-cell office:value-type="float" office:value="0">
            <text:p>0</text:p>
          </table:table-cell>
          <table:table-cell table:number-columns-repeated="2" office:value-type="float" office:value="0.902901785714">
            <text:p>0.9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902901785714">
            <text:p>0.9</text:p>
          </table:table-cell>
          <table:table-cell office:value-type="float" office:value="26046">
            <text:p>26046</text:p>
          </table:table-cell>
          <table:table-cell table:number-columns-repeated="205"/>
        </table:table-row>
        <table:table-row table:style-name="ro1">
          <table:table-cell office:value-type="float" office:value="4.51130561634">
            <text:p>4.51</text:p>
          </table:table-cell>
          <table:table-cell office:value-type="float" office:value="-0.195477753465">
            <text:p>-0.2</text:p>
          </table:table-cell>
          <table:table-cell office:value-type="float" office:value="0.962436177972">
            <text:p>0.96</text:p>
          </table:table-cell>
          <table:table-cell office:value-type="float" office:value="3.31582786287">
            <text:p>3.32</text:p>
          </table:table-cell>
          <table:table-cell office:value-type="float" office:value="0.902261123268">
            <text:p>0.9</text:p>
          </table:table-cell>
          <table:table-cell office:value-type="float" office:value="2.7067833698">
            <text:p>2.71</text:p>
          </table:table-cell>
          <table:table-cell office:value-type="float" office:value="0">
            <text:p>0</text:p>
          </table:table-cell>
          <table:table-cell office:value-type="float" office:value="0.902261123268">
            <text:p>0.9</text:p>
          </table:table-cell>
          <table:table-cell table:number-columns-repeated="9" office:value-type="float" office:value="0">
            <text:p>0</text:p>
          </table:table-cell>
          <table:table-cell office:value-type="float" office:value="-0.0977388767323">
            <text:p>-0.1</text:p>
          </table:table-cell>
          <table:table-cell office:value-type="float" office:value="0.902261123268">
            <text:p>0.9</text:p>
          </table:table-cell>
          <table:table-cell office:value-type="float" office:value="0">
            <text:p>0</text:p>
          </table:table-cell>
          <table:table-cell office:value-type="float" office:value="-0.548869438366">
            <text:p>-0.55</text:p>
          </table:table-cell>
          <table:table-cell office:value-type="float" office:value="0.451130561634">
            <text:p>0.45</text:p>
          </table:table-cell>
          <table:table-cell office:value-type="float" office:value="1.80452224654">
            <text:p>1.8</text:p>
          </table:table-cell>
          <table:table-cell table:number-columns-repeated="2" office:value-type="float" office:value="0">
            <text:p>0</text:p>
          </table:table-cell>
          <table:table-cell office:value-type="float" office:value="-1.09773887673">
            <text:p>-1.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130561634">
            <text:p>0.45</text:p>
          </table:table-cell>
          <table:table-cell office:value-type="float" office:value="0">
            <text:p>0</text:p>
          </table:table-cell>
          <table:table-cell office:value-type="float" office:value="0.804522246535">
            <text:p>0.8</text:p>
          </table:table-cell>
          <table:table-cell table:number-columns-repeated="4" office:value-type="float" office:value="0.451130561634">
            <text:p>0.45</text:p>
          </table:table-cell>
          <table:table-cell office:value-type="float" office:value="0.902261123268">
            <text:p>0.9</text:p>
          </table:table-cell>
          <table:table-cell table:number-columns-repeated="6" office:value-type="float" office:value="0">
            <text:p>0</text:p>
          </table:table-cell>
          <table:table-cell office:value-type="float" office:value="0.902261123268">
            <text:p>0.9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130561634">
            <text:p>0.45</text:p>
          </table:table-cell>
          <table:table-cell office:value-type="float" office:value="0">
            <text:p>0</text:p>
          </table:table-cell>
          <table:table-cell table:number-columns-repeated="2" office:value-type="float" office:value="0.902261123268">
            <text:p>0.9</text:p>
          </table:table-cell>
          <table:table-cell office:value-type="float" office:value="2.25565280817">
            <text:p>2.26</text:p>
          </table:table-cell>
          <table:table-cell office:value-type="float" office:value="18991">
            <text:p>18991</text:p>
          </table:table-cell>
          <table:table-cell table:number-columns-repeated="205"/>
        </table:table-row>
        <table:table-row table:style-name="ro1">
          <table:table-cell office:value-type="float" office:value="1.46844535659">
            <text:p>1.47</text:p>
          </table:table-cell>
          <table:table-cell office:value-type="float" office:value="0.601334017445">
            <text:p>0.6</text:p>
          </table:table-cell>
          <table:table-cell office:value-type="float" office:value="5.23755772191">
            <text:p>5.24</text:p>
          </table:table-cell>
          <table:table-cell office:value-type="float" office:value="3.06977937404">
            <text:p>3.07</text:p>
          </table:table-cell>
          <table:table-cell office:value-type="float" office:value="1.7342226783">
            <text:p>1.73</text:p>
          </table:table-cell>
          <table:table-cell office:value-type="float" office:value="2.16777834787">
            <text:p>2.17</text:p>
          </table:table-cell>
          <table:table-cell office:value-type="float" office:value="0.867111339148">
            <text:p>0.87</text:p>
          </table:table-cell>
          <table:table-cell table:number-columns-repeated="4" office:value-type="float" office:value="0">
            <text:p>0</text:p>
          </table:table-cell>
          <table:table-cell office:value-type="float" office:value="0.867111339148">
            <text:p>0.87</text:p>
          </table:table-cell>
          <table:table-cell office:value-type="float" office:value="-0.566444330426">
            <text:p>-0.57</text:p>
          </table:table-cell>
          <table:table-cell table:number-columns-repeated="4" office:value-type="float" office:value="0">
            <text:p>0</text:p>
          </table:table-cell>
          <table:table-cell office:value-type="float" office:value="-0.566444330426">
            <text:p>-0.5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office:value-type="float" office:value="-0.566444330426">
            <text:p>-0.57</text:p>
          </table:table-cell>
          <table:table-cell table:number-columns-repeated="2"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-1.13288866085">
            <text:p>-1.13</text:p>
          </table:table-cell>
          <table:table-cell table:number-columns-repeated="2" office:value-type="float" office:value="0.433555669574">
            <text:p>0.43</text:p>
          </table:table-cell>
          <table:table-cell office:value-type="float" office:value="0.867111339148">
            <text:p>0.8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3" office:value-type="float" office:value="0">
            <text:p>0</text:p>
          </table:table-cell>
          <table:table-cell office:value-type="float" office:value="0.867111339148">
            <text:p>0.87</text:p>
          </table:table-cell>
          <table:table-cell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-0.566444330426">
            <text:p>-0.57</text:p>
          </table:table-cell>
          <table:table-cell table:number-columns-repeated="4"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table:number-columns-repeated="2" office:value-type="float" office:value="0">
            <text:p>0</text:p>
          </table:table-cell>
          <table:table-cell office:value-type="float" office:value="0.433555669574">
            <text:p>0.43</text:p>
          </table:table-cell>
          <table:table-cell office:value-type="float" office:value="0">
            <text:p>0</text:p>
          </table:table-cell>
          <table:table-cell office:value-type="float" office:value="1.7342226783">
            <text:p>1.73</text:p>
          </table:table-cell>
          <table:table-cell office:value-type="float" office:value="13027">
            <text:p>13027</text:p>
          </table:table-cell>
          <table:table-cell table:number-columns-repeated="205"/>
        </table:table-row>
        <table:table-row table:style-name="ro1">
          <table:table-cell office:value-type="float" office:value="0.973174366617">
            <text:p>0.97</text:p>
          </table:table-cell>
          <table:table-cell office:value-type="float" office:value="-0.301043219076">
            <text:p>-0.3</text:p>
          </table:table-cell>
          <table:table-cell office:value-type="float" office:value="3.82265275708">
            <text:p>3.82</text:p>
          </table:table-cell>
          <table:table-cell office:value-type="float" office:value="0.274217585693">
            <text:p>0.27</text:p>
          </table:table-cell>
          <table:table-cell office:value-type="float" office:value="0.123695976155">
            <text:p>0.12</text:p>
          </table:table-cell>
          <table:table-cell table:number-columns-repeated="2" office:value-type="float" office:value="1.27421758569">
            <text:p>1.27</text:p>
          </table:table-cell>
          <table:table-cell office:value-type="float" office:value="0">
            <text:p>0</text:p>
          </table:table-cell>
          <table:table-cell office:value-type="float" office:value="0.849478390462">
            <text:p>0.85</text:p>
          </table:table-cell>
          <table:table-cell table:number-columns-repeated="3" office:value-type="float" office:value="0">
            <text:p>0</text:p>
          </table:table-cell>
          <table:table-cell office:value-type="float" office:value="0.274217585693">
            <text:p>0.27</text:p>
          </table:table-cell>
          <table:table-cell table:number-columns-repeated="3" office:value-type="float" office:value="0.849478390462">
            <text:p>0.85</text:p>
          </table:table-cell>
          <table:table-cell office:value-type="float" office:value="-1.15052160954">
            <text:p>-1.15</text:p>
          </table:table-cell>
          <table:table-cell table:number-columns-repeated="7" office:value-type="float" office:value="0">
            <text:p>0</text:p>
          </table:table-cell>
          <table:table-cell office:value-type="float" office:value="0.849478390462">
            <text:p>0.85</text:p>
          </table:table-cell>
          <table:table-cell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office:value-type="float" office:value="0.849478390462">
            <text:p>0.85</text:p>
          </table:table-cell>
          <table:table-cell office:value-type="float" office:value="0.424739195231">
            <text:p>0.42</text:p>
          </table:table-cell>
          <table:table-cell office:value-type="float" office:value="0">
            <text:p>0</text:p>
          </table:table-cell>
          <table:table-cell office:value-type="float" office:value="0.274217585693">
            <text:p>0.27</text:p>
          </table:table-cell>
          <table:table-cell office:value-type="float" office:value="0.424739195231">
            <text:p>0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739195231">
            <text:p>0.42</text:p>
          </table:table-cell>
          <table:table-cell office:value-type="float" office:value="0">
            <text:p>0</text:p>
          </table:table-cell>
          <table:table-cell office:value-type="float" office:value="-1.15052160954">
            <text:p>-1.1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0.424739195231">
            <text:p>0.42</text:p>
          </table:table-cell>
          <table:table-cell table:number-columns-repeated="4" office:value-type="float" office:value="0">
            <text:p>0</text:p>
          </table:table-cell>
          <table:table-cell office:value-type="float" office:value="2.12369597615">
            <text:p>2.12</text:p>
          </table:table-cell>
          <table:table-cell office:value-type="float" office:value="8612">
            <text:p>8612</text:p>
          </table:table-cell>
          <table:table-cell table:number-columns-repeated="205"/>
        </table:table-row>
        <table:table-row table:style-name="ro1">
          <table:table-cell office:value-type="float" office:value="0.406562054208">
            <text:p>0.41</text:p>
          </table:table-cell>
          <table:table-cell office:value-type="float" office:value="-0.186875891583">
            <text:p>-0.19</text:p>
          </table:table-cell>
          <table:table-cell table:number-columns-repeated="2" office:value-type="float" office:value="1.21968616262">
            <text:p>1.22</text:p>
          </table:table-cell>
          <table:table-cell office:value-type="float" office:value="-1.37375178317">
            <text:p>-1.37</text:p>
          </table:table-cell>
          <table:table-cell office:value-type="float" office:value="0.813124108417">
            <text:p>0.81</text:p>
          </table:table-cell>
          <table:table-cell table:number-columns-repeated="7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1.21968616262">
            <text:p>1.22</text:p>
          </table:table-cell>
          <table:table-cell office:value-type="float" office:value="0.219686162625">
            <text:p>0.22</text:p>
          </table:table-cell>
          <table:table-cell table:number-columns-repeated="3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5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office:value-type="float" office:value="0.406562054208">
            <text:p>0.41</text:p>
          </table:table-cell>
          <table:table-cell office:value-type="float" office:value="0">
            <text:p>0</text:p>
          </table:table-cell>
          <table:table-cell office:value-type="float" office:value="0.406562054208">
            <text:p>0.41</text:p>
          </table:table-cell>
          <table:table-cell table:number-columns-repeated="3" office:value-type="float" office:value="0">
            <text:p>0</text:p>
          </table:table-cell>
          <table:table-cell office:value-type="float" office:value="0.813124108417">
            <text:p>0.81</text:p>
          </table:table-cell>
          <table:table-cell table:number-columns-repeated="11" office:value-type="float" office:value="0">
            <text:p>0</text:p>
          </table:table-cell>
          <table:table-cell office:value-type="float" office:value="1.21968616262">
            <text:p>1.22</text:p>
          </table:table-cell>
          <table:table-cell office:value-type="float" office:value="4297">
            <text:p>4297</text:p>
          </table:table-cell>
          <table:table-cell table:number-columns-repeated="205"/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0.386206896552">
            <text:p>0.39</text:p>
          </table:table-cell>
          <table:table-cell table:number-columns-repeated="21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6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8" office:value-type="float" office:value="0">
            <text:p>0</text:p>
          </table:table-cell>
          <table:table-cell office:value-type="float" office:value="0.386206896552">
            <text:p>0.39</text:p>
          </table:table-cell>
          <table:table-cell table:number-columns-repeated="8" office:value-type="float" office:value="0">
            <text:p>0</text:p>
          </table:table-cell>
          <table:table-cell office:value-type="float" office:value="855">
            <text:p>855</text:p>
          </table:table-cell>
          <table:table-cell table:number-columns-repeated="20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one</text:p>
          </table:table-cell>
          <table:table-cell table:number-columns-repeated="255"/>
        </table:table-row>
      </table:table>
      <table:table table:name="Sheet2" table:style-name="ta1" table:print="false">
        <office:forms form:automatic-focus="false" form:apply-design-mode="false"/>
        <table:table-column table:style-name="co9" table:number-columns-repeated="5" table:default-cell-style-name="Default"/>
        <table:table-column table:style-name="co10" table:number-columns-repeated="3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11" table:number-columns-repeated="3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1" table:number-columns-repeated="12" table:default-cell-style-name="Default"/>
        <table:table-column table:style-name="co10" table:default-cell-style-name="Default"/>
        <table:table-column table:style-name="co11" table:number-columns-repeated="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number-columns-repeated="205" table:default-cell-style-name="Default"/>
        <table:table-row table:style-name="ro1">
          <table:table-cell table:style-name="ce1" table:formula="oooc:=[Sheet1.A1]" office:value-type="float" office:value="1">
            <text:p>1</text:p>
          </table:table-cell>
          <table:table-cell table:style-name="ce1" table:formula="oooc:=[Sheet1.B1]" office:value-type="float" office:value="2">
            <text:p>2</text:p>
          </table:table-cell>
          <table:table-cell table:style-name="ce1" table:formula="oooc:=[Sheet1.C1]" office:value-type="float" office:value="3">
            <text:p>3</text:p>
          </table:table-cell>
          <table:table-cell table:style-name="ce1" table:formula="oooc:=[Sheet1.D1]" office:value-type="float" office:value="4">
            <text:p>4</text:p>
          </table:table-cell>
          <table:table-cell table:style-name="ce1" table:formula="oooc:=[Sheet1.E1]" office:value-type="float" office:value="5">
            <text:p>5</text:p>
          </table:table-cell>
          <table:table-cell table:style-name="ce1" table:formula="oooc:=[Sheet1.F1]" office:value-type="float" office:value="6">
            <text:p>6</text:p>
          </table:table-cell>
          <table:table-cell table:style-name="ce1" table:formula="oooc:=[Sheet1.G1]" office:value-type="float" office:value="7">
            <text:p>7</text:p>
          </table:table-cell>
          <table:table-cell table:style-name="ce1" table:formula="oooc:=[Sheet1.H1]" office:value-type="float" office:value="8">
            <text:p>8</text:p>
          </table:table-cell>
          <table:table-cell table:style-name="ce1" table:formula="oooc:=[Sheet1.I1]" office:value-type="float" office:value="9">
            <text:p>9</text:p>
          </table:table-cell>
          <table:table-cell table:style-name="ce1" table:formula="oooc:=[Sheet1.J1]" office:value-type="float" office:value="10">
            <text:p>10</text:p>
          </table:table-cell>
          <table:table-cell table:style-name="ce1" table:formula="oooc:=[Sheet1.K1]" office:value-type="float" office:value="11">
            <text:p>11</text:p>
          </table:table-cell>
          <table:table-cell table:style-name="ce1" table:formula="oooc:=[Sheet1.L1]" office:value-type="float" office:value="12">
            <text:p>12</text:p>
          </table:table-cell>
          <table:table-cell table:style-name="ce1" table:formula="oooc:=[Sheet1.M1]" office:value-type="float" office:value="13">
            <text:p>13</text:p>
          </table:table-cell>
          <table:table-cell table:style-name="ce1" table:formula="oooc:=[Sheet1.N1]" office:value-type="float" office:value="14">
            <text:p>14</text:p>
          </table:table-cell>
          <table:table-cell table:style-name="ce1" table:formula="oooc:=[Sheet1.O1]" office:value-type="float" office:value="15">
            <text:p>15</text:p>
          </table:table-cell>
          <table:table-cell table:style-name="ce1" table:formula="oooc:=[Sheet1.P1]" office:value-type="float" office:value="16">
            <text:p>16</text:p>
          </table:table-cell>
          <table:table-cell table:style-name="ce1" table:formula="oooc:=[Sheet1.Q1]" office:value-type="float" office:value="17">
            <text:p>17</text:p>
          </table:table-cell>
          <table:table-cell table:style-name="ce1" table:formula="oooc:=[Sheet1.R1]" office:value-type="float" office:value="18">
            <text:p>18</text:p>
          </table:table-cell>
          <table:table-cell table:style-name="ce1" table:formula="oooc:=[Sheet1.S1]" office:value-type="float" office:value="19">
            <text:p>19</text:p>
          </table:table-cell>
          <table:table-cell table:style-name="ce1" table:formula="oooc:=[Sheet1.T1]" office:value-type="float" office:value="20">
            <text:p>20</text:p>
          </table:table-cell>
          <table:table-cell table:style-name="ce1" table:formula="oooc:=[Sheet1.U1]" office:value-type="float" office:value="21">
            <text:p>21</text:p>
          </table:table-cell>
          <table:table-cell table:style-name="ce1" table:formula="oooc:=[Sheet1.V1]" office:value-type="float" office:value="22">
            <text:p>22</text:p>
          </table:table-cell>
          <table:table-cell table:style-name="ce1" table:formula="oooc:=[Sheet1.W1]" office:value-type="float" office:value="23">
            <text:p>23</text:p>
          </table:table-cell>
          <table:table-cell table:style-name="ce1" table:formula="oooc:=[Sheet1.X1]" office:value-type="float" office:value="24">
            <text:p>24</text:p>
          </table:table-cell>
          <table:table-cell table:style-name="ce1" table:formula="oooc:=[Sheet1.Y1]" office:value-type="float" office:value="25">
            <text:p>25</text:p>
          </table:table-cell>
          <table:table-cell table:style-name="ce1" table:formula="oooc:=[Sheet1.Z1]" office:value-type="float" office:value="26">
            <text:p>26</text:p>
          </table:table-cell>
          <table:table-cell table:style-name="ce1" table:formula="oooc:=[Sheet1.AA1]" office:value-type="float" office:value="27">
            <text:p>27</text:p>
          </table:table-cell>
          <table:table-cell table:style-name="ce1" table:formula="oooc:=[Sheet1.AB1]" office:value-type="float" office:value="28">
            <text:p>28</text:p>
          </table:table-cell>
          <table:table-cell table:style-name="ce1" table:formula="oooc:=[Sheet1.AC1]" office:value-type="float" office:value="29">
            <text:p>29</text:p>
          </table:table-cell>
          <table:table-cell table:style-name="ce1" table:formula="oooc:=[Sheet1.AD1]" office:value-type="float" office:value="30">
            <text:p>30</text:p>
          </table:table-cell>
          <table:table-cell table:style-name="ce1" table:formula="oooc:=[Sheet1.AE1]" office:value-type="float" office:value="31">
            <text:p>31</text:p>
          </table:table-cell>
          <table:table-cell table:style-name="ce1" table:formula="oooc:=[Sheet1.AF1]" office:value-type="float" office:value="32">
            <text:p>32</text:p>
          </table:table-cell>
          <table:table-cell table:style-name="ce1" table:formula="oooc:=[Sheet1.AG1]" office:value-type="float" office:value="33">
            <text:p>33</text:p>
          </table:table-cell>
          <table:table-cell table:style-name="ce1" table:formula="oooc:=[Sheet1.AH1]" office:value-type="float" office:value="34">
            <text:p>34</text:p>
          </table:table-cell>
          <table:table-cell table:style-name="ce1" table:formula="oooc:=[Sheet1.AI1]" office:value-type="float" office:value="35">
            <text:p>35</text:p>
          </table:table-cell>
          <table:table-cell table:style-name="ce1" table:formula="oooc:=[Sheet1.AJ1]" office:value-type="float" office:value="36">
            <text:p>36</text:p>
          </table:table-cell>
          <table:table-cell table:style-name="ce1" table:formula="oooc:=[Sheet1.AK1]" office:value-type="float" office:value="37">
            <text:p>37</text:p>
          </table:table-cell>
          <table:table-cell table:style-name="ce1" table:formula="oooc:=[Sheet1.AL1]" office:value-type="float" office:value="38">
            <text:p>38</text:p>
          </table:table-cell>
          <table:table-cell table:style-name="ce1" table:formula="oooc:=[Sheet1.AM1]" office:value-type="float" office:value="39">
            <text:p>39</text:p>
          </table:table-cell>
          <table:table-cell table:style-name="ce1" table:formula="oooc:=[Sheet1.AN1]" office:value-type="float" office:value="40">
            <text:p>40</text:p>
          </table:table-cell>
          <table:table-cell table:style-name="ce1" table:formula="oooc:=[Sheet1.AO1]" office:value-type="float" office:value="41">
            <text:p>41</text:p>
          </table:table-cell>
          <table:table-cell table:style-name="ce1" table:formula="oooc:=[Sheet1.AP1]" office:value-type="float" office:value="42">
            <text:p>42</text:p>
          </table:table-cell>
          <table:table-cell table:style-name="ce1" table:formula="oooc:=[Sheet1.AQ1]" office:value-type="float" office:value="43">
            <text:p>43</text:p>
          </table:table-cell>
          <table:table-cell table:style-name="ce1" table:formula="oooc:=[Sheet1.AR1]" office:value-type="float" office:value="44">
            <text:p>44</text:p>
          </table:table-cell>
          <table:table-cell table:style-name="ce1" table:formula="oooc:=[Sheet1.AS1]" office:value-type="float" office:value="45">
            <text:p>45</text:p>
          </table:table-cell>
          <table:table-cell table:style-name="ce1" table:formula="oooc:=[Sheet1.AT1]" office:value-type="float" office:value="46">
            <text:p>46</text:p>
          </table:table-cell>
          <table:table-cell table:style-name="ce1" table:formula="oooc:=[Sheet1.AU1]" office:value-type="float" office:value="47">
            <text:p>47</text:p>
          </table:table-cell>
          <table:table-cell table:style-name="ce1" table:formula="oooc:=[Sheet1.AV1]" office:value-type="float" office:value="48">
            <text:p>48</text:p>
          </table:table-cell>
          <table:table-cell table:style-name="ce1" table:formula="oooc:=[Sheet1.AW1]" office:value-type="float" office:value="49">
            <text:p>49</text:p>
          </table:table-cell>
          <table:table-cell table:style-name="ce1" table:formula="oooc:=[Sheet1.AX1]" office:value-type="float" office:value="50">
            <text:p>50</text:p>
          </table:table-cell>
          <table:table-cell table:style-name="ce1" office:value-type="string">
            <text:p><text:s/></text:p>
          </table:table-cell>
          <table:table-cell table:style-name="ce1" table:number-columns-repeated="205"/>
        </table:table-row>
        <table:table-row table:style-name="ro1">
          <table:table-cell table:formula="oooc:=ROUND([Sheet1.A2]*([Sheet1.$AY$2]/[Sheet1.$AY2])*(127/456.76);0)" office:value-type="float" office:value="0">
            <text:p>0</text:p>
          </table:table-cell>
          <table:table-cell table:formula="oooc:=ROUND([Sheet1.B2]*([Sheet1.$AY$2]/[Sheet1.$AY2])*(127/456.76);0)" office:value-type="float" office:value="0">
            <text:p>0</text:p>
          </table:table-cell>
          <table:table-cell table:formula="oooc:=ROUND([Sheet1.C2]*([Sheet1.$AY$2]/[Sheet1.$AY2])*(127/456.76);0)" office:value-type="float" office:value="0">
            <text:p>0</text:p>
          </table:table-cell>
          <table:table-cell table:formula="oooc:=ROUND([Sheet1.D2]*([Sheet1.$AY$2]/[Sheet1.$AY2])*(127/456.76);0)" office:value-type="float" office:value="0">
            <text:p>0</text:p>
          </table:table-cell>
          <table:table-cell table:formula="oooc:=ROUND([Sheet1.E2]*([Sheet1.$AY$2]/[Sheet1.$AY2])*(127/456.76);0)" office:value-type="float" office:value="0">
            <text:p>0</text:p>
          </table:table-cell>
          <table:table-cell table:formula="oooc:=ROUND([Sheet1.F2]*([Sheet1.$AY$2]/[Sheet1.$AY2])*(127/456.76);0)" office:value-type="float" office:value="0">
            <text:p>0</text:p>
          </table:table-cell>
          <table:table-cell table:formula="oooc:=ROUND([Sheet1.G2]*([Sheet1.$AY$2]/[Sheet1.$AY2])*(127/456.76);0)" office:value-type="float" office:value="0">
            <text:p>0</text:p>
          </table:table-cell>
          <table:table-cell table:formula="oooc:=ROUND([Sheet1.H2]*([Sheet1.$AY$2]/[Sheet1.$AY2])*(127/456.76);0)" office:value-type="float" office:value="0">
            <text:p>0</text:p>
          </table:table-cell>
          <table:table-cell table:formula="oooc:=ROUND([Sheet1.I2]*([Sheet1.$AY$2]/[Sheet1.$AY2])*(127/456.76);0)" office:value-type="float" office:value="0">
            <text:p>0</text:p>
          </table:table-cell>
          <table:table-cell table:formula="oooc:=ROUND([Sheet1.J2]*([Sheet1.$AY$2]/[Sheet1.$AY2])*(127/456.76);0)" office:value-type="float" office:value="0">
            <text:p>0</text:p>
          </table:table-cell>
          <table:table-cell table:formula="oooc:=ROUND([Sheet1.K2]*([Sheet1.$AY$2]/[Sheet1.$AY2])*(127/456.76);0)" office:value-type="float" office:value="0">
            <text:p>0</text:p>
          </table:table-cell>
          <table:table-cell table:formula="oooc:=ROUND([Sheet1.L2]*([Sheet1.$AY$2]/[Sheet1.$AY2])*(127/456.76);0)" office:value-type="float" office:value="0">
            <text:p>0</text:p>
          </table:table-cell>
          <table:table-cell table:formula="oooc:=ROUND([Sheet1.M2]*([Sheet1.$AY$2]/[Sheet1.$AY2])*(127/456.76);0)" office:value-type="float" office:value="0">
            <text:p>0</text:p>
          </table:table-cell>
          <table:table-cell table:formula="oooc:=ROUND([Sheet1.N2]*([Sheet1.$AY$2]/[Sheet1.$AY2])*(127/456.76);0)" office:value-type="float" office:value="0">
            <text:p>0</text:p>
          </table:table-cell>
          <table:table-cell table:formula="oooc:=ROUND([Sheet1.O2]*([Sheet1.$AY$2]/[Sheet1.$AY2])*(127/456.76);0)" office:value-type="float" office:value="0">
            <text:p>0</text:p>
          </table:table-cell>
          <table:table-cell table:formula="oooc:=ROUND([Sheet1.P2]*([Sheet1.$AY$2]/[Sheet1.$AY2])*(127/456.76);0)" office:value-type="float" office:value="0">
            <text:p>0</text:p>
          </table:table-cell>
          <table:table-cell table:formula="oooc:=ROUND([Sheet1.Q2]*([Sheet1.$AY$2]/[Sheet1.$AY2])*(127/456.76);0)" office:value-type="float" office:value="1">
            <text:p>1</text:p>
          </table:table-cell>
          <table:table-cell table:formula="oooc:=ROUND([Sheet1.R2]*([Sheet1.$AY$2]/[Sheet1.$AY2])*(127/456.76);0)" office:value-type="float" office:value="2">
            <text:p>2</text:p>
          </table:table-cell>
          <table:table-cell table:formula="oooc:=ROUND([Sheet1.S2]*([Sheet1.$AY$2]/[Sheet1.$AY2])*(127/456.76);0)" office:value-type="float" office:value="2">
            <text:p>2</text:p>
          </table:table-cell>
          <table:table-cell table:formula="oooc:=ROUND([Sheet1.T2]*([Sheet1.$AY$2]/[Sheet1.$AY2])*(127/456.76);0)" office:value-type="float" office:value="1">
            <text:p>1</text:p>
          </table:table-cell>
          <table:table-cell table:formula="oooc:=ROUND([Sheet1.U2]*([Sheet1.$AY$2]/[Sheet1.$AY2])*(127/456.76);0)" office:value-type="float" office:value="0">
            <text:p>0</text:p>
          </table:table-cell>
          <table:table-cell table:formula="oooc:=ROUND([Sheet1.V2]*([Sheet1.$AY$2]/[Sheet1.$AY2])*(127/456.76);0)" office:value-type="float" office:value="0">
            <text:p>0</text:p>
          </table:table-cell>
          <table:table-cell table:formula="oooc:=ROUND([Sheet1.W2]*([Sheet1.$AY$2]/[Sheet1.$AY2])*(127/456.76);0)" office:value-type="float" office:value="0">
            <text:p>0</text:p>
          </table:table-cell>
          <table:table-cell table:formula="oooc:=ROUND([Sheet1.X2]*([Sheet1.$AY$2]/[Sheet1.$AY2])*(127/456.76);0)" office:value-type="float" office:value="0">
            <text:p>0</text:p>
          </table:table-cell>
          <table:table-cell table:formula="oooc:=ROUND([Sheet1.Y2]*([Sheet1.$AY$2]/[Sheet1.$AY2])*(127/456.76);0)" office:value-type="float" office:value="1">
            <text:p>1</text:p>
          </table:table-cell>
          <table:table-cell table:formula="oooc:=ROUND([Sheet1.Z2]*([Sheet1.$AY$2]/[Sheet1.$AY2])*(127/456.76);0)" office:value-type="float" office:value="0">
            <text:p>0</text:p>
          </table:table-cell>
          <table:table-cell table:formula="oooc:=ROUND([Sheet1.AA2]*([Sheet1.$AY$2]/[Sheet1.$AY2])*(127/456.76);0)" office:value-type="float" office:value="-4">
            <text:p>-4</text:p>
          </table:table-cell>
          <table:table-cell table:formula="oooc:=ROUND([Sheet1.AB2]*([Sheet1.$AY$2]/[Sheet1.$AY2])*(127/456.76);0)" office:value-type="float" office:value="-34">
            <text:p>-34</text:p>
          </table:table-cell>
          <table:table-cell table:formula="oooc:=ROUND([Sheet1.AC2]*([Sheet1.$AY$2]/[Sheet1.$AY2])*(127/456.76);0)" office:value-type="float" office:value="17">
            <text:p>17</text:p>
          </table:table-cell>
          <table:table-cell table:formula="oooc:=ROUND([Sheet1.AD2]*([Sheet1.$AY$2]/[Sheet1.$AY2])*(127/456.76);0)" office:value-type="float" office:value="8">
            <text:p>8</text:p>
          </table:table-cell>
          <table:table-cell table:formula="oooc:=ROUND([Sheet1.AE2]*([Sheet1.$AY$2]/[Sheet1.$AY2])*(127/456.76);0)" office:value-type="float" office:value="4">
            <text:p>4</text:p>
          </table:table-cell>
          <table:table-cell table:formula="oooc:=ROUND([Sheet1.AF2]*([Sheet1.$AY$2]/[Sheet1.$AY2])*(127/456.76);0)" office:value-type="float" office:value="19">
            <text:p>19</text:p>
          </table:table-cell>
          <table:table-cell table:formula="oooc:=ROUND([Sheet1.AG2]*([Sheet1.$AY$2]/[Sheet1.$AY2])*(127/456.76);0)" office:value-type="float" office:value="-11">
            <text:p>-11</text:p>
          </table:table-cell>
          <table:table-cell table:formula="oooc:=ROUND([Sheet1.AH2]*([Sheet1.$AY$2]/[Sheet1.$AY2])*(127/456.76);0)" office:value-type="float" office:value="8">
            <text:p>8</text:p>
          </table:table-cell>
          <table:table-cell table:formula="oooc:=ROUND([Sheet1.AI2]*([Sheet1.$AY$2]/[Sheet1.$AY2])*(127/456.76);0)" office:value-type="float" office:value="-11">
            <text:p>-11</text:p>
          </table:table-cell>
          <table:table-cell table:formula="oooc:=ROUND([Sheet1.AJ2]*([Sheet1.$AY$2]/[Sheet1.$AY2])*(127/456.76);0)" office:value-type="float" office:value="-3">
            <text:p>-3</text:p>
          </table:table-cell>
          <table:table-cell table:formula="oooc:=ROUND([Sheet1.AK2]*([Sheet1.$AY$2]/[Sheet1.$AY2])*(127/456.76);0)" office:value-type="float" office:value="14">
            <text:p>14</text:p>
          </table:table-cell>
          <table:table-cell table:formula="oooc:=ROUND([Sheet1.AL2]*([Sheet1.$AY$2]/[Sheet1.$AY2])*(127/456.76);0)" office:value-type="float" office:value="0">
            <text:p>0</text:p>
          </table:table-cell>
          <table:table-cell table:formula="oooc:=ROUND([Sheet1.AM2]*([Sheet1.$AY$2]/[Sheet1.$AY2])*(127/456.76);0)" office:value-type="float" office:value="-2">
            <text:p>-2</text:p>
          </table:table-cell>
          <table:table-cell table:formula="oooc:=ROUND([Sheet1.AN2]*([Sheet1.$AY$2]/[Sheet1.$AY2])*(127/456.76);0)" office:value-type="float" office:value="-9">
            <text:p>-9</text:p>
          </table:table-cell>
          <table:table-cell table:formula="oooc:=ROUND([Sheet1.AO2]*([Sheet1.$AY$2]/[Sheet1.$AY2])*(127/456.76);0)" office:value-type="float" office:value="0">
            <text:p>0</text:p>
          </table:table-cell>
          <table:table-cell table:formula="oooc:=ROUND([Sheet1.AP2]*([Sheet1.$AY$2]/[Sheet1.$AY2])*(127/456.76);0)" office:value-type="float" office:value="0">
            <text:p>0</text:p>
          </table:table-cell>
          <table:table-cell table:formula="oooc:=ROUND([Sheet1.AQ2]*([Sheet1.$AY$2]/[Sheet1.$AY2])*(127/456.76);0)" office:value-type="float" office:value="0">
            <text:p>0</text:p>
          </table:table-cell>
          <table:table-cell table:formula="oooc:=ROUND([Sheet1.AR2]*([Sheet1.$AY$2]/[Sheet1.$AY2])*(127/456.76);0)" office:value-type="float" office:value="0">
            <text:p>0</text:p>
          </table:table-cell>
          <table:table-cell table:formula="oooc:=ROUND([Sheet1.AS2]*([Sheet1.$AY$2]/[Sheet1.$AY2])*(127/456.76);0)" office:value-type="float" office:value="0">
            <text:p>0</text:p>
          </table:table-cell>
          <table:table-cell table:formula="oooc:=ROUND([Sheet1.AT2]*([Sheet1.$AY$2]/[Sheet1.$AY2])*(127/456.76);0)" office:value-type="float" office:value="0">
            <text:p>0</text:p>
          </table:table-cell>
          <table:table-cell table:formula="oooc:=ROUND([Sheet1.AU2]*([Sheet1.$AY$2]/[Sheet1.$AY2])*(127/456.76);0)" office:value-type="float" office:value="0">
            <text:p>0</text:p>
          </table:table-cell>
          <table:table-cell table:formula="oooc:=ROUND([Sheet1.AV2]*([Sheet1.$AY$2]/[Sheet1.$AY2])*(127/456.76);0)" office:value-type="float" office:value="0">
            <text:p>0</text:p>
          </table:table-cell>
          <table:table-cell table:formula="oooc:=ROUND([Sheet1.AW2]*([Sheet1.$AY$2]/[Sheet1.$AY2])*(127/456.76);0)" office:value-type="float" office:value="0">
            <text:p>0</text:p>
          </table:table-cell>
          <table:table-cell table:formula="oooc:=ROUND([Sheet1.AX2]*([Sheet1.$AY$2]/[Sheet1.$AY2])*(127/456.76);0)" office:value-type="float" office:value="0">
            <text:p>0</text:p>
          </table:table-cell>
          <table:table-cell table:formula="oooc:=[Sheet1.AZ2]" office:value-type="float" office:value="1">
            <text:p>1</text:p>
          </table:table-cell>
          <table:table-cell table:number-columns-repeated="205"/>
        </table:table-row>
        <table:table-row table:style-name="ro1">
          <table:table-cell table:formula="oooc:=ROUND([Sheet1.A3]*([Sheet1.$AY$2]/[Sheet1.$AY3])*(127/456.76);0)" office:value-type="float" office:value="0">
            <text:p>0</text:p>
          </table:table-cell>
          <table:table-cell table:formula="oooc:=ROUND([Sheet1.B3]*([Sheet1.$AY$2]/[Sheet1.$AY3])*(127/456.76);0)" office:value-type="float" office:value="0">
            <text:p>0</text:p>
          </table:table-cell>
          <table:table-cell table:formula="oooc:=ROUND([Sheet1.C3]*([Sheet1.$AY$2]/[Sheet1.$AY3])*(127/456.76);0)" office:value-type="float" office:value="0">
            <text:p>0</text:p>
          </table:table-cell>
          <table:table-cell table:formula="oooc:=ROUND([Sheet1.D3]*([Sheet1.$AY$2]/[Sheet1.$AY3])*(127/456.76);0)" office:value-type="float" office:value="0">
            <text:p>0</text:p>
          </table:table-cell>
          <table:table-cell table:formula="oooc:=ROUND([Sheet1.E3]*([Sheet1.$AY$2]/[Sheet1.$AY3])*(127/456.76);0)" office:value-type="float" office:value="0">
            <text:p>0</text:p>
          </table:table-cell>
          <table:table-cell table:formula="oooc:=ROUND([Sheet1.F3]*([Sheet1.$AY$2]/[Sheet1.$AY3])*(127/456.76);0)" office:value-type="float" office:value="0">
            <text:p>0</text:p>
          </table:table-cell>
          <table:table-cell table:formula="oooc:=ROUND([Sheet1.G3]*([Sheet1.$AY$2]/[Sheet1.$AY3])*(127/456.76);0)" office:value-type="float" office:value="0">
            <text:p>0</text:p>
          </table:table-cell>
          <table:table-cell table:formula="oooc:=ROUND([Sheet1.H3]*([Sheet1.$AY$2]/[Sheet1.$AY3])*(127/456.76);0)" office:value-type="float" office:value="0">
            <text:p>0</text:p>
          </table:table-cell>
          <table:table-cell table:formula="oooc:=ROUND([Sheet1.I3]*([Sheet1.$AY$2]/[Sheet1.$AY3])*(127/456.76);0)" office:value-type="float" office:value="0">
            <text:p>0</text:p>
          </table:table-cell>
          <table:table-cell table:formula="oooc:=ROUND([Sheet1.J3]*([Sheet1.$AY$2]/[Sheet1.$AY3])*(127/456.76);0)" office:value-type="float" office:value="0">
            <text:p>0</text:p>
          </table:table-cell>
          <table:table-cell table:formula="oooc:=ROUND([Sheet1.K3]*([Sheet1.$AY$2]/[Sheet1.$AY3])*(127/456.76);0)" office:value-type="float" office:value="0">
            <text:p>0</text:p>
          </table:table-cell>
          <table:table-cell table:formula="oooc:=ROUND([Sheet1.L3]*([Sheet1.$AY$2]/[Sheet1.$AY3])*(127/456.76);0)" office:value-type="float" office:value="0">
            <text:p>0</text:p>
          </table:table-cell>
          <table:table-cell table:formula="oooc:=ROUND([Sheet1.M3]*([Sheet1.$AY$2]/[Sheet1.$AY3])*(127/456.76);0)" office:value-type="float" office:value="0">
            <text:p>0</text:p>
          </table:table-cell>
          <table:table-cell table:formula="oooc:=ROUND([Sheet1.N3]*([Sheet1.$AY$2]/[Sheet1.$AY3])*(127/456.76);0)" office:value-type="float" office:value="0">
            <text:p>0</text:p>
          </table:table-cell>
          <table:table-cell table:formula="oooc:=ROUND([Sheet1.O3]*([Sheet1.$AY$2]/[Sheet1.$AY3])*(127/456.76);0)" office:value-type="float" office:value="0">
            <text:p>0</text:p>
          </table:table-cell>
          <table:table-cell table:formula="oooc:=ROUND([Sheet1.P3]*([Sheet1.$AY$2]/[Sheet1.$AY3])*(127/456.76);0)" office:value-type="float" office:value="0">
            <text:p>0</text:p>
          </table:table-cell>
          <table:table-cell table:formula="oooc:=ROUND([Sheet1.Q3]*([Sheet1.$AY$2]/[Sheet1.$AY3])*(127/456.76);0)" office:value-type="float" office:value="0">
            <text:p>0</text:p>
          </table:table-cell>
          <table:table-cell table:formula="oooc:=ROUND([Sheet1.R3]*([Sheet1.$AY$2]/[Sheet1.$AY3])*(127/456.76);0)" office:value-type="float" office:value="-0">
            <text:p>0</text:p>
          </table:table-cell>
          <table:table-cell table:formula="oooc:=ROUND([Sheet1.S3]*([Sheet1.$AY$2]/[Sheet1.$AY3])*(127/456.76);0)" office:value-type="float" office:value="2">
            <text:p>2</text:p>
          </table:table-cell>
          <table:table-cell table:formula="oooc:=ROUND([Sheet1.T3]*([Sheet1.$AY$2]/[Sheet1.$AY3])*(127/456.76);0)" office:value-type="float" office:value="-0">
            <text:p>0</text:p>
          </table:table-cell>
          <table:table-cell table:formula="oooc:=ROUND([Sheet1.U3]*([Sheet1.$AY$2]/[Sheet1.$AY3])*(127/456.76);0)" office:value-type="float" office:value="0">
            <text:p>0</text:p>
          </table:table-cell>
          <table:table-cell table:formula="oooc:=ROUND([Sheet1.V3]*([Sheet1.$AY$2]/[Sheet1.$AY3])*(127/456.76);0)" office:value-type="float" office:value="0">
            <text:p>0</text:p>
          </table:table-cell>
          <table:table-cell table:formula="oooc:=ROUND([Sheet1.W3]*([Sheet1.$AY$2]/[Sheet1.$AY3])*(127/456.76);0)" office:value-type="float" office:value="0">
            <text:p>0</text:p>
          </table:table-cell>
          <table:table-cell table:formula="oooc:=ROUND([Sheet1.X3]*([Sheet1.$AY$2]/[Sheet1.$AY3])*(127/456.76);0)" office:value-type="float" office:value="0">
            <text:p>0</text:p>
          </table:table-cell>
          <table:table-cell table:formula="oooc:=ROUND([Sheet1.Y3]*([Sheet1.$AY$2]/[Sheet1.$AY3])*(127/456.76);0)" office:value-type="float" office:value="-0">
            <text:p>0</text:p>
          </table:table-cell>
          <table:table-cell table:formula="oooc:=ROUND([Sheet1.Z3]*([Sheet1.$AY$2]/[Sheet1.$AY3])*(127/456.76);0)" office:value-type="float" office:value="-7">
            <text:p>-7</text:p>
          </table:table-cell>
          <table:table-cell table:formula="oooc:=ROUND([Sheet1.AA3]*([Sheet1.$AY$2]/[Sheet1.$AY3])*(127/456.76);0)" office:value-type="float" office:value="-8">
            <text:p>-8</text:p>
          </table:table-cell>
          <table:table-cell table:formula="oooc:=ROUND([Sheet1.AB3]*([Sheet1.$AY$2]/[Sheet1.$AY3])*(127/456.76);0)" office:value-type="float" office:value="-38">
            <text:p>-38</text:p>
          </table:table-cell>
          <table:table-cell table:formula="oooc:=ROUND([Sheet1.AC3]*([Sheet1.$AY$2]/[Sheet1.$AY3])*(127/456.76);0)" office:value-type="float" office:value="15">
            <text:p>15</text:p>
          </table:table-cell>
          <table:table-cell table:formula="oooc:=ROUND([Sheet1.AD3]*([Sheet1.$AY$2]/[Sheet1.$AY3])*(127/456.76);0)" office:value-type="float" office:value="13">
            <text:p>13</text:p>
          </table:table-cell>
          <table:table-cell table:formula="oooc:=ROUND([Sheet1.AE3]*([Sheet1.$AY$2]/[Sheet1.$AY3])*(127/456.76);0)" office:value-type="float" office:value="10">
            <text:p>10</text:p>
          </table:table-cell>
          <table:table-cell table:formula="oooc:=ROUND([Sheet1.AF3]*([Sheet1.$AY$2]/[Sheet1.$AY3])*(127/456.76);0)" office:value-type="float" office:value="14">
            <text:p>14</text:p>
          </table:table-cell>
          <table:table-cell table:formula="oooc:=ROUND([Sheet1.AG3]*([Sheet1.$AY$2]/[Sheet1.$AY3])*(127/456.76);0)" office:value-type="float" office:value="-6">
            <text:p>-6</text:p>
          </table:table-cell>
          <table:table-cell table:formula="oooc:=ROUND([Sheet1.AH3]*([Sheet1.$AY$2]/[Sheet1.$AY3])*(127/456.76);0)" office:value-type="float" office:value="9">
            <text:p>9</text:p>
          </table:table-cell>
          <table:table-cell table:formula="oooc:=ROUND([Sheet1.AI3]*([Sheet1.$AY$2]/[Sheet1.$AY3])*(127/456.76);0)" office:value-type="float" office:value="-7">
            <text:p>-7</text:p>
          </table:table-cell>
          <table:table-cell table:formula="oooc:=ROUND([Sheet1.AJ3]*([Sheet1.$AY$2]/[Sheet1.$AY3])*(127/456.76);0)" office:value-type="float" office:value="-1">
            <text:p>-1</text:p>
          </table:table-cell>
          <table:table-cell table:formula="oooc:=ROUND([Sheet1.AK3]*([Sheet1.$AY$2]/[Sheet1.$AY3])*(127/456.76);0)" office:value-type="float" office:value="12">
            <text:p>12</text:p>
          </table:table-cell>
          <table:table-cell table:formula="oooc:=ROUND([Sheet1.AL3]*([Sheet1.$AY$2]/[Sheet1.$AY3])*(127/456.76);0)" office:value-type="float" office:value="0">
            <text:p>0</text:p>
          </table:table-cell>
          <table:table-cell table:formula="oooc:=ROUND([Sheet1.AM3]*([Sheet1.$AY$2]/[Sheet1.$AY3])*(127/456.76);0)" office:value-type="float" office:value="2">
            <text:p>2</text:p>
          </table:table-cell>
          <table:table-cell table:formula="oooc:=ROUND([Sheet1.AN3]*([Sheet1.$AY$2]/[Sheet1.$AY3])*(127/456.76);0)" office:value-type="float" office:value="-10">
            <text:p>-10</text:p>
          </table:table-cell>
          <table:table-cell table:formula="oooc:=ROUND([Sheet1.AO3]*([Sheet1.$AY$2]/[Sheet1.$AY3])*(127/456.76);0)" office:value-type="float" office:value="9">
            <text:p>9</text:p>
          </table:table-cell>
          <table:table-cell table:formula="oooc:=ROUND([Sheet1.AP3]*([Sheet1.$AY$2]/[Sheet1.$AY3])*(127/456.76);0)" office:value-type="float" office:value="0">
            <text:p>0</text:p>
          </table:table-cell>
          <table:table-cell table:formula="oooc:=ROUND([Sheet1.AQ3]*([Sheet1.$AY$2]/[Sheet1.$AY3])*(127/456.76);0)" office:value-type="float" office:value="1">
            <text:p>1</text:p>
          </table:table-cell>
          <table:table-cell table:formula="oooc:=ROUND([Sheet1.AR3]*([Sheet1.$AY$2]/[Sheet1.$AY3])*(127/456.76);0)" office:value-type="float" office:value="-5">
            <text:p>-5</text:p>
          </table:table-cell>
          <table:table-cell table:formula="oooc:=ROUND([Sheet1.AS3]*([Sheet1.$AY$2]/[Sheet1.$AY3])*(127/456.76);0)" office:value-type="float" office:value="-6">
            <text:p>-6</text:p>
          </table:table-cell>
          <table:table-cell table:formula="oooc:=ROUND([Sheet1.AT3]*([Sheet1.$AY$2]/[Sheet1.$AY3])*(127/456.76);0)" office:value-type="float" office:value="0">
            <text:p>0</text:p>
          </table:table-cell>
          <table:table-cell table:formula="oooc:=ROUND([Sheet1.AU3]*([Sheet1.$AY$2]/[Sheet1.$AY3])*(127/456.76);0)" office:value-type="float" office:value="0">
            <text:p>0</text:p>
          </table:table-cell>
          <table:table-cell table:formula="oooc:=ROUND([Sheet1.AV3]*([Sheet1.$AY$2]/[Sheet1.$AY3])*(127/456.76);0)" office:value-type="float" office:value="0">
            <text:p>0</text:p>
          </table:table-cell>
          <table:table-cell table:formula="oooc:=ROUND([Sheet1.AW3]*([Sheet1.$AY$2]/[Sheet1.$AY3])*(127/456.76);0)" office:value-type="float" office:value="0">
            <text:p>0</text:p>
          </table:table-cell>
          <table:table-cell table:formula="oooc:=ROUND([Sheet1.AX3]*([Sheet1.$AY$2]/[Sheet1.$AY3])*(127/456.76);0)" office:value-type="float" office:value="0">
            <text:p>0</text:p>
          </table:table-cell>
          <table:table-cell table:formula="oooc:=[Sheet1.AZ3]" office:value-type="float" office:value="2">
            <text:p>2</text:p>
          </table:table-cell>
          <table:table-cell table:number-columns-repeated="205"/>
        </table:table-row>
        <table:table-row table:style-name="ro1">
          <table:table-cell table:formula="oooc:=ROUND([Sheet1.A4]*([Sheet1.$AY$2]/[Sheet1.$AY4])*(127/456.76);0)" office:value-type="float" office:value="0">
            <text:p>0</text:p>
          </table:table-cell>
          <table:table-cell table:formula="oooc:=ROUND([Sheet1.B4]*([Sheet1.$AY$2]/[Sheet1.$AY4])*(127/456.76);0)" office:value-type="float" office:value="0">
            <text:p>0</text:p>
          </table:table-cell>
          <table:table-cell table:formula="oooc:=ROUND([Sheet1.C4]*([Sheet1.$AY$2]/[Sheet1.$AY4])*(127/456.76);0)" office:value-type="float" office:value="0">
            <text:p>0</text:p>
          </table:table-cell>
          <table:table-cell table:formula="oooc:=ROUND([Sheet1.D4]*([Sheet1.$AY$2]/[Sheet1.$AY4])*(127/456.76);0)" office:value-type="float" office:value="0">
            <text:p>0</text:p>
          </table:table-cell>
          <table:table-cell table:formula="oooc:=ROUND([Sheet1.E4]*([Sheet1.$AY$2]/[Sheet1.$AY4])*(127/456.76);0)" office:value-type="float" office:value="0">
            <text:p>0</text:p>
          </table:table-cell>
          <table:table-cell table:formula="oooc:=ROUND([Sheet1.F4]*([Sheet1.$AY$2]/[Sheet1.$AY4])*(127/456.76);0)" office:value-type="float" office:value="0">
            <text:p>0</text:p>
          </table:table-cell>
          <table:table-cell table:formula="oooc:=ROUND([Sheet1.G4]*([Sheet1.$AY$2]/[Sheet1.$AY4])*(127/456.76);0)" office:value-type="float" office:value="0">
            <text:p>0</text:p>
          </table:table-cell>
          <table:table-cell table:formula="oooc:=ROUND([Sheet1.H4]*([Sheet1.$AY$2]/[Sheet1.$AY4])*(127/456.76);0)" office:value-type="float" office:value="0">
            <text:p>0</text:p>
          </table:table-cell>
          <table:table-cell table:formula="oooc:=ROUND([Sheet1.I4]*([Sheet1.$AY$2]/[Sheet1.$AY4])*(127/456.76);0)" office:value-type="float" office:value="0">
            <text:p>0</text:p>
          </table:table-cell>
          <table:table-cell table:formula="oooc:=ROUND([Sheet1.J4]*([Sheet1.$AY$2]/[Sheet1.$AY4])*(127/456.76);0)" office:value-type="float" office:value="0">
            <text:p>0</text:p>
          </table:table-cell>
          <table:table-cell table:formula="oooc:=ROUND([Sheet1.K4]*([Sheet1.$AY$2]/[Sheet1.$AY4])*(127/456.76);0)" office:value-type="float" office:value="-1">
            <text:p>-1</text:p>
          </table:table-cell>
          <table:table-cell table:formula="oooc:=ROUND([Sheet1.L4]*([Sheet1.$AY$2]/[Sheet1.$AY4])*(127/456.76);0)" office:value-type="float" office:value="0">
            <text:p>0</text:p>
          </table:table-cell>
          <table:table-cell table:formula="oooc:=ROUND([Sheet1.M4]*([Sheet1.$AY$2]/[Sheet1.$AY4])*(127/456.76);0)" office:value-type="float" office:value="0">
            <text:p>0</text:p>
          </table:table-cell>
          <table:table-cell table:formula="oooc:=ROUND([Sheet1.N4]*([Sheet1.$AY$2]/[Sheet1.$AY4])*(127/456.76);0)" office:value-type="float" office:value="0">
            <text:p>0</text:p>
          </table:table-cell>
          <table:table-cell table:formula="oooc:=ROUND([Sheet1.O4]*([Sheet1.$AY$2]/[Sheet1.$AY4])*(127/456.76);0)" office:value-type="float" office:value="0">
            <text:p>0</text:p>
          </table:table-cell>
          <table:table-cell table:formula="oooc:=ROUND([Sheet1.P4]*([Sheet1.$AY$2]/[Sheet1.$AY4])*(127/456.76);0)" office:value-type="float" office:value="0">
            <text:p>0</text:p>
          </table:table-cell>
          <table:table-cell table:formula="oooc:=ROUND([Sheet1.Q4]*([Sheet1.$AY$2]/[Sheet1.$AY4])*(127/456.76);0)" office:value-type="float" office:value="1">
            <text:p>1</text:p>
          </table:table-cell>
          <table:table-cell table:formula="oooc:=ROUND([Sheet1.R4]*([Sheet1.$AY$2]/[Sheet1.$AY4])*(127/456.76);0)" office:value-type="float" office:value="-1">
            <text:p>-1</text:p>
          </table:table-cell>
          <table:table-cell table:formula="oooc:=ROUND([Sheet1.S4]*([Sheet1.$AY$2]/[Sheet1.$AY4])*(127/456.76);0)" office:value-type="float" office:value="-2">
            <text:p>-2</text:p>
          </table:table-cell>
          <table:table-cell table:formula="oooc:=ROUND([Sheet1.T4]*([Sheet1.$AY$2]/[Sheet1.$AY4])*(127/456.76);0)" office:value-type="float" office:value="2">
            <text:p>2</text:p>
          </table:table-cell>
          <table:table-cell table:formula="oooc:=ROUND([Sheet1.U4]*([Sheet1.$AY$2]/[Sheet1.$AY4])*(127/456.76);0)" office:value-type="float" office:value="0">
            <text:p>0</text:p>
          </table:table-cell>
          <table:table-cell table:formula="oooc:=ROUND([Sheet1.V4]*([Sheet1.$AY$2]/[Sheet1.$AY4])*(127/456.76);0)" office:value-type="float" office:value="0">
            <text:p>0</text:p>
          </table:table-cell>
          <table:table-cell table:formula="oooc:=ROUND([Sheet1.W4]*([Sheet1.$AY$2]/[Sheet1.$AY4])*(127/456.76);0)" office:value-type="float" office:value="0">
            <text:p>0</text:p>
          </table:table-cell>
          <table:table-cell table:formula="oooc:=ROUND([Sheet1.X4]*([Sheet1.$AY$2]/[Sheet1.$AY4])*(127/456.76);0)" office:value-type="float" office:value="-1">
            <text:p>-1</text:p>
          </table:table-cell>
          <table:table-cell table:formula="oooc:=ROUND([Sheet1.Y4]*([Sheet1.$AY$2]/[Sheet1.$AY4])*(127/456.76);0)" office:value-type="float" office:value="2">
            <text:p>2</text:p>
          </table:table-cell>
          <table:table-cell table:formula="oooc:=ROUND([Sheet1.Z4]*([Sheet1.$AY$2]/[Sheet1.$AY4])*(127/456.76);0)" office:value-type="float" office:value="-7">
            <text:p>-7</text:p>
          </table:table-cell>
          <table:table-cell table:formula="oooc:=ROUND([Sheet1.AA4]*([Sheet1.$AY$2]/[Sheet1.$AY4])*(127/456.76);0)" office:value-type="float" office:value="-10">
            <text:p>-10</text:p>
          </table:table-cell>
          <table:table-cell table:formula="oooc:=ROUND([Sheet1.AB4]*([Sheet1.$AY$2]/[Sheet1.$AY4])*(127/456.76);0)" office:value-type="float" office:value="-34">
            <text:p>-34</text:p>
          </table:table-cell>
          <table:table-cell table:formula="oooc:=ROUND([Sheet1.AC4]*([Sheet1.$AY$2]/[Sheet1.$AY4])*(127/456.76);0)" office:value-type="float" office:value="14">
            <text:p>14</text:p>
          </table:table-cell>
          <table:table-cell table:formula="oooc:=ROUND([Sheet1.AD4]*([Sheet1.$AY$2]/[Sheet1.$AY4])*(127/456.76);0)" office:value-type="float" office:value="10">
            <text:p>10</text:p>
          </table:table-cell>
          <table:table-cell table:formula="oooc:=ROUND([Sheet1.AE4]*([Sheet1.$AY$2]/[Sheet1.$AY4])*(127/456.76);0)" office:value-type="float" office:value="12">
            <text:p>12</text:p>
          </table:table-cell>
          <table:table-cell table:formula="oooc:=ROUND([Sheet1.AF4]*([Sheet1.$AY$2]/[Sheet1.$AY4])*(127/456.76);0)" office:value-type="float" office:value="4">
            <text:p>4</text:p>
          </table:table-cell>
          <table:table-cell table:formula="oooc:=ROUND([Sheet1.AG4]*([Sheet1.$AY$2]/[Sheet1.$AY4])*(127/456.76);0)" office:value-type="float" office:value="-4">
            <text:p>-4</text:p>
          </table:table-cell>
          <table:table-cell table:formula="oooc:=ROUND([Sheet1.AH4]*([Sheet1.$AY$2]/[Sheet1.$AY4])*(127/456.76);0)" office:value-type="float" office:value="11">
            <text:p>11</text:p>
          </table:table-cell>
          <table:table-cell table:formula="oooc:=ROUND([Sheet1.AI4]*([Sheet1.$AY$2]/[Sheet1.$AY4])*(127/456.76);0)" office:value-type="float" office:value="-4">
            <text:p>-4</text:p>
          </table:table-cell>
          <table:table-cell table:formula="oooc:=ROUND([Sheet1.AJ4]*([Sheet1.$AY$2]/[Sheet1.$AY4])*(127/456.76);0)" office:value-type="float" office:value="-1">
            <text:p>-1</text:p>
          </table:table-cell>
          <table:table-cell table:formula="oooc:=ROUND([Sheet1.AK4]*([Sheet1.$AY$2]/[Sheet1.$AY4])*(127/456.76);0)" office:value-type="float" office:value="10">
            <text:p>10</text:p>
          </table:table-cell>
          <table:table-cell table:formula="oooc:=ROUND([Sheet1.AL4]*([Sheet1.$AY$2]/[Sheet1.$AY4])*(127/456.76);0)" office:value-type="float" office:value="1">
            <text:p>1</text:p>
          </table:table-cell>
          <table:table-cell table:formula="oooc:=ROUND([Sheet1.AM4]*([Sheet1.$AY$2]/[Sheet1.$AY4])*(127/456.76);0)" office:value-type="float" office:value="0">
            <text:p>0</text:p>
          </table:table-cell>
          <table:table-cell table:formula="oooc:=ROUND([Sheet1.AN4]*([Sheet1.$AY$2]/[Sheet1.$AY4])*(127/456.76);0)" office:value-type="float" office:value="-4">
            <text:p>-4</text:p>
          </table:table-cell>
          <table:table-cell table:formula="oooc:=ROUND([Sheet1.AO4]*([Sheet1.$AY$2]/[Sheet1.$AY4])*(127/456.76);0)" office:value-type="float" office:value="15">
            <text:p>15</text:p>
          </table:table-cell>
          <table:table-cell table:formula="oooc:=ROUND([Sheet1.AP4]*([Sheet1.$AY$2]/[Sheet1.$AY4])*(127/456.76);0)" office:value-type="float" office:value="0">
            <text:p>0</text:p>
          </table:table-cell>
          <table:table-cell table:formula="oooc:=ROUND([Sheet1.AQ4]*([Sheet1.$AY$2]/[Sheet1.$AY4])*(127/456.76);0)" office:value-type="float" office:value="1">
            <text:p>1</text:p>
          </table:table-cell>
          <table:table-cell table:formula="oooc:=ROUND([Sheet1.AR4]*([Sheet1.$AY$2]/[Sheet1.$AY4])*(127/456.76);0)" office:value-type="float" office:value="-10">
            <text:p>-10</text:p>
          </table:table-cell>
          <table:table-cell table:formula="oooc:=ROUND([Sheet1.AS4]*([Sheet1.$AY$2]/[Sheet1.$AY4])*(127/456.76);0)" office:value-type="float" office:value="-7">
            <text:p>-7</text:p>
          </table:table-cell>
          <table:table-cell table:formula="oooc:=ROUND([Sheet1.AT4]*([Sheet1.$AY$2]/[Sheet1.$AY4])*(127/456.76);0)" office:value-type="float" office:value="1">
            <text:p>1</text:p>
          </table:table-cell>
          <table:table-cell table:formula="oooc:=ROUND([Sheet1.AU4]*([Sheet1.$AY$2]/[Sheet1.$AY4])*(127/456.76);0)" office:value-type="float" office:value="1">
            <text:p>1</text:p>
          </table:table-cell>
          <table:table-cell table:formula="oooc:=ROUND([Sheet1.AV4]*([Sheet1.$AY$2]/[Sheet1.$AY4])*(127/456.76);0)" office:value-type="float" office:value="0">
            <text:p>0</text:p>
          </table:table-cell>
          <table:table-cell table:formula="oooc:=ROUND([Sheet1.AW4]*([Sheet1.$AY$2]/[Sheet1.$AY4])*(127/456.76);0)" office:value-type="float" office:value="1">
            <text:p>1</text:p>
          </table:table-cell>
          <table:table-cell table:formula="oooc:=ROUND([Sheet1.AX4]*([Sheet1.$AY$2]/[Sheet1.$AY4])*(127/456.76);0)" office:value-type="float" office:value="-2">
            <text:p>-2</text:p>
          </table:table-cell>
          <table:table-cell table:formula="oooc:=[Sheet1.AZ4]" office:value-type="float" office:value="3">
            <text:p>3</text:p>
          </table:table-cell>
          <table:table-cell table:number-columns-repeated="205"/>
        </table:table-row>
        <table:table-row table:style-name="ro1">
          <table:table-cell table:formula="oooc:=ROUND([Sheet1.A5]*([Sheet1.$AY$2]/[Sheet1.$AY5])*(127/456.76);0)" office:value-type="float" office:value="0">
            <text:p>0</text:p>
          </table:table-cell>
          <table:table-cell table:formula="oooc:=ROUND([Sheet1.B5]*([Sheet1.$AY$2]/[Sheet1.$AY5])*(127/456.76);0)" office:value-type="float" office:value="0">
            <text:p>0</text:p>
          </table:table-cell>
          <table:table-cell table:formula="oooc:=ROUND([Sheet1.C5]*([Sheet1.$AY$2]/[Sheet1.$AY5])*(127/456.76);0)" office:value-type="float" office:value="0">
            <text:p>0</text:p>
          </table:table-cell>
          <table:table-cell table:formula="oooc:=ROUND([Sheet1.D5]*([Sheet1.$AY$2]/[Sheet1.$AY5])*(127/456.76);0)" office:value-type="float" office:value="0">
            <text:p>0</text:p>
          </table:table-cell>
          <table:table-cell table:formula="oooc:=ROUND([Sheet1.E5]*([Sheet1.$AY$2]/[Sheet1.$AY5])*(127/456.76);0)" office:value-type="float" office:value="0">
            <text:p>0</text:p>
          </table:table-cell>
          <table:table-cell table:formula="oooc:=ROUND([Sheet1.F5]*([Sheet1.$AY$2]/[Sheet1.$AY5])*(127/456.76);0)" office:value-type="float" office:value="0">
            <text:p>0</text:p>
          </table:table-cell>
          <table:table-cell table:formula="oooc:=ROUND([Sheet1.G5]*([Sheet1.$AY$2]/[Sheet1.$AY5])*(127/456.76);0)" office:value-type="float" office:value="0">
            <text:p>0</text:p>
          </table:table-cell>
          <table:table-cell table:formula="oooc:=ROUND([Sheet1.H5]*([Sheet1.$AY$2]/[Sheet1.$AY5])*(127/456.76);0)" office:value-type="float" office:value="0">
            <text:p>0</text:p>
          </table:table-cell>
          <table:table-cell table:formula="oooc:=ROUND([Sheet1.I5]*([Sheet1.$AY$2]/[Sheet1.$AY5])*(127/456.76);0)" office:value-type="float" office:value="0">
            <text:p>0</text:p>
          </table:table-cell>
          <table:table-cell table:formula="oooc:=ROUND([Sheet1.J5]*([Sheet1.$AY$2]/[Sheet1.$AY5])*(127/456.76);0)" office:value-type="float" office:value="0">
            <text:p>0</text:p>
          </table:table-cell>
          <table:table-cell table:formula="oooc:=ROUND([Sheet1.K5]*([Sheet1.$AY$2]/[Sheet1.$AY5])*(127/456.76);0)" office:value-type="float" office:value="0">
            <text:p>0</text:p>
          </table:table-cell>
          <table:table-cell table:formula="oooc:=ROUND([Sheet1.L5]*([Sheet1.$AY$2]/[Sheet1.$AY5])*(127/456.76);0)" office:value-type="float" office:value="0">
            <text:p>0</text:p>
          </table:table-cell>
          <table:table-cell table:formula="oooc:=ROUND([Sheet1.M5]*([Sheet1.$AY$2]/[Sheet1.$AY5])*(127/456.76);0)" office:value-type="float" office:value="0">
            <text:p>0</text:p>
          </table:table-cell>
          <table:table-cell table:formula="oooc:=ROUND([Sheet1.N5]*([Sheet1.$AY$2]/[Sheet1.$AY5])*(127/456.76);0)" office:value-type="float" office:value="1">
            <text:p>1</text:p>
          </table:table-cell>
          <table:table-cell table:formula="oooc:=ROUND([Sheet1.O5]*([Sheet1.$AY$2]/[Sheet1.$AY5])*(127/456.76);0)" office:value-type="float" office:value="0">
            <text:p>0</text:p>
          </table:table-cell>
          <table:table-cell table:formula="oooc:=ROUND([Sheet1.P5]*([Sheet1.$AY$2]/[Sheet1.$AY5])*(127/456.76);0)" office:value-type="float" office:value="0">
            <text:p>0</text:p>
          </table:table-cell>
          <table:table-cell table:formula="oooc:=ROUND([Sheet1.Q5]*([Sheet1.$AY$2]/[Sheet1.$AY5])*(127/456.76);0)" office:value-type="float" office:value="2">
            <text:p>2</text:p>
          </table:table-cell>
          <table:table-cell table:formula="oooc:=ROUND([Sheet1.R5]*([Sheet1.$AY$2]/[Sheet1.$AY5])*(127/456.76);0)" office:value-type="float" office:value="-0">
            <text:p>0</text:p>
          </table:table-cell>
          <table:table-cell table:formula="oooc:=ROUND([Sheet1.S5]*([Sheet1.$AY$2]/[Sheet1.$AY5])*(127/456.76);0)" office:value-type="float" office:value="-3">
            <text:p>-3</text:p>
          </table:table-cell>
          <table:table-cell table:formula="oooc:=ROUND([Sheet1.T5]*([Sheet1.$AY$2]/[Sheet1.$AY5])*(127/456.76);0)" office:value-type="float" office:value="1">
            <text:p>1</text:p>
          </table:table-cell>
          <table:table-cell table:formula="oooc:=ROUND([Sheet1.U5]*([Sheet1.$AY$2]/[Sheet1.$AY5])*(127/456.76);0)" office:value-type="float" office:value="0">
            <text:p>0</text:p>
          </table:table-cell>
          <table:table-cell table:formula="oooc:=ROUND([Sheet1.V5]*([Sheet1.$AY$2]/[Sheet1.$AY5])*(127/456.76);0)" office:value-type="float" office:value="1">
            <text:p>1</text:p>
          </table:table-cell>
          <table:table-cell table:formula="oooc:=ROUND([Sheet1.W5]*([Sheet1.$AY$2]/[Sheet1.$AY5])*(127/456.76);0)" office:value-type="float" office:value="0">
            <text:p>0</text:p>
          </table:table-cell>
          <table:table-cell table:formula="oooc:=ROUND([Sheet1.X5]*([Sheet1.$AY$2]/[Sheet1.$AY5])*(127/456.76);0)" office:value-type="float" office:value="-2">
            <text:p>-2</text:p>
          </table:table-cell>
          <table:table-cell table:formula="oooc:=ROUND([Sheet1.Y5]*([Sheet1.$AY$2]/[Sheet1.$AY5])*(127/456.76);0)" office:value-type="float" office:value="1">
            <text:p>1</text:p>
          </table:table-cell>
          <table:table-cell table:formula="oooc:=ROUND([Sheet1.Z5]*([Sheet1.$AY$2]/[Sheet1.$AY5])*(127/456.76);0)" office:value-type="float" office:value="-7">
            <text:p>-7</text:p>
          </table:table-cell>
          <table:table-cell table:formula="oooc:=ROUND([Sheet1.AA5]*([Sheet1.$AY$2]/[Sheet1.$AY5])*(127/456.76);0)" office:value-type="float" office:value="-12">
            <text:p>-12</text:p>
          </table:table-cell>
          <table:table-cell table:formula="oooc:=ROUND([Sheet1.AB5]*([Sheet1.$AY$2]/[Sheet1.$AY5])*(127/456.76);0)" office:value-type="float" office:value="-27">
            <text:p>-27</text:p>
          </table:table-cell>
          <table:table-cell table:formula="oooc:=ROUND([Sheet1.AC5]*([Sheet1.$AY$2]/[Sheet1.$AY5])*(127/456.76);0)" office:value-type="float" office:value="13">
            <text:p>13</text:p>
          </table:table-cell>
          <table:table-cell table:formula="oooc:=ROUND([Sheet1.AD5]*([Sheet1.$AY$2]/[Sheet1.$AY5])*(127/456.76);0)" office:value-type="float" office:value="13">
            <text:p>13</text:p>
          </table:table-cell>
          <table:table-cell table:formula="oooc:=ROUND([Sheet1.AE5]*([Sheet1.$AY$2]/[Sheet1.$AY5])*(127/456.76);0)" office:value-type="float" office:value="12">
            <text:p>12</text:p>
          </table:table-cell>
          <table:table-cell table:formula="oooc:=ROUND([Sheet1.AF5]*([Sheet1.$AY$2]/[Sheet1.$AY5])*(127/456.76);0)" office:value-type="float" office:value="-4">
            <text:p>-4</text:p>
          </table:table-cell>
          <table:table-cell table:formula="oooc:=ROUND([Sheet1.AG5]*([Sheet1.$AY$2]/[Sheet1.$AY5])*(127/456.76);0)" office:value-type="float" office:value="-2">
            <text:p>-2</text:p>
          </table:table-cell>
          <table:table-cell table:formula="oooc:=ROUND([Sheet1.AH5]*([Sheet1.$AY$2]/[Sheet1.$AY5])*(127/456.76);0)" office:value-type="float" office:value="14">
            <text:p>14</text:p>
          </table:table-cell>
          <table:table-cell table:formula="oooc:=ROUND([Sheet1.AI5]*([Sheet1.$AY$2]/[Sheet1.$AY5])*(127/456.76);0)" office:value-type="float" office:value="-5">
            <text:p>-5</text:p>
          </table:table-cell>
          <table:table-cell table:formula="oooc:=ROUND([Sheet1.AJ5]*([Sheet1.$AY$2]/[Sheet1.$AY5])*(127/456.76);0)" office:value-type="float" office:value="-1">
            <text:p>-1</text:p>
          </table:table-cell>
          <table:table-cell table:formula="oooc:=ROUND([Sheet1.AK5]*([Sheet1.$AY$2]/[Sheet1.$AY5])*(127/456.76);0)" office:value-type="float" office:value="8">
            <text:p>8</text:p>
          </table:table-cell>
          <table:table-cell table:formula="oooc:=ROUND([Sheet1.AL5]*([Sheet1.$AY$2]/[Sheet1.$AY5])*(127/456.76);0)" office:value-type="float" office:value="1">
            <text:p>1</text:p>
          </table:table-cell>
          <table:table-cell table:formula="oooc:=ROUND([Sheet1.AM5]*([Sheet1.$AY$2]/[Sheet1.$AY5])*(127/456.76);0)" office:value-type="float" office:value="-1">
            <text:p>-1</text:p>
          </table:table-cell>
          <table:table-cell table:formula="oooc:=ROUND([Sheet1.AN5]*([Sheet1.$AY$2]/[Sheet1.$AY5])*(127/456.76);0)" office:value-type="float" office:value="-2">
            <text:p>-2</text:p>
          </table:table-cell>
          <table:table-cell table:formula="oooc:=ROUND([Sheet1.AO5]*([Sheet1.$AY$2]/[Sheet1.$AY5])*(127/456.76);0)" office:value-type="float" office:value="14">
            <text:p>14</text:p>
          </table:table-cell>
          <table:table-cell table:formula="oooc:=ROUND([Sheet1.AP5]*([Sheet1.$AY$2]/[Sheet1.$AY5])*(127/456.76);0)" office:value-type="float" office:value="-1">
            <text:p>-1</text:p>
          </table:table-cell>
          <table:table-cell table:formula="oooc:=ROUND([Sheet1.AQ5]*([Sheet1.$AY$2]/[Sheet1.$AY5])*(127/456.76);0)" office:value-type="float" office:value="2">
            <text:p>2</text:p>
          </table:table-cell>
          <table:table-cell table:formula="oooc:=ROUND([Sheet1.AR5]*([Sheet1.$AY$2]/[Sheet1.$AY5])*(127/456.76);0)" office:value-type="float" office:value="-9">
            <text:p>-9</text:p>
          </table:table-cell>
          <table:table-cell table:formula="oooc:=ROUND([Sheet1.AS5]*([Sheet1.$AY$2]/[Sheet1.$AY5])*(127/456.76);0)" office:value-type="float" office:value="-8">
            <text:p>-8</text:p>
          </table:table-cell>
          <table:table-cell table:formula="oooc:=ROUND([Sheet1.AT5]*([Sheet1.$AY$2]/[Sheet1.$AY5])*(127/456.76);0)" office:value-type="float" office:value="4">
            <text:p>4</text:p>
          </table:table-cell>
          <table:table-cell table:formula="oooc:=ROUND([Sheet1.AU5]*([Sheet1.$AY$2]/[Sheet1.$AY5])*(127/456.76);0)" office:value-type="float" office:value="1">
            <text:p>1</text:p>
          </table:table-cell>
          <table:table-cell table:formula="oooc:=ROUND([Sheet1.AV5]*([Sheet1.$AY$2]/[Sheet1.$AY5])*(127/456.76);0)" office:value-type="float" office:value="0">
            <text:p>0</text:p>
          </table:table-cell>
          <table:table-cell table:formula="oooc:=ROUND([Sheet1.AW5]*([Sheet1.$AY$2]/[Sheet1.$AY5])*(127/456.76);0)" office:value-type="float" office:value="1">
            <text:p>1</text:p>
          </table:table-cell>
          <table:table-cell table:formula="oooc:=ROUND([Sheet1.AX5]*([Sheet1.$AY$2]/[Sheet1.$AY5])*(127/456.76);0)" office:value-type="float" office:value="-4">
            <text:p>-4</text:p>
          </table:table-cell>
          <table:table-cell table:formula="oooc:=[Sheet1.AZ5]" office:value-type="float" office:value="4">
            <text:p>4</text:p>
          </table:table-cell>
          <table:table-cell table:number-columns-repeated="205"/>
        </table:table-row>
        <table:table-row table:style-name="ro1">
          <table:table-cell table:formula="oooc:=ROUND([Sheet1.A6]*([Sheet1.$AY$2]/[Sheet1.$AY6])*(127/456.76);0)" office:value-type="float" office:value="0">
            <text:p>0</text:p>
          </table:table-cell>
          <table:table-cell table:formula="oooc:=ROUND([Sheet1.B6]*([Sheet1.$AY$2]/[Sheet1.$AY6])*(127/456.76);0)" office:value-type="float" office:value="0">
            <text:p>0</text:p>
          </table:table-cell>
          <table:table-cell table:formula="oooc:=ROUND([Sheet1.C6]*([Sheet1.$AY$2]/[Sheet1.$AY6])*(127/456.76);0)" office:value-type="float" office:value="0">
            <text:p>0</text:p>
          </table:table-cell>
          <table:table-cell table:formula="oooc:=ROUND([Sheet1.D6]*([Sheet1.$AY$2]/[Sheet1.$AY6])*(127/456.76);0)" office:value-type="float" office:value="0">
            <text:p>0</text:p>
          </table:table-cell>
          <table:table-cell table:formula="oooc:=ROUND([Sheet1.E6]*([Sheet1.$AY$2]/[Sheet1.$AY6])*(127/456.76);0)" office:value-type="float" office:value="0">
            <text:p>0</text:p>
          </table:table-cell>
          <table:table-cell table:formula="oooc:=ROUND([Sheet1.F6]*([Sheet1.$AY$2]/[Sheet1.$AY6])*(127/456.76);0)" office:value-type="float" office:value="0">
            <text:p>0</text:p>
          </table:table-cell>
          <table:table-cell table:formula="oooc:=ROUND([Sheet1.G6]*([Sheet1.$AY$2]/[Sheet1.$AY6])*(127/456.76);0)" office:value-type="float" office:value="0">
            <text:p>0</text:p>
          </table:table-cell>
          <table:table-cell table:formula="oooc:=ROUND([Sheet1.H6]*([Sheet1.$AY$2]/[Sheet1.$AY6])*(127/456.76);0)" office:value-type="float" office:value="0">
            <text:p>0</text:p>
          </table:table-cell>
          <table:table-cell table:formula="oooc:=ROUND([Sheet1.I6]*([Sheet1.$AY$2]/[Sheet1.$AY6])*(127/456.76);0)" office:value-type="float" office:value="0">
            <text:p>0</text:p>
          </table:table-cell>
          <table:table-cell table:formula="oooc:=ROUND([Sheet1.J6]*([Sheet1.$AY$2]/[Sheet1.$AY6])*(127/456.76);0)" office:value-type="float" office:value="0">
            <text:p>0</text:p>
          </table:table-cell>
          <table:table-cell table:formula="oooc:=ROUND([Sheet1.K6]*([Sheet1.$AY$2]/[Sheet1.$AY6])*(127/456.76);0)" office:value-type="float" office:value="0">
            <text:p>0</text:p>
          </table:table-cell>
          <table:table-cell table:formula="oooc:=ROUND([Sheet1.L6]*([Sheet1.$AY$2]/[Sheet1.$AY6])*(127/456.76);0)" office:value-type="float" office:value="0">
            <text:p>0</text:p>
          </table:table-cell>
          <table:table-cell table:formula="oooc:=ROUND([Sheet1.M6]*([Sheet1.$AY$2]/[Sheet1.$AY6])*(127/456.76);0)" office:value-type="float" office:value="0">
            <text:p>0</text:p>
          </table:table-cell>
          <table:table-cell table:formula="oooc:=ROUND([Sheet1.N6]*([Sheet1.$AY$2]/[Sheet1.$AY6])*(127/456.76);0)" office:value-type="float" office:value="0">
            <text:p>0</text:p>
          </table:table-cell>
          <table:table-cell table:formula="oooc:=ROUND([Sheet1.O6]*([Sheet1.$AY$2]/[Sheet1.$AY6])*(127/456.76);0)" office:value-type="float" office:value="-1">
            <text:p>-1</text:p>
          </table:table-cell>
          <table:table-cell table:formula="oooc:=ROUND([Sheet1.P6]*([Sheet1.$AY$2]/[Sheet1.$AY6])*(127/456.76);0)" office:value-type="float" office:value="0">
            <text:p>0</text:p>
          </table:table-cell>
          <table:table-cell table:formula="oooc:=ROUND([Sheet1.Q6]*([Sheet1.$AY$2]/[Sheet1.$AY6])*(127/456.76);0)" office:value-type="float" office:value="2">
            <text:p>2</text:p>
          </table:table-cell>
          <table:table-cell table:formula="oooc:=ROUND([Sheet1.R6]*([Sheet1.$AY$2]/[Sheet1.$AY6])*(127/456.76);0)" office:value-type="float" office:value="1">
            <text:p>1</text:p>
          </table:table-cell>
          <table:table-cell table:formula="oooc:=ROUND([Sheet1.S6]*([Sheet1.$AY$2]/[Sheet1.$AY6])*(127/456.76);0)" office:value-type="float" office:value="-3">
            <text:p>-3</text:p>
          </table:table-cell>
          <table:table-cell table:formula="oooc:=ROUND([Sheet1.T6]*([Sheet1.$AY$2]/[Sheet1.$AY6])*(127/456.76);0)" office:value-type="float" office:value="-0">
            <text:p>0</text:p>
          </table:table-cell>
          <table:table-cell table:formula="oooc:=ROUND([Sheet1.U6]*([Sheet1.$AY$2]/[Sheet1.$AY6])*(127/456.76);0)" office:value-type="float" office:value="-1">
            <text:p>-1</text:p>
          </table:table-cell>
          <table:table-cell table:formula="oooc:=ROUND([Sheet1.V6]*([Sheet1.$AY$2]/[Sheet1.$AY6])*(127/456.76);0)" office:value-type="float" office:value="1">
            <text:p>1</text:p>
          </table:table-cell>
          <table:table-cell table:formula="oooc:=ROUND([Sheet1.W6]*([Sheet1.$AY$2]/[Sheet1.$AY6])*(127/456.76);0)" office:value-type="float" office:value="1">
            <text:p>1</text:p>
          </table:table-cell>
          <table:table-cell table:formula="oooc:=ROUND([Sheet1.X6]*([Sheet1.$AY$2]/[Sheet1.$AY6])*(127/456.76);0)" office:value-type="float" office:value="0">
            <text:p>0</text:p>
          </table:table-cell>
          <table:table-cell table:formula="oooc:=ROUND([Sheet1.Y6]*([Sheet1.$AY$2]/[Sheet1.$AY6])*(127/456.76);0)" office:value-type="float" office:value="2">
            <text:p>2</text:p>
          </table:table-cell>
          <table:table-cell table:formula="oooc:=ROUND([Sheet1.Z6]*([Sheet1.$AY$2]/[Sheet1.$AY6])*(127/456.76);0)" office:value-type="float" office:value="-6">
            <text:p>-6</text:p>
          </table:table-cell>
          <table:table-cell table:formula="oooc:=ROUND([Sheet1.AA6]*([Sheet1.$AY$2]/[Sheet1.$AY6])*(127/456.76);0)" office:value-type="float" office:value="-13">
            <text:p>-13</text:p>
          </table:table-cell>
          <table:table-cell table:formula="oooc:=ROUND([Sheet1.AB6]*([Sheet1.$AY$2]/[Sheet1.$AY6])*(127/456.76);0)" office:value-type="float" office:value="-20">
            <text:p>-20</text:p>
          </table:table-cell>
          <table:table-cell table:formula="oooc:=ROUND([Sheet1.AC6]*([Sheet1.$AY$2]/[Sheet1.$AY6])*(127/456.76);0)" office:value-type="float" office:value="8">
            <text:p>8</text:p>
          </table:table-cell>
          <table:table-cell table:formula="oooc:=ROUND([Sheet1.AD6]*([Sheet1.$AY$2]/[Sheet1.$AY6])*(127/456.76);0)" office:value-type="float" office:value="14">
            <text:p>14</text:p>
          </table:table-cell>
          <table:table-cell table:formula="oooc:=ROUND([Sheet1.AE6]*([Sheet1.$AY$2]/[Sheet1.$AY6])*(127/456.76);0)" office:value-type="float" office:value="11">
            <text:p>11</text:p>
          </table:table-cell>
          <table:table-cell table:formula="oooc:=ROUND([Sheet1.AF6]*([Sheet1.$AY$2]/[Sheet1.$AY6])*(127/456.76);0)" office:value-type="float" office:value="-12">
            <text:p>-12</text:p>
          </table:table-cell>
          <table:table-cell table:formula="oooc:=ROUND([Sheet1.AG6]*([Sheet1.$AY$2]/[Sheet1.$AY6])*(127/456.76);0)" office:value-type="float" office:value="1">
            <text:p>1</text:p>
          </table:table-cell>
          <table:table-cell table:formula="oooc:=ROUND([Sheet1.AH6]*([Sheet1.$AY$2]/[Sheet1.$AY6])*(127/456.76);0)" office:value-type="float" office:value="15">
            <text:p>15</text:p>
          </table:table-cell>
          <table:table-cell table:formula="oooc:=ROUND([Sheet1.AI6]*([Sheet1.$AY$2]/[Sheet1.$AY6])*(127/456.76);0)" office:value-type="float" office:value="-9">
            <text:p>-9</text:p>
          </table:table-cell>
          <table:table-cell table:formula="oooc:=ROUND([Sheet1.AJ6]*([Sheet1.$AY$2]/[Sheet1.$AY6])*(127/456.76);0)" office:value-type="float" office:value="-2">
            <text:p>-2</text:p>
          </table:table-cell>
          <table:table-cell table:formula="oooc:=ROUND([Sheet1.AK6]*([Sheet1.$AY$2]/[Sheet1.$AY6])*(127/456.76);0)" office:value-type="float" office:value="7">
            <text:p>7</text:p>
          </table:table-cell>
          <table:table-cell table:formula="oooc:=ROUND([Sheet1.AL6]*([Sheet1.$AY$2]/[Sheet1.$AY6])*(127/456.76);0)" office:value-type="float" office:value="0">
            <text:p>0</text:p>
          </table:table-cell>
          <table:table-cell table:formula="oooc:=ROUND([Sheet1.AM6]*([Sheet1.$AY$2]/[Sheet1.$AY6])*(127/456.76);0)" office:value-type="float" office:value="2">
            <text:p>2</text:p>
          </table:table-cell>
          <table:table-cell table:formula="oooc:=ROUND([Sheet1.AN6]*([Sheet1.$AY$2]/[Sheet1.$AY6])*(127/456.76);0)" office:value-type="float" office:value="2">
            <text:p>2</text:p>
          </table:table-cell>
          <table:table-cell table:formula="oooc:=ROUND([Sheet1.AO6]*([Sheet1.$AY$2]/[Sheet1.$AY6])*(127/456.76);0)" office:value-type="float" office:value="14">
            <text:p>14</text:p>
          </table:table-cell>
          <table:table-cell table:formula="oooc:=ROUND([Sheet1.AP6]*([Sheet1.$AY$2]/[Sheet1.$AY6])*(127/456.76);0)" office:value-type="float" office:value="-1">
            <text:p>-1</text:p>
          </table:table-cell>
          <table:table-cell table:formula="oooc:=ROUND([Sheet1.AQ6]*([Sheet1.$AY$2]/[Sheet1.$AY6])*(127/456.76);0)" office:value-type="float" office:value="2">
            <text:p>2</text:p>
          </table:table-cell>
          <table:table-cell table:formula="oooc:=ROUND([Sheet1.AR6]*([Sheet1.$AY$2]/[Sheet1.$AY6])*(127/456.76);0)" office:value-type="float" office:value="-9">
            <text:p>-9</text:p>
          </table:table-cell>
          <table:table-cell table:formula="oooc:=ROUND([Sheet1.AS6]*([Sheet1.$AY$2]/[Sheet1.$AY6])*(127/456.76);0)" office:value-type="float" office:value="-9">
            <text:p>-9</text:p>
          </table:table-cell>
          <table:table-cell table:formula="oooc:=ROUND([Sheet1.AT6]*([Sheet1.$AY$2]/[Sheet1.$AY6])*(127/456.76);0)" office:value-type="float" office:value="5">
            <text:p>5</text:p>
          </table:table-cell>
          <table:table-cell table:formula="oooc:=ROUND([Sheet1.AU6]*([Sheet1.$AY$2]/[Sheet1.$AY6])*(127/456.76);0)" office:value-type="float" office:value="1">
            <text:p>1</text:p>
          </table:table-cell>
          <table:table-cell table:formula="oooc:=ROUND([Sheet1.AV6]*([Sheet1.$AY$2]/[Sheet1.$AY6])*(127/456.76);0)" office:value-type="float" office:value="0">
            <text:p>0</text:p>
          </table:table-cell>
          <table:table-cell table:formula="oooc:=ROUND([Sheet1.AW6]*([Sheet1.$AY$2]/[Sheet1.$AY6])*(127/456.76);0)" office:value-type="float" office:value="1">
            <text:p>1</text:p>
          </table:table-cell>
          <table:table-cell table:formula="oooc:=ROUND([Sheet1.AX6]*([Sheet1.$AY$2]/[Sheet1.$AY6])*(127/456.76);0)" office:value-type="float" office:value="-4">
            <text:p>-4</text:p>
          </table:table-cell>
          <table:table-cell table:formula="oooc:=[Sheet1.AZ6]" office:value-type="float" office:value="5">
            <text:p>5</text:p>
          </table:table-cell>
          <table:table-cell table:number-columns-repeated="205"/>
        </table:table-row>
        <table:table-row table:style-name="ro1">
          <table:table-cell table:formula="oooc:=ROUND([Sheet1.A7]*([Sheet1.$AY$2]/[Sheet1.$AY7])*(127/456.76);0)" office:value-type="float" office:value="0">
            <text:p>0</text:p>
          </table:table-cell>
          <table:table-cell table:formula="oooc:=ROUND([Sheet1.B7]*([Sheet1.$AY$2]/[Sheet1.$AY7])*(127/456.76);0)" office:value-type="float" office:value="0">
            <text:p>0</text:p>
          </table:table-cell>
          <table:table-cell table:formula="oooc:=ROUND([Sheet1.C7]*([Sheet1.$AY$2]/[Sheet1.$AY7])*(127/456.76);0)" office:value-type="float" office:value="0">
            <text:p>0</text:p>
          </table:table-cell>
          <table:table-cell table:formula="oooc:=ROUND([Sheet1.D7]*([Sheet1.$AY$2]/[Sheet1.$AY7])*(127/456.76);0)" office:value-type="float" office:value="0">
            <text:p>0</text:p>
          </table:table-cell>
          <table:table-cell table:formula="oooc:=ROUND([Sheet1.E7]*([Sheet1.$AY$2]/[Sheet1.$AY7])*(127/456.76);0)" office:value-type="float" office:value="0">
            <text:p>0</text:p>
          </table:table-cell>
          <table:table-cell table:formula="oooc:=ROUND([Sheet1.F7]*([Sheet1.$AY$2]/[Sheet1.$AY7])*(127/456.76);0)" office:value-type="float" office:value="0">
            <text:p>0</text:p>
          </table:table-cell>
          <table:table-cell table:formula="oooc:=ROUND([Sheet1.G7]*([Sheet1.$AY$2]/[Sheet1.$AY7])*(127/456.76);0)" office:value-type="float" office:value="0">
            <text:p>0</text:p>
          </table:table-cell>
          <table:table-cell table:formula="oooc:=ROUND([Sheet1.H7]*([Sheet1.$AY$2]/[Sheet1.$AY7])*(127/456.76);0)" office:value-type="float" office:value="0">
            <text:p>0</text:p>
          </table:table-cell>
          <table:table-cell table:formula="oooc:=ROUND([Sheet1.I7]*([Sheet1.$AY$2]/[Sheet1.$AY7])*(127/456.76);0)" office:value-type="float" office:value="0">
            <text:p>0</text:p>
          </table:table-cell>
          <table:table-cell table:formula="oooc:=ROUND([Sheet1.J7]*([Sheet1.$AY$2]/[Sheet1.$AY7])*(127/456.76);0)" office:value-type="float" office:value="0">
            <text:p>0</text:p>
          </table:table-cell>
          <table:table-cell table:formula="oooc:=ROUND([Sheet1.K7]*([Sheet1.$AY$2]/[Sheet1.$AY7])*(127/456.76);0)" office:value-type="float" office:value="0">
            <text:p>0</text:p>
          </table:table-cell>
          <table:table-cell table:formula="oooc:=ROUND([Sheet1.L7]*([Sheet1.$AY$2]/[Sheet1.$AY7])*(127/456.76);0)" office:value-type="float" office:value="0">
            <text:p>0</text:p>
          </table:table-cell>
          <table:table-cell table:formula="oooc:=ROUND([Sheet1.M7]*([Sheet1.$AY$2]/[Sheet1.$AY7])*(127/456.76);0)" office:value-type="float" office:value="0">
            <text:p>0</text:p>
          </table:table-cell>
          <table:table-cell table:formula="oooc:=ROUND([Sheet1.N7]*([Sheet1.$AY$2]/[Sheet1.$AY7])*(127/456.76);0)" office:value-type="float" office:value="0">
            <text:p>0</text:p>
          </table:table-cell>
          <table:table-cell table:formula="oooc:=ROUND([Sheet1.O7]*([Sheet1.$AY$2]/[Sheet1.$AY7])*(127/456.76);0)" office:value-type="float" office:value="-1">
            <text:p>-1</text:p>
          </table:table-cell>
          <table:table-cell table:formula="oooc:=ROUND([Sheet1.P7]*([Sheet1.$AY$2]/[Sheet1.$AY7])*(127/456.76);0)" office:value-type="float" office:value="0">
            <text:p>0</text:p>
          </table:table-cell>
          <table:table-cell table:formula="oooc:=ROUND([Sheet1.Q7]*([Sheet1.$AY$2]/[Sheet1.$AY7])*(127/456.76);0)" office:value-type="float" office:value="1">
            <text:p>1</text:p>
          </table:table-cell>
          <table:table-cell table:formula="oooc:=ROUND([Sheet1.R7]*([Sheet1.$AY$2]/[Sheet1.$AY7])*(127/456.76);0)" office:value-type="float" office:value="0">
            <text:p>0</text:p>
          </table:table-cell>
          <table:table-cell table:formula="oooc:=ROUND([Sheet1.S7]*([Sheet1.$AY$2]/[Sheet1.$AY7])*(127/456.76);0)" office:value-type="float" office:value="-2">
            <text:p>-2</text:p>
          </table:table-cell>
          <table:table-cell table:formula="oooc:=ROUND([Sheet1.T7]*([Sheet1.$AY$2]/[Sheet1.$AY7])*(127/456.76);0)" office:value-type="float" office:value="2">
            <text:p>2</text:p>
          </table:table-cell>
          <table:table-cell table:formula="oooc:=ROUND([Sheet1.U7]*([Sheet1.$AY$2]/[Sheet1.$AY7])*(127/456.76);0)" office:value-type="float" office:value="-2">
            <text:p>-2</text:p>
          </table:table-cell>
          <table:table-cell table:formula="oooc:=ROUND([Sheet1.V7]*([Sheet1.$AY$2]/[Sheet1.$AY7])*(127/456.76);0)" office:value-type="float" office:value="1">
            <text:p>1</text:p>
          </table:table-cell>
          <table:table-cell table:formula="oooc:=ROUND([Sheet1.W7]*([Sheet1.$AY$2]/[Sheet1.$AY7])*(127/456.76);0)" office:value-type="float" office:value="0">
            <text:p>0</text:p>
          </table:table-cell>
          <table:table-cell table:formula="oooc:=ROUND([Sheet1.X7]*([Sheet1.$AY$2]/[Sheet1.$AY7])*(127/456.76);0)" office:value-type="float" office:value="1">
            <text:p>1</text:p>
          </table:table-cell>
          <table:table-cell table:formula="oooc:=ROUND([Sheet1.Y7]*([Sheet1.$AY$2]/[Sheet1.$AY7])*(127/456.76);0)" office:value-type="float" office:value="2">
            <text:p>2</text:p>
          </table:table-cell>
          <table:table-cell table:formula="oooc:=ROUND([Sheet1.Z7]*([Sheet1.$AY$2]/[Sheet1.$AY7])*(127/456.76);0)" office:value-type="float" office:value="-6">
            <text:p>-6</text:p>
          </table:table-cell>
          <table:table-cell table:formula="oooc:=ROUND([Sheet1.AA7]*([Sheet1.$AY$2]/[Sheet1.$AY7])*(127/456.76);0)" office:value-type="float" office:value="-14">
            <text:p>-14</text:p>
          </table:table-cell>
          <table:table-cell table:formula="oooc:=ROUND([Sheet1.AB7]*([Sheet1.$AY$2]/[Sheet1.$AY7])*(127/456.76);0)" office:value-type="float" office:value="-16">
            <text:p>-16</text:p>
          </table:table-cell>
          <table:table-cell table:formula="oooc:=ROUND([Sheet1.AC7]*([Sheet1.$AY$2]/[Sheet1.$AY7])*(127/456.76);0)" office:value-type="float" office:value="3">
            <text:p>3</text:p>
          </table:table-cell>
          <table:table-cell table:formula="oooc:=ROUND([Sheet1.AD7]*([Sheet1.$AY$2]/[Sheet1.$AY7])*(127/456.76);0)" office:value-type="float" office:value="12">
            <text:p>12</text:p>
          </table:table-cell>
          <table:table-cell table:formula="oooc:=ROUND([Sheet1.AE7]*([Sheet1.$AY$2]/[Sheet1.$AY7])*(127/456.76);0)" office:value-type="float" office:value="13">
            <text:p>13</text:p>
          </table:table-cell>
          <table:table-cell table:formula="oooc:=ROUND([Sheet1.AF7]*([Sheet1.$AY$2]/[Sheet1.$AY7])*(127/456.76);0)" office:value-type="float" office:value="-10">
            <text:p>-10</text:p>
          </table:table-cell>
          <table:table-cell table:formula="oooc:=ROUND([Sheet1.AG7]*([Sheet1.$AY$2]/[Sheet1.$AY7])*(127/456.76);0)" office:value-type="float" office:value="4">
            <text:p>4</text:p>
          </table:table-cell>
          <table:table-cell table:formula="oooc:=ROUND([Sheet1.AH7]*([Sheet1.$AY$2]/[Sheet1.$AY7])*(127/456.76);0)" office:value-type="float" office:value="15">
            <text:p>15</text:p>
          </table:table-cell>
          <table:table-cell table:formula="oooc:=ROUND([Sheet1.AI7]*([Sheet1.$AY$2]/[Sheet1.$AY7])*(127/456.76);0)" office:value-type="float" office:value="-11">
            <text:p>-11</text:p>
          </table:table-cell>
          <table:table-cell table:formula="oooc:=ROUND([Sheet1.AJ7]*([Sheet1.$AY$2]/[Sheet1.$AY7])*(127/456.76);0)" office:value-type="float" office:value="-4">
            <text:p>-4</text:p>
          </table:table-cell>
          <table:table-cell table:formula="oooc:=ROUND([Sheet1.AK7]*([Sheet1.$AY$2]/[Sheet1.$AY7])*(127/456.76);0)" office:value-type="float" office:value="2">
            <text:p>2</text:p>
          </table:table-cell>
          <table:table-cell table:formula="oooc:=ROUND([Sheet1.AL7]*([Sheet1.$AY$2]/[Sheet1.$AY7])*(127/456.76);0)" office:value-type="float" office:value="0">
            <text:p>0</text:p>
          </table:table-cell>
          <table:table-cell table:formula="oooc:=ROUND([Sheet1.AM7]*([Sheet1.$AY$2]/[Sheet1.$AY7])*(127/456.76);0)" office:value-type="float" office:value="5">
            <text:p>5</text:p>
          </table:table-cell>
          <table:table-cell table:formula="oooc:=ROUND([Sheet1.AN7]*([Sheet1.$AY$2]/[Sheet1.$AY7])*(127/456.76);0)" office:value-type="float" office:value="2">
            <text:p>2</text:p>
          </table:table-cell>
          <table:table-cell table:formula="oooc:=ROUND([Sheet1.AO7]*([Sheet1.$AY$2]/[Sheet1.$AY7])*(127/456.76);0)" office:value-type="float" office:value="14">
            <text:p>14</text:p>
          </table:table-cell>
          <table:table-cell table:formula="oooc:=ROUND([Sheet1.AP7]*([Sheet1.$AY$2]/[Sheet1.$AY7])*(127/456.76);0)" office:value-type="float" office:value="-2">
            <text:p>-2</text:p>
          </table:table-cell>
          <table:table-cell table:formula="oooc:=ROUND([Sheet1.AQ7]*([Sheet1.$AY$2]/[Sheet1.$AY7])*(127/456.76);0)" office:value-type="float" office:value="0">
            <text:p>0</text:p>
          </table:table-cell>
          <table:table-cell table:formula="oooc:=ROUND([Sheet1.AR7]*([Sheet1.$AY$2]/[Sheet1.$AY7])*(127/456.76);0)" office:value-type="float" office:value="-6">
            <text:p>-6</text:p>
          </table:table-cell>
          <table:table-cell table:formula="oooc:=ROUND([Sheet1.AS7]*([Sheet1.$AY$2]/[Sheet1.$AY7])*(127/456.76);0)" office:value-type="float" office:value="-7">
            <text:p>-7</text:p>
          </table:table-cell>
          <table:table-cell table:formula="oooc:=ROUND([Sheet1.AT7]*([Sheet1.$AY$2]/[Sheet1.$AY7])*(127/456.76);0)" office:value-type="float" office:value="4">
            <text:p>4</text:p>
          </table:table-cell>
          <table:table-cell table:formula="oooc:=ROUND([Sheet1.AU7]*([Sheet1.$AY$2]/[Sheet1.$AY7])*(127/456.76);0)" office:value-type="float" office:value="4">
            <text:p>4</text:p>
          </table:table-cell>
          <table:table-cell table:formula="oooc:=ROUND([Sheet1.AV7]*([Sheet1.$AY$2]/[Sheet1.$AY7])*(127/456.76);0)" office:value-type="float" office:value="-1">
            <text:p>-1</text:p>
          </table:table-cell>
          <table:table-cell table:formula="oooc:=ROUND([Sheet1.AW7]*([Sheet1.$AY$2]/[Sheet1.$AY7])*(127/456.76);0)" office:value-type="float" office:value="3">
            <text:p>3</text:p>
          </table:table-cell>
          <table:table-cell table:formula="oooc:=ROUND([Sheet1.AX7]*([Sheet1.$AY$2]/[Sheet1.$AY7])*(127/456.76);0)" office:value-type="float" office:value="-7">
            <text:p>-7</text:p>
          </table:table-cell>
          <table:table-cell table:formula="oooc:=[Sheet1.AZ7]" office:value-type="float" office:value="6">
            <text:p>6</text:p>
          </table:table-cell>
          <table:table-cell table:number-columns-repeated="205"/>
        </table:table-row>
        <table:table-row table:style-name="ro1">
          <table:table-cell table:formula="oooc:=ROUND([Sheet1.A8]*([Sheet1.$AY$2]/[Sheet1.$AY8])*(127/456.76);0)" office:value-type="float" office:value="0">
            <text:p>0</text:p>
          </table:table-cell>
          <table:table-cell table:formula="oooc:=ROUND([Sheet1.B8]*([Sheet1.$AY$2]/[Sheet1.$AY8])*(127/456.76);0)" office:value-type="float" office:value="0">
            <text:p>0</text:p>
          </table:table-cell>
          <table:table-cell table:formula="oooc:=ROUND([Sheet1.C8]*([Sheet1.$AY$2]/[Sheet1.$AY8])*(127/456.76);0)" office:value-type="float" office:value="0">
            <text:p>0</text:p>
          </table:table-cell>
          <table:table-cell table:formula="oooc:=ROUND([Sheet1.D8]*([Sheet1.$AY$2]/[Sheet1.$AY8])*(127/456.76);0)" office:value-type="float" office:value="0">
            <text:p>0</text:p>
          </table:table-cell>
          <table:table-cell table:formula="oooc:=ROUND([Sheet1.E8]*([Sheet1.$AY$2]/[Sheet1.$AY8])*(127/456.76);0)" office:value-type="float" office:value="0">
            <text:p>0</text:p>
          </table:table-cell>
          <table:table-cell table:formula="oooc:=ROUND([Sheet1.F8]*([Sheet1.$AY$2]/[Sheet1.$AY8])*(127/456.76);0)" office:value-type="float" office:value="0">
            <text:p>0</text:p>
          </table:table-cell>
          <table:table-cell table:formula="oooc:=ROUND([Sheet1.G8]*([Sheet1.$AY$2]/[Sheet1.$AY8])*(127/456.76);0)" office:value-type="float" office:value="0">
            <text:p>0</text:p>
          </table:table-cell>
          <table:table-cell table:formula="oooc:=ROUND([Sheet1.H8]*([Sheet1.$AY$2]/[Sheet1.$AY8])*(127/456.76);0)" office:value-type="float" office:value="0">
            <text:p>0</text:p>
          </table:table-cell>
          <table:table-cell table:formula="oooc:=ROUND([Sheet1.I8]*([Sheet1.$AY$2]/[Sheet1.$AY8])*(127/456.76);0)" office:value-type="float" office:value="0">
            <text:p>0</text:p>
          </table:table-cell>
          <table:table-cell table:formula="oooc:=ROUND([Sheet1.J8]*([Sheet1.$AY$2]/[Sheet1.$AY8])*(127/456.76);0)" office:value-type="float" office:value="0">
            <text:p>0</text:p>
          </table:table-cell>
          <table:table-cell table:formula="oooc:=ROUND([Sheet1.K8]*([Sheet1.$AY$2]/[Sheet1.$AY8])*(127/456.76);0)" office:value-type="float" office:value="0">
            <text:p>0</text:p>
          </table:table-cell>
          <table:table-cell table:formula="oooc:=ROUND([Sheet1.L8]*([Sheet1.$AY$2]/[Sheet1.$AY8])*(127/456.76);0)" office:value-type="float" office:value="0">
            <text:p>0</text:p>
          </table:table-cell>
          <table:table-cell table:formula="oooc:=ROUND([Sheet1.M8]*([Sheet1.$AY$2]/[Sheet1.$AY8])*(127/456.76);0)" office:value-type="float" office:value="0">
            <text:p>0</text:p>
          </table:table-cell>
          <table:table-cell table:formula="oooc:=ROUND([Sheet1.N8]*([Sheet1.$AY$2]/[Sheet1.$AY8])*(127/456.76);0)" office:value-type="float" office:value="0">
            <text:p>0</text:p>
          </table:table-cell>
          <table:table-cell table:formula="oooc:=ROUND([Sheet1.O8]*([Sheet1.$AY$2]/[Sheet1.$AY8])*(127/456.76);0)" office:value-type="float" office:value="-1">
            <text:p>-1</text:p>
          </table:table-cell>
          <table:table-cell table:formula="oooc:=ROUND([Sheet1.P8]*([Sheet1.$AY$2]/[Sheet1.$AY8])*(127/456.76);0)" office:value-type="float" office:value="0">
            <text:p>0</text:p>
          </table:table-cell>
          <table:table-cell table:formula="oooc:=ROUND([Sheet1.Q8]*([Sheet1.$AY$2]/[Sheet1.$AY8])*(127/456.76);0)" office:value-type="float" office:value="0">
            <text:p>0</text:p>
          </table:table-cell>
          <table:table-cell table:formula="oooc:=ROUND([Sheet1.R8]*([Sheet1.$AY$2]/[Sheet1.$AY8])*(127/456.76);0)" office:value-type="float" office:value="0">
            <text:p>0</text:p>
          </table:table-cell>
          <table:table-cell table:formula="oooc:=ROUND([Sheet1.S8]*([Sheet1.$AY$2]/[Sheet1.$AY8])*(127/456.76);0)" office:value-type="float" office:value="-1">
            <text:p>-1</text:p>
          </table:table-cell>
          <table:table-cell table:formula="oooc:=ROUND([Sheet1.T8]*([Sheet1.$AY$2]/[Sheet1.$AY8])*(127/456.76);0)" office:value-type="float" office:value="0">
            <text:p>0</text:p>
          </table:table-cell>
          <table:table-cell table:formula="oooc:=ROUND([Sheet1.U8]*([Sheet1.$AY$2]/[Sheet1.$AY8])*(127/456.76);0)" office:value-type="float" office:value="-2">
            <text:p>-2</text:p>
          </table:table-cell>
          <table:table-cell table:formula="oooc:=ROUND([Sheet1.V8]*([Sheet1.$AY$2]/[Sheet1.$AY8])*(127/456.76);0)" office:value-type="float" office:value="0">
            <text:p>0</text:p>
          </table:table-cell>
          <table:table-cell table:formula="oooc:=ROUND([Sheet1.W8]*([Sheet1.$AY$2]/[Sheet1.$AY8])*(127/456.76);0)" office:value-type="float" office:value="-1">
            <text:p>-1</text:p>
          </table:table-cell>
          <table:table-cell table:formula="oooc:=ROUND([Sheet1.X8]*([Sheet1.$AY$2]/[Sheet1.$AY8])*(127/456.76);0)" office:value-type="float" office:value="1">
            <text:p>1</text:p>
          </table:table-cell>
          <table:table-cell table:formula="oooc:=ROUND([Sheet1.Y8]*([Sheet1.$AY$2]/[Sheet1.$AY8])*(127/456.76);0)" office:value-type="float" office:value="6">
            <text:p>6</text:p>
          </table:table-cell>
          <table:table-cell table:formula="oooc:=ROUND([Sheet1.Z8]*([Sheet1.$AY$2]/[Sheet1.$AY8])*(127/456.76);0)" office:value-type="float" office:value="-4">
            <text:p>-4</text:p>
          </table:table-cell>
          <table:table-cell table:formula="oooc:=ROUND([Sheet1.AA8]*([Sheet1.$AY$2]/[Sheet1.$AY8])*(127/456.76);0)" office:value-type="float" office:value="-16">
            <text:p>-16</text:p>
          </table:table-cell>
          <table:table-cell table:formula="oooc:=ROUND([Sheet1.AB8]*([Sheet1.$AY$2]/[Sheet1.$AY8])*(127/456.76);0)" office:value-type="float" office:value="-8">
            <text:p>-8</text:p>
          </table:table-cell>
          <table:table-cell table:formula="oooc:=ROUND([Sheet1.AC8]*([Sheet1.$AY$2]/[Sheet1.$AY8])*(127/456.76);0)" office:value-type="float" office:value="-2">
            <text:p>-2</text:p>
          </table:table-cell>
          <table:table-cell table:formula="oooc:=ROUND([Sheet1.AD8]*([Sheet1.$AY$2]/[Sheet1.$AY8])*(127/456.76);0)" office:value-type="float" office:value="9">
            <text:p>9</text:p>
          </table:table-cell>
          <table:table-cell table:formula="oooc:=ROUND([Sheet1.AE8]*([Sheet1.$AY$2]/[Sheet1.$AY8])*(127/456.76);0)" office:value-type="float" office:value="12">
            <text:p>12</text:p>
          </table:table-cell>
          <table:table-cell table:formula="oooc:=ROUND([Sheet1.AF8]*([Sheet1.$AY$2]/[Sheet1.$AY8])*(127/456.76);0)" office:value-type="float" office:value="-12">
            <text:p>-12</text:p>
          </table:table-cell>
          <table:table-cell table:formula="oooc:=ROUND([Sheet1.AG8]*([Sheet1.$AY$2]/[Sheet1.$AY8])*(127/456.76);0)" office:value-type="float" office:value="5">
            <text:p>5</text:p>
          </table:table-cell>
          <table:table-cell table:formula="oooc:=ROUND([Sheet1.AH8]*([Sheet1.$AY$2]/[Sheet1.$AY8])*(127/456.76);0)" office:value-type="float" office:value="17">
            <text:p>17</text:p>
          </table:table-cell>
          <table:table-cell table:formula="oooc:=ROUND([Sheet1.AI8]*([Sheet1.$AY$2]/[Sheet1.$AY8])*(127/456.76);0)" office:value-type="float" office:value="-14">
            <text:p>-14</text:p>
          </table:table-cell>
          <table:table-cell table:formula="oooc:=ROUND([Sheet1.AJ8]*([Sheet1.$AY$2]/[Sheet1.$AY8])*(127/456.76);0)" office:value-type="float" office:value="-3">
            <text:p>-3</text:p>
          </table:table-cell>
          <table:table-cell table:formula="oooc:=ROUND([Sheet1.AK8]*([Sheet1.$AY$2]/[Sheet1.$AY8])*(127/456.76);0)" office:value-type="float" office:value="4">
            <text:p>4</text:p>
          </table:table-cell>
          <table:table-cell table:formula="oooc:=ROUND([Sheet1.AL8]*([Sheet1.$AY$2]/[Sheet1.$AY8])*(127/456.76);0)" office:value-type="float" office:value="0">
            <text:p>0</text:p>
          </table:table-cell>
          <table:table-cell table:formula="oooc:=ROUND([Sheet1.AM8]*([Sheet1.$AY$2]/[Sheet1.$AY8])*(127/456.76);0)" office:value-type="float" office:value="6">
            <text:p>6</text:p>
          </table:table-cell>
          <table:table-cell table:formula="oooc:=ROUND([Sheet1.AN8]*([Sheet1.$AY$2]/[Sheet1.$AY8])*(127/456.76);0)" office:value-type="float" office:value="1">
            <text:p>1</text:p>
          </table:table-cell>
          <table:table-cell table:formula="oooc:=ROUND([Sheet1.AO8]*([Sheet1.$AY$2]/[Sheet1.$AY8])*(127/456.76);0)" office:value-type="float" office:value="13">
            <text:p>13</text:p>
          </table:table-cell>
          <table:table-cell table:formula="oooc:=ROUND([Sheet1.AP8]*([Sheet1.$AY$2]/[Sheet1.$AY8])*(127/456.76);0)" office:value-type="float" office:value="-2">
            <text:p>-2</text:p>
          </table:table-cell>
          <table:table-cell table:formula="oooc:=ROUND([Sheet1.AQ8]*([Sheet1.$AY$2]/[Sheet1.$AY8])*(127/456.76);0)" office:value-type="float" office:value="1">
            <text:p>1</text:p>
          </table:table-cell>
          <table:table-cell table:formula="oooc:=ROUND([Sheet1.AR8]*([Sheet1.$AY$2]/[Sheet1.$AY8])*(127/456.76);0)" office:value-type="float" office:value="-6">
            <text:p>-6</text:p>
          </table:table-cell>
          <table:table-cell table:formula="oooc:=ROUND([Sheet1.AS8]*([Sheet1.$AY$2]/[Sheet1.$AY8])*(127/456.76);0)" office:value-type="float" office:value="-6">
            <text:p>-6</text:p>
          </table:table-cell>
          <table:table-cell table:formula="oooc:=ROUND([Sheet1.AT8]*([Sheet1.$AY$2]/[Sheet1.$AY8])*(127/456.76);0)" office:value-type="float" office:value="2">
            <text:p>2</text:p>
          </table:table-cell>
          <table:table-cell table:formula="oooc:=ROUND([Sheet1.AU8]*([Sheet1.$AY$2]/[Sheet1.$AY8])*(127/456.76);0)" office:value-type="float" office:value="8">
            <text:p>8</text:p>
          </table:table-cell>
          <table:table-cell table:formula="oooc:=ROUND([Sheet1.AV8]*([Sheet1.$AY$2]/[Sheet1.$AY8])*(127/456.76);0)" office:value-type="float" office:value="-1">
            <text:p>-1</text:p>
          </table:table-cell>
          <table:table-cell table:formula="oooc:=ROUND([Sheet1.AW8]*([Sheet1.$AY$2]/[Sheet1.$AY8])*(127/456.76);0)" office:value-type="float" office:value="4">
            <text:p>4</text:p>
          </table:table-cell>
          <table:table-cell table:formula="oooc:=ROUND([Sheet1.AX8]*([Sheet1.$AY$2]/[Sheet1.$AY8])*(127/456.76);0)" office:value-type="float" office:value="-7">
            <text:p>-7</text:p>
          </table:table-cell>
          <table:table-cell table:formula="oooc:=[Sheet1.AZ8]" office:value-type="float" office:value="7">
            <text:p>7</text:p>
          </table:table-cell>
          <table:table-cell table:number-columns-repeated="205"/>
        </table:table-row>
        <table:table-row table:style-name="ro1">
          <table:table-cell table:formula="oooc:=ROUND([Sheet1.A9]*([Sheet1.$AY$2]/[Sheet1.$AY9])*(127/456.76);0)" office:value-type="float" office:value="0">
            <text:p>0</text:p>
          </table:table-cell>
          <table:table-cell table:formula="oooc:=ROUND([Sheet1.B9]*([Sheet1.$AY$2]/[Sheet1.$AY9])*(127/456.76);0)" office:value-type="float" office:value="0">
            <text:p>0</text:p>
          </table:table-cell>
          <table:table-cell table:formula="oooc:=ROUND([Sheet1.C9]*([Sheet1.$AY$2]/[Sheet1.$AY9])*(127/456.76);0)" office:value-type="float" office:value="0">
            <text:p>0</text:p>
          </table:table-cell>
          <table:table-cell table:formula="oooc:=ROUND([Sheet1.D9]*([Sheet1.$AY$2]/[Sheet1.$AY9])*(127/456.76);0)" office:value-type="float" office:value="0">
            <text:p>0</text:p>
          </table:table-cell>
          <table:table-cell table:formula="oooc:=ROUND([Sheet1.E9]*([Sheet1.$AY$2]/[Sheet1.$AY9])*(127/456.76);0)" office:value-type="float" office:value="0">
            <text:p>0</text:p>
          </table:table-cell>
          <table:table-cell table:formula="oooc:=ROUND([Sheet1.F9]*([Sheet1.$AY$2]/[Sheet1.$AY9])*(127/456.76);0)" office:value-type="float" office:value="0">
            <text:p>0</text:p>
          </table:table-cell>
          <table:table-cell table:formula="oooc:=ROUND([Sheet1.G9]*([Sheet1.$AY$2]/[Sheet1.$AY9])*(127/456.76);0)" office:value-type="float" office:value="0">
            <text:p>0</text:p>
          </table:table-cell>
          <table:table-cell table:formula="oooc:=ROUND([Sheet1.H9]*([Sheet1.$AY$2]/[Sheet1.$AY9])*(127/456.76);0)" office:value-type="float" office:value="0">
            <text:p>0</text:p>
          </table:table-cell>
          <table:table-cell table:formula="oooc:=ROUND([Sheet1.I9]*([Sheet1.$AY$2]/[Sheet1.$AY9])*(127/456.76);0)" office:value-type="float" office:value="0">
            <text:p>0</text:p>
          </table:table-cell>
          <table:table-cell table:formula="oooc:=ROUND([Sheet1.J9]*([Sheet1.$AY$2]/[Sheet1.$AY9])*(127/456.76);0)" office:value-type="float" office:value="0">
            <text:p>0</text:p>
          </table:table-cell>
          <table:table-cell table:formula="oooc:=ROUND([Sheet1.K9]*([Sheet1.$AY$2]/[Sheet1.$AY9])*(127/456.76);0)" office:value-type="float" office:value="0">
            <text:p>0</text:p>
          </table:table-cell>
          <table:table-cell table:formula="oooc:=ROUND([Sheet1.L9]*([Sheet1.$AY$2]/[Sheet1.$AY9])*(127/456.76);0)" office:value-type="float" office:value="0">
            <text:p>0</text:p>
          </table:table-cell>
          <table:table-cell table:formula="oooc:=ROUND([Sheet1.M9]*([Sheet1.$AY$2]/[Sheet1.$AY9])*(127/456.76);0)" office:value-type="float" office:value="0">
            <text:p>0</text:p>
          </table:table-cell>
          <table:table-cell table:formula="oooc:=ROUND([Sheet1.N9]*([Sheet1.$AY$2]/[Sheet1.$AY9])*(127/456.76);0)" office:value-type="float" office:value="0">
            <text:p>0</text:p>
          </table:table-cell>
          <table:table-cell table:formula="oooc:=ROUND([Sheet1.O9]*([Sheet1.$AY$2]/[Sheet1.$AY9])*(127/456.76);0)" office:value-type="float" office:value="-2">
            <text:p>-2</text:p>
          </table:table-cell>
          <table:table-cell table:formula="oooc:=ROUND([Sheet1.P9]*([Sheet1.$AY$2]/[Sheet1.$AY9])*(127/456.76);0)" office:value-type="float" office:value="0">
            <text:p>0</text:p>
          </table:table-cell>
          <table:table-cell table:formula="oooc:=ROUND([Sheet1.Q9]*([Sheet1.$AY$2]/[Sheet1.$AY9])*(127/456.76);0)" office:value-type="float" office:value="2">
            <text:p>2</text:p>
          </table:table-cell>
          <table:table-cell table:formula="oooc:=ROUND([Sheet1.R9]*([Sheet1.$AY$2]/[Sheet1.$AY9])*(127/456.76);0)" office:value-type="float" office:value="0">
            <text:p>0</text:p>
          </table:table-cell>
          <table:table-cell table:formula="oooc:=ROUND([Sheet1.S9]*([Sheet1.$AY$2]/[Sheet1.$AY9])*(127/456.76);0)" office:value-type="float" office:value="-0">
            <text:p>0</text:p>
          </table:table-cell>
          <table:table-cell table:formula="oooc:=ROUND([Sheet1.T9]*([Sheet1.$AY$2]/[Sheet1.$AY9])*(127/456.76);0)" office:value-type="float" office:value="0">
            <text:p>0</text:p>
          </table:table-cell>
          <table:table-cell table:formula="oooc:=ROUND([Sheet1.U9]*([Sheet1.$AY$2]/[Sheet1.$AY9])*(127/456.76);0)" office:value-type="float" office:value="-1">
            <text:p>-1</text:p>
          </table:table-cell>
          <table:table-cell table:formula="oooc:=ROUND([Sheet1.V9]*([Sheet1.$AY$2]/[Sheet1.$AY9])*(127/456.76);0)" office:value-type="float" office:value="0">
            <text:p>0</text:p>
          </table:table-cell>
          <table:table-cell table:formula="oooc:=ROUND([Sheet1.W9]*([Sheet1.$AY$2]/[Sheet1.$AY9])*(127/456.76);0)" office:value-type="float" office:value="0">
            <text:p>0</text:p>
          </table:table-cell>
          <table:table-cell table:formula="oooc:=ROUND([Sheet1.X9]*([Sheet1.$AY$2]/[Sheet1.$AY9])*(127/456.76);0)" office:value-type="float" office:value="1">
            <text:p>1</text:p>
          </table:table-cell>
          <table:table-cell table:formula="oooc:=ROUND([Sheet1.Y9]*([Sheet1.$AY$2]/[Sheet1.$AY9])*(127/456.76);0)" office:value-type="float" office:value="7">
            <text:p>7</text:p>
          </table:table-cell>
          <table:table-cell table:formula="oooc:=ROUND([Sheet1.Z9]*([Sheet1.$AY$2]/[Sheet1.$AY9])*(127/456.76);0)" office:value-type="float" office:value="-4">
            <text:p>-4</text:p>
          </table:table-cell>
          <table:table-cell table:formula="oooc:=ROUND([Sheet1.AA9]*([Sheet1.$AY$2]/[Sheet1.$AY9])*(127/456.76);0)" office:value-type="float" office:value="-19">
            <text:p>-19</text:p>
          </table:table-cell>
          <table:table-cell table:formula="oooc:=ROUND([Sheet1.AB9]*([Sheet1.$AY$2]/[Sheet1.$AY9])*(127/456.76);0)" office:value-type="float" office:value="-7">
            <text:p>-7</text:p>
          </table:table-cell>
          <table:table-cell table:formula="oooc:=ROUND([Sheet1.AC9]*([Sheet1.$AY$2]/[Sheet1.$AY9])*(127/456.76);0)" office:value-type="float" office:value="-3">
            <text:p>-3</text:p>
          </table:table-cell>
          <table:table-cell table:formula="oooc:=ROUND([Sheet1.AD9]*([Sheet1.$AY$2]/[Sheet1.$AY9])*(127/456.76);0)" office:value-type="float" office:value="8">
            <text:p>8</text:p>
          </table:table-cell>
          <table:table-cell table:formula="oooc:=ROUND([Sheet1.AE9]*([Sheet1.$AY$2]/[Sheet1.$AY9])*(127/456.76);0)" office:value-type="float" office:value="10">
            <text:p>10</text:p>
          </table:table-cell>
          <table:table-cell table:formula="oooc:=ROUND([Sheet1.AF9]*([Sheet1.$AY$2]/[Sheet1.$AY9])*(127/456.76);0)" office:value-type="float" office:value="-12">
            <text:p>-12</text:p>
          </table:table-cell>
          <table:table-cell table:formula="oooc:=ROUND([Sheet1.AG9]*([Sheet1.$AY$2]/[Sheet1.$AY9])*(127/456.76);0)" office:value-type="float" office:value="4">
            <text:p>4</text:p>
          </table:table-cell>
          <table:table-cell table:formula="oooc:=ROUND([Sheet1.AH9]*([Sheet1.$AY$2]/[Sheet1.$AY9])*(127/456.76);0)" office:value-type="float" office:value="15">
            <text:p>15</text:p>
          </table:table-cell>
          <table:table-cell table:formula="oooc:=ROUND([Sheet1.AI9]*([Sheet1.$AY$2]/[Sheet1.$AY9])*(127/456.76);0)" office:value-type="float" office:value="-15">
            <text:p>-15</text:p>
          </table:table-cell>
          <table:table-cell table:formula="oooc:=ROUND([Sheet1.AJ9]*([Sheet1.$AY$2]/[Sheet1.$AY9])*(127/456.76);0)" office:value-type="float" office:value="-6">
            <text:p>-6</text:p>
          </table:table-cell>
          <table:table-cell table:formula="oooc:=ROUND([Sheet1.AK9]*([Sheet1.$AY$2]/[Sheet1.$AY9])*(127/456.76);0)" office:value-type="float" office:value="3">
            <text:p>3</text:p>
          </table:table-cell>
          <table:table-cell table:formula="oooc:=ROUND([Sheet1.AL9]*([Sheet1.$AY$2]/[Sheet1.$AY9])*(127/456.76);0)" office:value-type="float" office:value="1">
            <text:p>1</text:p>
          </table:table-cell>
          <table:table-cell table:formula="oooc:=ROUND([Sheet1.AM9]*([Sheet1.$AY$2]/[Sheet1.$AY9])*(127/456.76);0)" office:value-type="float" office:value="9">
            <text:p>9</text:p>
          </table:table-cell>
          <table:table-cell table:formula="oooc:=ROUND([Sheet1.AN9]*([Sheet1.$AY$2]/[Sheet1.$AY9])*(127/456.76);0)" office:value-type="float" office:value="2">
            <text:p>2</text:p>
          </table:table-cell>
          <table:table-cell table:formula="oooc:=ROUND([Sheet1.AO9]*([Sheet1.$AY$2]/[Sheet1.$AY9])*(127/456.76);0)" office:value-type="float" office:value="10">
            <text:p>10</text:p>
          </table:table-cell>
          <table:table-cell table:formula="oooc:=ROUND([Sheet1.AP9]*([Sheet1.$AY$2]/[Sheet1.$AY9])*(127/456.76);0)" office:value-type="float" office:value="-1">
            <text:p>-1</text:p>
          </table:table-cell>
          <table:table-cell table:formula="oooc:=ROUND([Sheet1.AQ9]*([Sheet1.$AY$2]/[Sheet1.$AY9])*(127/456.76);0)" office:value-type="float" office:value="-1">
            <text:p>-1</text:p>
          </table:table-cell>
          <table:table-cell table:formula="oooc:=ROUND([Sheet1.AR9]*([Sheet1.$AY$2]/[Sheet1.$AY9])*(127/456.76);0)" office:value-type="float" office:value="-5">
            <text:p>-5</text:p>
          </table:table-cell>
          <table:table-cell table:formula="oooc:=ROUND([Sheet1.AS9]*([Sheet1.$AY$2]/[Sheet1.$AY9])*(127/456.76);0)" office:value-type="float" office:value="-6">
            <text:p>-6</text:p>
          </table:table-cell>
          <table:table-cell table:formula="oooc:=ROUND([Sheet1.AT9]*([Sheet1.$AY$2]/[Sheet1.$AY9])*(127/456.76);0)" office:value-type="float" office:value="2">
            <text:p>2</text:p>
          </table:table-cell>
          <table:table-cell table:formula="oooc:=ROUND([Sheet1.AU9]*([Sheet1.$AY$2]/[Sheet1.$AY9])*(127/456.76);0)" office:value-type="float" office:value="11">
            <text:p>11</text:p>
          </table:table-cell>
          <table:table-cell table:formula="oooc:=ROUND([Sheet1.AV9]*([Sheet1.$AY$2]/[Sheet1.$AY9])*(127/456.76);0)" office:value-type="float" office:value="-2">
            <text:p>-2</text:p>
          </table:table-cell>
          <table:table-cell table:formula="oooc:=ROUND([Sheet1.AW9]*([Sheet1.$AY$2]/[Sheet1.$AY9])*(127/456.76);0)" office:value-type="float" office:value="5">
            <text:p>5</text:p>
          </table:table-cell>
          <table:table-cell table:formula="oooc:=ROUND([Sheet1.AX9]*([Sheet1.$AY$2]/[Sheet1.$AY9])*(127/456.76);0)" office:value-type="float" office:value="-7">
            <text:p>-7</text:p>
          </table:table-cell>
          <table:table-cell table:formula="oooc:=[Sheet1.AZ9]" office:value-type="float" office:value="8">
            <text:p>8</text:p>
          </table:table-cell>
          <table:table-cell table:number-columns-repeated="205"/>
        </table:table-row>
        <table:table-row table:style-name="ro1">
          <table:table-cell table:formula="oooc:=ROUND([Sheet1.A10]*([Sheet1.$AY$2]/[Sheet1.$AY10])*(127/456.76);0)" office:value-type="float" office:value="0">
            <text:p>0</text:p>
          </table:table-cell>
          <table:table-cell table:formula="oooc:=ROUND([Sheet1.B10]*([Sheet1.$AY$2]/[Sheet1.$AY10])*(127/456.76);0)" office:value-type="float" office:value="0">
            <text:p>0</text:p>
          </table:table-cell>
          <table:table-cell table:formula="oooc:=ROUND([Sheet1.C10]*([Sheet1.$AY$2]/[Sheet1.$AY10])*(127/456.76);0)" office:value-type="float" office:value="0">
            <text:p>0</text:p>
          </table:table-cell>
          <table:table-cell table:formula="oooc:=ROUND([Sheet1.D10]*([Sheet1.$AY$2]/[Sheet1.$AY10])*(127/456.76);0)" office:value-type="float" office:value="0">
            <text:p>0</text:p>
          </table:table-cell>
          <table:table-cell table:formula="oooc:=ROUND([Sheet1.E10]*([Sheet1.$AY$2]/[Sheet1.$AY10])*(127/456.76);0)" office:value-type="float" office:value="0">
            <text:p>0</text:p>
          </table:table-cell>
          <table:table-cell table:formula="oooc:=ROUND([Sheet1.F10]*([Sheet1.$AY$2]/[Sheet1.$AY10])*(127/456.76);0)" office:value-type="float" office:value="0">
            <text:p>0</text:p>
          </table:table-cell>
          <table:table-cell table:formula="oooc:=ROUND([Sheet1.G10]*([Sheet1.$AY$2]/[Sheet1.$AY10])*(127/456.76);0)" office:value-type="float" office:value="0">
            <text:p>0</text:p>
          </table:table-cell>
          <table:table-cell table:formula="oooc:=ROUND([Sheet1.H10]*([Sheet1.$AY$2]/[Sheet1.$AY10])*(127/456.76);0)" office:value-type="float" office:value="0">
            <text:p>0</text:p>
          </table:table-cell>
          <table:table-cell table:formula="oooc:=ROUND([Sheet1.I10]*([Sheet1.$AY$2]/[Sheet1.$AY10])*(127/456.76);0)" office:value-type="float" office:value="0">
            <text:p>0</text:p>
          </table:table-cell>
          <table:table-cell table:formula="oooc:=ROUND([Sheet1.J10]*([Sheet1.$AY$2]/[Sheet1.$AY10])*(127/456.76);0)" office:value-type="float" office:value="0">
            <text:p>0</text:p>
          </table:table-cell>
          <table:table-cell table:formula="oooc:=ROUND([Sheet1.K10]*([Sheet1.$AY$2]/[Sheet1.$AY10])*(127/456.76);0)" office:value-type="float" office:value="0">
            <text:p>0</text:p>
          </table:table-cell>
          <table:table-cell table:formula="oooc:=ROUND([Sheet1.L10]*([Sheet1.$AY$2]/[Sheet1.$AY10])*(127/456.76);0)" office:value-type="float" office:value="0">
            <text:p>0</text:p>
          </table:table-cell>
          <table:table-cell table:formula="oooc:=ROUND([Sheet1.M10]*([Sheet1.$AY$2]/[Sheet1.$AY10])*(127/456.76);0)" office:value-type="float" office:value="1">
            <text:p>1</text:p>
          </table:table-cell>
          <table:table-cell table:formula="oooc:=ROUND([Sheet1.N10]*([Sheet1.$AY$2]/[Sheet1.$AY10])*(127/456.76);0)" office:value-type="float" office:value="0">
            <text:p>0</text:p>
          </table:table-cell>
          <table:table-cell table:formula="oooc:=ROUND([Sheet1.O10]*([Sheet1.$AY$2]/[Sheet1.$AY10])*(127/456.76);0)" office:value-type="float" office:value="-2">
            <text:p>-2</text:p>
          </table:table-cell>
          <table:table-cell table:formula="oooc:=ROUND([Sheet1.P10]*([Sheet1.$AY$2]/[Sheet1.$AY10])*(127/456.76);0)" office:value-type="float" office:value="-1">
            <text:p>-1</text:p>
          </table:table-cell>
          <table:table-cell table:formula="oooc:=ROUND([Sheet1.Q10]*([Sheet1.$AY$2]/[Sheet1.$AY10])*(127/456.76);0)" office:value-type="float" office:value="1">
            <text:p>1</text:p>
          </table:table-cell>
          <table:table-cell table:formula="oooc:=ROUND([Sheet1.R10]*([Sheet1.$AY$2]/[Sheet1.$AY10])*(127/456.76);0)" office:value-type="float" office:value="-0">
            <text:p>0</text:p>
          </table:table-cell>
          <table:table-cell table:formula="oooc:=ROUND([Sheet1.S10]*([Sheet1.$AY$2]/[Sheet1.$AY10])*(127/456.76);0)" office:value-type="float" office:value="1">
            <text:p>1</text:p>
          </table:table-cell>
          <table:table-cell table:formula="oooc:=ROUND([Sheet1.T10]*([Sheet1.$AY$2]/[Sheet1.$AY10])*(127/456.76);0)" office:value-type="float" office:value="-0">
            <text:p>0</text:p>
          </table:table-cell>
          <table:table-cell table:formula="oooc:=ROUND([Sheet1.U10]*([Sheet1.$AY$2]/[Sheet1.$AY10])*(127/456.76);0)" office:value-type="float" office:value="-3">
            <text:p>-3</text:p>
          </table:table-cell>
          <table:table-cell table:formula="oooc:=ROUND([Sheet1.V10]*([Sheet1.$AY$2]/[Sheet1.$AY10])*(127/456.76);0)" office:value-type="float" office:value="0">
            <text:p>0</text:p>
          </table:table-cell>
          <table:table-cell table:formula="oooc:=ROUND([Sheet1.W10]*([Sheet1.$AY$2]/[Sheet1.$AY10])*(127/456.76);0)" office:value-type="float" office:value="0">
            <text:p>0</text:p>
          </table:table-cell>
          <table:table-cell table:formula="oooc:=ROUND([Sheet1.X10]*([Sheet1.$AY$2]/[Sheet1.$AY10])*(127/456.76);0)" office:value-type="float" office:value="0">
            <text:p>0</text:p>
          </table:table-cell>
          <table:table-cell table:formula="oooc:=ROUND([Sheet1.Y10]*([Sheet1.$AY$2]/[Sheet1.$AY10])*(127/456.76);0)" office:value-type="float" office:value="9">
            <text:p>9</text:p>
          </table:table-cell>
          <table:table-cell table:formula="oooc:=ROUND([Sheet1.Z10]*([Sheet1.$AY$2]/[Sheet1.$AY10])*(127/456.76);0)" office:value-type="float" office:value="-4">
            <text:p>-4</text:p>
          </table:table-cell>
          <table:table-cell table:formula="oooc:=ROUND([Sheet1.AA10]*([Sheet1.$AY$2]/[Sheet1.$AY10])*(127/456.76);0)" office:value-type="float" office:value="-14">
            <text:p>-14</text:p>
          </table:table-cell>
          <table:table-cell table:formula="oooc:=ROUND([Sheet1.AB10]*([Sheet1.$AY$2]/[Sheet1.$AY10])*(127/456.76);0)" office:value-type="float" office:value="-8">
            <text:p>-8</text:p>
          </table:table-cell>
          <table:table-cell table:formula="oooc:=ROUND([Sheet1.AC10]*([Sheet1.$AY$2]/[Sheet1.$AY10])*(127/456.76);0)" office:value-type="float" office:value="-4">
            <text:p>-4</text:p>
          </table:table-cell>
          <table:table-cell table:formula="oooc:=ROUND([Sheet1.AD10]*([Sheet1.$AY$2]/[Sheet1.$AY10])*(127/456.76);0)" office:value-type="float" office:value="5">
            <text:p>5</text:p>
          </table:table-cell>
          <table:table-cell table:formula="oooc:=ROUND([Sheet1.AE10]*([Sheet1.$AY$2]/[Sheet1.$AY10])*(127/456.76);0)" office:value-type="float" office:value="5">
            <text:p>5</text:p>
          </table:table-cell>
          <table:table-cell table:formula="oooc:=ROUND([Sheet1.AF10]*([Sheet1.$AY$2]/[Sheet1.$AY10])*(127/456.76);0)" office:value-type="float" office:value="-12">
            <text:p>-12</text:p>
          </table:table-cell>
          <table:table-cell table:formula="oooc:=ROUND([Sheet1.AG10]*([Sheet1.$AY$2]/[Sheet1.$AY10])*(127/456.76);0)" office:value-type="float" office:value="2">
            <text:p>2</text:p>
          </table:table-cell>
          <table:table-cell table:formula="oooc:=ROUND([Sheet1.AH10]*([Sheet1.$AY$2]/[Sheet1.$AY10])*(127/456.76);0)" office:value-type="float" office:value="13">
            <text:p>13</text:p>
          </table:table-cell>
          <table:table-cell table:formula="oooc:=ROUND([Sheet1.AI10]*([Sheet1.$AY$2]/[Sheet1.$AY10])*(127/456.76);0)" office:value-type="float" office:value="-15">
            <text:p>-15</text:p>
          </table:table-cell>
          <table:table-cell table:formula="oooc:=ROUND([Sheet1.AJ10]*([Sheet1.$AY$2]/[Sheet1.$AY10])*(127/456.76);0)" office:value-type="float" office:value="-8">
            <text:p>-8</text:p>
          </table:table-cell>
          <table:table-cell table:formula="oooc:=ROUND([Sheet1.AK10]*([Sheet1.$AY$2]/[Sheet1.$AY10])*(127/456.76);0)" office:value-type="float" office:value="9">
            <text:p>9</text:p>
          </table:table-cell>
          <table:table-cell table:formula="oooc:=ROUND([Sheet1.AL10]*([Sheet1.$AY$2]/[Sheet1.$AY10])*(127/456.76);0)" office:value-type="float" office:value="5">
            <text:p>5</text:p>
          </table:table-cell>
          <table:table-cell table:formula="oooc:=ROUND([Sheet1.AM10]*([Sheet1.$AY$2]/[Sheet1.$AY10])*(127/456.76);0)" office:value-type="float" office:value="10">
            <text:p>10</text:p>
          </table:table-cell>
          <table:table-cell table:formula="oooc:=ROUND([Sheet1.AN10]*([Sheet1.$AY$2]/[Sheet1.$AY10])*(127/456.76);0)" office:value-type="float" office:value="5">
            <text:p>5</text:p>
          </table:table-cell>
          <table:table-cell table:formula="oooc:=ROUND([Sheet1.AO10]*([Sheet1.$AY$2]/[Sheet1.$AY10])*(127/456.76);0)" office:value-type="float" office:value="11">
            <text:p>11</text:p>
          </table:table-cell>
          <table:table-cell table:formula="oooc:=ROUND([Sheet1.AP10]*([Sheet1.$AY$2]/[Sheet1.$AY10])*(127/456.76);0)" office:value-type="float" office:value="-5">
            <text:p>-5</text:p>
          </table:table-cell>
          <table:table-cell table:formula="oooc:=ROUND([Sheet1.AQ10]*([Sheet1.$AY$2]/[Sheet1.$AY10])*(127/456.76);0)" office:value-type="float" office:value="-1">
            <text:p>-1</text:p>
          </table:table-cell>
          <table:table-cell table:formula="oooc:=ROUND([Sheet1.AR10]*([Sheet1.$AY$2]/[Sheet1.$AY10])*(127/456.76);0)" office:value-type="float" office:value="0">
            <text:p>0</text:p>
          </table:table-cell>
          <table:table-cell table:formula="oooc:=ROUND([Sheet1.AS10]*([Sheet1.$AY$2]/[Sheet1.$AY10])*(127/456.76);0)" office:value-type="float" office:value="-8">
            <text:p>-8</text:p>
          </table:table-cell>
          <table:table-cell table:formula="oooc:=ROUND([Sheet1.AT10]*([Sheet1.$AY$2]/[Sheet1.$AY10])*(127/456.76);0)" office:value-type="float" office:value="-3">
            <text:p>-3</text:p>
          </table:table-cell>
          <table:table-cell table:formula="oooc:=ROUND([Sheet1.AU10]*([Sheet1.$AY$2]/[Sheet1.$AY10])*(127/456.76);0)" office:value-type="float" office:value="14">
            <text:p>14</text:p>
          </table:table-cell>
          <table:table-cell table:formula="oooc:=ROUND([Sheet1.AV10]*([Sheet1.$AY$2]/[Sheet1.$AY10])*(127/456.76);0)" office:value-type="float" office:value="-2">
            <text:p>-2</text:p>
          </table:table-cell>
          <table:table-cell table:formula="oooc:=ROUND([Sheet1.AW10]*([Sheet1.$AY$2]/[Sheet1.$AY10])*(127/456.76);0)" office:value-type="float" office:value="4">
            <text:p>4</text:p>
          </table:table-cell>
          <table:table-cell table:formula="oooc:=ROUND([Sheet1.AX10]*([Sheet1.$AY$2]/[Sheet1.$AY10])*(127/456.76);0)" office:value-type="float" office:value="-4">
            <text:p>-4</text:p>
          </table:table-cell>
          <table:table-cell table:formula="oooc:=[Sheet1.AZ10]" office:value-type="float" office:value="9">
            <text:p>9</text:p>
          </table:table-cell>
          <table:table-cell table:number-columns-repeated="205"/>
        </table:table-row>
        <table:table-row table:style-name="ro1">
          <table:table-cell table:formula="oooc:=ROUND([Sheet1.A11]*([Sheet1.$AY$2]/[Sheet1.$AY11])*(127/456.76);0)" office:value-type="float" office:value="0">
            <text:p>0</text:p>
          </table:table-cell>
          <table:table-cell table:formula="oooc:=ROUND([Sheet1.B11]*([Sheet1.$AY$2]/[Sheet1.$AY11])*(127/456.76);0)" office:value-type="float" office:value="0">
            <text:p>0</text:p>
          </table:table-cell>
          <table:table-cell table:formula="oooc:=ROUND([Sheet1.C11]*([Sheet1.$AY$2]/[Sheet1.$AY11])*(127/456.76);0)" office:value-type="float" office:value="0">
            <text:p>0</text:p>
          </table:table-cell>
          <table:table-cell table:formula="oooc:=ROUND([Sheet1.D11]*([Sheet1.$AY$2]/[Sheet1.$AY11])*(127/456.76);0)" office:value-type="float" office:value="0">
            <text:p>0</text:p>
          </table:table-cell>
          <table:table-cell table:formula="oooc:=ROUND([Sheet1.E11]*([Sheet1.$AY$2]/[Sheet1.$AY11])*(127/456.76);0)" office:value-type="float" office:value="0">
            <text:p>0</text:p>
          </table:table-cell>
          <table:table-cell table:formula="oooc:=ROUND([Sheet1.F11]*([Sheet1.$AY$2]/[Sheet1.$AY11])*(127/456.76);0)" office:value-type="float" office:value="0">
            <text:p>0</text:p>
          </table:table-cell>
          <table:table-cell table:formula="oooc:=ROUND([Sheet1.G11]*([Sheet1.$AY$2]/[Sheet1.$AY11])*(127/456.76);0)" office:value-type="float" office:value="0">
            <text:p>0</text:p>
          </table:table-cell>
          <table:table-cell table:formula="oooc:=ROUND([Sheet1.H11]*([Sheet1.$AY$2]/[Sheet1.$AY11])*(127/456.76);0)" office:value-type="float" office:value="0">
            <text:p>0</text:p>
          </table:table-cell>
          <table:table-cell table:formula="oooc:=ROUND([Sheet1.I11]*([Sheet1.$AY$2]/[Sheet1.$AY11])*(127/456.76);0)" office:value-type="float" office:value="0">
            <text:p>0</text:p>
          </table:table-cell>
          <table:table-cell table:formula="oooc:=ROUND([Sheet1.J11]*([Sheet1.$AY$2]/[Sheet1.$AY11])*(127/456.76);0)" office:value-type="float" office:value="1">
            <text:p>1</text:p>
          </table:table-cell>
          <table:table-cell table:formula="oooc:=ROUND([Sheet1.K11]*([Sheet1.$AY$2]/[Sheet1.$AY11])*(127/456.76);0)" office:value-type="float" office:value="0">
            <text:p>0</text:p>
          </table:table-cell>
          <table:table-cell table:formula="oooc:=ROUND([Sheet1.L11]*([Sheet1.$AY$2]/[Sheet1.$AY11])*(127/456.76);0)" office:value-type="float" office:value="0">
            <text:p>0</text:p>
          </table:table-cell>
          <table:table-cell table:formula="oooc:=ROUND([Sheet1.M11]*([Sheet1.$AY$2]/[Sheet1.$AY11])*(127/456.76);0)" office:value-type="float" office:value="0">
            <text:p>0</text:p>
          </table:table-cell>
          <table:table-cell table:formula="oooc:=ROUND([Sheet1.N11]*([Sheet1.$AY$2]/[Sheet1.$AY11])*(127/456.76);0)" office:value-type="float" office:value="1">
            <text:p>1</text:p>
          </table:table-cell>
          <table:table-cell table:formula="oooc:=ROUND([Sheet1.O11]*([Sheet1.$AY$2]/[Sheet1.$AY11])*(127/456.76);0)" office:value-type="float" office:value="-2">
            <text:p>-2</text:p>
          </table:table-cell>
          <table:table-cell table:formula="oooc:=ROUND([Sheet1.P11]*([Sheet1.$AY$2]/[Sheet1.$AY11])*(127/456.76);0)" office:value-type="float" office:value="-2">
            <text:p>-2</text:p>
          </table:table-cell>
          <table:table-cell table:formula="oooc:=ROUND([Sheet1.Q11]*([Sheet1.$AY$2]/[Sheet1.$AY11])*(127/456.76);0)" office:value-type="float" office:value="2">
            <text:p>2</text:p>
          </table:table-cell>
          <table:table-cell table:formula="oooc:=ROUND([Sheet1.R11]*([Sheet1.$AY$2]/[Sheet1.$AY11])*(127/456.76);0)" office:value-type="float" office:value="1">
            <text:p>1</text:p>
          </table:table-cell>
          <table:table-cell table:formula="oooc:=ROUND([Sheet1.S11]*([Sheet1.$AY$2]/[Sheet1.$AY11])*(127/456.76);0)" office:value-type="float" office:value="-1">
            <text:p>-1</text:p>
          </table:table-cell>
          <table:table-cell table:formula="oooc:=ROUND([Sheet1.T11]*([Sheet1.$AY$2]/[Sheet1.$AY11])*(127/456.76);0)" office:value-type="float" office:value="1">
            <text:p>1</text:p>
          </table:table-cell>
          <table:table-cell table:formula="oooc:=ROUND([Sheet1.U11]*([Sheet1.$AY$2]/[Sheet1.$AY11])*(127/456.76);0)" office:value-type="float" office:value="-2">
            <text:p>-2</text:p>
          </table:table-cell>
          <table:table-cell table:formula="oooc:=ROUND([Sheet1.V11]*([Sheet1.$AY$2]/[Sheet1.$AY11])*(127/456.76);0)" office:value-type="float" office:value="-1">
            <text:p>-1</text:p>
          </table:table-cell>
          <table:table-cell table:formula="oooc:=ROUND([Sheet1.W11]*([Sheet1.$AY$2]/[Sheet1.$AY11])*(127/456.76);0)" office:value-type="float" office:value="0">
            <text:p>0</text:p>
          </table:table-cell>
          <table:table-cell table:formula="oooc:=ROUND([Sheet1.X11]*([Sheet1.$AY$2]/[Sheet1.$AY11])*(127/456.76);0)" office:value-type="float" office:value="0">
            <text:p>0</text:p>
          </table:table-cell>
          <table:table-cell table:formula="oooc:=ROUND([Sheet1.Y11]*([Sheet1.$AY$2]/[Sheet1.$AY11])*(127/456.76);0)" office:value-type="float" office:value="11">
            <text:p>11</text:p>
          </table:table-cell>
          <table:table-cell table:formula="oooc:=ROUND([Sheet1.Z11]*([Sheet1.$AY$2]/[Sheet1.$AY11])*(127/456.76);0)" office:value-type="float" office:value="-6">
            <text:p>-6</text:p>
          </table:table-cell>
          <table:table-cell table:formula="oooc:=ROUND([Sheet1.AA11]*([Sheet1.$AY$2]/[Sheet1.$AY11])*(127/456.76);0)" office:value-type="float" office:value="-10">
            <text:p>-10</text:p>
          </table:table-cell>
          <table:table-cell table:formula="oooc:=ROUND([Sheet1.AB11]*([Sheet1.$AY$2]/[Sheet1.$AY11])*(127/456.76);0)" office:value-type="float" office:value="-8">
            <text:p>-8</text:p>
          </table:table-cell>
          <table:table-cell table:formula="oooc:=ROUND([Sheet1.AC11]*([Sheet1.$AY$2]/[Sheet1.$AY11])*(127/456.76);0)" office:value-type="float" office:value="-7">
            <text:p>-7</text:p>
          </table:table-cell>
          <table:table-cell table:formula="oooc:=ROUND([Sheet1.AD11]*([Sheet1.$AY$2]/[Sheet1.$AY11])*(127/456.76);0)" office:value-type="float" office:value="2">
            <text:p>2</text:p>
          </table:table-cell>
          <table:table-cell table:formula="oooc:=ROUND([Sheet1.AE11]*([Sheet1.$AY$2]/[Sheet1.$AY11])*(127/456.76);0)" office:value-type="float" office:value="8">
            <text:p>8</text:p>
          </table:table-cell>
          <table:table-cell table:formula="oooc:=ROUND([Sheet1.AF11]*([Sheet1.$AY$2]/[Sheet1.$AY11])*(127/456.76);0)" office:value-type="float" office:value="-8">
            <text:p>-8</text:p>
          </table:table-cell>
          <table:table-cell table:formula="oooc:=ROUND([Sheet1.AG11]*([Sheet1.$AY$2]/[Sheet1.$AY11])*(127/456.76);0)" office:value-type="float" office:value="1">
            <text:p>1</text:p>
          </table:table-cell>
          <table:table-cell table:formula="oooc:=ROUND([Sheet1.AH11]*([Sheet1.$AY$2]/[Sheet1.$AY11])*(127/456.76);0)" office:value-type="float" office:value="13">
            <text:p>13</text:p>
          </table:table-cell>
          <table:table-cell table:formula="oooc:=ROUND([Sheet1.AI11]*([Sheet1.$AY$2]/[Sheet1.$AY11])*(127/456.76);0)" office:value-type="float" office:value="-15">
            <text:p>-15</text:p>
          </table:table-cell>
          <table:table-cell table:formula="oooc:=ROUND([Sheet1.AJ11]*([Sheet1.$AY$2]/[Sheet1.$AY11])*(127/456.76);0)" office:value-type="float" office:value="-10">
            <text:p>-10</text:p>
          </table:table-cell>
          <table:table-cell table:formula="oooc:=ROUND([Sheet1.AK11]*([Sheet1.$AY$2]/[Sheet1.$AY11])*(127/456.76);0)" office:value-type="float" office:value="7">
            <text:p>7</text:p>
          </table:table-cell>
          <table:table-cell table:formula="oooc:=ROUND([Sheet1.AL11]*([Sheet1.$AY$2]/[Sheet1.$AY11])*(127/456.76);0)" office:value-type="float" office:value="4">
            <text:p>4</text:p>
          </table:table-cell>
          <table:table-cell table:formula="oooc:=ROUND([Sheet1.AM11]*([Sheet1.$AY$2]/[Sheet1.$AY11])*(127/456.76);0)" office:value-type="float" office:value="10">
            <text:p>10</text:p>
          </table:table-cell>
          <table:table-cell table:formula="oooc:=ROUND([Sheet1.AN11]*([Sheet1.$AY$2]/[Sheet1.$AY11])*(127/456.76);0)" office:value-type="float" office:value="3">
            <text:p>3</text:p>
          </table:table-cell>
          <table:table-cell table:formula="oooc:=ROUND([Sheet1.AO11]*([Sheet1.$AY$2]/[Sheet1.$AY11])*(127/456.76);0)" office:value-type="float" office:value="9">
            <text:p>9</text:p>
          </table:table-cell>
          <table:table-cell table:formula="oooc:=ROUND([Sheet1.AP11]*([Sheet1.$AY$2]/[Sheet1.$AY11])*(127/456.76);0)" office:value-type="float" office:value="-6">
            <text:p>-6</text:p>
          </table:table-cell>
          <table:table-cell table:formula="oooc:=ROUND([Sheet1.AQ11]*([Sheet1.$AY$2]/[Sheet1.$AY11])*(127/456.76);0)" office:value-type="float" office:value="1">
            <text:p>1</text:p>
          </table:table-cell>
          <table:table-cell table:formula="oooc:=ROUND([Sheet1.AR11]*([Sheet1.$AY$2]/[Sheet1.$AY11])*(127/456.76);0)" office:value-type="float" office:value="0">
            <text:p>0</text:p>
          </table:table-cell>
          <table:table-cell table:formula="oooc:=ROUND([Sheet1.AS11]*([Sheet1.$AY$2]/[Sheet1.$AY11])*(127/456.76);0)" office:value-type="float" office:value="-8">
            <text:p>-8</text:p>
          </table:table-cell>
          <table:table-cell table:formula="oooc:=ROUND([Sheet1.AT11]*([Sheet1.$AY$2]/[Sheet1.$AY11])*(127/456.76);0)" office:value-type="float" office:value="-6">
            <text:p>-6</text:p>
          </table:table-cell>
          <table:table-cell table:formula="oooc:=ROUND([Sheet1.AU11]*([Sheet1.$AY$2]/[Sheet1.$AY11])*(127/456.76);0)" office:value-type="float" office:value="17">
            <text:p>17</text:p>
          </table:table-cell>
          <table:table-cell table:formula="oooc:=ROUND([Sheet1.AV11]*([Sheet1.$AY$2]/[Sheet1.$AY11])*(127/456.76);0)" office:value-type="float" office:value="-2">
            <text:p>-2</text:p>
          </table:table-cell>
          <table:table-cell table:formula="oooc:=ROUND([Sheet1.AW11]*([Sheet1.$AY$2]/[Sheet1.$AY11])*(127/456.76);0)" office:value-type="float" office:value="4">
            <text:p>4</text:p>
          </table:table-cell>
          <table:table-cell table:formula="oooc:=ROUND([Sheet1.AX11]*([Sheet1.$AY$2]/[Sheet1.$AY11])*(127/456.76);0)" office:value-type="float" office:value="-2">
            <text:p>-2</text:p>
          </table:table-cell>
          <table:table-cell table:formula="oooc:=[Sheet1.AZ11]" office:value-type="float" office:value="10">
            <text:p>10</text:p>
          </table:table-cell>
          <table:table-cell table:number-columns-repeated="205"/>
        </table:table-row>
        <table:table-row table:style-name="ro1">
          <table:table-cell table:formula="oooc:=ROUND([Sheet1.A12]*([Sheet1.$AY$2]/[Sheet1.$AY12])*(127/456.76);0)" office:value-type="float" office:value="0">
            <text:p>0</text:p>
          </table:table-cell>
          <table:table-cell table:formula="oooc:=ROUND([Sheet1.B12]*([Sheet1.$AY$2]/[Sheet1.$AY12])*(127/456.76);0)" office:value-type="float" office:value="0">
            <text:p>0</text:p>
          </table:table-cell>
          <table:table-cell table:formula="oooc:=ROUND([Sheet1.C12]*([Sheet1.$AY$2]/[Sheet1.$AY12])*(127/456.76);0)" office:value-type="float" office:value="0">
            <text:p>0</text:p>
          </table:table-cell>
          <table:table-cell table:formula="oooc:=ROUND([Sheet1.D12]*([Sheet1.$AY$2]/[Sheet1.$AY12])*(127/456.76);0)" office:value-type="float" office:value="0">
            <text:p>0</text:p>
          </table:table-cell>
          <table:table-cell table:formula="oooc:=ROUND([Sheet1.E12]*([Sheet1.$AY$2]/[Sheet1.$AY12])*(127/456.76);0)" office:value-type="float" office:value="0">
            <text:p>0</text:p>
          </table:table-cell>
          <table:table-cell table:formula="oooc:=ROUND([Sheet1.F12]*([Sheet1.$AY$2]/[Sheet1.$AY12])*(127/456.76);0)" office:value-type="float" office:value="0">
            <text:p>0</text:p>
          </table:table-cell>
          <table:table-cell table:formula="oooc:=ROUND([Sheet1.G12]*([Sheet1.$AY$2]/[Sheet1.$AY12])*(127/456.76);0)" office:value-type="float" office:value="0">
            <text:p>0</text:p>
          </table:table-cell>
          <table:table-cell table:formula="oooc:=ROUND([Sheet1.H12]*([Sheet1.$AY$2]/[Sheet1.$AY12])*(127/456.76);0)" office:value-type="float" office:value="0">
            <text:p>0</text:p>
          </table:table-cell>
          <table:table-cell table:formula="oooc:=ROUND([Sheet1.I12]*([Sheet1.$AY$2]/[Sheet1.$AY12])*(127/456.76);0)" office:value-type="float" office:value="0">
            <text:p>0</text:p>
          </table:table-cell>
          <table:table-cell table:formula="oooc:=ROUND([Sheet1.J12]*([Sheet1.$AY$2]/[Sheet1.$AY12])*(127/456.76);0)" office:value-type="float" office:value="0">
            <text:p>0</text:p>
          </table:table-cell>
          <table:table-cell table:formula="oooc:=ROUND([Sheet1.K12]*([Sheet1.$AY$2]/[Sheet1.$AY12])*(127/456.76);0)" office:value-type="float" office:value="0">
            <text:p>0</text:p>
          </table:table-cell>
          <table:table-cell table:formula="oooc:=ROUND([Sheet1.L12]*([Sheet1.$AY$2]/[Sheet1.$AY12])*(127/456.76);0)" office:value-type="float" office:value="0">
            <text:p>0</text:p>
          </table:table-cell>
          <table:table-cell table:formula="oooc:=ROUND([Sheet1.M12]*([Sheet1.$AY$2]/[Sheet1.$AY12])*(127/456.76);0)" office:value-type="float" office:value="0">
            <text:p>0</text:p>
          </table:table-cell>
          <table:table-cell table:formula="oooc:=ROUND([Sheet1.N12]*([Sheet1.$AY$2]/[Sheet1.$AY12])*(127/456.76);0)" office:value-type="float" office:value="2">
            <text:p>2</text:p>
          </table:table-cell>
          <table:table-cell table:formula="oooc:=ROUND([Sheet1.O12]*([Sheet1.$AY$2]/[Sheet1.$AY12])*(127/456.76);0)" office:value-type="float" office:value="-2">
            <text:p>-2</text:p>
          </table:table-cell>
          <table:table-cell table:formula="oooc:=ROUND([Sheet1.P12]*([Sheet1.$AY$2]/[Sheet1.$AY12])*(127/456.76);0)" office:value-type="float" office:value="-3">
            <text:p>-3</text:p>
          </table:table-cell>
          <table:table-cell table:formula="oooc:=ROUND([Sheet1.Q12]*([Sheet1.$AY$2]/[Sheet1.$AY12])*(127/456.76);0)" office:value-type="float" office:value="1">
            <text:p>1</text:p>
          </table:table-cell>
          <table:table-cell table:formula="oooc:=ROUND([Sheet1.R12]*([Sheet1.$AY$2]/[Sheet1.$AY12])*(127/456.76);0)" office:value-type="float" office:value="1">
            <text:p>1</text:p>
          </table:table-cell>
          <table:table-cell table:formula="oooc:=ROUND([Sheet1.S12]*([Sheet1.$AY$2]/[Sheet1.$AY12])*(127/456.76);0)" office:value-type="float" office:value="-1">
            <text:p>-1</text:p>
          </table:table-cell>
          <table:table-cell table:formula="oooc:=ROUND([Sheet1.T12]*([Sheet1.$AY$2]/[Sheet1.$AY12])*(127/456.76);0)" office:value-type="float" office:value="0">
            <text:p>0</text:p>
          </table:table-cell>
          <table:table-cell table:formula="oooc:=ROUND([Sheet1.U12]*([Sheet1.$AY$2]/[Sheet1.$AY12])*(127/456.76);0)" office:value-type="float" office:value="-2">
            <text:p>-2</text:p>
          </table:table-cell>
          <table:table-cell table:formula="oooc:=ROUND([Sheet1.V12]*([Sheet1.$AY$2]/[Sheet1.$AY12])*(127/456.76);0)" office:value-type="float" office:value="-1">
            <text:p>-1</text:p>
          </table:table-cell>
          <table:table-cell table:formula="oooc:=ROUND([Sheet1.W12]*([Sheet1.$AY$2]/[Sheet1.$AY12])*(127/456.76);0)" office:value-type="float" office:value="1">
            <text:p>1</text:p>
          </table:table-cell>
          <table:table-cell table:formula="oooc:=ROUND([Sheet1.X12]*([Sheet1.$AY$2]/[Sheet1.$AY12])*(127/456.76);0)" office:value-type="float" office:value="1">
            <text:p>1</text:p>
          </table:table-cell>
          <table:table-cell table:formula="oooc:=ROUND([Sheet1.Y12]*([Sheet1.$AY$2]/[Sheet1.$AY12])*(127/456.76);0)" office:value-type="float" office:value="8">
            <text:p>8</text:p>
          </table:table-cell>
          <table:table-cell table:formula="oooc:=ROUND([Sheet1.Z12]*([Sheet1.$AY$2]/[Sheet1.$AY12])*(127/456.76);0)" office:value-type="float" office:value="-7">
            <text:p>-7</text:p>
          </table:table-cell>
          <table:table-cell table:formula="oooc:=ROUND([Sheet1.AA12]*([Sheet1.$AY$2]/[Sheet1.$AY12])*(127/456.76);0)" office:value-type="float" office:value="-6">
            <text:p>-6</text:p>
          </table:table-cell>
          <table:table-cell table:formula="oooc:=ROUND([Sheet1.AB12]*([Sheet1.$AY$2]/[Sheet1.$AY12])*(127/456.76);0)" office:value-type="float" office:value="-3">
            <text:p>-3</text:p>
          </table:table-cell>
          <table:table-cell table:formula="oooc:=ROUND([Sheet1.AC12]*([Sheet1.$AY$2]/[Sheet1.$AY12])*(127/456.76);0)" office:value-type="float" office:value="-6">
            <text:p>-6</text:p>
          </table:table-cell>
          <table:table-cell table:formula="oooc:=ROUND([Sheet1.AD12]*([Sheet1.$AY$2]/[Sheet1.$AY12])*(127/456.76);0)" office:value-type="float" office:value="0">
            <text:p>0</text:p>
          </table:table-cell>
          <table:table-cell table:formula="oooc:=ROUND([Sheet1.AE12]*([Sheet1.$AY$2]/[Sheet1.$AY12])*(127/456.76);0)" office:value-type="float" office:value="8">
            <text:p>8</text:p>
          </table:table-cell>
          <table:table-cell table:formula="oooc:=ROUND([Sheet1.AF12]*([Sheet1.$AY$2]/[Sheet1.$AY12])*(127/456.76);0)" office:value-type="float" office:value="-9">
            <text:p>-9</text:p>
          </table:table-cell>
          <table:table-cell table:formula="oooc:=ROUND([Sheet1.AG12]*([Sheet1.$AY$2]/[Sheet1.$AY12])*(127/456.76);0)" office:value-type="float" office:value="2">
            <text:p>2</text:p>
          </table:table-cell>
          <table:table-cell table:formula="oooc:=ROUND([Sheet1.AH12]*([Sheet1.$AY$2]/[Sheet1.$AY12])*(127/456.76);0)" office:value-type="float" office:value="10">
            <text:p>10</text:p>
          </table:table-cell>
          <table:table-cell table:formula="oooc:=ROUND([Sheet1.AI12]*([Sheet1.$AY$2]/[Sheet1.$AY12])*(127/456.76);0)" office:value-type="float" office:value="-17">
            <text:p>-17</text:p>
          </table:table-cell>
          <table:table-cell table:formula="oooc:=ROUND([Sheet1.AJ12]*([Sheet1.$AY$2]/[Sheet1.$AY12])*(127/456.76);0)" office:value-type="float" office:value="-12">
            <text:p>-12</text:p>
          </table:table-cell>
          <table:table-cell table:formula="oooc:=ROUND([Sheet1.AK12]*([Sheet1.$AY$2]/[Sheet1.$AY12])*(127/456.76);0)" office:value-type="float" office:value="8">
            <text:p>8</text:p>
          </table:table-cell>
          <table:table-cell table:formula="oooc:=ROUND([Sheet1.AL12]*([Sheet1.$AY$2]/[Sheet1.$AY12])*(127/456.76);0)" office:value-type="float" office:value="3">
            <text:p>3</text:p>
          </table:table-cell>
          <table:table-cell table:formula="oooc:=ROUND([Sheet1.AM12]*([Sheet1.$AY$2]/[Sheet1.$AY12])*(127/456.76);0)" office:value-type="float" office:value="10">
            <text:p>10</text:p>
          </table:table-cell>
          <table:table-cell table:formula="oooc:=ROUND([Sheet1.AN12]*([Sheet1.$AY$2]/[Sheet1.$AY12])*(127/456.76);0)" office:value-type="float" office:value="5">
            <text:p>5</text:p>
          </table:table-cell>
          <table:table-cell table:formula="oooc:=ROUND([Sheet1.AO12]*([Sheet1.$AY$2]/[Sheet1.$AY12])*(127/456.76);0)" office:value-type="float" office:value="7">
            <text:p>7</text:p>
          </table:table-cell>
          <table:table-cell table:formula="oooc:=ROUND([Sheet1.AP12]*([Sheet1.$AY$2]/[Sheet1.$AY12])*(127/456.76);0)" office:value-type="float" office:value="-5">
            <text:p>-5</text:p>
          </table:table-cell>
          <table:table-cell table:formula="oooc:=ROUND([Sheet1.AQ12]*([Sheet1.$AY$2]/[Sheet1.$AY12])*(127/456.76);0)" office:value-type="float" office:value="2">
            <text:p>2</text:p>
          </table:table-cell>
          <table:table-cell table:formula="oooc:=ROUND([Sheet1.AR12]*([Sheet1.$AY$2]/[Sheet1.$AY12])*(127/456.76);0)" office:value-type="float" office:value="-3">
            <text:p>-3</text:p>
          </table:table-cell>
          <table:table-cell table:formula="oooc:=ROUND([Sheet1.AS12]*([Sheet1.$AY$2]/[Sheet1.$AY12])*(127/456.76);0)" office:value-type="float" office:value="-8">
            <text:p>-8</text:p>
          </table:table-cell>
          <table:table-cell table:formula="oooc:=ROUND([Sheet1.AT12]*([Sheet1.$AY$2]/[Sheet1.$AY12])*(127/456.76);0)" office:value-type="float" office:value="-8">
            <text:p>-8</text:p>
          </table:table-cell>
          <table:table-cell table:formula="oooc:=ROUND([Sheet1.AU12]*([Sheet1.$AY$2]/[Sheet1.$AY12])*(127/456.76);0)" office:value-type="float" office:value="18">
            <text:p>18</text:p>
          </table:table-cell>
          <table:table-cell table:formula="oooc:=ROUND([Sheet1.AV12]*([Sheet1.$AY$2]/[Sheet1.$AY12])*(127/456.76);0)" office:value-type="float" office:value="-2">
            <text:p>-2</text:p>
          </table:table-cell>
          <table:table-cell table:formula="oooc:=ROUND([Sheet1.AW12]*([Sheet1.$AY$2]/[Sheet1.$AY12])*(127/456.76);0)" office:value-type="float" office:value="5">
            <text:p>5</text:p>
          </table:table-cell>
          <table:table-cell table:formula="oooc:=ROUND([Sheet1.AX12]*([Sheet1.$AY$2]/[Sheet1.$AY12])*(127/456.76);0)" office:value-type="float" office:value="3">
            <text:p>3</text:p>
          </table:table-cell>
          <table:table-cell table:formula="oooc:=[Sheet1.AZ12]" office:value-type="float" office:value="11">
            <text:p>11</text:p>
          </table:table-cell>
          <table:table-cell table:number-columns-repeated="205"/>
        </table:table-row>
        <table:table-row table:style-name="ro1">
          <table:table-cell table:formula="oooc:=ROUND([Sheet1.A13]*([Sheet1.$AY$2]/[Sheet1.$AY13])*(127/456.76);0)" office:value-type="float" office:value="0">
            <text:p>0</text:p>
          </table:table-cell>
          <table:table-cell table:formula="oooc:=ROUND([Sheet1.B13]*([Sheet1.$AY$2]/[Sheet1.$AY13])*(127/456.76);0)" office:value-type="float" office:value="0">
            <text:p>0</text:p>
          </table:table-cell>
          <table:table-cell table:formula="oooc:=ROUND([Sheet1.C13]*([Sheet1.$AY$2]/[Sheet1.$AY13])*(127/456.76);0)" office:value-type="float" office:value="0">
            <text:p>0</text:p>
          </table:table-cell>
          <table:table-cell table:formula="oooc:=ROUND([Sheet1.D13]*([Sheet1.$AY$2]/[Sheet1.$AY13])*(127/456.76);0)" office:value-type="float" office:value="0">
            <text:p>0</text:p>
          </table:table-cell>
          <table:table-cell table:formula="oooc:=ROUND([Sheet1.E13]*([Sheet1.$AY$2]/[Sheet1.$AY13])*(127/456.76);0)" office:value-type="float" office:value="0">
            <text:p>0</text:p>
          </table:table-cell>
          <table:table-cell table:formula="oooc:=ROUND([Sheet1.F13]*([Sheet1.$AY$2]/[Sheet1.$AY13])*(127/456.76);0)" office:value-type="float" office:value="0">
            <text:p>0</text:p>
          </table:table-cell>
          <table:table-cell table:formula="oooc:=ROUND([Sheet1.G13]*([Sheet1.$AY$2]/[Sheet1.$AY13])*(127/456.76);0)" office:value-type="float" office:value="0">
            <text:p>0</text:p>
          </table:table-cell>
          <table:table-cell table:formula="oooc:=ROUND([Sheet1.H13]*([Sheet1.$AY$2]/[Sheet1.$AY13])*(127/456.76);0)" office:value-type="float" office:value="0">
            <text:p>0</text:p>
          </table:table-cell>
          <table:table-cell table:formula="oooc:=ROUND([Sheet1.I13]*([Sheet1.$AY$2]/[Sheet1.$AY13])*(127/456.76);0)" office:value-type="float" office:value="0">
            <text:p>0</text:p>
          </table:table-cell>
          <table:table-cell table:formula="oooc:=ROUND([Sheet1.J13]*([Sheet1.$AY$2]/[Sheet1.$AY13])*(127/456.76);0)" office:value-type="float" office:value="0">
            <text:p>0</text:p>
          </table:table-cell>
          <table:table-cell table:formula="oooc:=ROUND([Sheet1.K13]*([Sheet1.$AY$2]/[Sheet1.$AY13])*(127/456.76);0)" office:value-type="float" office:value="1">
            <text:p>1</text:p>
          </table:table-cell>
          <table:table-cell table:formula="oooc:=ROUND([Sheet1.L13]*([Sheet1.$AY$2]/[Sheet1.$AY13])*(127/456.76);0)" office:value-type="float" office:value="-1">
            <text:p>-1</text:p>
          </table:table-cell>
          <table:table-cell table:formula="oooc:=ROUND([Sheet1.M13]*([Sheet1.$AY$2]/[Sheet1.$AY13])*(127/456.76);0)" office:value-type="float" office:value="1">
            <text:p>1</text:p>
          </table:table-cell>
          <table:table-cell table:formula="oooc:=ROUND([Sheet1.N13]*([Sheet1.$AY$2]/[Sheet1.$AY13])*(127/456.76);0)" office:value-type="float" office:value="0">
            <text:p>0</text:p>
          </table:table-cell>
          <table:table-cell table:formula="oooc:=ROUND([Sheet1.O13]*([Sheet1.$AY$2]/[Sheet1.$AY13])*(127/456.76);0)" office:value-type="float" office:value="-2">
            <text:p>-2</text:p>
          </table:table-cell>
          <table:table-cell table:formula="oooc:=ROUND([Sheet1.P13]*([Sheet1.$AY$2]/[Sheet1.$AY13])*(127/456.76);0)" office:value-type="float" office:value="-4">
            <text:p>-4</text:p>
          </table:table-cell>
          <table:table-cell table:formula="oooc:=ROUND([Sheet1.Q13]*([Sheet1.$AY$2]/[Sheet1.$AY13])*(127/456.76);0)" office:value-type="float" office:value="2">
            <text:p>2</text:p>
          </table:table-cell>
          <table:table-cell table:formula="oooc:=ROUND([Sheet1.R13]*([Sheet1.$AY$2]/[Sheet1.$AY13])*(127/456.76);0)" office:value-type="float" office:value="1">
            <text:p>1</text:p>
          </table:table-cell>
          <table:table-cell table:formula="oooc:=ROUND([Sheet1.S13]*([Sheet1.$AY$2]/[Sheet1.$AY13])*(127/456.76);0)" office:value-type="float" office:value="-1">
            <text:p>-1</text:p>
          </table:table-cell>
          <table:table-cell table:formula="oooc:=ROUND([Sheet1.T13]*([Sheet1.$AY$2]/[Sheet1.$AY13])*(127/456.76);0)" office:value-type="float" office:value="1">
            <text:p>1</text:p>
          </table:table-cell>
          <table:table-cell table:formula="oooc:=ROUND([Sheet1.U13]*([Sheet1.$AY$2]/[Sheet1.$AY13])*(127/456.76);0)" office:value-type="float" office:value="-4">
            <text:p>-4</text:p>
          </table:table-cell>
          <table:table-cell table:formula="oooc:=ROUND([Sheet1.V13]*([Sheet1.$AY$2]/[Sheet1.$AY13])*(127/456.76);0)" office:value-type="float" office:value="0">
            <text:p>0</text:p>
          </table:table-cell>
          <table:table-cell table:formula="oooc:=ROUND([Sheet1.W13]*([Sheet1.$AY$2]/[Sheet1.$AY13])*(127/456.76);0)" office:value-type="float" office:value="0">
            <text:p>0</text:p>
          </table:table-cell>
          <table:table-cell table:formula="oooc:=ROUND([Sheet1.X13]*([Sheet1.$AY$2]/[Sheet1.$AY13])*(127/456.76);0)" office:value-type="float" office:value="3">
            <text:p>3</text:p>
          </table:table-cell>
          <table:table-cell table:formula="oooc:=ROUND([Sheet1.Y13]*([Sheet1.$AY$2]/[Sheet1.$AY13])*(127/456.76);0)" office:value-type="float" office:value="10">
            <text:p>10</text:p>
          </table:table-cell>
          <table:table-cell table:formula="oooc:=ROUND([Sheet1.Z13]*([Sheet1.$AY$2]/[Sheet1.$AY13])*(127/456.76);0)" office:value-type="float" office:value="-6">
            <text:p>-6</text:p>
          </table:table-cell>
          <table:table-cell table:formula="oooc:=ROUND([Sheet1.AA13]*([Sheet1.$AY$2]/[Sheet1.$AY13])*(127/456.76);0)" office:value-type="float" office:value="-4">
            <text:p>-4</text:p>
          </table:table-cell>
          <table:table-cell table:formula="oooc:=ROUND([Sheet1.AB13]*([Sheet1.$AY$2]/[Sheet1.$AY13])*(127/456.76);0)" office:value-type="float" office:value="-0">
            <text:p>0</text:p>
          </table:table-cell>
          <table:table-cell table:formula="oooc:=ROUND([Sheet1.AC13]*([Sheet1.$AY$2]/[Sheet1.$AY13])*(127/456.76);0)" office:value-type="float" office:value="-6">
            <text:p>-6</text:p>
          </table:table-cell>
          <table:table-cell table:formula="oooc:=ROUND([Sheet1.AD13]*([Sheet1.$AY$2]/[Sheet1.$AY13])*(127/456.76);0)" office:value-type="float" office:value="-4">
            <text:p>-4</text:p>
          </table:table-cell>
          <table:table-cell table:formula="oooc:=ROUND([Sheet1.AE13]*([Sheet1.$AY$2]/[Sheet1.$AY13])*(127/456.76);0)" office:value-type="float" office:value="3">
            <text:p>3</text:p>
          </table:table-cell>
          <table:table-cell table:formula="oooc:=ROUND([Sheet1.AF13]*([Sheet1.$AY$2]/[Sheet1.$AY13])*(127/456.76);0)" office:value-type="float" office:value="-6">
            <text:p>-6</text:p>
          </table:table-cell>
          <table:table-cell table:formula="oooc:=ROUND([Sheet1.AG13]*([Sheet1.$AY$2]/[Sheet1.$AY13])*(127/456.76);0)" office:value-type="float" office:value="1">
            <text:p>1</text:p>
          </table:table-cell>
          <table:table-cell table:formula="oooc:=ROUND([Sheet1.AH13]*([Sheet1.$AY$2]/[Sheet1.$AY13])*(127/456.76);0)" office:value-type="float" office:value="10">
            <text:p>10</text:p>
          </table:table-cell>
          <table:table-cell table:formula="oooc:=ROUND([Sheet1.AI13]*([Sheet1.$AY$2]/[Sheet1.$AY13])*(127/456.76);0)" office:value-type="float" office:value="-19">
            <text:p>-19</text:p>
          </table:table-cell>
          <table:table-cell table:formula="oooc:=ROUND([Sheet1.AJ13]*([Sheet1.$AY$2]/[Sheet1.$AY13])*(127/456.76);0)" office:value-type="float" office:value="-12">
            <text:p>-12</text:p>
          </table:table-cell>
          <table:table-cell table:formula="oooc:=ROUND([Sheet1.AK13]*([Sheet1.$AY$2]/[Sheet1.$AY13])*(127/456.76);0)" office:value-type="float" office:value="4">
            <text:p>4</text:p>
          </table:table-cell>
          <table:table-cell table:formula="oooc:=ROUND([Sheet1.AL13]*([Sheet1.$AY$2]/[Sheet1.$AY13])*(127/456.76);0)" office:value-type="float" office:value="6">
            <text:p>6</text:p>
          </table:table-cell>
          <table:table-cell table:formula="oooc:=ROUND([Sheet1.AM13]*([Sheet1.$AY$2]/[Sheet1.$AY13])*(127/456.76);0)" office:value-type="float" office:value="8">
            <text:p>8</text:p>
          </table:table-cell>
          <table:table-cell table:formula="oooc:=ROUND([Sheet1.AN13]*([Sheet1.$AY$2]/[Sheet1.$AY13])*(127/456.76);0)" office:value-type="float" office:value="7">
            <text:p>7</text:p>
          </table:table-cell>
          <table:table-cell table:formula="oooc:=ROUND([Sheet1.AO13]*([Sheet1.$AY$2]/[Sheet1.$AY13])*(127/456.76);0)" office:value-type="float" office:value="7">
            <text:p>7</text:p>
          </table:table-cell>
          <table:table-cell table:formula="oooc:=ROUND([Sheet1.AP13]*([Sheet1.$AY$2]/[Sheet1.$AY13])*(127/456.76);0)" office:value-type="float" office:value="-3">
            <text:p>-3</text:p>
          </table:table-cell>
          <table:table-cell table:formula="oooc:=ROUND([Sheet1.AQ13]*([Sheet1.$AY$2]/[Sheet1.$AY13])*(127/456.76);0)" office:value-type="float" office:value="4">
            <text:p>4</text:p>
          </table:table-cell>
          <table:table-cell table:formula="oooc:=ROUND([Sheet1.AR13]*([Sheet1.$AY$2]/[Sheet1.$AY13])*(127/456.76);0)" office:value-type="float" office:value="-4">
            <text:p>-4</text:p>
          </table:table-cell>
          <table:table-cell table:formula="oooc:=ROUND([Sheet1.AS13]*([Sheet1.$AY$2]/[Sheet1.$AY13])*(127/456.76);0)" office:value-type="float" office:value="-8">
            <text:p>-8</text:p>
          </table:table-cell>
          <table:table-cell table:formula="oooc:=ROUND([Sheet1.AT13]*([Sheet1.$AY$2]/[Sheet1.$AY13])*(127/456.76);0)" office:value-type="float" office:value="-12">
            <text:p>-12</text:p>
          </table:table-cell>
          <table:table-cell table:formula="oooc:=ROUND([Sheet1.AU13]*([Sheet1.$AY$2]/[Sheet1.$AY13])*(127/456.76);0)" office:value-type="float" office:value="21">
            <text:p>21</text:p>
          </table:table-cell>
          <table:table-cell table:formula="oooc:=ROUND([Sheet1.AV13]*([Sheet1.$AY$2]/[Sheet1.$AY13])*(127/456.76);0)" office:value-type="float" office:value="-1">
            <text:p>-1</text:p>
          </table:table-cell>
          <table:table-cell table:formula="oooc:=ROUND([Sheet1.AW13]*([Sheet1.$AY$2]/[Sheet1.$AY13])*(127/456.76);0)" office:value-type="float" office:value="5">
            <text:p>5</text:p>
          </table:table-cell>
          <table:table-cell table:formula="oooc:=ROUND([Sheet1.AX13]*([Sheet1.$AY$2]/[Sheet1.$AY13])*(127/456.76);0)" office:value-type="float" office:value="5">
            <text:p>5</text:p>
          </table:table-cell>
          <table:table-cell table:formula="oooc:=[Sheet1.AZ13]" office:value-type="float" office:value="12">
            <text:p>12</text:p>
          </table:table-cell>
          <table:table-cell table:number-columns-repeated="205"/>
        </table:table-row>
        <table:table-row table:style-name="ro1">
          <table:table-cell table:formula="oooc:=ROUND([Sheet1.A14]*([Sheet1.$AY$2]/[Sheet1.$AY14])*(127/456.76);0)" office:value-type="float" office:value="0">
            <text:p>0</text:p>
          </table:table-cell>
          <table:table-cell table:formula="oooc:=ROUND([Sheet1.B14]*([Sheet1.$AY$2]/[Sheet1.$AY14])*(127/456.76);0)" office:value-type="float" office:value="0">
            <text:p>0</text:p>
          </table:table-cell>
          <table:table-cell table:formula="oooc:=ROUND([Sheet1.C14]*([Sheet1.$AY$2]/[Sheet1.$AY14])*(127/456.76);0)" office:value-type="float" office:value="0">
            <text:p>0</text:p>
          </table:table-cell>
          <table:table-cell table:formula="oooc:=ROUND([Sheet1.D14]*([Sheet1.$AY$2]/[Sheet1.$AY14])*(127/456.76);0)" office:value-type="float" office:value="0">
            <text:p>0</text:p>
          </table:table-cell>
          <table:table-cell table:formula="oooc:=ROUND([Sheet1.E14]*([Sheet1.$AY$2]/[Sheet1.$AY14])*(127/456.76);0)" office:value-type="float" office:value="0">
            <text:p>0</text:p>
          </table:table-cell>
          <table:table-cell table:formula="oooc:=ROUND([Sheet1.F14]*([Sheet1.$AY$2]/[Sheet1.$AY14])*(127/456.76);0)" office:value-type="float" office:value="0">
            <text:p>0</text:p>
          </table:table-cell>
          <table:table-cell table:formula="oooc:=ROUND([Sheet1.G14]*([Sheet1.$AY$2]/[Sheet1.$AY14])*(127/456.76);0)" office:value-type="float" office:value="0">
            <text:p>0</text:p>
          </table:table-cell>
          <table:table-cell table:formula="oooc:=ROUND([Sheet1.H14]*([Sheet1.$AY$2]/[Sheet1.$AY14])*(127/456.76);0)" office:value-type="float" office:value="0">
            <text:p>0</text:p>
          </table:table-cell>
          <table:table-cell table:formula="oooc:=ROUND([Sheet1.I14]*([Sheet1.$AY$2]/[Sheet1.$AY14])*(127/456.76);0)" office:value-type="float" office:value="0">
            <text:p>0</text:p>
          </table:table-cell>
          <table:table-cell table:formula="oooc:=ROUND([Sheet1.J14]*([Sheet1.$AY$2]/[Sheet1.$AY14])*(127/456.76);0)" office:value-type="float" office:value="0">
            <text:p>0</text:p>
          </table:table-cell>
          <table:table-cell table:formula="oooc:=ROUND([Sheet1.K14]*([Sheet1.$AY$2]/[Sheet1.$AY14])*(127/456.76);0)" office:value-type="float" office:value="1">
            <text:p>1</text:p>
          </table:table-cell>
          <table:table-cell table:formula="oooc:=ROUND([Sheet1.L14]*([Sheet1.$AY$2]/[Sheet1.$AY14])*(127/456.76);0)" office:value-type="float" office:value="0">
            <text:p>0</text:p>
          </table:table-cell>
          <table:table-cell table:formula="oooc:=ROUND([Sheet1.M14]*([Sheet1.$AY$2]/[Sheet1.$AY14])*(127/456.76);0)" office:value-type="float" office:value="1">
            <text:p>1</text:p>
          </table:table-cell>
          <table:table-cell table:formula="oooc:=ROUND([Sheet1.N14]*([Sheet1.$AY$2]/[Sheet1.$AY14])*(127/456.76);0)" office:value-type="float" office:value="1">
            <text:p>1</text:p>
          </table:table-cell>
          <table:table-cell table:formula="oooc:=ROUND([Sheet1.O14]*([Sheet1.$AY$2]/[Sheet1.$AY14])*(127/456.76);0)" office:value-type="float" office:value="-2">
            <text:p>-2</text:p>
          </table:table-cell>
          <table:table-cell table:formula="oooc:=ROUND([Sheet1.P14]*([Sheet1.$AY$2]/[Sheet1.$AY14])*(127/456.76);0)" office:value-type="float" office:value="-5">
            <text:p>-5</text:p>
          </table:table-cell>
          <table:table-cell table:formula="oooc:=ROUND([Sheet1.Q14]*([Sheet1.$AY$2]/[Sheet1.$AY14])*(127/456.76);0)" office:value-type="float" office:value="1">
            <text:p>1</text:p>
          </table:table-cell>
          <table:table-cell table:formula="oooc:=ROUND([Sheet1.R14]*([Sheet1.$AY$2]/[Sheet1.$AY14])*(127/456.76);0)" office:value-type="float" office:value="0">
            <text:p>0</text:p>
          </table:table-cell>
          <table:table-cell table:formula="oooc:=ROUND([Sheet1.S14]*([Sheet1.$AY$2]/[Sheet1.$AY14])*(127/456.76);0)" office:value-type="float" office:value="-0">
            <text:p>0</text:p>
          </table:table-cell>
          <table:table-cell table:formula="oooc:=ROUND([Sheet1.T14]*([Sheet1.$AY$2]/[Sheet1.$AY14])*(127/456.76);0)" office:value-type="float" office:value="2">
            <text:p>2</text:p>
          </table:table-cell>
          <table:table-cell table:formula="oooc:=ROUND([Sheet1.U14]*([Sheet1.$AY$2]/[Sheet1.$AY14])*(127/456.76);0)" office:value-type="float" office:value="-1">
            <text:p>-1</text:p>
          </table:table-cell>
          <table:table-cell table:formula="oooc:=ROUND([Sheet1.V14]*([Sheet1.$AY$2]/[Sheet1.$AY14])*(127/456.76);0)" office:value-type="float" office:value="-3">
            <text:p>-3</text:p>
          </table:table-cell>
          <table:table-cell table:formula="oooc:=ROUND([Sheet1.W14]*([Sheet1.$AY$2]/[Sheet1.$AY14])*(127/456.76);0)" office:value-type="float" office:value="-2">
            <text:p>-2</text:p>
          </table:table-cell>
          <table:table-cell table:formula="oooc:=ROUND([Sheet1.X14]*([Sheet1.$AY$2]/[Sheet1.$AY14])*(127/456.76);0)" office:value-type="float" office:value="1">
            <text:p>1</text:p>
          </table:table-cell>
          <table:table-cell table:formula="oooc:=ROUND([Sheet1.Y14]*([Sheet1.$AY$2]/[Sheet1.$AY14])*(127/456.76);0)" office:value-type="float" office:value="9">
            <text:p>9</text:p>
          </table:table-cell>
          <table:table-cell table:formula="oooc:=ROUND([Sheet1.Z14]*([Sheet1.$AY$2]/[Sheet1.$AY14])*(127/456.76);0)" office:value-type="float" office:value="-5">
            <text:p>-5</text:p>
          </table:table-cell>
          <table:table-cell table:formula="oooc:=ROUND([Sheet1.AA14]*([Sheet1.$AY$2]/[Sheet1.$AY14])*(127/456.76);0)" office:value-type="float" office:value="1">
            <text:p>1</text:p>
          </table:table-cell>
          <table:table-cell table:formula="oooc:=ROUND([Sheet1.AB14]*([Sheet1.$AY$2]/[Sheet1.$AY14])*(127/456.76);0)" office:value-type="float" office:value="4">
            <text:p>4</text:p>
          </table:table-cell>
          <table:table-cell table:formula="oooc:=ROUND([Sheet1.AC14]*([Sheet1.$AY$2]/[Sheet1.$AY14])*(127/456.76);0)" office:value-type="float" office:value="-12">
            <text:p>-12</text:p>
          </table:table-cell>
          <table:table-cell table:formula="oooc:=ROUND([Sheet1.AD14]*([Sheet1.$AY$2]/[Sheet1.$AY14])*(127/456.76);0)" office:value-type="float" office:value="-6">
            <text:p>-6</text:p>
          </table:table-cell>
          <table:table-cell table:formula="oooc:=ROUND([Sheet1.AE14]*([Sheet1.$AY$2]/[Sheet1.$AY14])*(127/456.76);0)" office:value-type="float" office:value="1">
            <text:p>1</text:p>
          </table:table-cell>
          <table:table-cell table:formula="oooc:=ROUND([Sheet1.AF14]*([Sheet1.$AY$2]/[Sheet1.$AY14])*(127/456.76);0)" office:value-type="float" office:value="-6">
            <text:p>-6</text:p>
          </table:table-cell>
          <table:table-cell table:formula="oooc:=ROUND([Sheet1.AG14]*([Sheet1.$AY$2]/[Sheet1.$AY14])*(127/456.76);0)" office:value-type="float" office:value="-2">
            <text:p>-2</text:p>
          </table:table-cell>
          <table:table-cell table:formula="oooc:=ROUND([Sheet1.AH14]*([Sheet1.$AY$2]/[Sheet1.$AY14])*(127/456.76);0)" office:value-type="float" office:value="10">
            <text:p>10</text:p>
          </table:table-cell>
          <table:table-cell table:formula="oooc:=ROUND([Sheet1.AI14]*([Sheet1.$AY$2]/[Sheet1.$AY14])*(127/456.76);0)" office:value-type="float" office:value="-22">
            <text:p>-22</text:p>
          </table:table-cell>
          <table:table-cell table:formula="oooc:=ROUND([Sheet1.AJ14]*([Sheet1.$AY$2]/[Sheet1.$AY14])*(127/456.76);0)" office:value-type="float" office:value="-7">
            <text:p>-7</text:p>
          </table:table-cell>
          <table:table-cell table:formula="oooc:=ROUND([Sheet1.AK14]*([Sheet1.$AY$2]/[Sheet1.$AY14])*(127/456.76);0)" office:value-type="float" office:value="2">
            <text:p>2</text:p>
          </table:table-cell>
          <table:table-cell table:formula="oooc:=ROUND([Sheet1.AL14]*([Sheet1.$AY$2]/[Sheet1.$AY14])*(127/456.76);0)" office:value-type="float" office:value="6">
            <text:p>6</text:p>
          </table:table-cell>
          <table:table-cell table:formula="oooc:=ROUND([Sheet1.AM14]*([Sheet1.$AY$2]/[Sheet1.$AY14])*(127/456.76);0)" office:value-type="float" office:value="14">
            <text:p>14</text:p>
          </table:table-cell>
          <table:table-cell table:formula="oooc:=ROUND([Sheet1.AN14]*([Sheet1.$AY$2]/[Sheet1.$AY14])*(127/456.76);0)" office:value-type="float" office:value="5">
            <text:p>5</text:p>
          </table:table-cell>
          <table:table-cell table:formula="oooc:=ROUND([Sheet1.AO14]*([Sheet1.$AY$2]/[Sheet1.$AY14])*(127/456.76);0)" office:value-type="float" office:value="4">
            <text:p>4</text:p>
          </table:table-cell>
          <table:table-cell table:formula="oooc:=ROUND([Sheet1.AP14]*([Sheet1.$AY$2]/[Sheet1.$AY14])*(127/456.76);0)" office:value-type="float" office:value="-3">
            <text:p>-3</text:p>
          </table:table-cell>
          <table:table-cell table:formula="oooc:=ROUND([Sheet1.AQ14]*([Sheet1.$AY$2]/[Sheet1.$AY14])*(127/456.76);0)" office:value-type="float" office:value="6">
            <text:p>6</text:p>
          </table:table-cell>
          <table:table-cell table:formula="oooc:=ROUND([Sheet1.AR14]*([Sheet1.$AY$2]/[Sheet1.$AY14])*(127/456.76);0)" office:value-type="float" office:value="-3">
            <text:p>-3</text:p>
          </table:table-cell>
          <table:table-cell table:formula="oooc:=ROUND([Sheet1.AS14]*([Sheet1.$AY$2]/[Sheet1.$AY14])*(127/456.76);0)" office:value-type="float" office:value="-4">
            <text:p>-4</text:p>
          </table:table-cell>
          <table:table-cell table:formula="oooc:=ROUND([Sheet1.AT14]*([Sheet1.$AY$2]/[Sheet1.$AY14])*(127/456.76);0)" office:value-type="float" office:value="-14">
            <text:p>-14</text:p>
          </table:table-cell>
          <table:table-cell table:formula="oooc:=ROUND([Sheet1.AU14]*([Sheet1.$AY$2]/[Sheet1.$AY14])*(127/456.76);0)" office:value-type="float" office:value="22">
            <text:p>22</text:p>
          </table:table-cell>
          <table:table-cell table:formula="oooc:=ROUND([Sheet1.AV14]*([Sheet1.$AY$2]/[Sheet1.$AY14])*(127/456.76);0)" office:value-type="float" office:value="-1">
            <text:p>-1</text:p>
          </table:table-cell>
          <table:table-cell table:formula="oooc:=ROUND([Sheet1.AW14]*([Sheet1.$AY$2]/[Sheet1.$AY14])*(127/456.76);0)" office:value-type="float" office:value="5">
            <text:p>5</text:p>
          </table:table-cell>
          <table:table-cell table:formula="oooc:=ROUND([Sheet1.AX14]*([Sheet1.$AY$2]/[Sheet1.$AY14])*(127/456.76);0)" office:value-type="float" office:value="3">
            <text:p>3</text:p>
          </table:table-cell>
          <table:table-cell table:formula="oooc:=[Sheet1.AZ14]" office:value-type="float" office:value="13">
            <text:p>13</text:p>
          </table:table-cell>
          <table:table-cell table:number-columns-repeated="205"/>
        </table:table-row>
        <table:table-row table:style-name="ro1">
          <table:table-cell table:formula="oooc:=ROUND([Sheet1.A15]*([Sheet1.$AY$2]/[Sheet1.$AY15])*(127/456.76);0)" office:value-type="float" office:value="0">
            <text:p>0</text:p>
          </table:table-cell>
          <table:table-cell table:formula="oooc:=ROUND([Sheet1.B15]*([Sheet1.$AY$2]/[Sheet1.$AY15])*(127/456.76);0)" office:value-type="float" office:value="0">
            <text:p>0</text:p>
          </table:table-cell>
          <table:table-cell table:formula="oooc:=ROUND([Sheet1.C15]*([Sheet1.$AY$2]/[Sheet1.$AY15])*(127/456.76);0)" office:value-type="float" office:value="0">
            <text:p>0</text:p>
          </table:table-cell>
          <table:table-cell table:formula="oooc:=ROUND([Sheet1.D15]*([Sheet1.$AY$2]/[Sheet1.$AY15])*(127/456.76);0)" office:value-type="float" office:value="0">
            <text:p>0</text:p>
          </table:table-cell>
          <table:table-cell table:formula="oooc:=ROUND([Sheet1.E15]*([Sheet1.$AY$2]/[Sheet1.$AY15])*(127/456.76);0)" office:value-type="float" office:value="0">
            <text:p>0</text:p>
          </table:table-cell>
          <table:table-cell table:formula="oooc:=ROUND([Sheet1.F15]*([Sheet1.$AY$2]/[Sheet1.$AY15])*(127/456.76);0)" office:value-type="float" office:value="0">
            <text:p>0</text:p>
          </table:table-cell>
          <table:table-cell table:formula="oooc:=ROUND([Sheet1.G15]*([Sheet1.$AY$2]/[Sheet1.$AY15])*(127/456.76);0)" office:value-type="float" office:value="0">
            <text:p>0</text:p>
          </table:table-cell>
          <table:table-cell table:formula="oooc:=ROUND([Sheet1.H15]*([Sheet1.$AY$2]/[Sheet1.$AY15])*(127/456.76);0)" office:value-type="float" office:value="0">
            <text:p>0</text:p>
          </table:table-cell>
          <table:table-cell table:formula="oooc:=ROUND([Sheet1.I15]*([Sheet1.$AY$2]/[Sheet1.$AY15])*(127/456.76);0)" office:value-type="float" office:value="0">
            <text:p>0</text:p>
          </table:table-cell>
          <table:table-cell table:formula="oooc:=ROUND([Sheet1.J15]*([Sheet1.$AY$2]/[Sheet1.$AY15])*(127/456.76);0)" office:value-type="float" office:value="0">
            <text:p>0</text:p>
          </table:table-cell>
          <table:table-cell table:formula="oooc:=ROUND([Sheet1.K15]*([Sheet1.$AY$2]/[Sheet1.$AY15])*(127/456.76);0)" office:value-type="float" office:value="0">
            <text:p>0</text:p>
          </table:table-cell>
          <table:table-cell table:formula="oooc:=ROUND([Sheet1.L15]*([Sheet1.$AY$2]/[Sheet1.$AY15])*(127/456.76);0)" office:value-type="float" office:value="0">
            <text:p>0</text:p>
          </table:table-cell>
          <table:table-cell table:formula="oooc:=ROUND([Sheet1.M15]*([Sheet1.$AY$2]/[Sheet1.$AY15])*(127/456.76);0)" office:value-type="float" office:value="0">
            <text:p>0</text:p>
          </table:table-cell>
          <table:table-cell table:formula="oooc:=ROUND([Sheet1.N15]*([Sheet1.$AY$2]/[Sheet1.$AY15])*(127/456.76);0)" office:value-type="float" office:value="1">
            <text:p>1</text:p>
          </table:table-cell>
          <table:table-cell table:formula="oooc:=ROUND([Sheet1.O15]*([Sheet1.$AY$2]/[Sheet1.$AY15])*(127/456.76);0)" office:value-type="float" office:value="-2">
            <text:p>-2</text:p>
          </table:table-cell>
          <table:table-cell table:formula="oooc:=ROUND([Sheet1.P15]*([Sheet1.$AY$2]/[Sheet1.$AY15])*(127/456.76);0)" office:value-type="float" office:value="-5">
            <text:p>-5</text:p>
          </table:table-cell>
          <table:table-cell table:formula="oooc:=ROUND([Sheet1.Q15]*([Sheet1.$AY$2]/[Sheet1.$AY15])*(127/456.76);0)" office:value-type="float" office:value="-0">
            <text:p>0</text:p>
          </table:table-cell>
          <table:table-cell table:formula="oooc:=ROUND([Sheet1.R15]*([Sheet1.$AY$2]/[Sheet1.$AY15])*(127/456.76);0)" office:value-type="float" office:value="1">
            <text:p>1</text:p>
          </table:table-cell>
          <table:table-cell table:formula="oooc:=ROUND([Sheet1.S15]*([Sheet1.$AY$2]/[Sheet1.$AY15])*(127/456.76);0)" office:value-type="float" office:value="1">
            <text:p>1</text:p>
          </table:table-cell>
          <table:table-cell table:formula="oooc:=ROUND([Sheet1.T15]*([Sheet1.$AY$2]/[Sheet1.$AY15])*(127/456.76);0)" office:value-type="float" office:value="-0">
            <text:p>0</text:p>
          </table:table-cell>
          <table:table-cell table:formula="oooc:=ROUND([Sheet1.U15]*([Sheet1.$AY$2]/[Sheet1.$AY15])*(127/456.76);0)" office:value-type="float" office:value="-3">
            <text:p>-3</text:p>
          </table:table-cell>
          <table:table-cell table:formula="oooc:=ROUND([Sheet1.V15]*([Sheet1.$AY$2]/[Sheet1.$AY15])*(127/456.76);0)" office:value-type="float" office:value="-3">
            <text:p>-3</text:p>
          </table:table-cell>
          <table:table-cell table:formula="oooc:=ROUND([Sheet1.W15]*([Sheet1.$AY$2]/[Sheet1.$AY15])*(127/456.76);0)" office:value-type="float" office:value="-6">
            <text:p>-6</text:p>
          </table:table-cell>
          <table:table-cell table:formula="oooc:=ROUND([Sheet1.X15]*([Sheet1.$AY$2]/[Sheet1.$AY15])*(127/456.76);0)" office:value-type="float" office:value="2">
            <text:p>2</text:p>
          </table:table-cell>
          <table:table-cell table:formula="oooc:=ROUND([Sheet1.Y15]*([Sheet1.$AY$2]/[Sheet1.$AY15])*(127/456.76);0)" office:value-type="float" office:value="12">
            <text:p>12</text:p>
          </table:table-cell>
          <table:table-cell table:formula="oooc:=ROUND([Sheet1.Z15]*([Sheet1.$AY$2]/[Sheet1.$AY15])*(127/456.76);0)" office:value-type="float" office:value="-5">
            <text:p>-5</text:p>
          </table:table-cell>
          <table:table-cell table:formula="oooc:=ROUND([Sheet1.AA15]*([Sheet1.$AY$2]/[Sheet1.$AY15])*(127/456.76);0)" office:value-type="float" office:value="1">
            <text:p>1</text:p>
          </table:table-cell>
          <table:table-cell table:formula="oooc:=ROUND([Sheet1.AB15]*([Sheet1.$AY$2]/[Sheet1.$AY15])*(127/456.76);0)" office:value-type="float" office:value="4">
            <text:p>4</text:p>
          </table:table-cell>
          <table:table-cell table:formula="oooc:=ROUND([Sheet1.AC15]*([Sheet1.$AY$2]/[Sheet1.$AY15])*(127/456.76);0)" office:value-type="float" office:value="-12">
            <text:p>-12</text:p>
          </table:table-cell>
          <table:table-cell table:formula="oooc:=ROUND([Sheet1.AD15]*([Sheet1.$AY$2]/[Sheet1.$AY15])*(127/456.76);0)" office:value-type="float" office:value="-10">
            <text:p>-10</text:p>
          </table:table-cell>
          <table:table-cell table:formula="oooc:=ROUND([Sheet1.AE15]*([Sheet1.$AY$2]/[Sheet1.$AY15])*(127/456.76);0)" office:value-type="float" office:value="-0">
            <text:p>0</text:p>
          </table:table-cell>
          <table:table-cell table:formula="oooc:=ROUND([Sheet1.AF15]*([Sheet1.$AY$2]/[Sheet1.$AY15])*(127/456.76);0)" office:value-type="float" office:value="-8">
            <text:p>-8</text:p>
          </table:table-cell>
          <table:table-cell table:formula="oooc:=ROUND([Sheet1.AG15]*([Sheet1.$AY$2]/[Sheet1.$AY15])*(127/456.76);0)" office:value-type="float" office:value="-1">
            <text:p>-1</text:p>
          </table:table-cell>
          <table:table-cell table:formula="oooc:=ROUND([Sheet1.AH15]*([Sheet1.$AY$2]/[Sheet1.$AY15])*(127/456.76);0)" office:value-type="float" office:value="10">
            <text:p>10</text:p>
          </table:table-cell>
          <table:table-cell table:formula="oooc:=ROUND([Sheet1.AI15]*([Sheet1.$AY$2]/[Sheet1.$AY15])*(127/456.76);0)" office:value-type="float" office:value="-24">
            <text:p>-24</text:p>
          </table:table-cell>
          <table:table-cell table:formula="oooc:=ROUND([Sheet1.AJ15]*([Sheet1.$AY$2]/[Sheet1.$AY15])*(127/456.76);0)" office:value-type="float" office:value="-3">
            <text:p>-3</text:p>
          </table:table-cell>
          <table:table-cell table:formula="oooc:=ROUND([Sheet1.AK15]*([Sheet1.$AY$2]/[Sheet1.$AY15])*(127/456.76);0)" office:value-type="float" office:value="6">
            <text:p>6</text:p>
          </table:table-cell>
          <table:table-cell table:formula="oooc:=ROUND([Sheet1.AL15]*([Sheet1.$AY$2]/[Sheet1.$AY15])*(127/456.76);0)" office:value-type="float" office:value="8">
            <text:p>8</text:p>
          </table:table-cell>
          <table:table-cell table:formula="oooc:=ROUND([Sheet1.AM15]*([Sheet1.$AY$2]/[Sheet1.$AY15])*(127/456.76);0)" office:value-type="float" office:value="10">
            <text:p>10</text:p>
          </table:table-cell>
          <table:table-cell table:formula="oooc:=ROUND([Sheet1.AN15]*([Sheet1.$AY$2]/[Sheet1.$AY15])*(127/456.76);0)" office:value-type="float" office:value="3">
            <text:p>3</text:p>
          </table:table-cell>
          <table:table-cell table:formula="oooc:=ROUND([Sheet1.AO15]*([Sheet1.$AY$2]/[Sheet1.$AY15])*(127/456.76);0)" office:value-type="float" office:value="4">
            <text:p>4</text:p>
          </table:table-cell>
          <table:table-cell table:formula="oooc:=ROUND([Sheet1.AP15]*([Sheet1.$AY$2]/[Sheet1.$AY15])*(127/456.76);0)" office:value-type="float" office:value="-2">
            <text:p>-2</text:p>
          </table:table-cell>
          <table:table-cell table:formula="oooc:=ROUND([Sheet1.AQ15]*([Sheet1.$AY$2]/[Sheet1.$AY15])*(127/456.76);0)" office:value-type="float" office:value="3">
            <text:p>3</text:p>
          </table:table-cell>
          <table:table-cell table:formula="oooc:=ROUND([Sheet1.AR15]*([Sheet1.$AY$2]/[Sheet1.$AY15])*(127/456.76);0)" office:value-type="float" office:value="1">
            <text:p>1</text:p>
          </table:table-cell>
          <table:table-cell table:formula="oooc:=ROUND([Sheet1.AS15]*([Sheet1.$AY$2]/[Sheet1.$AY15])*(127/456.76);0)" office:value-type="float" office:value="-5">
            <text:p>-5</text:p>
          </table:table-cell>
          <table:table-cell table:formula="oooc:=ROUND([Sheet1.AT15]*([Sheet1.$AY$2]/[Sheet1.$AY15])*(127/456.76);0)" office:value-type="float" office:value="-18">
            <text:p>-18</text:p>
          </table:table-cell>
          <table:table-cell table:formula="oooc:=ROUND([Sheet1.AU15]*([Sheet1.$AY$2]/[Sheet1.$AY15])*(127/456.76);0)" office:value-type="float" office:value="22">
            <text:p>22</text:p>
          </table:table-cell>
          <table:table-cell table:formula="oooc:=ROUND([Sheet1.AV15]*([Sheet1.$AY$2]/[Sheet1.$AY15])*(127/456.76);0)" office:value-type="float" office:value="-1">
            <text:p>-1</text:p>
          </table:table-cell>
          <table:table-cell table:formula="oooc:=ROUND([Sheet1.AW15]*([Sheet1.$AY$2]/[Sheet1.$AY15])*(127/456.76);0)" office:value-type="float" office:value="9">
            <text:p>9</text:p>
          </table:table-cell>
          <table:table-cell table:formula="oooc:=ROUND([Sheet1.AX15]*([Sheet1.$AY$2]/[Sheet1.$AY15])*(127/456.76);0)" office:value-type="float" office:value="7">
            <text:p>7</text:p>
          </table:table-cell>
          <table:table-cell table:formula="oooc:=[Sheet1.AZ15]" office:value-type="float" office:value="14">
            <text:p>14</text:p>
          </table:table-cell>
          <table:table-cell table:number-columns-repeated="205"/>
        </table:table-row>
        <table:table-row table:style-name="ro1">
          <table:table-cell table:formula="oooc:=ROUND([Sheet1.A16]*([Sheet1.$AY$2]/[Sheet1.$AY16])*(127/456.76);0)" office:value-type="float" office:value="0">
            <text:p>0</text:p>
          </table:table-cell>
          <table:table-cell table:formula="oooc:=ROUND([Sheet1.B16]*([Sheet1.$AY$2]/[Sheet1.$AY16])*(127/456.76);0)" office:value-type="float" office:value="0">
            <text:p>0</text:p>
          </table:table-cell>
          <table:table-cell table:formula="oooc:=ROUND([Sheet1.C16]*([Sheet1.$AY$2]/[Sheet1.$AY16])*(127/456.76);0)" office:value-type="float" office:value="0">
            <text:p>0</text:p>
          </table:table-cell>
          <table:table-cell table:formula="oooc:=ROUND([Sheet1.D16]*([Sheet1.$AY$2]/[Sheet1.$AY16])*(127/456.76);0)" office:value-type="float" office:value="0">
            <text:p>0</text:p>
          </table:table-cell>
          <table:table-cell table:formula="oooc:=ROUND([Sheet1.E16]*([Sheet1.$AY$2]/[Sheet1.$AY16])*(127/456.76);0)" office:value-type="float" office:value="0">
            <text:p>0</text:p>
          </table:table-cell>
          <table:table-cell table:formula="oooc:=ROUND([Sheet1.F16]*([Sheet1.$AY$2]/[Sheet1.$AY16])*(127/456.76);0)" office:value-type="float" office:value="0">
            <text:p>0</text:p>
          </table:table-cell>
          <table:table-cell table:formula="oooc:=ROUND([Sheet1.G16]*([Sheet1.$AY$2]/[Sheet1.$AY16])*(127/456.76);0)" office:value-type="float" office:value="1">
            <text:p>1</text:p>
          </table:table-cell>
          <table:table-cell table:formula="oooc:=ROUND([Sheet1.H16]*([Sheet1.$AY$2]/[Sheet1.$AY16])*(127/456.76);0)" office:value-type="float" office:value="0">
            <text:p>0</text:p>
          </table:table-cell>
          <table:table-cell table:formula="oooc:=ROUND([Sheet1.I16]*([Sheet1.$AY$2]/[Sheet1.$AY16])*(127/456.76);0)" office:value-type="float" office:value="0">
            <text:p>0</text:p>
          </table:table-cell>
          <table:table-cell table:formula="oooc:=ROUND([Sheet1.J16]*([Sheet1.$AY$2]/[Sheet1.$AY16])*(127/456.76);0)" office:value-type="float" office:value="0">
            <text:p>0</text:p>
          </table:table-cell>
          <table:table-cell table:formula="oooc:=ROUND([Sheet1.K16]*([Sheet1.$AY$2]/[Sheet1.$AY16])*(127/456.76);0)" office:value-type="float" office:value="1">
            <text:p>1</text:p>
          </table:table-cell>
          <table:table-cell table:formula="oooc:=ROUND([Sheet1.L16]*([Sheet1.$AY$2]/[Sheet1.$AY16])*(127/456.76);0)" office:value-type="float" office:value="1">
            <text:p>1</text:p>
          </table:table-cell>
          <table:table-cell table:formula="oooc:=ROUND([Sheet1.M16]*([Sheet1.$AY$2]/[Sheet1.$AY16])*(127/456.76);0)" office:value-type="float" office:value="1">
            <text:p>1</text:p>
          </table:table-cell>
          <table:table-cell table:formula="oooc:=ROUND([Sheet1.N16]*([Sheet1.$AY$2]/[Sheet1.$AY16])*(127/456.76);0)" office:value-type="float" office:value="2">
            <text:p>2</text:p>
          </table:table-cell>
          <table:table-cell table:formula="oooc:=ROUND([Sheet1.O16]*([Sheet1.$AY$2]/[Sheet1.$AY16])*(127/456.76);0)" office:value-type="float" office:value="-2">
            <text:p>-2</text:p>
          </table:table-cell>
          <table:table-cell table:formula="oooc:=ROUND([Sheet1.P16]*([Sheet1.$AY$2]/[Sheet1.$AY16])*(127/456.76);0)" office:value-type="float" office:value="-5">
            <text:p>-5</text:p>
          </table:table-cell>
          <table:table-cell table:formula="oooc:=ROUND([Sheet1.Q16]*([Sheet1.$AY$2]/[Sheet1.$AY16])*(127/456.76);0)" office:value-type="float" office:value="-0">
            <text:p>0</text:p>
          </table:table-cell>
          <table:table-cell table:formula="oooc:=ROUND([Sheet1.R16]*([Sheet1.$AY$2]/[Sheet1.$AY16])*(127/456.76);0)" office:value-type="float" office:value="2">
            <text:p>2</text:p>
          </table:table-cell>
          <table:table-cell table:formula="oooc:=ROUND([Sheet1.S16]*([Sheet1.$AY$2]/[Sheet1.$AY16])*(127/456.76);0)" office:value-type="float" office:value="1">
            <text:p>1</text:p>
          </table:table-cell>
          <table:table-cell table:formula="oooc:=ROUND([Sheet1.T16]*([Sheet1.$AY$2]/[Sheet1.$AY16])*(127/456.76);0)" office:value-type="float" office:value="-0">
            <text:p>0</text:p>
          </table:table-cell>
          <table:table-cell table:formula="oooc:=ROUND([Sheet1.U16]*([Sheet1.$AY$2]/[Sheet1.$AY16])*(127/456.76);0)" office:value-type="float" office:value="-4">
            <text:p>-4</text:p>
          </table:table-cell>
          <table:table-cell table:formula="oooc:=ROUND([Sheet1.V16]*([Sheet1.$AY$2]/[Sheet1.$AY16])*(127/456.76);0)" office:value-type="float" office:value="-4">
            <text:p>-4</text:p>
          </table:table-cell>
          <table:table-cell table:formula="oooc:=ROUND([Sheet1.W16]*([Sheet1.$AY$2]/[Sheet1.$AY16])*(127/456.76);0)" office:value-type="float" office:value="-3">
            <text:p>-3</text:p>
          </table:table-cell>
          <table:table-cell table:formula="oooc:=ROUND([Sheet1.X16]*([Sheet1.$AY$2]/[Sheet1.$AY16])*(127/456.76);0)" office:value-type="float" office:value="0">
            <text:p>0</text:p>
          </table:table-cell>
          <table:table-cell table:formula="oooc:=ROUND([Sheet1.Y16]*([Sheet1.$AY$2]/[Sheet1.$AY16])*(127/456.76);0)" office:value-type="float" office:value="10">
            <text:p>10</text:p>
          </table:table-cell>
          <table:table-cell table:formula="oooc:=ROUND([Sheet1.Z16]*([Sheet1.$AY$2]/[Sheet1.$AY16])*(127/456.76);0)" office:value-type="float" office:value="-3">
            <text:p>-3</text:p>
          </table:table-cell>
          <table:table-cell table:formula="oooc:=ROUND([Sheet1.AA16]*([Sheet1.$AY$2]/[Sheet1.$AY16])*(127/456.76);0)" office:value-type="float" office:value="3">
            <text:p>3</text:p>
          </table:table-cell>
          <table:table-cell table:formula="oooc:=ROUND([Sheet1.AB16]*([Sheet1.$AY$2]/[Sheet1.$AY16])*(127/456.76);0)" office:value-type="float" office:value="3">
            <text:p>3</text:p>
          </table:table-cell>
          <table:table-cell table:formula="oooc:=ROUND([Sheet1.AC16]*([Sheet1.$AY$2]/[Sheet1.$AY16])*(127/456.76);0)" office:value-type="float" office:value="-11">
            <text:p>-11</text:p>
          </table:table-cell>
          <table:table-cell table:formula="oooc:=ROUND([Sheet1.AD16]*([Sheet1.$AY$2]/[Sheet1.$AY16])*(127/456.76);0)" office:value-type="float" office:value="-9">
            <text:p>-9</text:p>
          </table:table-cell>
          <table:table-cell table:formula="oooc:=ROUND([Sheet1.AE16]*([Sheet1.$AY$2]/[Sheet1.$AY16])*(127/456.76);0)" office:value-type="float" office:value="2">
            <text:p>2</text:p>
          </table:table-cell>
          <table:table-cell table:formula="oooc:=ROUND([Sheet1.AF16]*([Sheet1.$AY$2]/[Sheet1.$AY16])*(127/456.76);0)" office:value-type="float" office:value="-6">
            <text:p>-6</text:p>
          </table:table-cell>
          <table:table-cell table:formula="oooc:=ROUND([Sheet1.AG16]*([Sheet1.$AY$2]/[Sheet1.$AY16])*(127/456.76);0)" office:value-type="float" office:value="1">
            <text:p>1</text:p>
          </table:table-cell>
          <table:table-cell table:formula="oooc:=ROUND([Sheet1.AH16]*([Sheet1.$AY$2]/[Sheet1.$AY16])*(127/456.76);0)" office:value-type="float" office:value="9">
            <text:p>9</text:p>
          </table:table-cell>
          <table:table-cell table:formula="oooc:=ROUND([Sheet1.AI16]*([Sheet1.$AY$2]/[Sheet1.$AY16])*(127/456.76);0)" office:value-type="float" office:value="-27">
            <text:p>-27</text:p>
          </table:table-cell>
          <table:table-cell table:formula="oooc:=ROUND([Sheet1.AJ16]*([Sheet1.$AY$2]/[Sheet1.$AY16])*(127/456.76);0)" office:value-type="float" office:value="-1">
            <text:p>-1</text:p>
          </table:table-cell>
          <table:table-cell table:formula="oooc:=ROUND([Sheet1.AK16]*([Sheet1.$AY$2]/[Sheet1.$AY16])*(127/456.76);0)" office:value-type="float" office:value="3">
            <text:p>3</text:p>
          </table:table-cell>
          <table:table-cell table:formula="oooc:=ROUND([Sheet1.AL16]*([Sheet1.$AY$2]/[Sheet1.$AY16])*(127/456.76);0)" office:value-type="float" office:value="5">
            <text:p>5</text:p>
          </table:table-cell>
          <table:table-cell table:formula="oooc:=ROUND([Sheet1.AM16]*([Sheet1.$AY$2]/[Sheet1.$AY16])*(127/456.76);0)" office:value-type="float" office:value="7">
            <text:p>7</text:p>
          </table:table-cell>
          <table:table-cell table:formula="oooc:=ROUND([Sheet1.AN16]*([Sheet1.$AY$2]/[Sheet1.$AY16])*(127/456.76);0)" office:value-type="float" office:value="9">
            <text:p>9</text:p>
          </table:table-cell>
          <table:table-cell table:formula="oooc:=ROUND([Sheet1.AO16]*([Sheet1.$AY$2]/[Sheet1.$AY16])*(127/456.76);0)" office:value-type="float" office:value="-2">
            <text:p>-2</text:p>
          </table:table-cell>
          <table:table-cell table:formula="oooc:=ROUND([Sheet1.AP16]*([Sheet1.$AY$2]/[Sheet1.$AY16])*(127/456.76);0)" office:value-type="float" office:value="2">
            <text:p>2</text:p>
          </table:table-cell>
          <table:table-cell table:formula="oooc:=ROUND([Sheet1.AQ16]*([Sheet1.$AY$2]/[Sheet1.$AY16])*(127/456.76);0)" office:value-type="float" office:value="2">
            <text:p>2</text:p>
          </table:table-cell>
          <table:table-cell table:formula="oooc:=ROUND([Sheet1.AR16]*([Sheet1.$AY$2]/[Sheet1.$AY16])*(127/456.76);0)" office:value-type="float" office:value="-4">
            <text:p>-4</text:p>
          </table:table-cell>
          <table:table-cell table:formula="oooc:=ROUND([Sheet1.AS16]*([Sheet1.$AY$2]/[Sheet1.$AY16])*(127/456.76);0)" office:value-type="float" office:value="-6">
            <text:p>-6</text:p>
          </table:table-cell>
          <table:table-cell table:formula="oooc:=ROUND([Sheet1.AT16]*([Sheet1.$AY$2]/[Sheet1.$AY16])*(127/456.76);0)" office:value-type="float" office:value="-17">
            <text:p>-17</text:p>
          </table:table-cell>
          <table:table-cell table:formula="oooc:=ROUND([Sheet1.AU16]*([Sheet1.$AY$2]/[Sheet1.$AY16])*(127/456.76);0)" office:value-type="float" office:value="20">
            <text:p>20</text:p>
          </table:table-cell>
          <table:table-cell table:formula="oooc:=ROUND([Sheet1.AV16]*([Sheet1.$AY$2]/[Sheet1.$AY16])*(127/456.76);0)" office:value-type="float" office:value="0">
            <text:p>0</text:p>
          </table:table-cell>
          <table:table-cell table:formula="oooc:=ROUND([Sheet1.AW16]*([Sheet1.$AY$2]/[Sheet1.$AY16])*(127/456.76);0)" office:value-type="float" office:value="12">
            <text:p>12</text:p>
          </table:table-cell>
          <table:table-cell table:formula="oooc:=ROUND([Sheet1.AX16]*([Sheet1.$AY$2]/[Sheet1.$AY16])*(127/456.76);0)" office:value-type="float" office:value="8">
            <text:p>8</text:p>
          </table:table-cell>
          <table:table-cell table:formula="oooc:=[Sheet1.AZ16]" office:value-type="float" office:value="15">
            <text:p>15</text:p>
          </table:table-cell>
          <table:table-cell table:number-columns-repeated="205"/>
        </table:table-row>
        <table:table-row table:style-name="ro1">
          <table:table-cell table:formula="oooc:=ROUND([Sheet1.A17]*([Sheet1.$AY$2]/[Sheet1.$AY17])*(127/456.76);0)" office:value-type="float" office:value="0">
            <text:p>0</text:p>
          </table:table-cell>
          <table:table-cell table:formula="oooc:=ROUND([Sheet1.B17]*([Sheet1.$AY$2]/[Sheet1.$AY17])*(127/456.76);0)" office:value-type="float" office:value="0">
            <text:p>0</text:p>
          </table:table-cell>
          <table:table-cell table:formula="oooc:=ROUND([Sheet1.C17]*([Sheet1.$AY$2]/[Sheet1.$AY17])*(127/456.76);0)" office:value-type="float" office:value="0">
            <text:p>0</text:p>
          </table:table-cell>
          <table:table-cell table:formula="oooc:=ROUND([Sheet1.D17]*([Sheet1.$AY$2]/[Sheet1.$AY17])*(127/456.76);0)" office:value-type="float" office:value="0">
            <text:p>0</text:p>
          </table:table-cell>
          <table:table-cell table:formula="oooc:=ROUND([Sheet1.E17]*([Sheet1.$AY$2]/[Sheet1.$AY17])*(127/456.76);0)" office:value-type="float" office:value="0">
            <text:p>0</text:p>
          </table:table-cell>
          <table:table-cell table:formula="oooc:=ROUND([Sheet1.F17]*([Sheet1.$AY$2]/[Sheet1.$AY17])*(127/456.76);0)" office:value-type="float" office:value="0">
            <text:p>0</text:p>
          </table:table-cell>
          <table:table-cell table:formula="oooc:=ROUND([Sheet1.G17]*([Sheet1.$AY$2]/[Sheet1.$AY17])*(127/456.76);0)" office:value-type="float" office:value="0">
            <text:p>0</text:p>
          </table:table-cell>
          <table:table-cell table:formula="oooc:=ROUND([Sheet1.H17]*([Sheet1.$AY$2]/[Sheet1.$AY17])*(127/456.76);0)" office:value-type="float" office:value="0">
            <text:p>0</text:p>
          </table:table-cell>
          <table:table-cell table:formula="oooc:=ROUND([Sheet1.I17]*([Sheet1.$AY$2]/[Sheet1.$AY17])*(127/456.76);0)" office:value-type="float" office:value="1">
            <text:p>1</text:p>
          </table:table-cell>
          <table:table-cell table:formula="oooc:=ROUND([Sheet1.J17]*([Sheet1.$AY$2]/[Sheet1.$AY17])*(127/456.76);0)" office:value-type="float" office:value="0">
            <text:p>0</text:p>
          </table:table-cell>
          <table:table-cell table:formula="oooc:=ROUND([Sheet1.K17]*([Sheet1.$AY$2]/[Sheet1.$AY17])*(127/456.76);0)" office:value-type="float" office:value="-1">
            <text:p>-1</text:p>
          </table:table-cell>
          <table:table-cell table:formula="oooc:=ROUND([Sheet1.L17]*([Sheet1.$AY$2]/[Sheet1.$AY17])*(127/456.76);0)" office:value-type="float" office:value="0">
            <text:p>0</text:p>
          </table:table-cell>
          <table:table-cell table:formula="oooc:=ROUND([Sheet1.M17]*([Sheet1.$AY$2]/[Sheet1.$AY17])*(127/456.76);0)" office:value-type="float" office:value="0">
            <text:p>0</text:p>
          </table:table-cell>
          <table:table-cell table:formula="oooc:=ROUND([Sheet1.N17]*([Sheet1.$AY$2]/[Sheet1.$AY17])*(127/456.76);0)" office:value-type="float" office:value="1">
            <text:p>1</text:p>
          </table:table-cell>
          <table:table-cell table:formula="oooc:=ROUND([Sheet1.O17]*([Sheet1.$AY$2]/[Sheet1.$AY17])*(127/456.76);0)" office:value-type="float" office:value="-3">
            <text:p>-3</text:p>
          </table:table-cell>
          <table:table-cell table:formula="oooc:=ROUND([Sheet1.P17]*([Sheet1.$AY$2]/[Sheet1.$AY17])*(127/456.76);0)" office:value-type="float" office:value="-5">
            <text:p>-5</text:p>
          </table:table-cell>
          <table:table-cell table:formula="oooc:=ROUND([Sheet1.Q17]*([Sheet1.$AY$2]/[Sheet1.$AY17])*(127/456.76);0)" office:value-type="float" office:value="0">
            <text:p>0</text:p>
          </table:table-cell>
          <table:table-cell table:formula="oooc:=ROUND([Sheet1.R17]*([Sheet1.$AY$2]/[Sheet1.$AY17])*(127/456.76);0)" office:value-type="float" office:value="1">
            <text:p>1</text:p>
          </table:table-cell>
          <table:table-cell table:formula="oooc:=ROUND([Sheet1.S17]*([Sheet1.$AY$2]/[Sheet1.$AY17])*(127/456.76);0)" office:value-type="float" office:value="1">
            <text:p>1</text:p>
          </table:table-cell>
          <table:table-cell table:formula="oooc:=ROUND([Sheet1.T17]*([Sheet1.$AY$2]/[Sheet1.$AY17])*(127/456.76);0)" office:value-type="float" office:value="0">
            <text:p>0</text:p>
          </table:table-cell>
          <table:table-cell table:formula="oooc:=ROUND([Sheet1.U17]*([Sheet1.$AY$2]/[Sheet1.$AY17])*(127/456.76);0)" office:value-type="float" office:value="-5">
            <text:p>-5</text:p>
          </table:table-cell>
          <table:table-cell table:formula="oooc:=ROUND([Sheet1.V17]*([Sheet1.$AY$2]/[Sheet1.$AY17])*(127/456.76);0)" office:value-type="float" office:value="-5">
            <text:p>-5</text:p>
          </table:table-cell>
          <table:table-cell table:formula="oooc:=ROUND([Sheet1.W17]*([Sheet1.$AY$2]/[Sheet1.$AY17])*(127/456.76);0)" office:value-type="float" office:value="-6">
            <text:p>-6</text:p>
          </table:table-cell>
          <table:table-cell table:formula="oooc:=ROUND([Sheet1.X17]*([Sheet1.$AY$2]/[Sheet1.$AY17])*(127/456.76);0)" office:value-type="float" office:value="0">
            <text:p>0</text:p>
          </table:table-cell>
          <table:table-cell table:formula="oooc:=ROUND([Sheet1.Y17]*([Sheet1.$AY$2]/[Sheet1.$AY17])*(127/456.76);0)" office:value-type="float" office:value="12">
            <text:p>12</text:p>
          </table:table-cell>
          <table:table-cell table:formula="oooc:=ROUND([Sheet1.Z17]*([Sheet1.$AY$2]/[Sheet1.$AY17])*(127/456.76);0)" office:value-type="float" office:value="-4">
            <text:p>-4</text:p>
          </table:table-cell>
          <table:table-cell table:formula="oooc:=ROUND([Sheet1.AA17]*([Sheet1.$AY$2]/[Sheet1.$AY17])*(127/456.76);0)" office:value-type="float" office:value="5">
            <text:p>5</text:p>
          </table:table-cell>
          <table:table-cell table:formula="oooc:=ROUND([Sheet1.AB17]*([Sheet1.$AY$2]/[Sheet1.$AY17])*(127/456.76);0)" office:value-type="float" office:value="7">
            <text:p>7</text:p>
          </table:table-cell>
          <table:table-cell table:formula="oooc:=ROUND([Sheet1.AC17]*([Sheet1.$AY$2]/[Sheet1.$AY17])*(127/456.76);0)" office:value-type="float" office:value="-10">
            <text:p>-10</text:p>
          </table:table-cell>
          <table:table-cell table:formula="oooc:=ROUND([Sheet1.AD17]*([Sheet1.$AY$2]/[Sheet1.$AY17])*(127/456.76);0)" office:value-type="float" office:value="-13">
            <text:p>-13</text:p>
          </table:table-cell>
          <table:table-cell table:formula="oooc:=ROUND([Sheet1.AE17]*([Sheet1.$AY$2]/[Sheet1.$AY17])*(127/456.76);0)" office:value-type="float" office:value="3">
            <text:p>3</text:p>
          </table:table-cell>
          <table:table-cell table:formula="oooc:=ROUND([Sheet1.AF17]*([Sheet1.$AY$2]/[Sheet1.$AY17])*(127/456.76);0)" office:value-type="float" office:value="-7">
            <text:p>-7</text:p>
          </table:table-cell>
          <table:table-cell table:formula="oooc:=ROUND([Sheet1.AG17]*([Sheet1.$AY$2]/[Sheet1.$AY17])*(127/456.76);0)" office:value-type="float" office:value="2">
            <text:p>2</text:p>
          </table:table-cell>
          <table:table-cell table:formula="oooc:=ROUND([Sheet1.AH17]*([Sheet1.$AY$2]/[Sheet1.$AY17])*(127/456.76);0)" office:value-type="float" office:value="7">
            <text:p>7</text:p>
          </table:table-cell>
          <table:table-cell table:formula="oooc:=ROUND([Sheet1.AI17]*([Sheet1.$AY$2]/[Sheet1.$AY17])*(127/456.76);0)" office:value-type="float" office:value="-25">
            <text:p>-25</text:p>
          </table:table-cell>
          <table:table-cell table:formula="oooc:=ROUND([Sheet1.AJ17]*([Sheet1.$AY$2]/[Sheet1.$AY17])*(127/456.76);0)" office:value-type="float" office:value="-3">
            <text:p>-3</text:p>
          </table:table-cell>
          <table:table-cell table:formula="oooc:=ROUND([Sheet1.AK17]*([Sheet1.$AY$2]/[Sheet1.$AY17])*(127/456.76);0)" office:value-type="float" office:value="2">
            <text:p>2</text:p>
          </table:table-cell>
          <table:table-cell table:formula="oooc:=ROUND([Sheet1.AL17]*([Sheet1.$AY$2]/[Sheet1.$AY17])*(127/456.76);0)" office:value-type="float" office:value="2">
            <text:p>2</text:p>
          </table:table-cell>
          <table:table-cell table:formula="oooc:=ROUND([Sheet1.AM17]*([Sheet1.$AY$2]/[Sheet1.$AY17])*(127/456.76);0)" office:value-type="float" office:value="8">
            <text:p>8</text:p>
          </table:table-cell>
          <table:table-cell table:formula="oooc:=ROUND([Sheet1.AN17]*([Sheet1.$AY$2]/[Sheet1.$AY17])*(127/456.76);0)" office:value-type="float" office:value="9">
            <text:p>9</text:p>
          </table:table-cell>
          <table:table-cell table:formula="oooc:=ROUND([Sheet1.AO17]*([Sheet1.$AY$2]/[Sheet1.$AY17])*(127/456.76);0)" office:value-type="float" office:value="-2">
            <text:p>-2</text:p>
          </table:table-cell>
          <table:table-cell table:formula="oooc:=ROUND([Sheet1.AP17]*([Sheet1.$AY$2]/[Sheet1.$AY17])*(127/456.76);0)" office:value-type="float" office:value="3">
            <text:p>3</text:p>
          </table:table-cell>
          <table:table-cell table:formula="oooc:=ROUND([Sheet1.AQ17]*([Sheet1.$AY$2]/[Sheet1.$AY17])*(127/456.76);0)" office:value-type="float" office:value="4">
            <text:p>4</text:p>
          </table:table-cell>
          <table:table-cell table:formula="oooc:=ROUND([Sheet1.AR17]*([Sheet1.$AY$2]/[Sheet1.$AY17])*(127/456.76);0)" office:value-type="float" office:value="-2">
            <text:p>-2</text:p>
          </table:table-cell>
          <table:table-cell table:formula="oooc:=ROUND([Sheet1.AS17]*([Sheet1.$AY$2]/[Sheet1.$AY17])*(127/456.76);0)" office:value-type="float" office:value="-8">
            <text:p>-8</text:p>
          </table:table-cell>
          <table:table-cell table:formula="oooc:=ROUND([Sheet1.AT17]*([Sheet1.$AY$2]/[Sheet1.$AY17])*(127/456.76);0)" office:value-type="float" office:value="-17">
            <text:p>-17</text:p>
          </table:table-cell>
          <table:table-cell table:formula="oooc:=ROUND([Sheet1.AU17]*([Sheet1.$AY$2]/[Sheet1.$AY17])*(127/456.76);0)" office:value-type="float" office:value="22">
            <text:p>22</text:p>
          </table:table-cell>
          <table:table-cell table:formula="oooc:=ROUND([Sheet1.AV17]*([Sheet1.$AY$2]/[Sheet1.$AY17])*(127/456.76);0)" office:value-type="float" office:value="1">
            <text:p>1</text:p>
          </table:table-cell>
          <table:table-cell table:formula="oooc:=ROUND([Sheet1.AW17]*([Sheet1.$AY$2]/[Sheet1.$AY17])*(127/456.76);0)" office:value-type="float" office:value="15">
            <text:p>15</text:p>
          </table:table-cell>
          <table:table-cell table:formula="oooc:=ROUND([Sheet1.AX17]*([Sheet1.$AY$2]/[Sheet1.$AY17])*(127/456.76);0)" office:value-type="float" office:value="8">
            <text:p>8</text:p>
          </table:table-cell>
          <table:table-cell table:formula="oooc:=[Sheet1.AZ17]" office:value-type="float" office:value="16">
            <text:p>16</text:p>
          </table:table-cell>
          <table:table-cell table:number-columns-repeated="205"/>
        </table:table-row>
        <table:table-row table:style-name="ro1">
          <table:table-cell table:formula="oooc:=ROUND([Sheet1.A18]*([Sheet1.$AY$2]/[Sheet1.$AY18])*(127/456.76);0)" office:value-type="float" office:value="0">
            <text:p>0</text:p>
          </table:table-cell>
          <table:table-cell table:formula="oooc:=ROUND([Sheet1.B18]*([Sheet1.$AY$2]/[Sheet1.$AY18])*(127/456.76);0)" office:value-type="float" office:value="0">
            <text:p>0</text:p>
          </table:table-cell>
          <table:table-cell table:formula="oooc:=ROUND([Sheet1.C18]*([Sheet1.$AY$2]/[Sheet1.$AY18])*(127/456.76);0)" office:value-type="float" office:value="0">
            <text:p>0</text:p>
          </table:table-cell>
          <table:table-cell table:formula="oooc:=ROUND([Sheet1.D18]*([Sheet1.$AY$2]/[Sheet1.$AY18])*(127/456.76);0)" office:value-type="float" office:value="0">
            <text:p>0</text:p>
          </table:table-cell>
          <table:table-cell table:formula="oooc:=ROUND([Sheet1.E18]*([Sheet1.$AY$2]/[Sheet1.$AY18])*(127/456.76);0)" office:value-type="float" office:value="0">
            <text:p>0</text:p>
          </table:table-cell>
          <table:table-cell table:formula="oooc:=ROUND([Sheet1.F18]*([Sheet1.$AY$2]/[Sheet1.$AY18])*(127/456.76);0)" office:value-type="float" office:value="-1">
            <text:p>-1</text:p>
          </table:table-cell>
          <table:table-cell table:formula="oooc:=ROUND([Sheet1.G18]*([Sheet1.$AY$2]/[Sheet1.$AY18])*(127/456.76);0)" office:value-type="float" office:value="0">
            <text:p>0</text:p>
          </table:table-cell>
          <table:table-cell table:formula="oooc:=ROUND([Sheet1.H18]*([Sheet1.$AY$2]/[Sheet1.$AY18])*(127/456.76);0)" office:value-type="float" office:value="0">
            <text:p>0</text:p>
          </table:table-cell>
          <table:table-cell table:formula="oooc:=ROUND([Sheet1.I18]*([Sheet1.$AY$2]/[Sheet1.$AY18])*(127/456.76);0)" office:value-type="float" office:value="0">
            <text:p>0</text:p>
          </table:table-cell>
          <table:table-cell table:formula="oooc:=ROUND([Sheet1.J18]*([Sheet1.$AY$2]/[Sheet1.$AY18])*(127/456.76);0)" office:value-type="float" office:value="0">
            <text:p>0</text:p>
          </table:table-cell>
          <table:table-cell table:formula="oooc:=ROUND([Sheet1.K18]*([Sheet1.$AY$2]/[Sheet1.$AY18])*(127/456.76);0)" office:value-type="float" office:value="0">
            <text:p>0</text:p>
          </table:table-cell>
          <table:table-cell table:formula="oooc:=ROUND([Sheet1.L18]*([Sheet1.$AY$2]/[Sheet1.$AY18])*(127/456.76);0)" office:value-type="float" office:value="0">
            <text:p>0</text:p>
          </table:table-cell>
          <table:table-cell table:formula="oooc:=ROUND([Sheet1.M18]*([Sheet1.$AY$2]/[Sheet1.$AY18])*(127/456.76);0)" office:value-type="float" office:value="0">
            <text:p>0</text:p>
          </table:table-cell>
          <table:table-cell table:formula="oooc:=ROUND([Sheet1.N18]*([Sheet1.$AY$2]/[Sheet1.$AY18])*(127/456.76);0)" office:value-type="float" office:value="2">
            <text:p>2</text:p>
          </table:table-cell>
          <table:table-cell table:formula="oooc:=ROUND([Sheet1.O18]*([Sheet1.$AY$2]/[Sheet1.$AY18])*(127/456.76);0)" office:value-type="float" office:value="-3">
            <text:p>-3</text:p>
          </table:table-cell>
          <table:table-cell table:formula="oooc:=ROUND([Sheet1.P18]*([Sheet1.$AY$2]/[Sheet1.$AY18])*(127/456.76);0)" office:value-type="float" office:value="-5">
            <text:p>-5</text:p>
          </table:table-cell>
          <table:table-cell table:formula="oooc:=ROUND([Sheet1.Q18]*([Sheet1.$AY$2]/[Sheet1.$AY18])*(127/456.76);0)" office:value-type="float" office:value="0">
            <text:p>0</text:p>
          </table:table-cell>
          <table:table-cell table:formula="oooc:=ROUND([Sheet1.R18]*([Sheet1.$AY$2]/[Sheet1.$AY18])*(127/456.76);0)" office:value-type="float" office:value="0">
            <text:p>0</text:p>
          </table:table-cell>
          <table:table-cell table:formula="oooc:=ROUND([Sheet1.S18]*([Sheet1.$AY$2]/[Sheet1.$AY18])*(127/456.76);0)" office:value-type="float" office:value="-1">
            <text:p>-1</text:p>
          </table:table-cell>
          <table:table-cell table:formula="oooc:=ROUND([Sheet1.T18]*([Sheet1.$AY$2]/[Sheet1.$AY18])*(127/456.76);0)" office:value-type="float" office:value="2">
            <text:p>2</text:p>
          </table:table-cell>
          <table:table-cell table:formula="oooc:=ROUND([Sheet1.U18]*([Sheet1.$AY$2]/[Sheet1.$AY18])*(127/456.76);0)" office:value-type="float" office:value="-4">
            <text:p>-4</text:p>
          </table:table-cell>
          <table:table-cell table:formula="oooc:=ROUND([Sheet1.V18]*([Sheet1.$AY$2]/[Sheet1.$AY18])*(127/456.76);0)" office:value-type="float" office:value="-8">
            <text:p>-8</text:p>
          </table:table-cell>
          <table:table-cell table:formula="oooc:=ROUND([Sheet1.W18]*([Sheet1.$AY$2]/[Sheet1.$AY18])*(127/456.76);0)" office:value-type="float" office:value="-4">
            <text:p>-4</text:p>
          </table:table-cell>
          <table:table-cell table:formula="oooc:=ROUND([Sheet1.X18]*([Sheet1.$AY$2]/[Sheet1.$AY18])*(127/456.76);0)" office:value-type="float" office:value="1">
            <text:p>1</text:p>
          </table:table-cell>
          <table:table-cell table:formula="oooc:=ROUND([Sheet1.Y18]*([Sheet1.$AY$2]/[Sheet1.$AY18])*(127/456.76);0)" office:value-type="float" office:value="11">
            <text:p>11</text:p>
          </table:table-cell>
          <table:table-cell table:formula="oooc:=ROUND([Sheet1.Z18]*([Sheet1.$AY$2]/[Sheet1.$AY18])*(127/456.76);0)" office:value-type="float" office:value="-6">
            <text:p>-6</text:p>
          </table:table-cell>
          <table:table-cell table:formula="oooc:=ROUND([Sheet1.AA18]*([Sheet1.$AY$2]/[Sheet1.$AY18])*(127/456.76);0)" office:value-type="float" office:value="6">
            <text:p>6</text:p>
          </table:table-cell>
          <table:table-cell table:formula="oooc:=ROUND([Sheet1.AB18]*([Sheet1.$AY$2]/[Sheet1.$AY18])*(127/456.76);0)" office:value-type="float" office:value="8">
            <text:p>8</text:p>
          </table:table-cell>
          <table:table-cell table:formula="oooc:=ROUND([Sheet1.AC18]*([Sheet1.$AY$2]/[Sheet1.$AY18])*(127/456.76);0)" office:value-type="float" office:value="-8">
            <text:p>-8</text:p>
          </table:table-cell>
          <table:table-cell table:formula="oooc:=ROUND([Sheet1.AD18]*([Sheet1.$AY$2]/[Sheet1.$AY18])*(127/456.76);0)" office:value-type="float" office:value="-18">
            <text:p>-18</text:p>
          </table:table-cell>
          <table:table-cell table:formula="oooc:=ROUND([Sheet1.AE18]*([Sheet1.$AY$2]/[Sheet1.$AY18])*(127/456.76);0)" office:value-type="float" office:value="6">
            <text:p>6</text:p>
          </table:table-cell>
          <table:table-cell table:formula="oooc:=ROUND([Sheet1.AF18]*([Sheet1.$AY$2]/[Sheet1.$AY18])*(127/456.76);0)" office:value-type="float" office:value="-4">
            <text:p>-4</text:p>
          </table:table-cell>
          <table:table-cell table:formula="oooc:=ROUND([Sheet1.AG18]*([Sheet1.$AY$2]/[Sheet1.$AY18])*(127/456.76);0)" office:value-type="float" office:value="1">
            <text:p>1</text:p>
          </table:table-cell>
          <table:table-cell table:formula="oooc:=ROUND([Sheet1.AH18]*([Sheet1.$AY$2]/[Sheet1.$AY18])*(127/456.76);0)" office:value-type="float" office:value="11">
            <text:p>11</text:p>
          </table:table-cell>
          <table:table-cell table:formula="oooc:=ROUND([Sheet1.AI18]*([Sheet1.$AY$2]/[Sheet1.$AY18])*(127/456.76);0)" office:value-type="float" office:value="-25">
            <text:p>-25</text:p>
          </table:table-cell>
          <table:table-cell table:formula="oooc:=ROUND([Sheet1.AJ18]*([Sheet1.$AY$2]/[Sheet1.$AY18])*(127/456.76);0)" office:value-type="float" office:value="-8">
            <text:p>-8</text:p>
          </table:table-cell>
          <table:table-cell table:formula="oooc:=ROUND([Sheet1.AK18]*([Sheet1.$AY$2]/[Sheet1.$AY18])*(127/456.76);0)" office:value-type="float" office:value="0">
            <text:p>0</text:p>
          </table:table-cell>
          <table:table-cell table:formula="oooc:=ROUND([Sheet1.AL18]*([Sheet1.$AY$2]/[Sheet1.$AY18])*(127/456.76);0)" office:value-type="float" office:value="2">
            <text:p>2</text:p>
          </table:table-cell>
          <table:table-cell table:formula="oooc:=ROUND([Sheet1.AM18]*([Sheet1.$AY$2]/[Sheet1.$AY18])*(127/456.76);0)" office:value-type="float" office:value="13">
            <text:p>13</text:p>
          </table:table-cell>
          <table:table-cell table:formula="oooc:=ROUND([Sheet1.AN18]*([Sheet1.$AY$2]/[Sheet1.$AY18])*(127/456.76);0)" office:value-type="float" office:value="7">
            <text:p>7</text:p>
          </table:table-cell>
          <table:table-cell table:formula="oooc:=ROUND([Sheet1.AO18]*([Sheet1.$AY$2]/[Sheet1.$AY18])*(127/456.76);0)" office:value-type="float" office:value="-2">
            <text:p>-2</text:p>
          </table:table-cell>
          <table:table-cell table:formula="oooc:=ROUND([Sheet1.AP18]*([Sheet1.$AY$2]/[Sheet1.$AY18])*(127/456.76);0)" office:value-type="float" office:value="5">
            <text:p>5</text:p>
          </table:table-cell>
          <table:table-cell table:formula="oooc:=ROUND([Sheet1.AQ18]*([Sheet1.$AY$2]/[Sheet1.$AY18])*(127/456.76);0)" office:value-type="float" office:value="3">
            <text:p>3</text:p>
          </table:table-cell>
          <table:table-cell table:formula="oooc:=ROUND([Sheet1.AR18]*([Sheet1.$AY$2]/[Sheet1.$AY18])*(127/456.76);0)" office:value-type="float" office:value="-7">
            <text:p>-7</text:p>
          </table:table-cell>
          <table:table-cell table:formula="oooc:=ROUND([Sheet1.AS18]*([Sheet1.$AY$2]/[Sheet1.$AY18])*(127/456.76);0)" office:value-type="float" office:value="-8">
            <text:p>-8</text:p>
          </table:table-cell>
          <table:table-cell table:formula="oooc:=ROUND([Sheet1.AT18]*([Sheet1.$AY$2]/[Sheet1.$AY18])*(127/456.76);0)" office:value-type="float" office:value="-18">
            <text:p>-18</text:p>
          </table:table-cell>
          <table:table-cell table:formula="oooc:=ROUND([Sheet1.AU18]*([Sheet1.$AY$2]/[Sheet1.$AY18])*(127/456.76);0)" office:value-type="float" office:value="24">
            <text:p>24</text:p>
          </table:table-cell>
          <table:table-cell table:formula="oooc:=ROUND([Sheet1.AV18]*([Sheet1.$AY$2]/[Sheet1.$AY18])*(127/456.76);0)" office:value-type="float" office:value="1">
            <text:p>1</text:p>
          </table:table-cell>
          <table:table-cell table:formula="oooc:=ROUND([Sheet1.AW18]*([Sheet1.$AY$2]/[Sheet1.$AY18])*(127/456.76);0)" office:value-type="float" office:value="19">
            <text:p>19</text:p>
          </table:table-cell>
          <table:table-cell table:formula="oooc:=ROUND([Sheet1.AX18]*([Sheet1.$AY$2]/[Sheet1.$AY18])*(127/456.76);0)" office:value-type="float" office:value="10">
            <text:p>10</text:p>
          </table:table-cell>
          <table:table-cell table:formula="oooc:=[Sheet1.AZ18]" office:value-type="float" office:value="17">
            <text:p>17</text:p>
          </table:table-cell>
          <table:table-cell table:number-columns-repeated="205"/>
        </table:table-row>
        <table:table-row table:style-name="ro1">
          <table:table-cell table:formula="oooc:=ROUND([Sheet1.A19]*([Sheet1.$AY$2]/[Sheet1.$AY19])*(127/456.76);0)" office:value-type="float" office:value="0">
            <text:p>0</text:p>
          </table:table-cell>
          <table:table-cell table:formula="oooc:=ROUND([Sheet1.B19]*([Sheet1.$AY$2]/[Sheet1.$AY19])*(127/456.76);0)" office:value-type="float" office:value="0">
            <text:p>0</text:p>
          </table:table-cell>
          <table:table-cell table:formula="oooc:=ROUND([Sheet1.C19]*([Sheet1.$AY$2]/[Sheet1.$AY19])*(127/456.76);0)" office:value-type="float" office:value="0">
            <text:p>0</text:p>
          </table:table-cell>
          <table:table-cell table:formula="oooc:=ROUND([Sheet1.D19]*([Sheet1.$AY$2]/[Sheet1.$AY19])*(127/456.76);0)" office:value-type="float" office:value="0">
            <text:p>0</text:p>
          </table:table-cell>
          <table:table-cell table:formula="oooc:=ROUND([Sheet1.E19]*([Sheet1.$AY$2]/[Sheet1.$AY19])*(127/456.76);0)" office:value-type="float" office:value="0">
            <text:p>0</text:p>
          </table:table-cell>
          <table:table-cell table:formula="oooc:=ROUND([Sheet1.F19]*([Sheet1.$AY$2]/[Sheet1.$AY19])*(127/456.76);0)" office:value-type="float" office:value="-1">
            <text:p>-1</text:p>
          </table:table-cell>
          <table:table-cell table:formula="oooc:=ROUND([Sheet1.G19]*([Sheet1.$AY$2]/[Sheet1.$AY19])*(127/456.76);0)" office:value-type="float" office:value="0">
            <text:p>0</text:p>
          </table:table-cell>
          <table:table-cell table:formula="oooc:=ROUND([Sheet1.H19]*([Sheet1.$AY$2]/[Sheet1.$AY19])*(127/456.76);0)" office:value-type="float" office:value="0">
            <text:p>0</text:p>
          </table:table-cell>
          <table:table-cell table:formula="oooc:=ROUND([Sheet1.I19]*([Sheet1.$AY$2]/[Sheet1.$AY19])*(127/456.76);0)" office:value-type="float" office:value="0">
            <text:p>0</text:p>
          </table:table-cell>
          <table:table-cell table:formula="oooc:=ROUND([Sheet1.J19]*([Sheet1.$AY$2]/[Sheet1.$AY19])*(127/456.76);0)" office:value-type="float" office:value="0">
            <text:p>0</text:p>
          </table:table-cell>
          <table:table-cell table:formula="oooc:=ROUND([Sheet1.K19]*([Sheet1.$AY$2]/[Sheet1.$AY19])*(127/456.76);0)" office:value-type="float" office:value="-1">
            <text:p>-1</text:p>
          </table:table-cell>
          <table:table-cell table:formula="oooc:=ROUND([Sheet1.L19]*([Sheet1.$AY$2]/[Sheet1.$AY19])*(127/456.76);0)" office:value-type="float" office:value="0">
            <text:p>0</text:p>
          </table:table-cell>
          <table:table-cell table:formula="oooc:=ROUND([Sheet1.M19]*([Sheet1.$AY$2]/[Sheet1.$AY19])*(127/456.76);0)" office:value-type="float" office:value="1">
            <text:p>1</text:p>
          </table:table-cell>
          <table:table-cell table:formula="oooc:=ROUND([Sheet1.N19]*([Sheet1.$AY$2]/[Sheet1.$AY19])*(127/456.76);0)" office:value-type="float" office:value="-1">
            <text:p>-1</text:p>
          </table:table-cell>
          <table:table-cell table:formula="oooc:=ROUND([Sheet1.O19]*([Sheet1.$AY$2]/[Sheet1.$AY19])*(127/456.76);0)" office:value-type="float" office:value="-4">
            <text:p>-4</text:p>
          </table:table-cell>
          <table:table-cell table:formula="oooc:=ROUND([Sheet1.P19]*([Sheet1.$AY$2]/[Sheet1.$AY19])*(127/456.76);0)" office:value-type="float" office:value="-6">
            <text:p>-6</text:p>
          </table:table-cell>
          <table:table-cell table:formula="oooc:=ROUND([Sheet1.Q19]*([Sheet1.$AY$2]/[Sheet1.$AY19])*(127/456.76);0)" office:value-type="float" office:value="2">
            <text:p>2</text:p>
          </table:table-cell>
          <table:table-cell table:formula="oooc:=ROUND([Sheet1.R19]*([Sheet1.$AY$2]/[Sheet1.$AY19])*(127/456.76);0)" office:value-type="float" office:value="-0">
            <text:p>0</text:p>
          </table:table-cell>
          <table:table-cell table:formula="oooc:=ROUND([Sheet1.S19]*([Sheet1.$AY$2]/[Sheet1.$AY19])*(127/456.76);0)" office:value-type="float" office:value="0">
            <text:p>0</text:p>
          </table:table-cell>
          <table:table-cell table:formula="oooc:=ROUND([Sheet1.T19]*([Sheet1.$AY$2]/[Sheet1.$AY19])*(127/456.76);0)" office:value-type="float" office:value="2">
            <text:p>2</text:p>
          </table:table-cell>
          <table:table-cell table:formula="oooc:=ROUND([Sheet1.U19]*([Sheet1.$AY$2]/[Sheet1.$AY19])*(127/456.76);0)" office:value-type="float" office:value="-5">
            <text:p>-5</text:p>
          </table:table-cell>
          <table:table-cell table:formula="oooc:=ROUND([Sheet1.V19]*([Sheet1.$AY$2]/[Sheet1.$AY19])*(127/456.76);0)" office:value-type="float" office:value="-7">
            <text:p>-7</text:p>
          </table:table-cell>
          <table:table-cell table:formula="oooc:=ROUND([Sheet1.W19]*([Sheet1.$AY$2]/[Sheet1.$AY19])*(127/456.76);0)" office:value-type="float" office:value="-1">
            <text:p>-1</text:p>
          </table:table-cell>
          <table:table-cell table:formula="oooc:=ROUND([Sheet1.X19]*([Sheet1.$AY$2]/[Sheet1.$AY19])*(127/456.76);0)" office:value-type="float" office:value="-2">
            <text:p>-2</text:p>
          </table:table-cell>
          <table:table-cell table:formula="oooc:=ROUND([Sheet1.Y19]*([Sheet1.$AY$2]/[Sheet1.$AY19])*(127/456.76);0)" office:value-type="float" office:value="7">
            <text:p>7</text:p>
          </table:table-cell>
          <table:table-cell table:formula="oooc:=ROUND([Sheet1.Z19]*([Sheet1.$AY$2]/[Sheet1.$AY19])*(127/456.76);0)" office:value-type="float" office:value="-8">
            <text:p>-8</text:p>
          </table:table-cell>
          <table:table-cell table:formula="oooc:=ROUND([Sheet1.AA19]*([Sheet1.$AY$2]/[Sheet1.$AY19])*(127/456.76);0)" office:value-type="float" office:value="2">
            <text:p>2</text:p>
          </table:table-cell>
          <table:table-cell table:formula="oooc:=ROUND([Sheet1.AB19]*([Sheet1.$AY$2]/[Sheet1.$AY19])*(127/456.76);0)" office:value-type="float" office:value="8">
            <text:p>8</text:p>
          </table:table-cell>
          <table:table-cell table:formula="oooc:=ROUND([Sheet1.AC19]*([Sheet1.$AY$2]/[Sheet1.$AY19])*(127/456.76);0)" office:value-type="float" office:value="-12">
            <text:p>-12</text:p>
          </table:table-cell>
          <table:table-cell table:formula="oooc:=ROUND([Sheet1.AD19]*([Sheet1.$AY$2]/[Sheet1.$AY19])*(127/456.76);0)" office:value-type="float" office:value="-13">
            <text:p>-13</text:p>
          </table:table-cell>
          <table:table-cell table:formula="oooc:=ROUND([Sheet1.AE19]*([Sheet1.$AY$2]/[Sheet1.$AY19])*(127/456.76);0)" office:value-type="float" office:value="4">
            <text:p>4</text:p>
          </table:table-cell>
          <table:table-cell table:formula="oooc:=ROUND([Sheet1.AF19]*([Sheet1.$AY$2]/[Sheet1.$AY19])*(127/456.76);0)" office:value-type="float" office:value="-0">
            <text:p>0</text:p>
          </table:table-cell>
          <table:table-cell table:formula="oooc:=ROUND([Sheet1.AG19]*([Sheet1.$AY$2]/[Sheet1.$AY19])*(127/456.76);0)" office:value-type="float" office:value="5">
            <text:p>5</text:p>
          </table:table-cell>
          <table:table-cell table:formula="oooc:=ROUND([Sheet1.AH19]*([Sheet1.$AY$2]/[Sheet1.$AY19])*(127/456.76);0)" office:value-type="float" office:value="16">
            <text:p>16</text:p>
          </table:table-cell>
          <table:table-cell table:formula="oooc:=ROUND([Sheet1.AI19]*([Sheet1.$AY$2]/[Sheet1.$AY19])*(127/456.76);0)" office:value-type="float" office:value="-28">
            <text:p>-28</text:p>
          </table:table-cell>
          <table:table-cell table:formula="oooc:=ROUND([Sheet1.AJ19]*([Sheet1.$AY$2]/[Sheet1.$AY19])*(127/456.76);0)" office:value-type="float" office:value="-7">
            <text:p>-7</text:p>
          </table:table-cell>
          <table:table-cell table:formula="oooc:=ROUND([Sheet1.AK19]*([Sheet1.$AY$2]/[Sheet1.$AY19])*(127/456.76);0)" office:value-type="float" office:value="-1">
            <text:p>-1</text:p>
          </table:table-cell>
          <table:table-cell table:formula="oooc:=ROUND([Sheet1.AL19]*([Sheet1.$AY$2]/[Sheet1.$AY19])*(127/456.76);0)" office:value-type="float" office:value="2">
            <text:p>2</text:p>
          </table:table-cell>
          <table:table-cell table:formula="oooc:=ROUND([Sheet1.AM19]*([Sheet1.$AY$2]/[Sheet1.$AY19])*(127/456.76);0)" office:value-type="float" office:value="11">
            <text:p>11</text:p>
          </table:table-cell>
          <table:table-cell table:formula="oooc:=ROUND([Sheet1.AN19]*([Sheet1.$AY$2]/[Sheet1.$AY19])*(127/456.76);0)" office:value-type="float" office:value="6">
            <text:p>6</text:p>
          </table:table-cell>
          <table:table-cell table:formula="oooc:=ROUND([Sheet1.AO19]*([Sheet1.$AY$2]/[Sheet1.$AY19])*(127/456.76);0)" office:value-type="float" office:value="-1">
            <text:p>-1</text:p>
          </table:table-cell>
          <table:table-cell table:formula="oooc:=ROUND([Sheet1.AP19]*([Sheet1.$AY$2]/[Sheet1.$AY19])*(127/456.76);0)" office:value-type="float" office:value="7">
            <text:p>7</text:p>
          </table:table-cell>
          <table:table-cell table:formula="oooc:=ROUND([Sheet1.AQ19]*([Sheet1.$AY$2]/[Sheet1.$AY19])*(127/456.76);0)" office:value-type="float" office:value="3">
            <text:p>3</text:p>
          </table:table-cell>
          <table:table-cell table:formula="oooc:=ROUND([Sheet1.AR19]*([Sheet1.$AY$2]/[Sheet1.$AY19])*(127/456.76);0)" office:value-type="float" office:value="-8">
            <text:p>-8</text:p>
          </table:table-cell>
          <table:table-cell table:formula="oooc:=ROUND([Sheet1.AS19]*([Sheet1.$AY$2]/[Sheet1.$AY19])*(127/456.76);0)" office:value-type="float" office:value="-7">
            <text:p>-7</text:p>
          </table:table-cell>
          <table:table-cell table:formula="oooc:=ROUND([Sheet1.AT19]*([Sheet1.$AY$2]/[Sheet1.$AY19])*(127/456.76);0)" office:value-type="float" office:value="-21">
            <text:p>-21</text:p>
          </table:table-cell>
          <table:table-cell table:formula="oooc:=ROUND([Sheet1.AU19]*([Sheet1.$AY$2]/[Sheet1.$AY19])*(127/456.76);0)" office:value-type="float" office:value="24">
            <text:p>24</text:p>
          </table:table-cell>
          <table:table-cell table:formula="oooc:=ROUND([Sheet1.AV19]*([Sheet1.$AY$2]/[Sheet1.$AY19])*(127/456.76);0)" office:value-type="float" office:value="0">
            <text:p>0</text:p>
          </table:table-cell>
          <table:table-cell table:formula="oooc:=ROUND([Sheet1.AW19]*([Sheet1.$AY$2]/[Sheet1.$AY19])*(127/456.76);0)" office:value-type="float" office:value="22">
            <text:p>22</text:p>
          </table:table-cell>
          <table:table-cell table:formula="oooc:=ROUND([Sheet1.AX19]*([Sheet1.$AY$2]/[Sheet1.$AY19])*(127/456.76);0)" office:value-type="float" office:value="9">
            <text:p>9</text:p>
          </table:table-cell>
          <table:table-cell table:formula="oooc:=[Sheet1.AZ19]" office:value-type="float" office:value="18">
            <text:p>18</text:p>
          </table:table-cell>
          <table:table-cell table:number-columns-repeated="205"/>
        </table:table-row>
        <table:table-row table:style-name="ro1">
          <table:table-cell table:formula="oooc:=ROUND([Sheet1.A20]*([Sheet1.$AY$2]/[Sheet1.$AY20])*(127/456.76);0)" office:value-type="float" office:value="0">
            <text:p>0</text:p>
          </table:table-cell>
          <table:table-cell table:formula="oooc:=ROUND([Sheet1.B20]*([Sheet1.$AY$2]/[Sheet1.$AY20])*(127/456.76);0)" office:value-type="float" office:value="0">
            <text:p>0</text:p>
          </table:table-cell>
          <table:table-cell table:formula="oooc:=ROUND([Sheet1.C20]*([Sheet1.$AY$2]/[Sheet1.$AY20])*(127/456.76);0)" office:value-type="float" office:value="0">
            <text:p>0</text:p>
          </table:table-cell>
          <table:table-cell table:formula="oooc:=ROUND([Sheet1.D20]*([Sheet1.$AY$2]/[Sheet1.$AY20])*(127/456.76);0)" office:value-type="float" office:value="0">
            <text:p>0</text:p>
          </table:table-cell>
          <table:table-cell table:formula="oooc:=ROUND([Sheet1.E20]*([Sheet1.$AY$2]/[Sheet1.$AY20])*(127/456.76);0)" office:value-type="float" office:value="0">
            <text:p>0</text:p>
          </table:table-cell>
          <table:table-cell table:formula="oooc:=ROUND([Sheet1.F20]*([Sheet1.$AY$2]/[Sheet1.$AY20])*(127/456.76);0)" office:value-type="float" office:value="-1">
            <text:p>-1</text:p>
          </table:table-cell>
          <table:table-cell table:formula="oooc:=ROUND([Sheet1.G20]*([Sheet1.$AY$2]/[Sheet1.$AY20])*(127/456.76);0)" office:value-type="float" office:value="0">
            <text:p>0</text:p>
          </table:table-cell>
          <table:table-cell table:formula="oooc:=ROUND([Sheet1.H20]*([Sheet1.$AY$2]/[Sheet1.$AY20])*(127/456.76);0)" office:value-type="float" office:value="0">
            <text:p>0</text:p>
          </table:table-cell>
          <table:table-cell table:formula="oooc:=ROUND([Sheet1.I20]*([Sheet1.$AY$2]/[Sheet1.$AY20])*(127/456.76);0)" office:value-type="float" office:value="0">
            <text:p>0</text:p>
          </table:table-cell>
          <table:table-cell table:formula="oooc:=ROUND([Sheet1.J20]*([Sheet1.$AY$2]/[Sheet1.$AY20])*(127/456.76);0)" office:value-type="float" office:value="0">
            <text:p>0</text:p>
          </table:table-cell>
          <table:table-cell table:formula="oooc:=ROUND([Sheet1.K20]*([Sheet1.$AY$2]/[Sheet1.$AY20])*(127/456.76);0)" office:value-type="float" office:value="0">
            <text:p>0</text:p>
          </table:table-cell>
          <table:table-cell table:formula="oooc:=ROUND([Sheet1.L20]*([Sheet1.$AY$2]/[Sheet1.$AY20])*(127/456.76);0)" office:value-type="float" office:value="0">
            <text:p>0</text:p>
          </table:table-cell>
          <table:table-cell table:formula="oooc:=ROUND([Sheet1.M20]*([Sheet1.$AY$2]/[Sheet1.$AY20])*(127/456.76);0)" office:value-type="float" office:value="0">
            <text:p>0</text:p>
          </table:table-cell>
          <table:table-cell table:formula="oooc:=ROUND([Sheet1.N20]*([Sheet1.$AY$2]/[Sheet1.$AY20])*(127/456.76);0)" office:value-type="float" office:value="2">
            <text:p>2</text:p>
          </table:table-cell>
          <table:table-cell table:formula="oooc:=ROUND([Sheet1.O20]*([Sheet1.$AY$2]/[Sheet1.$AY20])*(127/456.76);0)" office:value-type="float" office:value="-2">
            <text:p>-2</text:p>
          </table:table-cell>
          <table:table-cell table:formula="oooc:=ROUND([Sheet1.P20]*([Sheet1.$AY$2]/[Sheet1.$AY20])*(127/456.76);0)" office:value-type="float" office:value="-6">
            <text:p>-6</text:p>
          </table:table-cell>
          <table:table-cell table:formula="oooc:=ROUND([Sheet1.Q20]*([Sheet1.$AY$2]/[Sheet1.$AY20])*(127/456.76);0)" office:value-type="float" office:value="1">
            <text:p>1</text:p>
          </table:table-cell>
          <table:table-cell table:formula="oooc:=ROUND([Sheet1.R20]*([Sheet1.$AY$2]/[Sheet1.$AY20])*(127/456.76);0)" office:value-type="float" office:value="2">
            <text:p>2</text:p>
          </table:table-cell>
          <table:table-cell table:formula="oooc:=ROUND([Sheet1.S20]*([Sheet1.$AY$2]/[Sheet1.$AY20])*(127/456.76);0)" office:value-type="float" office:value="4">
            <text:p>4</text:p>
          </table:table-cell>
          <table:table-cell table:formula="oooc:=ROUND([Sheet1.T20]*([Sheet1.$AY$2]/[Sheet1.$AY20])*(127/456.76);0)" office:value-type="float" office:value="2">
            <text:p>2</text:p>
          </table:table-cell>
          <table:table-cell table:formula="oooc:=ROUND([Sheet1.U20]*([Sheet1.$AY$2]/[Sheet1.$AY20])*(127/456.76);0)" office:value-type="float" office:value="-7">
            <text:p>-7</text:p>
          </table:table-cell>
          <table:table-cell table:formula="oooc:=ROUND([Sheet1.V20]*([Sheet1.$AY$2]/[Sheet1.$AY20])*(127/456.76);0)" office:value-type="float" office:value="-7">
            <text:p>-7</text:p>
          </table:table-cell>
          <table:table-cell table:formula="oooc:=ROUND([Sheet1.W20]*([Sheet1.$AY$2]/[Sheet1.$AY20])*(127/456.76);0)" office:value-type="float" office:value="0">
            <text:p>0</text:p>
          </table:table-cell>
          <table:table-cell table:formula="oooc:=ROUND([Sheet1.X20]*([Sheet1.$AY$2]/[Sheet1.$AY20])*(127/456.76);0)" office:value-type="float" office:value="-1">
            <text:p>-1</text:p>
          </table:table-cell>
          <table:table-cell table:formula="oooc:=ROUND([Sheet1.Y20]*([Sheet1.$AY$2]/[Sheet1.$AY20])*(127/456.76);0)" office:value-type="float" office:value="3">
            <text:p>3</text:p>
          </table:table-cell>
          <table:table-cell table:formula="oooc:=ROUND([Sheet1.Z20]*([Sheet1.$AY$2]/[Sheet1.$AY20])*(127/456.76);0)" office:value-type="float" office:value="-10">
            <text:p>-10</text:p>
          </table:table-cell>
          <table:table-cell table:formula="oooc:=ROUND([Sheet1.AA20]*([Sheet1.$AY$2]/[Sheet1.$AY20])*(127/456.76);0)" office:value-type="float" office:value="7">
            <text:p>7</text:p>
          </table:table-cell>
          <table:table-cell table:formula="oooc:=ROUND([Sheet1.AB20]*([Sheet1.$AY$2]/[Sheet1.$AY20])*(127/456.76);0)" office:value-type="float" office:value="4">
            <text:p>4</text:p>
          </table:table-cell>
          <table:table-cell table:formula="oooc:=ROUND([Sheet1.AC20]*([Sheet1.$AY$2]/[Sheet1.$AY20])*(127/456.76);0)" office:value-type="float" office:value="-14">
            <text:p>-14</text:p>
          </table:table-cell>
          <table:table-cell table:formula="oooc:=ROUND([Sheet1.AD20]*([Sheet1.$AY$2]/[Sheet1.$AY20])*(127/456.76);0)" office:value-type="float" office:value="-11">
            <text:p>-11</text:p>
          </table:table-cell>
          <table:table-cell table:formula="oooc:=ROUND([Sheet1.AE20]*([Sheet1.$AY$2]/[Sheet1.$AY20])*(127/456.76);0)" office:value-type="float" office:value="5">
            <text:p>5</text:p>
          </table:table-cell>
          <table:table-cell table:formula="oooc:=ROUND([Sheet1.AF20]*([Sheet1.$AY$2]/[Sheet1.$AY20])*(127/456.76);0)" office:value-type="float" office:value="4">
            <text:p>4</text:p>
          </table:table-cell>
          <table:table-cell table:formula="oooc:=ROUND([Sheet1.AG20]*([Sheet1.$AY$2]/[Sheet1.$AY20])*(127/456.76);0)" office:value-type="float" office:value="7">
            <text:p>7</text:p>
          </table:table-cell>
          <table:table-cell table:formula="oooc:=ROUND([Sheet1.AH20]*([Sheet1.$AY$2]/[Sheet1.$AY20])*(127/456.76);0)" office:value-type="float" office:value="9">
            <text:p>9</text:p>
          </table:table-cell>
          <table:table-cell table:formula="oooc:=ROUND([Sheet1.AI20]*([Sheet1.$AY$2]/[Sheet1.$AY20])*(127/456.76);0)" office:value-type="float" office:value="-32">
            <text:p>-32</text:p>
          </table:table-cell>
          <table:table-cell table:formula="oooc:=ROUND([Sheet1.AJ20]*([Sheet1.$AY$2]/[Sheet1.$AY20])*(127/456.76);0)" office:value-type="float" office:value="-9">
            <text:p>-9</text:p>
          </table:table-cell>
          <table:table-cell table:formula="oooc:=ROUND([Sheet1.AK20]*([Sheet1.$AY$2]/[Sheet1.$AY20])*(127/456.76);0)" office:value-type="float" office:value="4">
            <text:p>4</text:p>
          </table:table-cell>
          <table:table-cell table:formula="oooc:=ROUND([Sheet1.AL20]*([Sheet1.$AY$2]/[Sheet1.$AY20])*(127/456.76);0)" office:value-type="float" office:value="2">
            <text:p>2</text:p>
          </table:table-cell>
          <table:table-cell table:formula="oooc:=ROUND([Sheet1.AM20]*([Sheet1.$AY$2]/[Sheet1.$AY20])*(127/456.76);0)" office:value-type="float" office:value="9">
            <text:p>9</text:p>
          </table:table-cell>
          <table:table-cell table:formula="oooc:=ROUND([Sheet1.AN20]*([Sheet1.$AY$2]/[Sheet1.$AY20])*(127/456.76);0)" office:value-type="float" office:value="3">
            <text:p>3</text:p>
          </table:table-cell>
          <table:table-cell table:formula="oooc:=ROUND([Sheet1.AO20]*([Sheet1.$AY$2]/[Sheet1.$AY20])*(127/456.76);0)" office:value-type="float" office:value="0">
            <text:p>0</text:p>
          </table:table-cell>
          <table:table-cell table:formula="oooc:=ROUND([Sheet1.AP20]*([Sheet1.$AY$2]/[Sheet1.$AY20])*(127/456.76);0)" office:value-type="float" office:value="7">
            <text:p>7</text:p>
          </table:table-cell>
          <table:table-cell table:formula="oooc:=ROUND([Sheet1.AQ20]*([Sheet1.$AY$2]/[Sheet1.$AY20])*(127/456.76);0)" office:value-type="float" office:value="4">
            <text:p>4</text:p>
          </table:table-cell>
          <table:table-cell table:formula="oooc:=ROUND([Sheet1.AR20]*([Sheet1.$AY$2]/[Sheet1.$AY20])*(127/456.76);0)" office:value-type="float" office:value="-4">
            <text:p>-4</text:p>
          </table:table-cell>
          <table:table-cell table:formula="oooc:=ROUND([Sheet1.AS20]*([Sheet1.$AY$2]/[Sheet1.$AY20])*(127/456.76);0)" office:value-type="float" office:value="-9">
            <text:p>-9</text:p>
          </table:table-cell>
          <table:table-cell table:formula="oooc:=ROUND([Sheet1.AT20]*([Sheet1.$AY$2]/[Sheet1.$AY20])*(127/456.76);0)" office:value-type="float" office:value="-24">
            <text:p>-24</text:p>
          </table:table-cell>
          <table:table-cell table:formula="oooc:=ROUND([Sheet1.AU20]*([Sheet1.$AY$2]/[Sheet1.$AY20])*(127/456.76);0)" office:value-type="float" office:value="24">
            <text:p>24</text:p>
          </table:table-cell>
          <table:table-cell table:formula="oooc:=ROUND([Sheet1.AV20]*([Sheet1.$AY$2]/[Sheet1.$AY20])*(127/456.76);0)" office:value-type="float" office:value="-2">
            <text:p>-2</text:p>
          </table:table-cell>
          <table:table-cell table:formula="oooc:=ROUND([Sheet1.AW20]*([Sheet1.$AY$2]/[Sheet1.$AY20])*(127/456.76);0)" office:value-type="float" office:value="26">
            <text:p>26</text:p>
          </table:table-cell>
          <table:table-cell table:formula="oooc:=ROUND([Sheet1.AX20]*([Sheet1.$AY$2]/[Sheet1.$AY20])*(127/456.76);0)" office:value-type="float" office:value="9">
            <text:p>9</text:p>
          </table:table-cell>
          <table:table-cell table:formula="oooc:=[Sheet1.AZ20]" office:value-type="float" office:value="19">
            <text:p>19</text:p>
          </table:table-cell>
          <table:table-cell table:number-columns-repeated="205"/>
        </table:table-row>
        <table:table-row table:style-name="ro1">
          <table:table-cell table:formula="oooc:=ROUND([Sheet1.A21]*([Sheet1.$AY$2]/[Sheet1.$AY21])*(127/456.76);0)" office:value-type="float" office:value="0">
            <text:p>0</text:p>
          </table:table-cell>
          <table:table-cell table:formula="oooc:=ROUND([Sheet1.B21]*([Sheet1.$AY$2]/[Sheet1.$AY21])*(127/456.76);0)" office:value-type="float" office:value="0">
            <text:p>0</text:p>
          </table:table-cell>
          <table:table-cell table:formula="oooc:=ROUND([Sheet1.C21]*([Sheet1.$AY$2]/[Sheet1.$AY21])*(127/456.76);0)" office:value-type="float" office:value="0">
            <text:p>0</text:p>
          </table:table-cell>
          <table:table-cell table:formula="oooc:=ROUND([Sheet1.D21]*([Sheet1.$AY$2]/[Sheet1.$AY21])*(127/456.76);0)" office:value-type="float" office:value="0">
            <text:p>0</text:p>
          </table:table-cell>
          <table:table-cell table:formula="oooc:=ROUND([Sheet1.E21]*([Sheet1.$AY$2]/[Sheet1.$AY21])*(127/456.76);0)" office:value-type="float" office:value="0">
            <text:p>0</text:p>
          </table:table-cell>
          <table:table-cell table:formula="oooc:=ROUND([Sheet1.F21]*([Sheet1.$AY$2]/[Sheet1.$AY21])*(127/456.76);0)" office:value-type="float" office:value="0">
            <text:p>0</text:p>
          </table:table-cell>
          <table:table-cell table:formula="oooc:=ROUND([Sheet1.G21]*([Sheet1.$AY$2]/[Sheet1.$AY21])*(127/456.76);0)" office:value-type="float" office:value="-1">
            <text:p>-1</text:p>
          </table:table-cell>
          <table:table-cell table:formula="oooc:=ROUND([Sheet1.H21]*([Sheet1.$AY$2]/[Sheet1.$AY21])*(127/456.76);0)" office:value-type="float" office:value="0">
            <text:p>0</text:p>
          </table:table-cell>
          <table:table-cell table:formula="oooc:=ROUND([Sheet1.I21]*([Sheet1.$AY$2]/[Sheet1.$AY21])*(127/456.76);0)" office:value-type="float" office:value="0">
            <text:p>0</text:p>
          </table:table-cell>
          <table:table-cell table:formula="oooc:=ROUND([Sheet1.J21]*([Sheet1.$AY$2]/[Sheet1.$AY21])*(127/456.76);0)" office:value-type="float" office:value="0">
            <text:p>0</text:p>
          </table:table-cell>
          <table:table-cell table:formula="oooc:=ROUND([Sheet1.K21]*([Sheet1.$AY$2]/[Sheet1.$AY21])*(127/456.76);0)" office:value-type="float" office:value="0">
            <text:p>0</text:p>
          </table:table-cell>
          <table:table-cell table:formula="oooc:=ROUND([Sheet1.L21]*([Sheet1.$AY$2]/[Sheet1.$AY21])*(127/456.76);0)" office:value-type="float" office:value="0">
            <text:p>0</text:p>
          </table:table-cell>
          <table:table-cell table:formula="oooc:=ROUND([Sheet1.M21]*([Sheet1.$AY$2]/[Sheet1.$AY21])*(127/456.76);0)" office:value-type="float" office:value="0">
            <text:p>0</text:p>
          </table:table-cell>
          <table:table-cell table:formula="oooc:=ROUND([Sheet1.N21]*([Sheet1.$AY$2]/[Sheet1.$AY21])*(127/456.76);0)" office:value-type="float" office:value="-2">
            <text:p>-2</text:p>
          </table:table-cell>
          <table:table-cell table:formula="oooc:=ROUND([Sheet1.O21]*([Sheet1.$AY$2]/[Sheet1.$AY21])*(127/456.76);0)" office:value-type="float" office:value="-2">
            <text:p>-2</text:p>
          </table:table-cell>
          <table:table-cell table:formula="oooc:=ROUND([Sheet1.P21]*([Sheet1.$AY$2]/[Sheet1.$AY21])*(127/456.76);0)" office:value-type="float" office:value="-7">
            <text:p>-7</text:p>
          </table:table-cell>
          <table:table-cell table:formula="oooc:=ROUND([Sheet1.Q21]*([Sheet1.$AY$2]/[Sheet1.$AY21])*(127/456.76);0)" office:value-type="float" office:value="-1">
            <text:p>-1</text:p>
          </table:table-cell>
          <table:table-cell table:formula="oooc:=ROUND([Sheet1.R21]*([Sheet1.$AY$2]/[Sheet1.$AY21])*(127/456.76);0)" office:value-type="float" office:value="-0">
            <text:p>0</text:p>
          </table:table-cell>
          <table:table-cell table:formula="oooc:=ROUND([Sheet1.S21]*([Sheet1.$AY$2]/[Sheet1.$AY21])*(127/456.76);0)" office:value-type="float" office:value="2">
            <text:p>2</text:p>
          </table:table-cell>
          <table:table-cell table:formula="oooc:=ROUND([Sheet1.T21]*([Sheet1.$AY$2]/[Sheet1.$AY21])*(127/456.76);0)" office:value-type="float" office:value="-0">
            <text:p>0</text:p>
          </table:table-cell>
          <table:table-cell table:formula="oooc:=ROUND([Sheet1.U21]*([Sheet1.$AY$2]/[Sheet1.$AY21])*(127/456.76);0)" office:value-type="float" office:value="-4">
            <text:p>-4</text:p>
          </table:table-cell>
          <table:table-cell table:formula="oooc:=ROUND([Sheet1.V21]*([Sheet1.$AY$2]/[Sheet1.$AY21])*(127/456.76);0)" office:value-type="float" office:value="-7">
            <text:p>-7</text:p>
          </table:table-cell>
          <table:table-cell table:formula="oooc:=ROUND([Sheet1.W21]*([Sheet1.$AY$2]/[Sheet1.$AY21])*(127/456.76);0)" office:value-type="float" office:value="2">
            <text:p>2</text:p>
          </table:table-cell>
          <table:table-cell table:formula="oooc:=ROUND([Sheet1.X21]*([Sheet1.$AY$2]/[Sheet1.$AY21])*(127/456.76);0)" office:value-type="float" office:value="-6">
            <text:p>-6</text:p>
          </table:table-cell>
          <table:table-cell table:formula="oooc:=ROUND([Sheet1.Y21]*([Sheet1.$AY$2]/[Sheet1.$AY21])*(127/456.76);0)" office:value-type="float" office:value="3">
            <text:p>3</text:p>
          </table:table-cell>
          <table:table-cell table:formula="oooc:=ROUND([Sheet1.Z21]*([Sheet1.$AY$2]/[Sheet1.$AY21])*(127/456.76);0)" office:value-type="float" office:value="-11">
            <text:p>-11</text:p>
          </table:table-cell>
          <table:table-cell table:formula="oooc:=ROUND([Sheet1.AA21]*([Sheet1.$AY$2]/[Sheet1.$AY21])*(127/456.76);0)" office:value-type="float" office:value="3">
            <text:p>3</text:p>
          </table:table-cell>
          <table:table-cell table:formula="oooc:=ROUND([Sheet1.AB21]*([Sheet1.$AY$2]/[Sheet1.$AY21])*(127/456.76);0)" office:value-type="float" office:value="2">
            <text:p>2</text:p>
          </table:table-cell>
          <table:table-cell table:formula="oooc:=ROUND([Sheet1.AC21]*([Sheet1.$AY$2]/[Sheet1.$AY21])*(127/456.76);0)" office:value-type="float" office:value="-12">
            <text:p>-12</text:p>
          </table:table-cell>
          <table:table-cell table:formula="oooc:=ROUND([Sheet1.AD21]*([Sheet1.$AY$2]/[Sheet1.$AY21])*(127/456.76);0)" office:value-type="float" office:value="-13">
            <text:p>-13</text:p>
          </table:table-cell>
          <table:table-cell table:formula="oooc:=ROUND([Sheet1.AE21]*([Sheet1.$AY$2]/[Sheet1.$AY21])*(127/456.76);0)" office:value-type="float" office:value="4">
            <text:p>4</text:p>
          </table:table-cell>
          <table:table-cell table:formula="oooc:=ROUND([Sheet1.AF21]*([Sheet1.$AY$2]/[Sheet1.$AY21])*(127/456.76);0)" office:value-type="float" office:value="7">
            <text:p>7</text:p>
          </table:table-cell>
          <table:table-cell table:formula="oooc:=ROUND([Sheet1.AG21]*([Sheet1.$AY$2]/[Sheet1.$AY21])*(127/456.76);0)" office:value-type="float" office:value="7">
            <text:p>7</text:p>
          </table:table-cell>
          <table:table-cell table:formula="oooc:=ROUND([Sheet1.AH21]*([Sheet1.$AY$2]/[Sheet1.$AY21])*(127/456.76);0)" office:value-type="float" office:value="9">
            <text:p>9</text:p>
          </table:table-cell>
          <table:table-cell table:formula="oooc:=ROUND([Sheet1.AI21]*([Sheet1.$AY$2]/[Sheet1.$AY21])*(127/456.76);0)" office:value-type="float" office:value="-34">
            <text:p>-34</text:p>
          </table:table-cell>
          <table:table-cell table:formula="oooc:=ROUND([Sheet1.AJ21]*([Sheet1.$AY$2]/[Sheet1.$AY21])*(127/456.76);0)" office:value-type="float" office:value="-7">
            <text:p>-7</text:p>
          </table:table-cell>
          <table:table-cell table:formula="oooc:=ROUND([Sheet1.AK21]*([Sheet1.$AY$2]/[Sheet1.$AY21])*(127/456.76);0)" office:value-type="float" office:value="8">
            <text:p>8</text:p>
          </table:table-cell>
          <table:table-cell table:formula="oooc:=ROUND([Sheet1.AL21]*([Sheet1.$AY$2]/[Sheet1.$AY21])*(127/456.76);0)" office:value-type="float" office:value="7">
            <text:p>7</text:p>
          </table:table-cell>
          <table:table-cell table:formula="oooc:=ROUND([Sheet1.AM21]*([Sheet1.$AY$2]/[Sheet1.$AY21])*(127/456.76);0)" office:value-type="float" office:value="16">
            <text:p>16</text:p>
          </table:table-cell>
          <table:table-cell table:formula="oooc:=ROUND([Sheet1.AN21]*([Sheet1.$AY$2]/[Sheet1.$AY21])*(127/456.76);0)" office:value-type="float" office:value="1">
            <text:p>1</text:p>
          </table:table-cell>
          <table:table-cell table:formula="oooc:=ROUND([Sheet1.AO21]*([Sheet1.$AY$2]/[Sheet1.$AY21])*(127/456.76);0)" office:value-type="float" office:value="-6">
            <text:p>-6</text:p>
          </table:table-cell>
          <table:table-cell table:formula="oooc:=ROUND([Sheet1.AP21]*([Sheet1.$AY$2]/[Sheet1.$AY21])*(127/456.76);0)" office:value-type="float" office:value="6">
            <text:p>6</text:p>
          </table:table-cell>
          <table:table-cell table:formula="oooc:=ROUND([Sheet1.AQ21]*([Sheet1.$AY$2]/[Sheet1.$AY21])*(127/456.76);0)" office:value-type="float" office:value="5">
            <text:p>5</text:p>
          </table:table-cell>
          <table:table-cell table:formula="oooc:=ROUND([Sheet1.AR21]*([Sheet1.$AY$2]/[Sheet1.$AY21])*(127/456.76);0)" office:value-type="float" office:value="-2">
            <text:p>-2</text:p>
          </table:table-cell>
          <table:table-cell table:formula="oooc:=ROUND([Sheet1.AS21]*([Sheet1.$AY$2]/[Sheet1.$AY21])*(127/456.76);0)" office:value-type="float" office:value="-10">
            <text:p>-10</text:p>
          </table:table-cell>
          <table:table-cell table:formula="oooc:=ROUND([Sheet1.AT21]*([Sheet1.$AY$2]/[Sheet1.$AY21])*(127/456.76);0)" office:value-type="float" office:value="-22">
            <text:p>-22</text:p>
          </table:table-cell>
          <table:table-cell table:formula="oooc:=ROUND([Sheet1.AU21]*([Sheet1.$AY$2]/[Sheet1.$AY21])*(127/456.76);0)" office:value-type="float" office:value="27">
            <text:p>27</text:p>
          </table:table-cell>
          <table:table-cell table:formula="oooc:=ROUND([Sheet1.AV21]*([Sheet1.$AY$2]/[Sheet1.$AY21])*(127/456.76);0)" office:value-type="float" office:value="0">
            <text:p>0</text:p>
          </table:table-cell>
          <table:table-cell table:formula="oooc:=ROUND([Sheet1.AW21]*([Sheet1.$AY$2]/[Sheet1.$AY21])*(127/456.76);0)" office:value-type="float" office:value="27">
            <text:p>27</text:p>
          </table:table-cell>
          <table:table-cell table:formula="oooc:=ROUND([Sheet1.AX21]*([Sheet1.$AY$2]/[Sheet1.$AY21])*(127/456.76);0)" office:value-type="float" office:value="10">
            <text:p>10</text:p>
          </table:table-cell>
          <table:table-cell table:formula="oooc:=[Sheet1.AZ21]" office:value-type="float" office:value="20">
            <text:p>20</text:p>
          </table:table-cell>
          <table:table-cell table:number-columns-repeated="205"/>
        </table:table-row>
        <table:table-row table:style-name="ro1">
          <table:table-cell table:formula="oooc:=ROUND([Sheet1.A22]*([Sheet1.$AY$2]/[Sheet1.$AY22])*(127/456.76);0)" office:value-type="float" office:value="0">
            <text:p>0</text:p>
          </table:table-cell>
          <table:table-cell table:formula="oooc:=ROUND([Sheet1.B22]*([Sheet1.$AY$2]/[Sheet1.$AY22])*(127/456.76);0)" office:value-type="float" office:value="0">
            <text:p>0</text:p>
          </table:table-cell>
          <table:table-cell table:formula="oooc:=ROUND([Sheet1.C22]*([Sheet1.$AY$2]/[Sheet1.$AY22])*(127/456.76);0)" office:value-type="float" office:value="0">
            <text:p>0</text:p>
          </table:table-cell>
          <table:table-cell table:formula="oooc:=ROUND([Sheet1.D22]*([Sheet1.$AY$2]/[Sheet1.$AY22])*(127/456.76);0)" office:value-type="float" office:value="0">
            <text:p>0</text:p>
          </table:table-cell>
          <table:table-cell table:formula="oooc:=ROUND([Sheet1.E22]*([Sheet1.$AY$2]/[Sheet1.$AY22])*(127/456.76);0)" office:value-type="float" office:value="0">
            <text:p>0</text:p>
          </table:table-cell>
          <table:table-cell table:formula="oooc:=ROUND([Sheet1.F22]*([Sheet1.$AY$2]/[Sheet1.$AY22])*(127/456.76);0)" office:value-type="float" office:value="-1">
            <text:p>-1</text:p>
          </table:table-cell>
          <table:table-cell table:formula="oooc:=ROUND([Sheet1.G22]*([Sheet1.$AY$2]/[Sheet1.$AY22])*(127/456.76);0)" office:value-type="float" office:value="0">
            <text:p>0</text:p>
          </table:table-cell>
          <table:table-cell table:formula="oooc:=ROUND([Sheet1.H22]*([Sheet1.$AY$2]/[Sheet1.$AY22])*(127/456.76);0)" office:value-type="float" office:value="0">
            <text:p>0</text:p>
          </table:table-cell>
          <table:table-cell table:formula="oooc:=ROUND([Sheet1.I22]*([Sheet1.$AY$2]/[Sheet1.$AY22])*(127/456.76);0)" office:value-type="float" office:value="0">
            <text:p>0</text:p>
          </table:table-cell>
          <table:table-cell table:formula="oooc:=ROUND([Sheet1.J22]*([Sheet1.$AY$2]/[Sheet1.$AY22])*(127/456.76);0)" office:value-type="float" office:value="0">
            <text:p>0</text:p>
          </table:table-cell>
          <table:table-cell table:formula="oooc:=ROUND([Sheet1.K22]*([Sheet1.$AY$2]/[Sheet1.$AY22])*(127/456.76);0)" office:value-type="float" office:value="1">
            <text:p>1</text:p>
          </table:table-cell>
          <table:table-cell table:formula="oooc:=ROUND([Sheet1.L22]*([Sheet1.$AY$2]/[Sheet1.$AY22])*(127/456.76);0)" office:value-type="float" office:value="1">
            <text:p>1</text:p>
          </table:table-cell>
          <table:table-cell table:formula="oooc:=ROUND([Sheet1.M22]*([Sheet1.$AY$2]/[Sheet1.$AY22])*(127/456.76);0)" office:value-type="float" office:value="0">
            <text:p>0</text:p>
          </table:table-cell>
          <table:table-cell table:formula="oooc:=ROUND([Sheet1.N22]*([Sheet1.$AY$2]/[Sheet1.$AY22])*(127/456.76);0)" office:value-type="float" office:value="0">
            <text:p>0</text:p>
          </table:table-cell>
          <table:table-cell table:formula="oooc:=ROUND([Sheet1.O22]*([Sheet1.$AY$2]/[Sheet1.$AY22])*(127/456.76);0)" office:value-type="float" office:value="-2">
            <text:p>-2</text:p>
          </table:table-cell>
          <table:table-cell table:formula="oooc:=ROUND([Sheet1.P22]*([Sheet1.$AY$2]/[Sheet1.$AY22])*(127/456.76);0)" office:value-type="float" office:value="-7">
            <text:p>-7</text:p>
          </table:table-cell>
          <table:table-cell table:formula="oooc:=ROUND([Sheet1.Q22]*([Sheet1.$AY$2]/[Sheet1.$AY22])*(127/456.76);0)" office:value-type="float" office:value="0">
            <text:p>0</text:p>
          </table:table-cell>
          <table:table-cell table:formula="oooc:=ROUND([Sheet1.R22]*([Sheet1.$AY$2]/[Sheet1.$AY22])*(127/456.76);0)" office:value-type="float" office:value="1">
            <text:p>1</text:p>
          </table:table-cell>
          <table:table-cell table:formula="oooc:=ROUND([Sheet1.S22]*([Sheet1.$AY$2]/[Sheet1.$AY22])*(127/456.76);0)" office:value-type="float" office:value="-0">
            <text:p>0</text:p>
          </table:table-cell>
          <table:table-cell table:formula="oooc:=ROUND([Sheet1.T22]*([Sheet1.$AY$2]/[Sheet1.$AY22])*(127/456.76);0)" office:value-type="float" office:value="1">
            <text:p>1</text:p>
          </table:table-cell>
          <table:table-cell table:formula="oooc:=ROUND([Sheet1.U22]*([Sheet1.$AY$2]/[Sheet1.$AY22])*(127/456.76);0)" office:value-type="float" office:value="-3">
            <text:p>-3</text:p>
          </table:table-cell>
          <table:table-cell table:formula="oooc:=ROUND([Sheet1.V22]*([Sheet1.$AY$2]/[Sheet1.$AY22])*(127/456.76);0)" office:value-type="float" office:value="-8">
            <text:p>-8</text:p>
          </table:table-cell>
          <table:table-cell table:formula="oooc:=ROUND([Sheet1.W22]*([Sheet1.$AY$2]/[Sheet1.$AY22])*(127/456.76);0)" office:value-type="float" office:value="-4">
            <text:p>-4</text:p>
          </table:table-cell>
          <table:table-cell table:formula="oooc:=ROUND([Sheet1.X22]*([Sheet1.$AY$2]/[Sheet1.$AY22])*(127/456.76);0)" office:value-type="float" office:value="-7">
            <text:p>-7</text:p>
          </table:table-cell>
          <table:table-cell table:formula="oooc:=ROUND([Sheet1.Y22]*([Sheet1.$AY$2]/[Sheet1.$AY22])*(127/456.76);0)" office:value-type="float" office:value="1">
            <text:p>1</text:p>
          </table:table-cell>
          <table:table-cell table:formula="oooc:=ROUND([Sheet1.Z22]*([Sheet1.$AY$2]/[Sheet1.$AY22])*(127/456.76);0)" office:value-type="float" office:value="-11">
            <text:p>-11</text:p>
          </table:table-cell>
          <table:table-cell table:formula="oooc:=ROUND([Sheet1.AA22]*([Sheet1.$AY$2]/[Sheet1.$AY22])*(127/456.76);0)" office:value-type="float" office:value="2">
            <text:p>2</text:p>
          </table:table-cell>
          <table:table-cell table:formula="oooc:=ROUND([Sheet1.AB22]*([Sheet1.$AY$2]/[Sheet1.$AY22])*(127/456.76);0)" office:value-type="float" office:value="6">
            <text:p>6</text:p>
          </table:table-cell>
          <table:table-cell table:formula="oooc:=ROUND([Sheet1.AC22]*([Sheet1.$AY$2]/[Sheet1.$AY22])*(127/456.76);0)" office:value-type="float" office:value="-10">
            <text:p>-10</text:p>
          </table:table-cell>
          <table:table-cell table:formula="oooc:=ROUND([Sheet1.AD22]*([Sheet1.$AY$2]/[Sheet1.$AY22])*(127/456.76);0)" office:value-type="float" office:value="-8">
            <text:p>-8</text:p>
          </table:table-cell>
          <table:table-cell table:formula="oooc:=ROUND([Sheet1.AE22]*([Sheet1.$AY$2]/[Sheet1.$AY22])*(127/456.76);0)" office:value-type="float" office:value="3">
            <text:p>3</text:p>
          </table:table-cell>
          <table:table-cell table:formula="oooc:=ROUND([Sheet1.AF22]*([Sheet1.$AY$2]/[Sheet1.$AY22])*(127/456.76);0)" office:value-type="float" office:value="1">
            <text:p>1</text:p>
          </table:table-cell>
          <table:table-cell table:formula="oooc:=ROUND([Sheet1.AG22]*([Sheet1.$AY$2]/[Sheet1.$AY22])*(127/456.76);0)" office:value-type="float" office:value="11">
            <text:p>11</text:p>
          </table:table-cell>
          <table:table-cell table:formula="oooc:=ROUND([Sheet1.AH22]*([Sheet1.$AY$2]/[Sheet1.$AY22])*(127/456.76);0)" office:value-type="float" office:value="11">
            <text:p>11</text:p>
          </table:table-cell>
          <table:table-cell table:formula="oooc:=ROUND([Sheet1.AI22]*([Sheet1.$AY$2]/[Sheet1.$AY22])*(127/456.76);0)" office:value-type="float" office:value="-31">
            <text:p>-31</text:p>
          </table:table-cell>
          <table:table-cell table:formula="oooc:=ROUND([Sheet1.AJ22]*([Sheet1.$AY$2]/[Sheet1.$AY22])*(127/456.76);0)" office:value-type="float" office:value="-7">
            <text:p>-7</text:p>
          </table:table-cell>
          <table:table-cell table:formula="oooc:=ROUND([Sheet1.AK22]*([Sheet1.$AY$2]/[Sheet1.$AY22])*(127/456.76);0)" office:value-type="float" office:value="13">
            <text:p>13</text:p>
          </table:table-cell>
          <table:table-cell table:formula="oooc:=ROUND([Sheet1.AL22]*([Sheet1.$AY$2]/[Sheet1.$AY22])*(127/456.76);0)" office:value-type="float" office:value="0">
            <text:p>0</text:p>
          </table:table-cell>
          <table:table-cell table:formula="oooc:=ROUND([Sheet1.AM22]*([Sheet1.$AY$2]/[Sheet1.$AY22])*(127/456.76);0)" office:value-type="float" office:value="14">
            <text:p>14</text:p>
          </table:table-cell>
          <table:table-cell table:formula="oooc:=ROUND([Sheet1.AN22]*([Sheet1.$AY$2]/[Sheet1.$AY22])*(127/456.76);0)" office:value-type="float" office:value="-4">
            <text:p>-4</text:p>
          </table:table-cell>
          <table:table-cell table:formula="oooc:=ROUND([Sheet1.AO22]*([Sheet1.$AY$2]/[Sheet1.$AY22])*(127/456.76);0)" office:value-type="float" office:value="-8">
            <text:p>-8</text:p>
          </table:table-cell>
          <table:table-cell table:formula="oooc:=ROUND([Sheet1.AP22]*([Sheet1.$AY$2]/[Sheet1.$AY22])*(127/456.76);0)" office:value-type="float" office:value="6">
            <text:p>6</text:p>
          </table:table-cell>
          <table:table-cell table:formula="oooc:=ROUND([Sheet1.AQ22]*([Sheet1.$AY$2]/[Sheet1.$AY22])*(127/456.76);0)" office:value-type="float" office:value="1">
            <text:p>1</text:p>
          </table:table-cell>
          <table:table-cell table:formula="oooc:=ROUND([Sheet1.AR22]*([Sheet1.$AY$2]/[Sheet1.$AY22])*(127/456.76);0)" office:value-type="float" office:value="3">
            <text:p>3</text:p>
          </table:table-cell>
          <table:table-cell table:formula="oooc:=ROUND([Sheet1.AS22]*([Sheet1.$AY$2]/[Sheet1.$AY22])*(127/456.76);0)" office:value-type="float" office:value="-9">
            <text:p>-9</text:p>
          </table:table-cell>
          <table:table-cell table:formula="oooc:=ROUND([Sheet1.AT22]*([Sheet1.$AY$2]/[Sheet1.$AY22])*(127/456.76);0)" office:value-type="float" office:value="-23">
            <text:p>-23</text:p>
          </table:table-cell>
          <table:table-cell table:formula="oooc:=ROUND([Sheet1.AU22]*([Sheet1.$AY$2]/[Sheet1.$AY22])*(127/456.76);0)" office:value-type="float" office:value="28">
            <text:p>28</text:p>
          </table:table-cell>
          <table:table-cell table:formula="oooc:=ROUND([Sheet1.AV22]*([Sheet1.$AY$2]/[Sheet1.$AY22])*(127/456.76);0)" office:value-type="float" office:value="-1">
            <text:p>-1</text:p>
          </table:table-cell>
          <table:table-cell table:formula="oooc:=ROUND([Sheet1.AW22]*([Sheet1.$AY$2]/[Sheet1.$AY22])*(127/456.76);0)" office:value-type="float" office:value="28">
            <text:p>28</text:p>
          </table:table-cell>
          <table:table-cell table:formula="oooc:=ROUND([Sheet1.AX22]*([Sheet1.$AY$2]/[Sheet1.$AY22])*(127/456.76);0)" office:value-type="float" office:value="10">
            <text:p>10</text:p>
          </table:table-cell>
          <table:table-cell table:formula="oooc:=[Sheet1.AZ22]" office:value-type="float" office:value="21">
            <text:p>21</text:p>
          </table:table-cell>
          <table:table-cell table:number-columns-repeated="205"/>
        </table:table-row>
        <table:table-row table:style-name="ro1">
          <table:table-cell table:formula="oooc:=ROUND([Sheet1.A23]*([Sheet1.$AY$2]/[Sheet1.$AY23])*(127/456.76);0)" office:value-type="float" office:value="0">
            <text:p>0</text:p>
          </table:table-cell>
          <table:table-cell table:formula="oooc:=ROUND([Sheet1.B23]*([Sheet1.$AY$2]/[Sheet1.$AY23])*(127/456.76);0)" office:value-type="float" office:value="0">
            <text:p>0</text:p>
          </table:table-cell>
          <table:table-cell table:formula="oooc:=ROUND([Sheet1.C23]*([Sheet1.$AY$2]/[Sheet1.$AY23])*(127/456.76);0)" office:value-type="float" office:value="0">
            <text:p>0</text:p>
          </table:table-cell>
          <table:table-cell table:formula="oooc:=ROUND([Sheet1.D23]*([Sheet1.$AY$2]/[Sheet1.$AY23])*(127/456.76);0)" office:value-type="float" office:value="0">
            <text:p>0</text:p>
          </table:table-cell>
          <table:table-cell table:formula="oooc:=ROUND([Sheet1.E23]*([Sheet1.$AY$2]/[Sheet1.$AY23])*(127/456.76);0)" office:value-type="float" office:value="0">
            <text:p>0</text:p>
          </table:table-cell>
          <table:table-cell table:formula="oooc:=ROUND([Sheet1.F23]*([Sheet1.$AY$2]/[Sheet1.$AY23])*(127/456.76);0)" office:value-type="float" office:value="-1">
            <text:p>-1</text:p>
          </table:table-cell>
          <table:table-cell table:formula="oooc:=ROUND([Sheet1.G23]*([Sheet1.$AY$2]/[Sheet1.$AY23])*(127/456.76);0)" office:value-type="float" office:value="-1">
            <text:p>-1</text:p>
          </table:table-cell>
          <table:table-cell table:formula="oooc:=ROUND([Sheet1.H23]*([Sheet1.$AY$2]/[Sheet1.$AY23])*(127/456.76);0)" office:value-type="float" office:value="0">
            <text:p>0</text:p>
          </table:table-cell>
          <table:table-cell table:formula="oooc:=ROUND([Sheet1.I23]*([Sheet1.$AY$2]/[Sheet1.$AY23])*(127/456.76);0)" office:value-type="float" office:value="1">
            <text:p>1</text:p>
          </table:table-cell>
          <table:table-cell table:formula="oooc:=ROUND([Sheet1.J23]*([Sheet1.$AY$2]/[Sheet1.$AY23])*(127/456.76);0)" office:value-type="float" office:value="0">
            <text:p>0</text:p>
          </table:table-cell>
          <table:table-cell table:formula="oooc:=ROUND([Sheet1.K23]*([Sheet1.$AY$2]/[Sheet1.$AY23])*(127/456.76);0)" office:value-type="float" office:value="0">
            <text:p>0</text:p>
          </table:table-cell>
          <table:table-cell table:formula="oooc:=ROUND([Sheet1.L23]*([Sheet1.$AY$2]/[Sheet1.$AY23])*(127/456.76);0)" office:value-type="float" office:value="1">
            <text:p>1</text:p>
          </table:table-cell>
          <table:table-cell table:formula="oooc:=ROUND([Sheet1.M23]*([Sheet1.$AY$2]/[Sheet1.$AY23])*(127/456.76);0)" office:value-type="float" office:value="0">
            <text:p>0</text:p>
          </table:table-cell>
          <table:table-cell table:formula="oooc:=ROUND([Sheet1.N23]*([Sheet1.$AY$2]/[Sheet1.$AY23])*(127/456.76);0)" office:value-type="float" office:value="0">
            <text:p>0</text:p>
          </table:table-cell>
          <table:table-cell table:formula="oooc:=ROUND([Sheet1.O23]*([Sheet1.$AY$2]/[Sheet1.$AY23])*(127/456.76);0)" office:value-type="float" office:value="-3">
            <text:p>-3</text:p>
          </table:table-cell>
          <table:table-cell table:formula="oooc:=ROUND([Sheet1.P23]*([Sheet1.$AY$2]/[Sheet1.$AY23])*(127/456.76);0)" office:value-type="float" office:value="-7">
            <text:p>-7</text:p>
          </table:table-cell>
          <table:table-cell table:formula="oooc:=ROUND([Sheet1.Q23]*([Sheet1.$AY$2]/[Sheet1.$AY23])*(127/456.76);0)" office:value-type="float" office:value="0">
            <text:p>0</text:p>
          </table:table-cell>
          <table:table-cell table:formula="oooc:=ROUND([Sheet1.R23]*([Sheet1.$AY$2]/[Sheet1.$AY23])*(127/456.76);0)" office:value-type="float" office:value="1">
            <text:p>1</text:p>
          </table:table-cell>
          <table:table-cell table:formula="oooc:=ROUND([Sheet1.S23]*([Sheet1.$AY$2]/[Sheet1.$AY23])*(127/456.76);0)" office:value-type="float" office:value="-1">
            <text:p>-1</text:p>
          </table:table-cell>
          <table:table-cell table:formula="oooc:=ROUND([Sheet1.T23]*([Sheet1.$AY$2]/[Sheet1.$AY23])*(127/456.76);0)" office:value-type="float" office:value="-1">
            <text:p>-1</text:p>
          </table:table-cell>
          <table:table-cell table:formula="oooc:=ROUND([Sheet1.U23]*([Sheet1.$AY$2]/[Sheet1.$AY23])*(127/456.76);0)" office:value-type="float" office:value="-5">
            <text:p>-5</text:p>
          </table:table-cell>
          <table:table-cell table:formula="oooc:=ROUND([Sheet1.V23]*([Sheet1.$AY$2]/[Sheet1.$AY23])*(127/456.76);0)" office:value-type="float" office:value="-9">
            <text:p>-9</text:p>
          </table:table-cell>
          <table:table-cell table:formula="oooc:=ROUND([Sheet1.W23]*([Sheet1.$AY$2]/[Sheet1.$AY23])*(127/456.76);0)" office:value-type="float" office:value="-3">
            <text:p>-3</text:p>
          </table:table-cell>
          <table:table-cell table:formula="oooc:=ROUND([Sheet1.X23]*([Sheet1.$AY$2]/[Sheet1.$AY23])*(127/456.76);0)" office:value-type="float" office:value="-4">
            <text:p>-4</text:p>
          </table:table-cell>
          <table:table-cell table:formula="oooc:=ROUND([Sheet1.Y23]*([Sheet1.$AY$2]/[Sheet1.$AY23])*(127/456.76);0)" office:value-type="float" office:value="1">
            <text:p>1</text:p>
          </table:table-cell>
          <table:table-cell table:formula="oooc:=ROUND([Sheet1.Z23]*([Sheet1.$AY$2]/[Sheet1.$AY23])*(127/456.76);0)" office:value-type="float" office:value="-8">
            <text:p>-8</text:p>
          </table:table-cell>
          <table:table-cell table:formula="oooc:=ROUND([Sheet1.AA23]*([Sheet1.$AY$2]/[Sheet1.$AY23])*(127/456.76);0)" office:value-type="float" office:value="1">
            <text:p>1</text:p>
          </table:table-cell>
          <table:table-cell table:formula="oooc:=ROUND([Sheet1.AB23]*([Sheet1.$AY$2]/[Sheet1.$AY23])*(127/456.76);0)" office:value-type="float" office:value="4">
            <text:p>4</text:p>
          </table:table-cell>
          <table:table-cell table:formula="oooc:=ROUND([Sheet1.AC23]*([Sheet1.$AY$2]/[Sheet1.$AY23])*(127/456.76);0)" office:value-type="float" office:value="-11">
            <text:p>-11</text:p>
          </table:table-cell>
          <table:table-cell table:formula="oooc:=ROUND([Sheet1.AD23]*([Sheet1.$AY$2]/[Sheet1.$AY23])*(127/456.76);0)" office:value-type="float" office:value="-9">
            <text:p>-9</text:p>
          </table:table-cell>
          <table:table-cell table:formula="oooc:=ROUND([Sheet1.AE23]*([Sheet1.$AY$2]/[Sheet1.$AY23])*(127/456.76);0)" office:value-type="float" office:value="-2">
            <text:p>-2</text:p>
          </table:table-cell>
          <table:table-cell table:formula="oooc:=ROUND([Sheet1.AF23]*([Sheet1.$AY$2]/[Sheet1.$AY23])*(127/456.76);0)" office:value-type="float" office:value="2">
            <text:p>2</text:p>
          </table:table-cell>
          <table:table-cell table:formula="oooc:=ROUND([Sheet1.AG23]*([Sheet1.$AY$2]/[Sheet1.$AY23])*(127/456.76);0)" office:value-type="float" office:value="5">
            <text:p>5</text:p>
          </table:table-cell>
          <table:table-cell table:formula="oooc:=ROUND([Sheet1.AH23]*([Sheet1.$AY$2]/[Sheet1.$AY23])*(127/456.76);0)" office:value-type="float" office:value="11">
            <text:p>11</text:p>
          </table:table-cell>
          <table:table-cell table:formula="oooc:=ROUND([Sheet1.AI23]*([Sheet1.$AY$2]/[Sheet1.$AY23])*(127/456.76);0)" office:value-type="float" office:value="-30">
            <text:p>-30</text:p>
          </table:table-cell>
          <table:table-cell table:formula="oooc:=ROUND([Sheet1.AJ23]*([Sheet1.$AY$2]/[Sheet1.$AY23])*(127/456.76);0)" office:value-type="float" office:value="-4">
            <text:p>-4</text:p>
          </table:table-cell>
          <table:table-cell table:formula="oooc:=ROUND([Sheet1.AK23]*([Sheet1.$AY$2]/[Sheet1.$AY23])*(127/456.76);0)" office:value-type="float" office:value="12">
            <text:p>12</text:p>
          </table:table-cell>
          <table:table-cell table:formula="oooc:=ROUND([Sheet1.AL23]*([Sheet1.$AY$2]/[Sheet1.$AY23])*(127/456.76);0)" office:value-type="float" office:value="11">
            <text:p>11</text:p>
          </table:table-cell>
          <table:table-cell table:formula="oooc:=ROUND([Sheet1.AM23]*([Sheet1.$AY$2]/[Sheet1.$AY23])*(127/456.76);0)" office:value-type="float" office:value="15">
            <text:p>15</text:p>
          </table:table-cell>
          <table:table-cell table:formula="oooc:=ROUND([Sheet1.AN23]*([Sheet1.$AY$2]/[Sheet1.$AY23])*(127/456.76);0)" office:value-type="float" office:value="-4">
            <text:p>-4</text:p>
          </table:table-cell>
          <table:table-cell table:formula="oooc:=ROUND([Sheet1.AO23]*([Sheet1.$AY$2]/[Sheet1.$AY23])*(127/456.76);0)" office:value-type="float" office:value="-7">
            <text:p>-7</text:p>
          </table:table-cell>
          <table:table-cell table:formula="oooc:=ROUND([Sheet1.AP23]*([Sheet1.$AY$2]/[Sheet1.$AY23])*(127/456.76);0)" office:value-type="float" office:value="3">
            <text:p>3</text:p>
          </table:table-cell>
          <table:table-cell table:formula="oooc:=ROUND([Sheet1.AQ23]*([Sheet1.$AY$2]/[Sheet1.$AY23])*(127/456.76);0)" office:value-type="float" office:value="1">
            <text:p>1</text:p>
          </table:table-cell>
          <table:table-cell table:formula="oooc:=ROUND([Sheet1.AR23]*([Sheet1.$AY$2]/[Sheet1.$AY23])*(127/456.76);0)" office:value-type="float" office:value="3">
            <text:p>3</text:p>
          </table:table-cell>
          <table:table-cell table:formula="oooc:=ROUND([Sheet1.AS23]*([Sheet1.$AY$2]/[Sheet1.$AY23])*(127/456.76);0)" office:value-type="float" office:value="-3">
            <text:p>-3</text:p>
          </table:table-cell>
          <table:table-cell table:formula="oooc:=ROUND([Sheet1.AT23]*([Sheet1.$AY$2]/[Sheet1.$AY23])*(127/456.76);0)" office:value-type="float" office:value="-27">
            <text:p>-27</text:p>
          </table:table-cell>
          <table:table-cell table:formula="oooc:=ROUND([Sheet1.AU23]*([Sheet1.$AY$2]/[Sheet1.$AY23])*(127/456.76);0)" office:value-type="float" office:value="29">
            <text:p>29</text:p>
          </table:table-cell>
          <table:table-cell table:formula="oooc:=ROUND([Sheet1.AV23]*([Sheet1.$AY$2]/[Sheet1.$AY23])*(127/456.76);0)" office:value-type="float" office:value="1">
            <text:p>1</text:p>
          </table:table-cell>
          <table:table-cell table:formula="oooc:=ROUND([Sheet1.AW23]*([Sheet1.$AY$2]/[Sheet1.$AY23])*(127/456.76);0)" office:value-type="float" office:value="32">
            <text:p>32</text:p>
          </table:table-cell>
          <table:table-cell table:formula="oooc:=ROUND([Sheet1.AX23]*([Sheet1.$AY$2]/[Sheet1.$AY23])*(127/456.76);0)" office:value-type="float" office:value="5">
            <text:p>5</text:p>
          </table:table-cell>
          <table:table-cell table:formula="oooc:=[Sheet1.AZ23]" office:value-type="float" office:value="22">
            <text:p>22</text:p>
          </table:table-cell>
          <table:table-cell table:number-columns-repeated="205"/>
        </table:table-row>
        <table:table-row table:style-name="ro1">
          <table:table-cell table:formula="oooc:=ROUND([Sheet1.A24]*([Sheet1.$AY$2]/[Sheet1.$AY24])*(127/456.76);0)" office:value-type="float" office:value="0">
            <text:p>0</text:p>
          </table:table-cell>
          <table:table-cell table:formula="oooc:=ROUND([Sheet1.B24]*([Sheet1.$AY$2]/[Sheet1.$AY24])*(127/456.76);0)" office:value-type="float" office:value="0">
            <text:p>0</text:p>
          </table:table-cell>
          <table:table-cell table:formula="oooc:=ROUND([Sheet1.C24]*([Sheet1.$AY$2]/[Sheet1.$AY24])*(127/456.76);0)" office:value-type="float" office:value="0">
            <text:p>0</text:p>
          </table:table-cell>
          <table:table-cell table:formula="oooc:=ROUND([Sheet1.D24]*([Sheet1.$AY$2]/[Sheet1.$AY24])*(127/456.76);0)" office:value-type="float" office:value="0">
            <text:p>0</text:p>
          </table:table-cell>
          <table:table-cell table:formula="oooc:=ROUND([Sheet1.E24]*([Sheet1.$AY$2]/[Sheet1.$AY24])*(127/456.76);0)" office:value-type="float" office:value="0">
            <text:p>0</text:p>
          </table:table-cell>
          <table:table-cell table:formula="oooc:=ROUND([Sheet1.F24]*([Sheet1.$AY$2]/[Sheet1.$AY24])*(127/456.76);0)" office:value-type="float" office:value="-1">
            <text:p>-1</text:p>
          </table:table-cell>
          <table:table-cell table:formula="oooc:=ROUND([Sheet1.G24]*([Sheet1.$AY$2]/[Sheet1.$AY24])*(127/456.76);0)" office:value-type="float" office:value="0">
            <text:p>0</text:p>
          </table:table-cell>
          <table:table-cell table:formula="oooc:=ROUND([Sheet1.H24]*([Sheet1.$AY$2]/[Sheet1.$AY24])*(127/456.76);0)" office:value-type="float" office:value="0">
            <text:p>0</text:p>
          </table:table-cell>
          <table:table-cell table:formula="oooc:=ROUND([Sheet1.I24]*([Sheet1.$AY$2]/[Sheet1.$AY24])*(127/456.76);0)" office:value-type="float" office:value="0">
            <text:p>0</text:p>
          </table:table-cell>
          <table:table-cell table:formula="oooc:=ROUND([Sheet1.J24]*([Sheet1.$AY$2]/[Sheet1.$AY24])*(127/456.76);0)" office:value-type="float" office:value="1">
            <text:p>1</text:p>
          </table:table-cell>
          <table:table-cell table:formula="oooc:=ROUND([Sheet1.K24]*([Sheet1.$AY$2]/[Sheet1.$AY24])*(127/456.76);0)" office:value-type="float" office:value="0">
            <text:p>0</text:p>
          </table:table-cell>
          <table:table-cell table:formula="oooc:=ROUND([Sheet1.L24]*([Sheet1.$AY$2]/[Sheet1.$AY24])*(127/456.76);0)" office:value-type="float" office:value="-1">
            <text:p>-1</text:p>
          </table:table-cell>
          <table:table-cell table:formula="oooc:=ROUND([Sheet1.M24]*([Sheet1.$AY$2]/[Sheet1.$AY24])*(127/456.76);0)" office:value-type="float" office:value="1">
            <text:p>1</text:p>
          </table:table-cell>
          <table:table-cell table:formula="oooc:=ROUND([Sheet1.N24]*([Sheet1.$AY$2]/[Sheet1.$AY24])*(127/456.76);0)" office:value-type="float" office:value="-2">
            <text:p>-2</text:p>
          </table:table-cell>
          <table:table-cell table:formula="oooc:=ROUND([Sheet1.O24]*([Sheet1.$AY$2]/[Sheet1.$AY24])*(127/456.76);0)" office:value-type="float" office:value="-2">
            <text:p>-2</text:p>
          </table:table-cell>
          <table:table-cell table:formula="oooc:=ROUND([Sheet1.P24]*([Sheet1.$AY$2]/[Sheet1.$AY24])*(127/456.76);0)" office:value-type="float" office:value="-8">
            <text:p>-8</text:p>
          </table:table-cell>
          <table:table-cell table:formula="oooc:=ROUND([Sheet1.Q24]*([Sheet1.$AY$2]/[Sheet1.$AY24])*(127/456.76);0)" office:value-type="float" office:value="-2">
            <text:p>-2</text:p>
          </table:table-cell>
          <table:table-cell table:formula="oooc:=ROUND([Sheet1.R24]*([Sheet1.$AY$2]/[Sheet1.$AY24])*(127/456.76);0)" office:value-type="float" office:value="2">
            <text:p>2</text:p>
          </table:table-cell>
          <table:table-cell table:formula="oooc:=ROUND([Sheet1.S24]*([Sheet1.$AY$2]/[Sheet1.$AY24])*(127/456.76);0)" office:value-type="float" office:value="-0">
            <text:p>0</text:p>
          </table:table-cell>
          <table:table-cell table:formula="oooc:=ROUND([Sheet1.T24]*([Sheet1.$AY$2]/[Sheet1.$AY24])*(127/456.76);0)" office:value-type="float" office:value="-2">
            <text:p>-2</text:p>
          </table:table-cell>
          <table:table-cell table:formula="oooc:=ROUND([Sheet1.U24]*([Sheet1.$AY$2]/[Sheet1.$AY24])*(127/456.76);0)" office:value-type="float" office:value="-3">
            <text:p>-3</text:p>
          </table:table-cell>
          <table:table-cell table:formula="oooc:=ROUND([Sheet1.V24]*([Sheet1.$AY$2]/[Sheet1.$AY24])*(127/456.76);0)" office:value-type="float" office:value="-11">
            <text:p>-11</text:p>
          </table:table-cell>
          <table:table-cell table:formula="oooc:=ROUND([Sheet1.W24]*([Sheet1.$AY$2]/[Sheet1.$AY24])*(127/456.76);0)" office:value-type="float" office:value="-2">
            <text:p>-2</text:p>
          </table:table-cell>
          <table:table-cell table:formula="oooc:=ROUND([Sheet1.X24]*([Sheet1.$AY$2]/[Sheet1.$AY24])*(127/456.76);0)" office:value-type="float" office:value="-5">
            <text:p>-5</text:p>
          </table:table-cell>
          <table:table-cell table:formula="oooc:=ROUND([Sheet1.Y24]*([Sheet1.$AY$2]/[Sheet1.$AY24])*(127/456.76);0)" office:value-type="float" office:value="6">
            <text:p>6</text:p>
          </table:table-cell>
          <table:table-cell table:formula="oooc:=ROUND([Sheet1.Z24]*([Sheet1.$AY$2]/[Sheet1.$AY24])*(127/456.76);0)" office:value-type="float" office:value="-6">
            <text:p>-6</text:p>
          </table:table-cell>
          <table:table-cell table:formula="oooc:=ROUND([Sheet1.AA24]*([Sheet1.$AY$2]/[Sheet1.$AY24])*(127/456.76);0)" office:value-type="float" office:value="-6">
            <text:p>-6</text:p>
          </table:table-cell>
          <table:table-cell table:formula="oooc:=ROUND([Sheet1.AB24]*([Sheet1.$AY$2]/[Sheet1.$AY24])*(127/456.76);0)" office:value-type="float" office:value="4">
            <text:p>4</text:p>
          </table:table-cell>
          <table:table-cell table:formula="oooc:=ROUND([Sheet1.AC24]*([Sheet1.$AY$2]/[Sheet1.$AY24])*(127/456.76);0)" office:value-type="float" office:value="-10">
            <text:p>-10</text:p>
          </table:table-cell>
          <table:table-cell table:formula="oooc:=ROUND([Sheet1.AD24]*([Sheet1.$AY$2]/[Sheet1.$AY24])*(127/456.76);0)" office:value-type="float" office:value="-12">
            <text:p>-12</text:p>
          </table:table-cell>
          <table:table-cell table:formula="oooc:=ROUND([Sheet1.AE24]*([Sheet1.$AY$2]/[Sheet1.$AY24])*(127/456.76);0)" office:value-type="float" office:value="5">
            <text:p>5</text:p>
          </table:table-cell>
          <table:table-cell table:formula="oooc:=ROUND([Sheet1.AF24]*([Sheet1.$AY$2]/[Sheet1.$AY24])*(127/456.76);0)" office:value-type="float" office:value="8">
            <text:p>8</text:p>
          </table:table-cell>
          <table:table-cell table:formula="oooc:=ROUND([Sheet1.AG24]*([Sheet1.$AY$2]/[Sheet1.$AY24])*(127/456.76);0)" office:value-type="float" office:value="2">
            <text:p>2</text:p>
          </table:table-cell>
          <table:table-cell table:formula="oooc:=ROUND([Sheet1.AH24]*([Sheet1.$AY$2]/[Sheet1.$AY24])*(127/456.76);0)" office:value-type="float" office:value="0">
            <text:p>0</text:p>
          </table:table-cell>
          <table:table-cell table:formula="oooc:=ROUND([Sheet1.AI24]*([Sheet1.$AY$2]/[Sheet1.$AY24])*(127/456.76);0)" office:value-type="float" office:value="-33">
            <text:p>-33</text:p>
          </table:table-cell>
          <table:table-cell table:formula="oooc:=ROUND([Sheet1.AJ24]*([Sheet1.$AY$2]/[Sheet1.$AY24])*(127/456.76);0)" office:value-type="float" office:value="-9">
            <text:p>-9</text:p>
          </table:table-cell>
          <table:table-cell table:formula="oooc:=ROUND([Sheet1.AK24]*([Sheet1.$AY$2]/[Sheet1.$AY24])*(127/456.76);0)" office:value-type="float" office:value="10">
            <text:p>10</text:p>
          </table:table-cell>
          <table:table-cell table:formula="oooc:=ROUND([Sheet1.AL24]*([Sheet1.$AY$2]/[Sheet1.$AY24])*(127/456.76);0)" office:value-type="float" office:value="15">
            <text:p>15</text:p>
          </table:table-cell>
          <table:table-cell table:formula="oooc:=ROUND([Sheet1.AM24]*([Sheet1.$AY$2]/[Sheet1.$AY24])*(127/456.76);0)" office:value-type="float" office:value="20">
            <text:p>20</text:p>
          </table:table-cell>
          <table:table-cell table:formula="oooc:=ROUND([Sheet1.AN24]*([Sheet1.$AY$2]/[Sheet1.$AY24])*(127/456.76);0)" office:value-type="float" office:value="13">
            <text:p>13</text:p>
          </table:table-cell>
          <table:table-cell table:formula="oooc:=ROUND([Sheet1.AO24]*([Sheet1.$AY$2]/[Sheet1.$AY24])*(127/456.76);0)" office:value-type="float" office:value="-12">
            <text:p>-12</text:p>
          </table:table-cell>
          <table:table-cell table:formula="oooc:=ROUND([Sheet1.AP24]*([Sheet1.$AY$2]/[Sheet1.$AY24])*(127/456.76);0)" office:value-type="float" office:value="4">
            <text:p>4</text:p>
          </table:table-cell>
          <table:table-cell table:formula="oooc:=ROUND([Sheet1.AQ24]*([Sheet1.$AY$2]/[Sheet1.$AY24])*(127/456.76);0)" office:value-type="float" office:value="0">
            <text:p>0</text:p>
          </table:table-cell>
          <table:table-cell table:formula="oooc:=ROUND([Sheet1.AR24]*([Sheet1.$AY$2]/[Sheet1.$AY24])*(127/456.76);0)" office:value-type="float" office:value="3">
            <text:p>3</text:p>
          </table:table-cell>
          <table:table-cell table:formula="oooc:=ROUND([Sheet1.AS24]*([Sheet1.$AY$2]/[Sheet1.$AY24])*(127/456.76);0)" office:value-type="float" office:value="-5">
            <text:p>-5</text:p>
          </table:table-cell>
          <table:table-cell table:formula="oooc:=ROUND([Sheet1.AT24]*([Sheet1.$AY$2]/[Sheet1.$AY24])*(127/456.76);0)" office:value-type="float" office:value="-27">
            <text:p>-27</text:p>
          </table:table-cell>
          <table:table-cell table:formula="oooc:=ROUND([Sheet1.AU24]*([Sheet1.$AY$2]/[Sheet1.$AY24])*(127/456.76);0)" office:value-type="float" office:value="31">
            <text:p>31</text:p>
          </table:table-cell>
          <table:table-cell table:formula="oooc:=ROUND([Sheet1.AV24]*([Sheet1.$AY$2]/[Sheet1.$AY24])*(127/456.76);0)" office:value-type="float" office:value="0">
            <text:p>0</text:p>
          </table:table-cell>
          <table:table-cell table:formula="oooc:=ROUND([Sheet1.AW24]*([Sheet1.$AY$2]/[Sheet1.$AY24])*(127/456.76);0)" office:value-type="float" office:value="29">
            <text:p>29</text:p>
          </table:table-cell>
          <table:table-cell table:formula="oooc:=ROUND([Sheet1.AX24]*([Sheet1.$AY$2]/[Sheet1.$AY24])*(127/456.76);0)" office:value-type="float" office:value="8">
            <text:p>8</text:p>
          </table:table-cell>
          <table:table-cell table:formula="oooc:=[Sheet1.AZ24]" office:value-type="float" office:value="23">
            <text:p>23</text:p>
          </table:table-cell>
          <table:table-cell table:number-columns-repeated="205"/>
        </table:table-row>
        <table:table-row table:style-name="ro1">
          <table:table-cell table:formula="oooc:=ROUND([Sheet1.A25]*([Sheet1.$AY$2]/[Sheet1.$AY25])*(127/456.76);0)" office:value-type="float" office:value="0">
            <text:p>0</text:p>
          </table:table-cell>
          <table:table-cell table:formula="oooc:=ROUND([Sheet1.B25]*([Sheet1.$AY$2]/[Sheet1.$AY25])*(127/456.76);0)" office:value-type="float" office:value="0">
            <text:p>0</text:p>
          </table:table-cell>
          <table:table-cell table:formula="oooc:=ROUND([Sheet1.C25]*([Sheet1.$AY$2]/[Sheet1.$AY25])*(127/456.76);0)" office:value-type="float" office:value="0">
            <text:p>0</text:p>
          </table:table-cell>
          <table:table-cell table:formula="oooc:=ROUND([Sheet1.D25]*([Sheet1.$AY$2]/[Sheet1.$AY25])*(127/456.76);0)" office:value-type="float" office:value="0">
            <text:p>0</text:p>
          </table:table-cell>
          <table:table-cell table:formula="oooc:=ROUND([Sheet1.E25]*([Sheet1.$AY$2]/[Sheet1.$AY25])*(127/456.76);0)" office:value-type="float" office:value="0">
            <text:p>0</text:p>
          </table:table-cell>
          <table:table-cell table:formula="oooc:=ROUND([Sheet1.F25]*([Sheet1.$AY$2]/[Sheet1.$AY25])*(127/456.76);0)" office:value-type="float" office:value="-1">
            <text:p>-1</text:p>
          </table:table-cell>
          <table:table-cell table:formula="oooc:=ROUND([Sheet1.G25]*([Sheet1.$AY$2]/[Sheet1.$AY25])*(127/456.76);0)" office:value-type="float" office:value="-1">
            <text:p>-1</text:p>
          </table:table-cell>
          <table:table-cell table:formula="oooc:=ROUND([Sheet1.H25]*([Sheet1.$AY$2]/[Sheet1.$AY25])*(127/456.76);0)" office:value-type="float" office:value="0">
            <text:p>0</text:p>
          </table:table-cell>
          <table:table-cell table:formula="oooc:=ROUND([Sheet1.I25]*([Sheet1.$AY$2]/[Sheet1.$AY25])*(127/456.76);0)" office:value-type="float" office:value="0">
            <text:p>0</text:p>
          </table:table-cell>
          <table:table-cell table:formula="oooc:=ROUND([Sheet1.J25]*([Sheet1.$AY$2]/[Sheet1.$AY25])*(127/456.76);0)" office:value-type="float" office:value="1">
            <text:p>1</text:p>
          </table:table-cell>
          <table:table-cell table:formula="oooc:=ROUND([Sheet1.K25]*([Sheet1.$AY$2]/[Sheet1.$AY25])*(127/456.76);0)" office:value-type="float" office:value="1">
            <text:p>1</text:p>
          </table:table-cell>
          <table:table-cell table:formula="oooc:=ROUND([Sheet1.L25]*([Sheet1.$AY$2]/[Sheet1.$AY25])*(127/456.76);0)" office:value-type="float" office:value="0">
            <text:p>0</text:p>
          </table:table-cell>
          <table:table-cell table:formula="oooc:=ROUND([Sheet1.M25]*([Sheet1.$AY$2]/[Sheet1.$AY25])*(127/456.76);0)" office:value-type="float" office:value="-1">
            <text:p>-1</text:p>
          </table:table-cell>
          <table:table-cell table:formula="oooc:=ROUND([Sheet1.N25]*([Sheet1.$AY$2]/[Sheet1.$AY25])*(127/456.76);0)" office:value-type="float" office:value="1">
            <text:p>1</text:p>
          </table:table-cell>
          <table:table-cell table:formula="oooc:=ROUND([Sheet1.O25]*([Sheet1.$AY$2]/[Sheet1.$AY25])*(127/456.76);0)" office:value-type="float" office:value="-2">
            <text:p>-2</text:p>
          </table:table-cell>
          <table:table-cell table:formula="oooc:=ROUND([Sheet1.P25]*([Sheet1.$AY$2]/[Sheet1.$AY25])*(127/456.76);0)" office:value-type="float" office:value="-9">
            <text:p>-9</text:p>
          </table:table-cell>
          <table:table-cell table:formula="oooc:=ROUND([Sheet1.Q25]*([Sheet1.$AY$2]/[Sheet1.$AY25])*(127/456.76);0)" office:value-type="float" office:value="-2">
            <text:p>-2</text:p>
          </table:table-cell>
          <table:table-cell table:formula="oooc:=ROUND([Sheet1.R25]*([Sheet1.$AY$2]/[Sheet1.$AY25])*(127/456.76);0)" office:value-type="float" office:value="1">
            <text:p>1</text:p>
          </table:table-cell>
          <table:table-cell table:formula="oooc:=ROUND([Sheet1.S25]*([Sheet1.$AY$2]/[Sheet1.$AY25])*(127/456.76);0)" office:value-type="float" office:value="2">
            <text:p>2</text:p>
          </table:table-cell>
          <table:table-cell table:formula="oooc:=ROUND([Sheet1.T25]*([Sheet1.$AY$2]/[Sheet1.$AY25])*(127/456.76);0)" office:value-type="float" office:value="-1">
            <text:p>-1</text:p>
          </table:table-cell>
          <table:table-cell table:formula="oooc:=ROUND([Sheet1.U25]*([Sheet1.$AY$2]/[Sheet1.$AY25])*(127/456.76);0)" office:value-type="float" office:value="-2">
            <text:p>-2</text:p>
          </table:table-cell>
          <table:table-cell table:formula="oooc:=ROUND([Sheet1.V25]*([Sheet1.$AY$2]/[Sheet1.$AY25])*(127/456.76);0)" office:value-type="float" office:value="-9">
            <text:p>-9</text:p>
          </table:table-cell>
          <table:table-cell table:formula="oooc:=ROUND([Sheet1.W25]*([Sheet1.$AY$2]/[Sheet1.$AY25])*(127/456.76);0)" office:value-type="float" office:value="-1">
            <text:p>-1</text:p>
          </table:table-cell>
          <table:table-cell table:formula="oooc:=ROUND([Sheet1.X25]*([Sheet1.$AY$2]/[Sheet1.$AY25])*(127/456.76);0)" office:value-type="float" office:value="-2">
            <text:p>-2</text:p>
          </table:table-cell>
          <table:table-cell table:formula="oooc:=ROUND([Sheet1.Y25]*([Sheet1.$AY$2]/[Sheet1.$AY25])*(127/456.76);0)" office:value-type="float" office:value="6">
            <text:p>6</text:p>
          </table:table-cell>
          <table:table-cell table:formula="oooc:=ROUND([Sheet1.Z25]*([Sheet1.$AY$2]/[Sheet1.$AY25])*(127/456.76);0)" office:value-type="float" office:value="-6">
            <text:p>-6</text:p>
          </table:table-cell>
          <table:table-cell table:formula="oooc:=ROUND([Sheet1.AA25]*([Sheet1.$AY$2]/[Sheet1.$AY25])*(127/456.76);0)" office:value-type="float" office:value="-4">
            <text:p>-4</text:p>
          </table:table-cell>
          <table:table-cell table:formula="oooc:=ROUND([Sheet1.AB25]*([Sheet1.$AY$2]/[Sheet1.$AY25])*(127/456.76);0)" office:value-type="float" office:value="5">
            <text:p>5</text:p>
          </table:table-cell>
          <table:table-cell table:formula="oooc:=ROUND([Sheet1.AC25]*([Sheet1.$AY$2]/[Sheet1.$AY25])*(127/456.76);0)" office:value-type="float" office:value="-3">
            <text:p>-3</text:p>
          </table:table-cell>
          <table:table-cell table:formula="oooc:=ROUND([Sheet1.AD25]*([Sheet1.$AY$2]/[Sheet1.$AY25])*(127/456.76);0)" office:value-type="float" office:value="-22">
            <text:p>-22</text:p>
          </table:table-cell>
          <table:table-cell table:formula="oooc:=ROUND([Sheet1.AE25]*([Sheet1.$AY$2]/[Sheet1.$AY25])*(127/456.76);0)" office:value-type="float" office:value="7">
            <text:p>7</text:p>
          </table:table-cell>
          <table:table-cell table:formula="oooc:=ROUND([Sheet1.AF25]*([Sheet1.$AY$2]/[Sheet1.$AY25])*(127/456.76);0)" office:value-type="float" office:value="6">
            <text:p>6</text:p>
          </table:table-cell>
          <table:table-cell table:formula="oooc:=ROUND([Sheet1.AG25]*([Sheet1.$AY$2]/[Sheet1.$AY25])*(127/456.76);0)" office:value-type="float" office:value="-4">
            <text:p>-4</text:p>
          </table:table-cell>
          <table:table-cell table:formula="oooc:=ROUND([Sheet1.AH25]*([Sheet1.$AY$2]/[Sheet1.$AY25])*(127/456.76);0)" office:value-type="float" office:value="-2">
            <text:p>-2</text:p>
          </table:table-cell>
          <table:table-cell table:formula="oooc:=ROUND([Sheet1.AI25]*([Sheet1.$AY$2]/[Sheet1.$AY25])*(127/456.76);0)" office:value-type="float" office:value="-36">
            <text:p>-36</text:p>
          </table:table-cell>
          <table:table-cell table:formula="oooc:=ROUND([Sheet1.AJ25]*([Sheet1.$AY$2]/[Sheet1.$AY25])*(127/456.76);0)" office:value-type="float" office:value="-12">
            <text:p>-12</text:p>
          </table:table-cell>
          <table:table-cell table:formula="oooc:=ROUND([Sheet1.AK25]*([Sheet1.$AY$2]/[Sheet1.$AY25])*(127/456.76);0)" office:value-type="float" office:value="17">
            <text:p>17</text:p>
          </table:table-cell>
          <table:table-cell table:formula="oooc:=ROUND([Sheet1.AL25]*([Sheet1.$AY$2]/[Sheet1.$AY25])*(127/456.76);0)" office:value-type="float" office:value="6">
            <text:p>6</text:p>
          </table:table-cell>
          <table:table-cell table:formula="oooc:=ROUND([Sheet1.AM25]*([Sheet1.$AY$2]/[Sheet1.$AY25])*(127/456.76);0)" office:value-type="float" office:value="19">
            <text:p>19</text:p>
          </table:table-cell>
          <table:table-cell table:formula="oooc:=ROUND([Sheet1.AN25]*([Sheet1.$AY$2]/[Sheet1.$AY25])*(127/456.76);0)" office:value-type="float" office:value="8">
            <text:p>8</text:p>
          </table:table-cell>
          <table:table-cell table:formula="oooc:=ROUND([Sheet1.AO25]*([Sheet1.$AY$2]/[Sheet1.$AY25])*(127/456.76);0)" office:value-type="float" office:value="-13">
            <text:p>-13</text:p>
          </table:table-cell>
          <table:table-cell table:formula="oooc:=ROUND([Sheet1.AP25]*([Sheet1.$AY$2]/[Sheet1.$AY25])*(127/456.76);0)" office:value-type="float" office:value="4">
            <text:p>4</text:p>
          </table:table-cell>
          <table:table-cell table:formula="oooc:=ROUND([Sheet1.AQ25]*([Sheet1.$AY$2]/[Sheet1.$AY25])*(127/456.76);0)" office:value-type="float" office:value="-4">
            <text:p>-4</text:p>
          </table:table-cell>
          <table:table-cell table:formula="oooc:=ROUND([Sheet1.AR25]*([Sheet1.$AY$2]/[Sheet1.$AY25])*(127/456.76);0)" office:value-type="float" office:value="3">
            <text:p>3</text:p>
          </table:table-cell>
          <table:table-cell table:formula="oooc:=ROUND([Sheet1.AS25]*([Sheet1.$AY$2]/[Sheet1.$AY25])*(127/456.76);0)" office:value-type="float" office:value="1">
            <text:p>1</text:p>
          </table:table-cell>
          <table:table-cell table:formula="oooc:=ROUND([Sheet1.AT25]*([Sheet1.$AY$2]/[Sheet1.$AY25])*(127/456.76);0)" office:value-type="float" office:value="-24">
            <text:p>-24</text:p>
          </table:table-cell>
          <table:table-cell table:formula="oooc:=ROUND([Sheet1.AU25]*([Sheet1.$AY$2]/[Sheet1.$AY25])*(127/456.76);0)" office:value-type="float" office:value="31">
            <text:p>31</text:p>
          </table:table-cell>
          <table:table-cell table:formula="oooc:=ROUND([Sheet1.AV25]*([Sheet1.$AY$2]/[Sheet1.$AY25])*(127/456.76);0)" office:value-type="float" office:value="4">
            <text:p>4</text:p>
          </table:table-cell>
          <table:table-cell table:formula="oooc:=ROUND([Sheet1.AW25]*([Sheet1.$AY$2]/[Sheet1.$AY25])*(127/456.76);0)" office:value-type="float" office:value="31">
            <text:p>31</text:p>
          </table:table-cell>
          <table:table-cell table:formula="oooc:=ROUND([Sheet1.AX25]*([Sheet1.$AY$2]/[Sheet1.$AY25])*(127/456.76);0)" office:value-type="float" office:value="6">
            <text:p>6</text:p>
          </table:table-cell>
          <table:table-cell table:formula="oooc:=[Sheet1.AZ25]" office:value-type="float" office:value="24">
            <text:p>24</text:p>
          </table:table-cell>
          <table:table-cell table:number-columns-repeated="205"/>
        </table:table-row>
        <table:table-row table:style-name="ro1">
          <table:table-cell table:formula="oooc:=ROUND([Sheet1.A26]*([Sheet1.$AY$2]/[Sheet1.$AY26])*(127/456.76);0)" office:value-type="float" office:value="0">
            <text:p>0</text:p>
          </table:table-cell>
          <table:table-cell table:formula="oooc:=ROUND([Sheet1.B26]*([Sheet1.$AY$2]/[Sheet1.$AY26])*(127/456.76);0)" office:value-type="float" office:value="0">
            <text:p>0</text:p>
          </table:table-cell>
          <table:table-cell table:formula="oooc:=ROUND([Sheet1.C26]*([Sheet1.$AY$2]/[Sheet1.$AY26])*(127/456.76);0)" office:value-type="float" office:value="0">
            <text:p>0</text:p>
          </table:table-cell>
          <table:table-cell table:formula="oooc:=ROUND([Sheet1.D26]*([Sheet1.$AY$2]/[Sheet1.$AY26])*(127/456.76);0)" office:value-type="float" office:value="0">
            <text:p>0</text:p>
          </table:table-cell>
          <table:table-cell table:formula="oooc:=ROUND([Sheet1.E26]*([Sheet1.$AY$2]/[Sheet1.$AY26])*(127/456.76);0)" office:value-type="float" office:value="0">
            <text:p>0</text:p>
          </table:table-cell>
          <table:table-cell table:formula="oooc:=ROUND([Sheet1.F26]*([Sheet1.$AY$2]/[Sheet1.$AY26])*(127/456.76);0)" office:value-type="float" office:value="-1">
            <text:p>-1</text:p>
          </table:table-cell>
          <table:table-cell table:formula="oooc:=ROUND([Sheet1.G26]*([Sheet1.$AY$2]/[Sheet1.$AY26])*(127/456.76);0)" office:value-type="float" office:value="1">
            <text:p>1</text:p>
          </table:table-cell>
          <table:table-cell table:formula="oooc:=ROUND([Sheet1.H26]*([Sheet1.$AY$2]/[Sheet1.$AY26])*(127/456.76);0)" office:value-type="float" office:value="0">
            <text:p>0</text:p>
          </table:table-cell>
          <table:table-cell table:formula="oooc:=ROUND([Sheet1.I26]*([Sheet1.$AY$2]/[Sheet1.$AY26])*(127/456.76);0)" office:value-type="float" office:value="0">
            <text:p>0</text:p>
          </table:table-cell>
          <table:table-cell table:formula="oooc:=ROUND([Sheet1.J26]*([Sheet1.$AY$2]/[Sheet1.$AY26])*(127/456.76);0)" office:value-type="float" office:value="0">
            <text:p>0</text:p>
          </table:table-cell>
          <table:table-cell table:formula="oooc:=ROUND([Sheet1.K26]*([Sheet1.$AY$2]/[Sheet1.$AY26])*(127/456.76);0)" office:value-type="float" office:value="0">
            <text:p>0</text:p>
          </table:table-cell>
          <table:table-cell table:formula="oooc:=ROUND([Sheet1.L26]*([Sheet1.$AY$2]/[Sheet1.$AY26])*(127/456.76);0)" office:value-type="float" office:value="1">
            <text:p>1</text:p>
          </table:table-cell>
          <table:table-cell table:formula="oooc:=ROUND([Sheet1.M26]*([Sheet1.$AY$2]/[Sheet1.$AY26])*(127/456.76);0)" office:value-type="float" office:value="-1">
            <text:p>-1</text:p>
          </table:table-cell>
          <table:table-cell table:formula="oooc:=ROUND([Sheet1.N26]*([Sheet1.$AY$2]/[Sheet1.$AY26])*(127/456.76);0)" office:value-type="float" office:value="0">
            <text:p>0</text:p>
          </table:table-cell>
          <table:table-cell table:formula="oooc:=ROUND([Sheet1.O26]*([Sheet1.$AY$2]/[Sheet1.$AY26])*(127/456.76);0)" office:value-type="float" office:value="-1">
            <text:p>-1</text:p>
          </table:table-cell>
          <table:table-cell table:formula="oooc:=ROUND([Sheet1.P26]*([Sheet1.$AY$2]/[Sheet1.$AY26])*(127/456.76);0)" office:value-type="float" office:value="-8">
            <text:p>-8</text:p>
          </table:table-cell>
          <table:table-cell table:formula="oooc:=ROUND([Sheet1.Q26]*([Sheet1.$AY$2]/[Sheet1.$AY26])*(127/456.76);0)" office:value-type="float" office:value="-1">
            <text:p>-1</text:p>
          </table:table-cell>
          <table:table-cell table:formula="oooc:=ROUND([Sheet1.R26]*([Sheet1.$AY$2]/[Sheet1.$AY26])*(127/456.76);0)" office:value-type="float" office:value="4">
            <text:p>4</text:p>
          </table:table-cell>
          <table:table-cell table:formula="oooc:=ROUND([Sheet1.S26]*([Sheet1.$AY$2]/[Sheet1.$AY26])*(127/456.76);0)" office:value-type="float" office:value="4">
            <text:p>4</text:p>
          </table:table-cell>
          <table:table-cell table:formula="oooc:=ROUND([Sheet1.T26]*([Sheet1.$AY$2]/[Sheet1.$AY26])*(127/456.76);0)" office:value-type="float" office:value="-2">
            <text:p>-2</text:p>
          </table:table-cell>
          <table:table-cell table:formula="oooc:=ROUND([Sheet1.U26]*([Sheet1.$AY$2]/[Sheet1.$AY26])*(127/456.76);0)" office:value-type="float" office:value="-3">
            <text:p>-3</text:p>
          </table:table-cell>
          <table:table-cell table:formula="oooc:=ROUND([Sheet1.V26]*([Sheet1.$AY$2]/[Sheet1.$AY26])*(127/456.76);0)" office:value-type="float" office:value="-10">
            <text:p>-10</text:p>
          </table:table-cell>
          <table:table-cell table:formula="oooc:=ROUND([Sheet1.W26]*([Sheet1.$AY$2]/[Sheet1.$AY26])*(127/456.76);0)" office:value-type="float" office:value="1">
            <text:p>1</text:p>
          </table:table-cell>
          <table:table-cell table:formula="oooc:=ROUND([Sheet1.X26]*([Sheet1.$AY$2]/[Sheet1.$AY26])*(127/456.76);0)" office:value-type="float" office:value="-2">
            <text:p>-2</text:p>
          </table:table-cell>
          <table:table-cell table:formula="oooc:=ROUND([Sheet1.Y26]*([Sheet1.$AY$2]/[Sheet1.$AY26])*(127/456.76);0)" office:value-type="float" office:value="9">
            <text:p>9</text:p>
          </table:table-cell>
          <table:table-cell table:formula="oooc:=ROUND([Sheet1.Z26]*([Sheet1.$AY$2]/[Sheet1.$AY26])*(127/456.76);0)" office:value-type="float" office:value="-8">
            <text:p>-8</text:p>
          </table:table-cell>
          <table:table-cell table:formula="oooc:=ROUND([Sheet1.AA26]*([Sheet1.$AY$2]/[Sheet1.$AY26])*(127/456.76);0)" office:value-type="float" office:value="-3">
            <text:p>-3</text:p>
          </table:table-cell>
          <table:table-cell table:formula="oooc:=ROUND([Sheet1.AB26]*([Sheet1.$AY$2]/[Sheet1.$AY26])*(127/456.76);0)" office:value-type="float" office:value="9">
            <text:p>9</text:p>
          </table:table-cell>
          <table:table-cell table:formula="oooc:=ROUND([Sheet1.AC26]*([Sheet1.$AY$2]/[Sheet1.$AY26])*(127/456.76);0)" office:value-type="float" office:value="-9">
            <text:p>-9</text:p>
          </table:table-cell>
          <table:table-cell table:formula="oooc:=ROUND([Sheet1.AD26]*([Sheet1.$AY$2]/[Sheet1.$AY26])*(127/456.76);0)" office:value-type="float" office:value="-29">
            <text:p>-29</text:p>
          </table:table-cell>
          <table:table-cell table:formula="oooc:=ROUND([Sheet1.AE26]*([Sheet1.$AY$2]/[Sheet1.$AY26])*(127/456.76);0)" office:value-type="float" office:value="7">
            <text:p>7</text:p>
          </table:table-cell>
          <table:table-cell table:formula="oooc:=ROUND([Sheet1.AF26]*([Sheet1.$AY$2]/[Sheet1.$AY26])*(127/456.76);0)" office:value-type="float" office:value="5">
            <text:p>5</text:p>
          </table:table-cell>
          <table:table-cell table:formula="oooc:=ROUND([Sheet1.AG26]*([Sheet1.$AY$2]/[Sheet1.$AY26])*(127/456.76);0)" office:value-type="float" office:value="-4">
            <text:p>-4</text:p>
          </table:table-cell>
          <table:table-cell table:formula="oooc:=ROUND([Sheet1.AH26]*([Sheet1.$AY$2]/[Sheet1.$AY26])*(127/456.76);0)" office:value-type="float" office:value="2">
            <text:p>2</text:p>
          </table:table-cell>
          <table:table-cell table:formula="oooc:=ROUND([Sheet1.AI26]*([Sheet1.$AY$2]/[Sheet1.$AY26])*(127/456.76);0)" office:value-type="float" office:value="-37">
            <text:p>-37</text:p>
          </table:table-cell>
          <table:table-cell table:formula="oooc:=ROUND([Sheet1.AJ26]*([Sheet1.$AY$2]/[Sheet1.$AY26])*(127/456.76);0)" office:value-type="float" office:value="-12">
            <text:p>-12</text:p>
          </table:table-cell>
          <table:table-cell table:formula="oooc:=ROUND([Sheet1.AK26]*([Sheet1.$AY$2]/[Sheet1.$AY26])*(127/456.76);0)" office:value-type="float" office:value="16">
            <text:p>16</text:p>
          </table:table-cell>
          <table:table-cell table:formula="oooc:=ROUND([Sheet1.AL26]*([Sheet1.$AY$2]/[Sheet1.$AY26])*(127/456.76);0)" office:value-type="float" office:value="4">
            <text:p>4</text:p>
          </table:table-cell>
          <table:table-cell table:formula="oooc:=ROUND([Sheet1.AM26]*([Sheet1.$AY$2]/[Sheet1.$AY26])*(127/456.76);0)" office:value-type="float" office:value="13">
            <text:p>13</text:p>
          </table:table-cell>
          <table:table-cell table:formula="oooc:=ROUND([Sheet1.AN26]*([Sheet1.$AY$2]/[Sheet1.$AY26])*(127/456.76);0)" office:value-type="float" office:value="8">
            <text:p>8</text:p>
          </table:table-cell>
          <table:table-cell table:formula="oooc:=ROUND([Sheet1.AO26]*([Sheet1.$AY$2]/[Sheet1.$AY26])*(127/456.76);0)" office:value-type="float" office:value="-15">
            <text:p>-15</text:p>
          </table:table-cell>
          <table:table-cell table:formula="oooc:=ROUND([Sheet1.AP26]*([Sheet1.$AY$2]/[Sheet1.$AY26])*(127/456.76);0)" office:value-type="float" office:value="8">
            <text:p>8</text:p>
          </table:table-cell>
          <table:table-cell table:formula="oooc:=ROUND([Sheet1.AQ26]*([Sheet1.$AY$2]/[Sheet1.$AY26])*(127/456.76);0)" office:value-type="float" office:value="0">
            <text:p>0</text:p>
          </table:table-cell>
          <table:table-cell table:formula="oooc:=ROUND([Sheet1.AR26]*([Sheet1.$AY$2]/[Sheet1.$AY26])*(127/456.76);0)" office:value-type="float" office:value="-2">
            <text:p>-2</text:p>
          </table:table-cell>
          <table:table-cell table:formula="oooc:=ROUND([Sheet1.AS26]*([Sheet1.$AY$2]/[Sheet1.$AY26])*(127/456.76);0)" office:value-type="float" office:value="-2">
            <text:p>-2</text:p>
          </table:table-cell>
          <table:table-cell table:formula="oooc:=ROUND([Sheet1.AT26]*([Sheet1.$AY$2]/[Sheet1.$AY26])*(127/456.76);0)" office:value-type="float" office:value="-20">
            <text:p>-20</text:p>
          </table:table-cell>
          <table:table-cell table:formula="oooc:=ROUND([Sheet1.AU26]*([Sheet1.$AY$2]/[Sheet1.$AY26])*(127/456.76);0)" office:value-type="float" office:value="31">
            <text:p>31</text:p>
          </table:table-cell>
          <table:table-cell table:formula="oooc:=ROUND([Sheet1.AV26]*([Sheet1.$AY$2]/[Sheet1.$AY26])*(127/456.76);0)" office:value-type="float" office:value="6">
            <text:p>6</text:p>
          </table:table-cell>
          <table:table-cell table:formula="oooc:=ROUND([Sheet1.AW26]*([Sheet1.$AY$2]/[Sheet1.$AY26])*(127/456.76);0)" office:value-type="float" office:value="34">
            <text:p>34</text:p>
          </table:table-cell>
          <table:table-cell table:formula="oooc:=ROUND([Sheet1.AX26]*([Sheet1.$AY$2]/[Sheet1.$AY26])*(127/456.76);0)" office:value-type="float" office:value="8">
            <text:p>8</text:p>
          </table:table-cell>
          <table:table-cell table:formula="oooc:=[Sheet1.AZ26]" office:value-type="float" office:value="25">
            <text:p>25</text:p>
          </table:table-cell>
          <table:table-cell table:number-columns-repeated="205"/>
        </table:table-row>
        <table:table-row table:style-name="ro1">
          <table:table-cell table:formula="oooc:=ROUND([Sheet1.A27]*([Sheet1.$AY$2]/[Sheet1.$AY27])*(127/456.76);0)" office:value-type="float" office:value="0">
            <text:p>0</text:p>
          </table:table-cell>
          <table:table-cell table:formula="oooc:=ROUND([Sheet1.B27]*([Sheet1.$AY$2]/[Sheet1.$AY27])*(127/456.76);0)" office:value-type="float" office:value="0">
            <text:p>0</text:p>
          </table:table-cell>
          <table:table-cell table:formula="oooc:=ROUND([Sheet1.C27]*([Sheet1.$AY$2]/[Sheet1.$AY27])*(127/456.76);0)" office:value-type="float" office:value="0">
            <text:p>0</text:p>
          </table:table-cell>
          <table:table-cell table:formula="oooc:=ROUND([Sheet1.D27]*([Sheet1.$AY$2]/[Sheet1.$AY27])*(127/456.76);0)" office:value-type="float" office:value="0">
            <text:p>0</text:p>
          </table:table-cell>
          <table:table-cell table:formula="oooc:=ROUND([Sheet1.E27]*([Sheet1.$AY$2]/[Sheet1.$AY27])*(127/456.76);0)" office:value-type="float" office:value="0">
            <text:p>0</text:p>
          </table:table-cell>
          <table:table-cell table:formula="oooc:=ROUND([Sheet1.F27]*([Sheet1.$AY$2]/[Sheet1.$AY27])*(127/456.76);0)" office:value-type="float" office:value="0">
            <text:p>0</text:p>
          </table:table-cell>
          <table:table-cell table:formula="oooc:=ROUND([Sheet1.G27]*([Sheet1.$AY$2]/[Sheet1.$AY27])*(127/456.76);0)" office:value-type="float" office:value="-1">
            <text:p>-1</text:p>
          </table:table-cell>
          <table:table-cell table:formula="oooc:=ROUND([Sheet1.H27]*([Sheet1.$AY$2]/[Sheet1.$AY27])*(127/456.76);0)" office:value-type="float" office:value="0">
            <text:p>0</text:p>
          </table:table-cell>
          <table:table-cell table:formula="oooc:=ROUND([Sheet1.I27]*([Sheet1.$AY$2]/[Sheet1.$AY27])*(127/456.76);0)" office:value-type="float" office:value="0">
            <text:p>0</text:p>
          </table:table-cell>
          <table:table-cell table:formula="oooc:=ROUND([Sheet1.J27]*([Sheet1.$AY$2]/[Sheet1.$AY27])*(127/456.76);0)" office:value-type="float" office:value="0">
            <text:p>0</text:p>
          </table:table-cell>
          <table:table-cell table:formula="oooc:=ROUND([Sheet1.K27]*([Sheet1.$AY$2]/[Sheet1.$AY27])*(127/456.76);0)" office:value-type="float" office:value="1">
            <text:p>1</text:p>
          </table:table-cell>
          <table:table-cell table:formula="oooc:=ROUND([Sheet1.L27]*([Sheet1.$AY$2]/[Sheet1.$AY27])*(127/456.76);0)" office:value-type="float" office:value="1">
            <text:p>1</text:p>
          </table:table-cell>
          <table:table-cell table:formula="oooc:=ROUND([Sheet1.M27]*([Sheet1.$AY$2]/[Sheet1.$AY27])*(127/456.76);0)" office:value-type="float" office:value="-2">
            <text:p>-2</text:p>
          </table:table-cell>
          <table:table-cell table:formula="oooc:=ROUND([Sheet1.N27]*([Sheet1.$AY$2]/[Sheet1.$AY27])*(127/456.76);0)" office:value-type="float" office:value="0">
            <text:p>0</text:p>
          </table:table-cell>
          <table:table-cell table:formula="oooc:=ROUND([Sheet1.O27]*([Sheet1.$AY$2]/[Sheet1.$AY27])*(127/456.76);0)" office:value-type="float" office:value="-2">
            <text:p>-2</text:p>
          </table:table-cell>
          <table:table-cell table:formula="oooc:=ROUND([Sheet1.P27]*([Sheet1.$AY$2]/[Sheet1.$AY27])*(127/456.76);0)" office:value-type="float" office:value="-8">
            <text:p>-8</text:p>
          </table:table-cell>
          <table:table-cell table:formula="oooc:=ROUND([Sheet1.Q27]*([Sheet1.$AY$2]/[Sheet1.$AY27])*(127/456.76);0)" office:value-type="float" office:value="1">
            <text:p>1</text:p>
          </table:table-cell>
          <table:table-cell table:formula="oooc:=ROUND([Sheet1.R27]*([Sheet1.$AY$2]/[Sheet1.$AY27])*(127/456.76);0)" office:value-type="float" office:value="1">
            <text:p>1</text:p>
          </table:table-cell>
          <table:table-cell table:formula="oooc:=ROUND([Sheet1.S27]*([Sheet1.$AY$2]/[Sheet1.$AY27])*(127/456.76);0)" office:value-type="float" office:value="2">
            <text:p>2</text:p>
          </table:table-cell>
          <table:table-cell table:formula="oooc:=ROUND([Sheet1.T27]*([Sheet1.$AY$2]/[Sheet1.$AY27])*(127/456.76);0)" office:value-type="float" office:value="-0">
            <text:p>0</text:p>
          </table:table-cell>
          <table:table-cell table:formula="oooc:=ROUND([Sheet1.U27]*([Sheet1.$AY$2]/[Sheet1.$AY27])*(127/456.76);0)" office:value-type="float" office:value="-1">
            <text:p>-1</text:p>
          </table:table-cell>
          <table:table-cell table:formula="oooc:=ROUND([Sheet1.V27]*([Sheet1.$AY$2]/[Sheet1.$AY27])*(127/456.76);0)" office:value-type="float" office:value="-6">
            <text:p>-6</text:p>
          </table:table-cell>
          <table:table-cell table:formula="oooc:=ROUND([Sheet1.W27]*([Sheet1.$AY$2]/[Sheet1.$AY27])*(127/456.76);0)" office:value-type="float" office:value="2">
            <text:p>2</text:p>
          </table:table-cell>
          <table:table-cell table:formula="oooc:=ROUND([Sheet1.X27]*([Sheet1.$AY$2]/[Sheet1.$AY27])*(127/456.76);0)" office:value-type="float" office:value="4">
            <text:p>4</text:p>
          </table:table-cell>
          <table:table-cell table:formula="oooc:=ROUND([Sheet1.Y27]*([Sheet1.$AY$2]/[Sheet1.$AY27])*(127/456.76);0)" office:value-type="float" office:value="7">
            <text:p>7</text:p>
          </table:table-cell>
          <table:table-cell table:formula="oooc:=ROUND([Sheet1.Z27]*([Sheet1.$AY$2]/[Sheet1.$AY27])*(127/456.76);0)" office:value-type="float" office:value="-14">
            <text:p>-14</text:p>
          </table:table-cell>
          <table:table-cell table:formula="oooc:=ROUND([Sheet1.AA27]*([Sheet1.$AY$2]/[Sheet1.$AY27])*(127/456.76);0)" office:value-type="float" office:value="3">
            <text:p>3</text:p>
          </table:table-cell>
          <table:table-cell table:formula="oooc:=ROUND([Sheet1.AB27]*([Sheet1.$AY$2]/[Sheet1.$AY27])*(127/456.76);0)" office:value-type="float" office:value="12">
            <text:p>12</text:p>
          </table:table-cell>
          <table:table-cell table:formula="oooc:=ROUND([Sheet1.AC27]*([Sheet1.$AY$2]/[Sheet1.$AY27])*(127/456.76);0)" office:value-type="float" office:value="-10">
            <text:p>-10</text:p>
          </table:table-cell>
          <table:table-cell table:formula="oooc:=ROUND([Sheet1.AD27]*([Sheet1.$AY$2]/[Sheet1.$AY27])*(127/456.76);0)" office:value-type="float" office:value="-28">
            <text:p>-28</text:p>
          </table:table-cell>
          <table:table-cell table:formula="oooc:=ROUND([Sheet1.AE27]*([Sheet1.$AY$2]/[Sheet1.$AY27])*(127/456.76);0)" office:value-type="float" office:value="-1">
            <text:p>-1</text:p>
          </table:table-cell>
          <table:table-cell table:formula="oooc:=ROUND([Sheet1.AF27]*([Sheet1.$AY$2]/[Sheet1.$AY27])*(127/456.76);0)" office:value-type="float" office:value="10">
            <text:p>10</text:p>
          </table:table-cell>
          <table:table-cell table:formula="oooc:=ROUND([Sheet1.AG27]*([Sheet1.$AY$2]/[Sheet1.$AY27])*(127/456.76);0)" office:value-type="float" office:value="-4">
            <text:p>-4</text:p>
          </table:table-cell>
          <table:table-cell table:formula="oooc:=ROUND([Sheet1.AH27]*([Sheet1.$AY$2]/[Sheet1.$AY27])*(127/456.76);0)" office:value-type="float" office:value="1">
            <text:p>1</text:p>
          </table:table-cell>
          <table:table-cell table:formula="oooc:=ROUND([Sheet1.AI27]*([Sheet1.$AY$2]/[Sheet1.$AY27])*(127/456.76);0)" office:value-type="float" office:value="-42">
            <text:p>-42</text:p>
          </table:table-cell>
          <table:table-cell table:formula="oooc:=ROUND([Sheet1.AJ27]*([Sheet1.$AY$2]/[Sheet1.$AY27])*(127/456.76);0)" office:value-type="float" office:value="-16">
            <text:p>-16</text:p>
          </table:table-cell>
          <table:table-cell table:formula="oooc:=ROUND([Sheet1.AK27]*([Sheet1.$AY$2]/[Sheet1.$AY27])*(127/456.76);0)" office:value-type="float" office:value="16">
            <text:p>16</text:p>
          </table:table-cell>
          <table:table-cell table:formula="oooc:=ROUND([Sheet1.AL27]*([Sheet1.$AY$2]/[Sheet1.$AY27])*(127/456.76);0)" office:value-type="float" office:value="2">
            <text:p>2</text:p>
          </table:table-cell>
          <table:table-cell table:formula="oooc:=ROUND([Sheet1.AM27]*([Sheet1.$AY$2]/[Sheet1.$AY27])*(127/456.76);0)" office:value-type="float" office:value="3">
            <text:p>3</text:p>
          </table:table-cell>
          <table:table-cell table:formula="oooc:=ROUND([Sheet1.AN27]*([Sheet1.$AY$2]/[Sheet1.$AY27])*(127/456.76);0)" office:value-type="float" office:value="11">
            <text:p>11</text:p>
          </table:table-cell>
          <table:table-cell table:formula="oooc:=ROUND([Sheet1.AO27]*([Sheet1.$AY$2]/[Sheet1.$AY27])*(127/456.76);0)" office:value-type="float" office:value="-26">
            <text:p>-26</text:p>
          </table:table-cell>
          <table:table-cell table:formula="oooc:=ROUND([Sheet1.AP27]*([Sheet1.$AY$2]/[Sheet1.$AY27])*(127/456.76);0)" office:value-type="float" office:value="14">
            <text:p>14</text:p>
          </table:table-cell>
          <table:table-cell table:formula="oooc:=ROUND([Sheet1.AQ27]*([Sheet1.$AY$2]/[Sheet1.$AY27])*(127/456.76);0)" office:value-type="float" office:value="8">
            <text:p>8</text:p>
          </table:table-cell>
          <table:table-cell table:formula="oooc:=ROUND([Sheet1.AR27]*([Sheet1.$AY$2]/[Sheet1.$AY27])*(127/456.76);0)" office:value-type="float" office:value="-7">
            <text:p>-7</text:p>
          </table:table-cell>
          <table:table-cell table:formula="oooc:=ROUND([Sheet1.AS27]*([Sheet1.$AY$2]/[Sheet1.$AY27])*(127/456.76);0)" office:value-type="float" office:value="-6">
            <text:p>-6</text:p>
          </table:table-cell>
          <table:table-cell table:formula="oooc:=ROUND([Sheet1.AT27]*([Sheet1.$AY$2]/[Sheet1.$AY27])*(127/456.76);0)" office:value-type="float" office:value="-19">
            <text:p>-19</text:p>
          </table:table-cell>
          <table:table-cell table:formula="oooc:=ROUND([Sheet1.AU27]*([Sheet1.$AY$2]/[Sheet1.$AY27])*(127/456.76);0)" office:value-type="float" office:value="33">
            <text:p>33</text:p>
          </table:table-cell>
          <table:table-cell table:formula="oooc:=ROUND([Sheet1.AV27]*([Sheet1.$AY$2]/[Sheet1.$AY27])*(127/456.76);0)" office:value-type="float" office:value="13">
            <text:p>13</text:p>
          </table:table-cell>
          <table:table-cell table:formula="oooc:=ROUND([Sheet1.AW27]*([Sheet1.$AY$2]/[Sheet1.$AY27])*(127/456.76);0)" office:value-type="float" office:value="36">
            <text:p>36</text:p>
          </table:table-cell>
          <table:table-cell table:formula="oooc:=ROUND([Sheet1.AX27]*([Sheet1.$AY$2]/[Sheet1.$AY27])*(127/456.76);0)" office:value-type="float" office:value="13">
            <text:p>13</text:p>
          </table:table-cell>
          <table:table-cell table:formula="oooc:=[Sheet1.AZ27]" office:value-type="float" office:value="26">
            <text:p>26</text:p>
          </table:table-cell>
          <table:table-cell table:number-columns-repeated="205"/>
        </table:table-row>
        <table:table-row table:style-name="ro1">
          <table:table-cell table:formula="oooc:=ROUND([Sheet1.A28]*([Sheet1.$AY$2]/[Sheet1.$AY28])*(127/456.76);0)" office:value-type="float" office:value="0">
            <text:p>0</text:p>
          </table:table-cell>
          <table:table-cell table:formula="oooc:=ROUND([Sheet1.B28]*([Sheet1.$AY$2]/[Sheet1.$AY28])*(127/456.76);0)" office:value-type="float" office:value="0">
            <text:p>0</text:p>
          </table:table-cell>
          <table:table-cell table:formula="oooc:=ROUND([Sheet1.C28]*([Sheet1.$AY$2]/[Sheet1.$AY28])*(127/456.76);0)" office:value-type="float" office:value="0">
            <text:p>0</text:p>
          </table:table-cell>
          <table:table-cell table:formula="oooc:=ROUND([Sheet1.D28]*([Sheet1.$AY$2]/[Sheet1.$AY28])*(127/456.76);0)" office:value-type="float" office:value="0">
            <text:p>0</text:p>
          </table:table-cell>
          <table:table-cell table:formula="oooc:=ROUND([Sheet1.E28]*([Sheet1.$AY$2]/[Sheet1.$AY28])*(127/456.76);0)" office:value-type="float" office:value="0">
            <text:p>0</text:p>
          </table:table-cell>
          <table:table-cell table:formula="oooc:=ROUND([Sheet1.F28]*([Sheet1.$AY$2]/[Sheet1.$AY28])*(127/456.76);0)" office:value-type="float" office:value="-2">
            <text:p>-2</text:p>
          </table:table-cell>
          <table:table-cell table:formula="oooc:=ROUND([Sheet1.G28]*([Sheet1.$AY$2]/[Sheet1.$AY28])*(127/456.76);0)" office:value-type="float" office:value="1">
            <text:p>1</text:p>
          </table:table-cell>
          <table:table-cell table:formula="oooc:=ROUND([Sheet1.H28]*([Sheet1.$AY$2]/[Sheet1.$AY28])*(127/456.76);0)" office:value-type="float" office:value="0">
            <text:p>0</text:p>
          </table:table-cell>
          <table:table-cell table:formula="oooc:=ROUND([Sheet1.I28]*([Sheet1.$AY$2]/[Sheet1.$AY28])*(127/456.76);0)" office:value-type="float" office:value="0">
            <text:p>0</text:p>
          </table:table-cell>
          <table:table-cell table:formula="oooc:=ROUND([Sheet1.J28]*([Sheet1.$AY$2]/[Sheet1.$AY28])*(127/456.76);0)" office:value-type="float" office:value="-1">
            <text:p>-1</text:p>
          </table:table-cell>
          <table:table-cell table:formula="oooc:=ROUND([Sheet1.K28]*([Sheet1.$AY$2]/[Sheet1.$AY28])*(127/456.76);0)" office:value-type="float" office:value="0">
            <text:p>0</text:p>
          </table:table-cell>
          <table:table-cell table:formula="oooc:=ROUND([Sheet1.L28]*([Sheet1.$AY$2]/[Sheet1.$AY28])*(127/456.76);0)" office:value-type="float" office:value="2">
            <text:p>2</text:p>
          </table:table-cell>
          <table:table-cell table:formula="oooc:=ROUND([Sheet1.M28]*([Sheet1.$AY$2]/[Sheet1.$AY28])*(127/456.76);0)" office:value-type="float" office:value="-2">
            <text:p>-2</text:p>
          </table:table-cell>
          <table:table-cell table:formula="oooc:=ROUND([Sheet1.N28]*([Sheet1.$AY$2]/[Sheet1.$AY28])*(127/456.76);0)" office:value-type="float" office:value="1">
            <text:p>1</text:p>
          </table:table-cell>
          <table:table-cell table:formula="oooc:=ROUND([Sheet1.O28]*([Sheet1.$AY$2]/[Sheet1.$AY28])*(127/456.76);0)" office:value-type="float" office:value="-3">
            <text:p>-3</text:p>
          </table:table-cell>
          <table:table-cell table:formula="oooc:=ROUND([Sheet1.P28]*([Sheet1.$AY$2]/[Sheet1.$AY28])*(127/456.76);0)" office:value-type="float" office:value="-13">
            <text:p>-13</text:p>
          </table:table-cell>
          <table:table-cell table:formula="oooc:=ROUND([Sheet1.Q28]*([Sheet1.$AY$2]/[Sheet1.$AY28])*(127/456.76);0)" office:value-type="float" office:value="-3">
            <text:p>-3</text:p>
          </table:table-cell>
          <table:table-cell table:formula="oooc:=ROUND([Sheet1.R28]*([Sheet1.$AY$2]/[Sheet1.$AY28])*(127/456.76);0)" office:value-type="float" office:value="1">
            <text:p>1</text:p>
          </table:table-cell>
          <table:table-cell table:formula="oooc:=ROUND([Sheet1.S28]*([Sheet1.$AY$2]/[Sheet1.$AY28])*(127/456.76);0)" office:value-type="float" office:value="7">
            <text:p>7</text:p>
          </table:table-cell>
          <table:table-cell table:formula="oooc:=ROUND([Sheet1.T28]*([Sheet1.$AY$2]/[Sheet1.$AY28])*(127/456.76);0)" office:value-type="float" office:value="2">
            <text:p>2</text:p>
          </table:table-cell>
          <table:table-cell table:formula="oooc:=ROUND([Sheet1.U28]*([Sheet1.$AY$2]/[Sheet1.$AY28])*(127/456.76);0)" office:value-type="float" office:value="-6">
            <text:p>-6</text:p>
          </table:table-cell>
          <table:table-cell table:formula="oooc:=ROUND([Sheet1.V28]*([Sheet1.$AY$2]/[Sheet1.$AY28])*(127/456.76);0)" office:value-type="float" office:value="-3">
            <text:p>-3</text:p>
          </table:table-cell>
          <table:table-cell table:formula="oooc:=ROUND([Sheet1.W28]*([Sheet1.$AY$2]/[Sheet1.$AY28])*(127/456.76);0)" office:value-type="float" office:value="5">
            <text:p>5</text:p>
          </table:table-cell>
          <table:table-cell table:formula="oooc:=ROUND([Sheet1.X28]*([Sheet1.$AY$2]/[Sheet1.$AY28])*(127/456.76);0)" office:value-type="float" office:value="0">
            <text:p>0</text:p>
          </table:table-cell>
          <table:table-cell table:formula="oooc:=ROUND([Sheet1.Y28]*([Sheet1.$AY$2]/[Sheet1.$AY28])*(127/456.76);0)" office:value-type="float" office:value="-1">
            <text:p>-1</text:p>
          </table:table-cell>
          <table:table-cell table:formula="oooc:=ROUND([Sheet1.Z28]*([Sheet1.$AY$2]/[Sheet1.$AY28])*(127/456.76);0)" office:value-type="float" office:value="-10">
            <text:p>-10</text:p>
          </table:table-cell>
          <table:table-cell table:formula="oooc:=ROUND([Sheet1.AA28]*([Sheet1.$AY$2]/[Sheet1.$AY28])*(127/456.76);0)" office:value-type="float" office:value="1">
            <text:p>1</text:p>
          </table:table-cell>
          <table:table-cell table:formula="oooc:=ROUND([Sheet1.AB28]*([Sheet1.$AY$2]/[Sheet1.$AY28])*(127/456.76);0)" office:value-type="float" office:value="15">
            <text:p>15</text:p>
          </table:table-cell>
          <table:table-cell table:formula="oooc:=ROUND([Sheet1.AC28]*([Sheet1.$AY$2]/[Sheet1.$AY28])*(127/456.76);0)" office:value-type="float" office:value="2">
            <text:p>2</text:p>
          </table:table-cell>
          <table:table-cell table:formula="oooc:=ROUND([Sheet1.AD28]*([Sheet1.$AY$2]/[Sheet1.$AY28])*(127/456.76);0)" office:value-type="float" office:value="-31">
            <text:p>-31</text:p>
          </table:table-cell>
          <table:table-cell table:formula="oooc:=ROUND([Sheet1.AE28]*([Sheet1.$AY$2]/[Sheet1.$AY28])*(127/456.76);0)" office:value-type="float" office:value="-2">
            <text:p>-2</text:p>
          </table:table-cell>
          <table:table-cell table:formula="oooc:=ROUND([Sheet1.AF28]*([Sheet1.$AY$2]/[Sheet1.$AY28])*(127/456.76);0)" office:value-type="float" office:value="9">
            <text:p>9</text:p>
          </table:table-cell>
          <table:table-cell table:formula="oooc:=ROUND([Sheet1.AG28]*([Sheet1.$AY$2]/[Sheet1.$AY28])*(127/456.76);0)" office:value-type="float" office:value="-7">
            <text:p>-7</text:p>
          </table:table-cell>
          <table:table-cell table:formula="oooc:=ROUND([Sheet1.AH28]*([Sheet1.$AY$2]/[Sheet1.$AY28])*(127/456.76);0)" office:value-type="float" office:value="-6">
            <text:p>-6</text:p>
          </table:table-cell>
          <table:table-cell table:formula="oooc:=ROUND([Sheet1.AI28]*([Sheet1.$AY$2]/[Sheet1.$AY28])*(127/456.76);0)" office:value-type="float" office:value="-36">
            <text:p>-36</text:p>
          </table:table-cell>
          <table:table-cell table:formula="oooc:=ROUND([Sheet1.AJ28]*([Sheet1.$AY$2]/[Sheet1.$AY28])*(127/456.76);0)" office:value-type="float" office:value="-18">
            <text:p>-18</text:p>
          </table:table-cell>
          <table:table-cell table:formula="oooc:=ROUND([Sheet1.AK28]*([Sheet1.$AY$2]/[Sheet1.$AY28])*(127/456.76);0)" office:value-type="float" office:value="10">
            <text:p>10</text:p>
          </table:table-cell>
          <table:table-cell table:formula="oooc:=ROUND([Sheet1.AL28]*([Sheet1.$AY$2]/[Sheet1.$AY28])*(127/456.76);0)" office:value-type="float" office:value="0">
            <text:p>0</text:p>
          </table:table-cell>
          <table:table-cell table:formula="oooc:=ROUND([Sheet1.AM28]*([Sheet1.$AY$2]/[Sheet1.$AY28])*(127/456.76);0)" office:value-type="float" office:value="2">
            <text:p>2</text:p>
          </table:table-cell>
          <table:table-cell table:formula="oooc:=ROUND([Sheet1.AN28]*([Sheet1.$AY$2]/[Sheet1.$AY28])*(127/456.76);0)" office:value-type="float" office:value="9">
            <text:p>9</text:p>
          </table:table-cell>
          <table:table-cell table:formula="oooc:=ROUND([Sheet1.AO28]*([Sheet1.$AY$2]/[Sheet1.$AY28])*(127/456.76);0)" office:value-type="float" office:value="-22">
            <text:p>-22</text:p>
          </table:table-cell>
          <table:table-cell table:formula="oooc:=ROUND([Sheet1.AP28]*([Sheet1.$AY$2]/[Sheet1.$AY28])*(127/456.76);0)" office:value-type="float" office:value="18">
            <text:p>18</text:p>
          </table:table-cell>
          <table:table-cell table:formula="oooc:=ROUND([Sheet1.AQ28]*([Sheet1.$AY$2]/[Sheet1.$AY28])*(127/456.76);0)" office:value-type="float" office:value="7">
            <text:p>7</text:p>
          </table:table-cell>
          <table:table-cell table:formula="oooc:=ROUND([Sheet1.AR28]*([Sheet1.$AY$2]/[Sheet1.$AY28])*(127/456.76);0)" office:value-type="float" office:value="-6">
            <text:p>-6</text:p>
          </table:table-cell>
          <table:table-cell table:formula="oooc:=ROUND([Sheet1.AS28]*([Sheet1.$AY$2]/[Sheet1.$AY28])*(127/456.76);0)" office:value-type="float" office:value="-3">
            <text:p>-3</text:p>
          </table:table-cell>
          <table:table-cell table:formula="oooc:=ROUND([Sheet1.AT28]*([Sheet1.$AY$2]/[Sheet1.$AY28])*(127/456.76);0)" office:value-type="float" office:value="-20">
            <text:p>-20</text:p>
          </table:table-cell>
          <table:table-cell table:formula="oooc:=ROUND([Sheet1.AU28]*([Sheet1.$AY$2]/[Sheet1.$AY28])*(127/456.76);0)" office:value-type="float" office:value="38">
            <text:p>38</text:p>
          </table:table-cell>
          <table:table-cell table:formula="oooc:=ROUND([Sheet1.AV28]*([Sheet1.$AY$2]/[Sheet1.$AY28])*(127/456.76);0)" office:value-type="float" office:value="14">
            <text:p>14</text:p>
          </table:table-cell>
          <table:table-cell table:formula="oooc:=ROUND([Sheet1.AW28]*([Sheet1.$AY$2]/[Sheet1.$AY28])*(127/456.76);0)" office:value-type="float" office:value="40">
            <text:p>40</text:p>
          </table:table-cell>
          <table:table-cell table:formula="oooc:=ROUND([Sheet1.AX28]*([Sheet1.$AY$2]/[Sheet1.$AY28])*(127/456.76);0)" office:value-type="float" office:value="13">
            <text:p>13</text:p>
          </table:table-cell>
          <table:table-cell table:formula="oooc:=[Sheet1.AZ28]" office:value-type="float" office:value="27">
            <text:p>27</text:p>
          </table:table-cell>
          <table:table-cell table:number-columns-repeated="205"/>
        </table:table-row>
        <table:table-row table:style-name="ro1">
          <table:table-cell table:formula="oooc:=ROUND([Sheet1.A29]*([Sheet1.$AY$2]/[Sheet1.$AY29])*(127/456.76);0)" office:value-type="float" office:value="0">
            <text:p>0</text:p>
          </table:table-cell>
          <table:table-cell table:formula="oooc:=ROUND([Sheet1.B29]*([Sheet1.$AY$2]/[Sheet1.$AY29])*(127/456.76);0)" office:value-type="float" office:value="0">
            <text:p>0</text:p>
          </table:table-cell>
          <table:table-cell table:formula="oooc:=ROUND([Sheet1.C29]*([Sheet1.$AY$2]/[Sheet1.$AY29])*(127/456.76);0)" office:value-type="float" office:value="0">
            <text:p>0</text:p>
          </table:table-cell>
          <table:table-cell table:formula="oooc:=ROUND([Sheet1.D29]*([Sheet1.$AY$2]/[Sheet1.$AY29])*(127/456.76);0)" office:value-type="float" office:value="0">
            <text:p>0</text:p>
          </table:table-cell>
          <table:table-cell table:formula="oooc:=ROUND([Sheet1.E29]*([Sheet1.$AY$2]/[Sheet1.$AY29])*(127/456.76);0)" office:value-type="float" office:value="0">
            <text:p>0</text:p>
          </table:table-cell>
          <table:table-cell table:formula="oooc:=ROUND([Sheet1.F29]*([Sheet1.$AY$2]/[Sheet1.$AY29])*(127/456.76);0)" office:value-type="float" office:value="-3">
            <text:p>-3</text:p>
          </table:table-cell>
          <table:table-cell table:formula="oooc:=ROUND([Sheet1.G29]*([Sheet1.$AY$2]/[Sheet1.$AY29])*(127/456.76);0)" office:value-type="float" office:value="1">
            <text:p>1</text:p>
          </table:table-cell>
          <table:table-cell table:formula="oooc:=ROUND([Sheet1.H29]*([Sheet1.$AY$2]/[Sheet1.$AY29])*(127/456.76);0)" office:value-type="float" office:value="0">
            <text:p>0</text:p>
          </table:table-cell>
          <table:table-cell table:formula="oooc:=ROUND([Sheet1.I29]*([Sheet1.$AY$2]/[Sheet1.$AY29])*(127/456.76);0)" office:value-type="float" office:value="0">
            <text:p>0</text:p>
          </table:table-cell>
          <table:table-cell table:formula="oooc:=ROUND([Sheet1.J29]*([Sheet1.$AY$2]/[Sheet1.$AY29])*(127/456.76);0)" office:value-type="float" office:value="2">
            <text:p>2</text:p>
          </table:table-cell>
          <table:table-cell table:formula="oooc:=ROUND([Sheet1.K29]*([Sheet1.$AY$2]/[Sheet1.$AY29])*(127/456.76);0)" office:value-type="float" office:value="0">
            <text:p>0</text:p>
          </table:table-cell>
          <table:table-cell table:formula="oooc:=ROUND([Sheet1.L29]*([Sheet1.$AY$2]/[Sheet1.$AY29])*(127/456.76);0)" office:value-type="float" office:value="2">
            <text:p>2</text:p>
          </table:table-cell>
          <table:table-cell table:formula="oooc:=ROUND([Sheet1.M29]*([Sheet1.$AY$2]/[Sheet1.$AY29])*(127/456.76);0)" office:value-type="float" office:value="-1">
            <text:p>-1</text:p>
          </table:table-cell>
          <table:table-cell table:formula="oooc:=ROUND([Sheet1.N29]*([Sheet1.$AY$2]/[Sheet1.$AY29])*(127/456.76);0)" office:value-type="float" office:value="1">
            <text:p>1</text:p>
          </table:table-cell>
          <table:table-cell table:formula="oooc:=ROUND([Sheet1.O29]*([Sheet1.$AY$2]/[Sheet1.$AY29])*(127/456.76);0)" office:value-type="float" office:value="-5">
            <text:p>-5</text:p>
          </table:table-cell>
          <table:table-cell table:formula="oooc:=ROUND([Sheet1.P29]*([Sheet1.$AY$2]/[Sheet1.$AY29])*(127/456.76);0)" office:value-type="float" office:value="-16">
            <text:p>-16</text:p>
          </table:table-cell>
          <table:table-cell table:formula="oooc:=ROUND([Sheet1.Q29]*([Sheet1.$AY$2]/[Sheet1.$AY29])*(127/456.76);0)" office:value-type="float" office:value="4">
            <text:p>4</text:p>
          </table:table-cell>
          <table:table-cell table:formula="oooc:=ROUND([Sheet1.R29]*([Sheet1.$AY$2]/[Sheet1.$AY29])*(127/456.76);0)" office:value-type="float" office:value="-0">
            <text:p>0</text:p>
          </table:table-cell>
          <table:table-cell table:formula="oooc:=ROUND([Sheet1.S29]*([Sheet1.$AY$2]/[Sheet1.$AY29])*(127/456.76);0)" office:value-type="float" office:value="2">
            <text:p>2</text:p>
          </table:table-cell>
          <table:table-cell table:formula="oooc:=ROUND([Sheet1.T29]*([Sheet1.$AY$2]/[Sheet1.$AY29])*(127/456.76);0)" office:value-type="float" office:value="-0">
            <text:p>0</text:p>
          </table:table-cell>
          <table:table-cell table:formula="oooc:=ROUND([Sheet1.U29]*([Sheet1.$AY$2]/[Sheet1.$AY29])*(127/456.76);0)" office:value-type="float" office:value="-4">
            <text:p>-4</text:p>
          </table:table-cell>
          <table:table-cell table:formula="oooc:=ROUND([Sheet1.V29]*([Sheet1.$AY$2]/[Sheet1.$AY29])*(127/456.76);0)" office:value-type="float" office:value="-9">
            <text:p>-9</text:p>
          </table:table-cell>
          <table:table-cell table:formula="oooc:=ROUND([Sheet1.W29]*([Sheet1.$AY$2]/[Sheet1.$AY29])*(127/456.76);0)" office:value-type="float" office:value="4">
            <text:p>4</text:p>
          </table:table-cell>
          <table:table-cell table:formula="oooc:=ROUND([Sheet1.X29]*([Sheet1.$AY$2]/[Sheet1.$AY29])*(127/456.76);0)" office:value-type="float" office:value="1">
            <text:p>1</text:p>
          </table:table-cell>
          <table:table-cell table:formula="oooc:=ROUND([Sheet1.Y29]*([Sheet1.$AY$2]/[Sheet1.$AY29])*(127/456.76);0)" office:value-type="float" office:value="-11">
            <text:p>-11</text:p>
          </table:table-cell>
          <table:table-cell table:formula="oooc:=ROUND([Sheet1.Z29]*([Sheet1.$AY$2]/[Sheet1.$AY29])*(127/456.76);0)" office:value-type="float" office:value="-14">
            <text:p>-14</text:p>
          </table:table-cell>
          <table:table-cell table:formula="oooc:=ROUND([Sheet1.AA29]*([Sheet1.$AY$2]/[Sheet1.$AY29])*(127/456.76);0)" office:value-type="float" office:value="1">
            <text:p>1</text:p>
          </table:table-cell>
          <table:table-cell table:formula="oooc:=ROUND([Sheet1.AB29]*([Sheet1.$AY$2]/[Sheet1.$AY29])*(127/456.76);0)" office:value-type="float" office:value="20">
            <text:p>20</text:p>
          </table:table-cell>
          <table:table-cell table:formula="oooc:=ROUND([Sheet1.AC29]*([Sheet1.$AY$2]/[Sheet1.$AY29])*(127/456.76);0)" office:value-type="float" office:value="6">
            <text:p>6</text:p>
          </table:table-cell>
          <table:table-cell table:formula="oooc:=ROUND([Sheet1.AD29]*([Sheet1.$AY$2]/[Sheet1.$AY29])*(127/456.76);0)" office:value-type="float" office:value="-29">
            <text:p>-29</text:p>
          </table:table-cell>
          <table:table-cell table:formula="oooc:=ROUND([Sheet1.AE29]*([Sheet1.$AY$2]/[Sheet1.$AY29])*(127/456.76);0)" office:value-type="float" office:value="-1">
            <text:p>-1</text:p>
          </table:table-cell>
          <table:table-cell table:formula="oooc:=ROUND([Sheet1.AF29]*([Sheet1.$AY$2]/[Sheet1.$AY29])*(127/456.76);0)" office:value-type="float" office:value="2">
            <text:p>2</text:p>
          </table:table-cell>
          <table:table-cell table:formula="oooc:=ROUND([Sheet1.AG29]*([Sheet1.$AY$2]/[Sheet1.$AY29])*(127/456.76);0)" office:value-type="float" office:value="0">
            <text:p>0</text:p>
          </table:table-cell>
          <table:table-cell table:formula="oooc:=ROUND([Sheet1.AH29]*([Sheet1.$AY$2]/[Sheet1.$AY29])*(127/456.76);0)" office:value-type="float" office:value="4">
            <text:p>4</text:p>
          </table:table-cell>
          <table:table-cell table:formula="oooc:=ROUND([Sheet1.AI29]*([Sheet1.$AY$2]/[Sheet1.$AY29])*(127/456.76);0)" office:value-type="float" office:value="-35">
            <text:p>-35</text:p>
          </table:table-cell>
          <table:table-cell table:formula="oooc:=ROUND([Sheet1.AJ29]*([Sheet1.$AY$2]/[Sheet1.$AY29])*(127/456.76);0)" office:value-type="float" office:value="-16">
            <text:p>-16</text:p>
          </table:table-cell>
          <table:table-cell table:formula="oooc:=ROUND([Sheet1.AK29]*([Sheet1.$AY$2]/[Sheet1.$AY29])*(127/456.76);0)" office:value-type="float" office:value="13">
            <text:p>13</text:p>
          </table:table-cell>
          <table:table-cell table:formula="oooc:=ROUND([Sheet1.AL29]*([Sheet1.$AY$2]/[Sheet1.$AY29])*(127/456.76);0)" office:value-type="float" office:value="-2">
            <text:p>-2</text:p>
          </table:table-cell>
          <table:table-cell table:formula="oooc:=ROUND([Sheet1.AM29]*([Sheet1.$AY$2]/[Sheet1.$AY29])*(127/456.76);0)" office:value-type="float" office:value="-1">
            <text:p>-1</text:p>
          </table:table-cell>
          <table:table-cell table:formula="oooc:=ROUND([Sheet1.AN29]*([Sheet1.$AY$2]/[Sheet1.$AY29])*(127/456.76);0)" office:value-type="float" office:value="13">
            <text:p>13</text:p>
          </table:table-cell>
          <table:table-cell table:formula="oooc:=ROUND([Sheet1.AO29]*([Sheet1.$AY$2]/[Sheet1.$AY29])*(127/456.76);0)" office:value-type="float" office:value="-33">
            <text:p>-33</text:p>
          </table:table-cell>
          <table:table-cell table:formula="oooc:=ROUND([Sheet1.AP29]*([Sheet1.$AY$2]/[Sheet1.$AY29])*(127/456.76);0)" office:value-type="float" office:value="10">
            <text:p>10</text:p>
          </table:table-cell>
          <table:table-cell table:formula="oooc:=ROUND([Sheet1.AQ29]*([Sheet1.$AY$2]/[Sheet1.$AY29])*(127/456.76);0)" office:value-type="float" office:value="-3">
            <text:p>-3</text:p>
          </table:table-cell>
          <table:table-cell table:formula="oooc:=ROUND([Sheet1.AR29]*([Sheet1.$AY$2]/[Sheet1.$AY29])*(127/456.76);0)" office:value-type="float" office:value="-2">
            <text:p>-2</text:p>
          </table:table-cell>
          <table:table-cell table:formula="oooc:=ROUND([Sheet1.AS29]*([Sheet1.$AY$2]/[Sheet1.$AY29])*(127/456.76);0)" office:value-type="float" office:value="2">
            <text:p>2</text:p>
          </table:table-cell>
          <table:table-cell table:formula="oooc:=ROUND([Sheet1.AT29]*([Sheet1.$AY$2]/[Sheet1.$AY29])*(127/456.76);0)" office:value-type="float" office:value="-21">
            <text:p>-21</text:p>
          </table:table-cell>
          <table:table-cell table:formula="oooc:=ROUND([Sheet1.AU29]*([Sheet1.$AY$2]/[Sheet1.$AY29])*(127/456.76);0)" office:value-type="float" office:value="44">
            <text:p>44</text:p>
          </table:table-cell>
          <table:table-cell table:formula="oooc:=ROUND([Sheet1.AV29]*([Sheet1.$AY$2]/[Sheet1.$AY29])*(127/456.76);0)" office:value-type="float" office:value="24">
            <text:p>24</text:p>
          </table:table-cell>
          <table:table-cell table:formula="oooc:=ROUND([Sheet1.AW29]*([Sheet1.$AY$2]/[Sheet1.$AY29])*(127/456.76);0)" office:value-type="float" office:value="38">
            <text:p>38</text:p>
          </table:table-cell>
          <table:table-cell table:formula="oooc:=ROUND([Sheet1.AX29]*([Sheet1.$AY$2]/[Sheet1.$AY29])*(127/456.76);0)" office:value-type="float" office:value="11">
            <text:p>11</text:p>
          </table:table-cell>
          <table:table-cell table:formula="oooc:=[Sheet1.AZ29]" office:value-type="float" office:value="28">
            <text:p>28</text:p>
          </table:table-cell>
          <table:table-cell table:number-columns-repeated="205"/>
        </table:table-row>
        <table:table-row table:style-name="ro1">
          <table:table-cell table:formula="oooc:=ROUND([Sheet1.A30]*([Sheet1.$AY$2]/[Sheet1.$AY30])*(127/456.76);0)" office:value-type="float" office:value="0">
            <text:p>0</text:p>
          </table:table-cell>
          <table:table-cell table:formula="oooc:=ROUND([Sheet1.B30]*([Sheet1.$AY$2]/[Sheet1.$AY30])*(127/456.76);0)" office:value-type="float" office:value="0">
            <text:p>0</text:p>
          </table:table-cell>
          <table:table-cell table:formula="oooc:=ROUND([Sheet1.C30]*([Sheet1.$AY$2]/[Sheet1.$AY30])*(127/456.76);0)" office:value-type="float" office:value="0">
            <text:p>0</text:p>
          </table:table-cell>
          <table:table-cell table:formula="oooc:=ROUND([Sheet1.D30]*([Sheet1.$AY$2]/[Sheet1.$AY30])*(127/456.76);0)" office:value-type="float" office:value="0">
            <text:p>0</text:p>
          </table:table-cell>
          <table:table-cell table:formula="oooc:=ROUND([Sheet1.E30]*([Sheet1.$AY$2]/[Sheet1.$AY30])*(127/456.76);0)" office:value-type="float" office:value="0">
            <text:p>0</text:p>
          </table:table-cell>
          <table:table-cell table:formula="oooc:=ROUND([Sheet1.F30]*([Sheet1.$AY$2]/[Sheet1.$AY30])*(127/456.76);0)" office:value-type="float" office:value="-1">
            <text:p>-1</text:p>
          </table:table-cell>
          <table:table-cell table:formula="oooc:=ROUND([Sheet1.G30]*([Sheet1.$AY$2]/[Sheet1.$AY30])*(127/456.76);0)" office:value-type="float" office:value="1">
            <text:p>1</text:p>
          </table:table-cell>
          <table:table-cell table:formula="oooc:=ROUND([Sheet1.H30]*([Sheet1.$AY$2]/[Sheet1.$AY30])*(127/456.76);0)" office:value-type="float" office:value="0">
            <text:p>0</text:p>
          </table:table-cell>
          <table:table-cell table:formula="oooc:=ROUND([Sheet1.I30]*([Sheet1.$AY$2]/[Sheet1.$AY30])*(127/456.76);0)" office:value-type="float" office:value="1">
            <text:p>1</text:p>
          </table:table-cell>
          <table:table-cell table:formula="oooc:=ROUND([Sheet1.J30]*([Sheet1.$AY$2]/[Sheet1.$AY30])*(127/456.76);0)" office:value-type="float" office:value="1">
            <text:p>1</text:p>
          </table:table-cell>
          <table:table-cell table:formula="oooc:=ROUND([Sheet1.K30]*([Sheet1.$AY$2]/[Sheet1.$AY30])*(127/456.76);0)" office:value-type="float" office:value="-1">
            <text:p>-1</text:p>
          </table:table-cell>
          <table:table-cell table:formula="oooc:=ROUND([Sheet1.L30]*([Sheet1.$AY$2]/[Sheet1.$AY30])*(127/456.76);0)" office:value-type="float" office:value="1">
            <text:p>1</text:p>
          </table:table-cell>
          <table:table-cell table:formula="oooc:=ROUND([Sheet1.M30]*([Sheet1.$AY$2]/[Sheet1.$AY30])*(127/456.76);0)" office:value-type="float" office:value="-3">
            <text:p>-3</text:p>
          </table:table-cell>
          <table:table-cell table:formula="oooc:=ROUND([Sheet1.N30]*([Sheet1.$AY$2]/[Sheet1.$AY30])*(127/456.76);0)" office:value-type="float" office:value="-1">
            <text:p>-1</text:p>
          </table:table-cell>
          <table:table-cell table:formula="oooc:=ROUND([Sheet1.O30]*([Sheet1.$AY$2]/[Sheet1.$AY30])*(127/456.76);0)" office:value-type="float" office:value="-6">
            <text:p>-6</text:p>
          </table:table-cell>
          <table:table-cell table:formula="oooc:=ROUND([Sheet1.P30]*([Sheet1.$AY$2]/[Sheet1.$AY30])*(127/456.76);0)" office:value-type="float" office:value="-17">
            <text:p>-17</text:p>
          </table:table-cell>
          <table:table-cell table:formula="oooc:=ROUND([Sheet1.Q30]*([Sheet1.$AY$2]/[Sheet1.$AY30])*(127/456.76);0)" office:value-type="float" office:value="4">
            <text:p>4</text:p>
          </table:table-cell>
          <table:table-cell table:formula="oooc:=ROUND([Sheet1.R30]*([Sheet1.$AY$2]/[Sheet1.$AY30])*(127/456.76);0)" office:value-type="float" office:value="2">
            <text:p>2</text:p>
          </table:table-cell>
          <table:table-cell table:formula="oooc:=ROUND([Sheet1.S30]*([Sheet1.$AY$2]/[Sheet1.$AY30])*(127/456.76);0)" office:value-type="float" office:value="1">
            <text:p>1</text:p>
          </table:table-cell>
          <table:table-cell table:formula="oooc:=ROUND([Sheet1.T30]*([Sheet1.$AY$2]/[Sheet1.$AY30])*(127/456.76);0)" office:value-type="float" office:value="1">
            <text:p>1</text:p>
          </table:table-cell>
          <table:table-cell table:formula="oooc:=ROUND([Sheet1.U30]*([Sheet1.$AY$2]/[Sheet1.$AY30])*(127/456.76);0)" office:value-type="float" office:value="-2">
            <text:p>-2</text:p>
          </table:table-cell>
          <table:table-cell table:formula="oooc:=ROUND([Sheet1.V30]*([Sheet1.$AY$2]/[Sheet1.$AY30])*(127/456.76);0)" office:value-type="float" office:value="-4">
            <text:p>-4</text:p>
          </table:table-cell>
          <table:table-cell table:formula="oooc:=ROUND([Sheet1.W30]*([Sheet1.$AY$2]/[Sheet1.$AY30])*(127/456.76);0)" office:value-type="float" office:value="4">
            <text:p>4</text:p>
          </table:table-cell>
          <table:table-cell table:formula="oooc:=ROUND([Sheet1.X30]*([Sheet1.$AY$2]/[Sheet1.$AY30])*(127/456.76);0)" office:value-type="float" office:value="-2">
            <text:p>-2</text:p>
          </table:table-cell>
          <table:table-cell table:formula="oooc:=ROUND([Sheet1.Y30]*([Sheet1.$AY$2]/[Sheet1.$AY30])*(127/456.76);0)" office:value-type="float" office:value="-18">
            <text:p>-18</text:p>
          </table:table-cell>
          <table:table-cell table:formula="oooc:=ROUND([Sheet1.Z30]*([Sheet1.$AY$2]/[Sheet1.$AY30])*(127/456.76);0)" office:value-type="float" office:value="-15">
            <text:p>-15</text:p>
          </table:table-cell>
          <table:table-cell table:formula="oooc:=ROUND([Sheet1.AA30]*([Sheet1.$AY$2]/[Sheet1.$AY30])*(127/456.76);0)" office:value-type="float" office:value="5">
            <text:p>5</text:p>
          </table:table-cell>
          <table:table-cell table:formula="oooc:=ROUND([Sheet1.AB30]*([Sheet1.$AY$2]/[Sheet1.$AY30])*(127/456.76);0)" office:value-type="float" office:value="29">
            <text:p>29</text:p>
          </table:table-cell>
          <table:table-cell table:formula="oooc:=ROUND([Sheet1.AC30]*([Sheet1.$AY$2]/[Sheet1.$AY30])*(127/456.76);0)" office:value-type="float" office:value="11">
            <text:p>11</text:p>
          </table:table-cell>
          <table:table-cell table:formula="oooc:=ROUND([Sheet1.AD30]*([Sheet1.$AY$2]/[Sheet1.$AY30])*(127/456.76);0)" office:value-type="float" office:value="-26">
            <text:p>-26</text:p>
          </table:table-cell>
          <table:table-cell table:formula="oooc:=ROUND([Sheet1.AE30]*([Sheet1.$AY$2]/[Sheet1.$AY30])*(127/456.76);0)" office:value-type="float" office:value="-3">
            <text:p>-3</text:p>
          </table:table-cell>
          <table:table-cell table:formula="oooc:=ROUND([Sheet1.AF30]*([Sheet1.$AY$2]/[Sheet1.$AY30])*(127/456.76);0)" office:value-type="float" office:value="-5">
            <text:p>-5</text:p>
          </table:table-cell>
          <table:table-cell table:formula="oooc:=ROUND([Sheet1.AG30]*([Sheet1.$AY$2]/[Sheet1.$AY30])*(127/456.76);0)" office:value-type="float" office:value="7">
            <text:p>7</text:p>
          </table:table-cell>
          <table:table-cell table:formula="oooc:=ROUND([Sheet1.AH30]*([Sheet1.$AY$2]/[Sheet1.$AY30])*(127/456.76);0)" office:value-type="float" office:value="6">
            <text:p>6</text:p>
          </table:table-cell>
          <table:table-cell table:formula="oooc:=ROUND([Sheet1.AI30]*([Sheet1.$AY$2]/[Sheet1.$AY30])*(127/456.76);0)" office:value-type="float" office:value="-43">
            <text:p>-43</text:p>
          </table:table-cell>
          <table:table-cell table:formula="oooc:=ROUND([Sheet1.AJ30]*([Sheet1.$AY$2]/[Sheet1.$AY30])*(127/456.76);0)" office:value-type="float" office:value="-22">
            <text:p>-22</text:p>
          </table:table-cell>
          <table:table-cell table:formula="oooc:=ROUND([Sheet1.AK30]*([Sheet1.$AY$2]/[Sheet1.$AY30])*(127/456.76);0)" office:value-type="float" office:value="3">
            <text:p>3</text:p>
          </table:table-cell>
          <table:table-cell table:formula="oooc:=ROUND([Sheet1.AL30]*([Sheet1.$AY$2]/[Sheet1.$AY30])*(127/456.76);0)" office:value-type="float" office:value="7">
            <text:p>7</text:p>
          </table:table-cell>
          <table:table-cell table:formula="oooc:=ROUND([Sheet1.AM30]*([Sheet1.$AY$2]/[Sheet1.$AY30])*(127/456.76);0)" office:value-type="float" office:value="-6">
            <text:p>-6</text:p>
          </table:table-cell>
          <table:table-cell table:formula="oooc:=ROUND([Sheet1.AN30]*([Sheet1.$AY$2]/[Sheet1.$AY30])*(127/456.76);0)" office:value-type="float" office:value="13">
            <text:p>13</text:p>
          </table:table-cell>
          <table:table-cell table:formula="oooc:=ROUND([Sheet1.AO30]*([Sheet1.$AY$2]/[Sheet1.$AY30])*(127/456.76);0)" office:value-type="float" office:value="-29">
            <text:p>-29</text:p>
          </table:table-cell>
          <table:table-cell table:formula="oooc:=ROUND([Sheet1.AP30]*([Sheet1.$AY$2]/[Sheet1.$AY30])*(127/456.76);0)" office:value-type="float" office:value="1">
            <text:p>1</text:p>
          </table:table-cell>
          <table:table-cell table:formula="oooc:=ROUND([Sheet1.AQ30]*([Sheet1.$AY$2]/[Sheet1.$AY30])*(127/456.76);0)" office:value-type="float" office:value="-16">
            <text:p>-16</text:p>
          </table:table-cell>
          <table:table-cell table:formula="oooc:=ROUND([Sheet1.AR30]*([Sheet1.$AY$2]/[Sheet1.$AY30])*(127/456.76);0)" office:value-type="float" office:value="2">
            <text:p>2</text:p>
          </table:table-cell>
          <table:table-cell table:formula="oooc:=ROUND([Sheet1.AS30]*([Sheet1.$AY$2]/[Sheet1.$AY30])*(127/456.76);0)" office:value-type="float" office:value="9">
            <text:p>9</text:p>
          </table:table-cell>
          <table:table-cell table:formula="oooc:=ROUND([Sheet1.AT30]*([Sheet1.$AY$2]/[Sheet1.$AY30])*(127/456.76);0)" office:value-type="float" office:value="-22">
            <text:p>-22</text:p>
          </table:table-cell>
          <table:table-cell table:formula="oooc:=ROUND([Sheet1.AU30]*([Sheet1.$AY$2]/[Sheet1.$AY30])*(127/456.76);0)" office:value-type="float" office:value="49">
            <text:p>49</text:p>
          </table:table-cell>
          <table:table-cell table:formula="oooc:=ROUND([Sheet1.AV30]*([Sheet1.$AY$2]/[Sheet1.$AY30])*(127/456.76);0)" office:value-type="float" office:value="31">
            <text:p>31</text:p>
          </table:table-cell>
          <table:table-cell table:formula="oooc:=ROUND([Sheet1.AW30]*([Sheet1.$AY$2]/[Sheet1.$AY30])*(127/456.76);0)" office:value-type="float" office:value="42">
            <text:p>42</text:p>
          </table:table-cell>
          <table:table-cell table:formula="oooc:=ROUND([Sheet1.AX30]*([Sheet1.$AY$2]/[Sheet1.$AY30])*(127/456.76);0)" office:value-type="float" office:value="10">
            <text:p>10</text:p>
          </table:table-cell>
          <table:table-cell table:formula="oooc:=[Sheet1.AZ30]" office:value-type="float" office:value="29">
            <text:p>29</text:p>
          </table:table-cell>
          <table:table-cell table:number-columns-repeated="205"/>
        </table:table-row>
        <table:table-row table:style-name="ro1">
          <table:table-cell table:formula="oooc:=ROUND([Sheet1.A31]*([Sheet1.$AY$2]/[Sheet1.$AY31])*(127/456.76);0)" office:value-type="float" office:value="0">
            <text:p>0</text:p>
          </table:table-cell>
          <table:table-cell table:formula="oooc:=ROUND([Sheet1.B31]*([Sheet1.$AY$2]/[Sheet1.$AY31])*(127/456.76);0)" office:value-type="float" office:value="0">
            <text:p>0</text:p>
          </table:table-cell>
          <table:table-cell table:formula="oooc:=ROUND([Sheet1.C31]*([Sheet1.$AY$2]/[Sheet1.$AY31])*(127/456.76);0)" office:value-type="float" office:value="0">
            <text:p>0</text:p>
          </table:table-cell>
          <table:table-cell table:formula="oooc:=ROUND([Sheet1.D31]*([Sheet1.$AY$2]/[Sheet1.$AY31])*(127/456.76);0)" office:value-type="float" office:value="0">
            <text:p>0</text:p>
          </table:table-cell>
          <table:table-cell table:formula="oooc:=ROUND([Sheet1.E31]*([Sheet1.$AY$2]/[Sheet1.$AY31])*(127/456.76);0)" office:value-type="float" office:value="0">
            <text:p>0</text:p>
          </table:table-cell>
          <table:table-cell table:formula="oooc:=ROUND([Sheet1.F31]*([Sheet1.$AY$2]/[Sheet1.$AY31])*(127/456.76);0)" office:value-type="float" office:value="0">
            <text:p>0</text:p>
          </table:table-cell>
          <table:table-cell table:formula="oooc:=ROUND([Sheet1.G31]*([Sheet1.$AY$2]/[Sheet1.$AY31])*(127/456.76);0)" office:value-type="float" office:value="1">
            <text:p>1</text:p>
          </table:table-cell>
          <table:table-cell table:formula="oooc:=ROUND([Sheet1.H31]*([Sheet1.$AY$2]/[Sheet1.$AY31])*(127/456.76);0)" office:value-type="float" office:value="0">
            <text:p>0</text:p>
          </table:table-cell>
          <table:table-cell table:formula="oooc:=ROUND([Sheet1.I31]*([Sheet1.$AY$2]/[Sheet1.$AY31])*(127/456.76);0)" office:value-type="float" office:value="0">
            <text:p>0</text:p>
          </table:table-cell>
          <table:table-cell table:formula="oooc:=ROUND([Sheet1.J31]*([Sheet1.$AY$2]/[Sheet1.$AY31])*(127/456.76);0)" office:value-type="float" office:value="0">
            <text:p>0</text:p>
          </table:table-cell>
          <table:table-cell table:formula="oooc:=ROUND([Sheet1.K31]*([Sheet1.$AY$2]/[Sheet1.$AY31])*(127/456.76);0)" office:value-type="float" office:value="2">
            <text:p>2</text:p>
          </table:table-cell>
          <table:table-cell table:formula="oooc:=ROUND([Sheet1.L31]*([Sheet1.$AY$2]/[Sheet1.$AY31])*(127/456.76);0)" office:value-type="float" office:value="2">
            <text:p>2</text:p>
          </table:table-cell>
          <table:table-cell table:formula="oooc:=ROUND([Sheet1.M31]*([Sheet1.$AY$2]/[Sheet1.$AY31])*(127/456.76);0)" office:value-type="float" office:value="-4">
            <text:p>-4</text:p>
          </table:table-cell>
          <table:table-cell table:formula="oooc:=ROUND([Sheet1.N31]*([Sheet1.$AY$2]/[Sheet1.$AY31])*(127/456.76);0)" office:value-type="float" office:value="2">
            <text:p>2</text:p>
          </table:table-cell>
          <table:table-cell table:formula="oooc:=ROUND([Sheet1.O31]*([Sheet1.$AY$2]/[Sheet1.$AY31])*(127/456.76);0)" office:value-type="float" office:value="-5">
            <text:p>-5</text:p>
          </table:table-cell>
          <table:table-cell table:formula="oooc:=ROUND([Sheet1.P31]*([Sheet1.$AY$2]/[Sheet1.$AY31])*(127/456.76);0)" office:value-type="float" office:value="-14">
            <text:p>-14</text:p>
          </table:table-cell>
          <table:table-cell table:formula="oooc:=ROUND([Sheet1.Q31]*([Sheet1.$AY$2]/[Sheet1.$AY31])*(127/456.76);0)" office:value-type="float" office:value="-0">
            <text:p>0</text:p>
          </table:table-cell>
          <table:table-cell table:formula="oooc:=ROUND([Sheet1.R31]*([Sheet1.$AY$2]/[Sheet1.$AY31])*(127/456.76);0)" office:value-type="float" office:value="-1">
            <text:p>-1</text:p>
          </table:table-cell>
          <table:table-cell table:formula="oooc:=ROUND([Sheet1.S31]*([Sheet1.$AY$2]/[Sheet1.$AY31])*(127/456.76);0)" office:value-type="float" office:value="2">
            <text:p>2</text:p>
          </table:table-cell>
          <table:table-cell table:formula="oooc:=ROUND([Sheet1.T31]*([Sheet1.$AY$2]/[Sheet1.$AY31])*(127/456.76);0)" office:value-type="float" office:value="0">
            <text:p>0</text:p>
          </table:table-cell>
          <table:table-cell table:formula="oooc:=ROUND([Sheet1.U31]*([Sheet1.$AY$2]/[Sheet1.$AY31])*(127/456.76);0)" office:value-type="float" office:value="-4">
            <text:p>-4</text:p>
          </table:table-cell>
          <table:table-cell table:formula="oooc:=ROUND([Sheet1.V31]*([Sheet1.$AY$2]/[Sheet1.$AY31])*(127/456.76);0)" office:value-type="float" office:value="-3">
            <text:p>-3</text:p>
          </table:table-cell>
          <table:table-cell table:formula="oooc:=ROUND([Sheet1.W31]*([Sheet1.$AY$2]/[Sheet1.$AY31])*(127/456.76);0)" office:value-type="float" office:value="11">
            <text:p>11</text:p>
          </table:table-cell>
          <table:table-cell table:formula="oooc:=ROUND([Sheet1.X31]*([Sheet1.$AY$2]/[Sheet1.$AY31])*(127/456.76);0)" office:value-type="float" office:value="2">
            <text:p>2</text:p>
          </table:table-cell>
          <table:table-cell table:formula="oooc:=ROUND([Sheet1.Y31]*([Sheet1.$AY$2]/[Sheet1.$AY31])*(127/456.76);0)" office:value-type="float" office:value="-17">
            <text:p>-17</text:p>
          </table:table-cell>
          <table:table-cell table:formula="oooc:=ROUND([Sheet1.Z31]*([Sheet1.$AY$2]/[Sheet1.$AY31])*(127/456.76);0)" office:value-type="float" office:value="-17">
            <text:p>-17</text:p>
          </table:table-cell>
          <table:table-cell table:formula="oooc:=ROUND([Sheet1.AA31]*([Sheet1.$AY$2]/[Sheet1.$AY31])*(127/456.76);0)" office:value-type="float" office:value="11">
            <text:p>11</text:p>
          </table:table-cell>
          <table:table-cell table:formula="oooc:=ROUND([Sheet1.AB31]*([Sheet1.$AY$2]/[Sheet1.$AY31])*(127/456.76);0)" office:value-type="float" office:value="37">
            <text:p>37</text:p>
          </table:table-cell>
          <table:table-cell table:formula="oooc:=ROUND([Sheet1.AC31]*([Sheet1.$AY$2]/[Sheet1.$AY31])*(127/456.76);0)" office:value-type="float" office:value="6">
            <text:p>6</text:p>
          </table:table-cell>
          <table:table-cell table:formula="oooc:=ROUND([Sheet1.AD31]*([Sheet1.$AY$2]/[Sheet1.$AY31])*(127/456.76);0)" office:value-type="float" office:value="-33">
            <text:p>-33</text:p>
          </table:table-cell>
          <table:table-cell table:formula="oooc:=ROUND([Sheet1.AE31]*([Sheet1.$AY$2]/[Sheet1.$AY31])*(127/456.76);0)" office:value-type="float" office:value="-15">
            <text:p>-15</text:p>
          </table:table-cell>
          <table:table-cell table:formula="oooc:=ROUND([Sheet1.AF31]*([Sheet1.$AY$2]/[Sheet1.$AY31])*(127/456.76);0)" office:value-type="float" office:value="4">
            <text:p>4</text:p>
          </table:table-cell>
          <table:table-cell table:formula="oooc:=ROUND([Sheet1.AG31]*([Sheet1.$AY$2]/[Sheet1.$AY31])*(127/456.76);0)" office:value-type="float" office:value="17">
            <text:p>17</text:p>
          </table:table-cell>
          <table:table-cell table:formula="oooc:=ROUND([Sheet1.AH31]*([Sheet1.$AY$2]/[Sheet1.$AY31])*(127/456.76);0)" office:value-type="float" office:value="2">
            <text:p>2</text:p>
          </table:table-cell>
          <table:table-cell table:formula="oooc:=ROUND([Sheet1.AI31]*([Sheet1.$AY$2]/[Sheet1.$AY31])*(127/456.76);0)" office:value-type="float" office:value="-44">
            <text:p>-44</text:p>
          </table:table-cell>
          <table:table-cell table:formula="oooc:=ROUND([Sheet1.AJ31]*([Sheet1.$AY$2]/[Sheet1.$AY31])*(127/456.76);0)" office:value-type="float" office:value="-31">
            <text:p>-31</text:p>
          </table:table-cell>
          <table:table-cell table:formula="oooc:=ROUND([Sheet1.AK31]*([Sheet1.$AY$2]/[Sheet1.$AY31])*(127/456.76);0)" office:value-type="float" office:value="10">
            <text:p>10</text:p>
          </table:table-cell>
          <table:table-cell table:formula="oooc:=ROUND([Sheet1.AL31]*([Sheet1.$AY$2]/[Sheet1.$AY31])*(127/456.76);0)" office:value-type="float" office:value="8">
            <text:p>8</text:p>
          </table:table-cell>
          <table:table-cell table:formula="oooc:=ROUND([Sheet1.AM31]*([Sheet1.$AY$2]/[Sheet1.$AY31])*(127/456.76);0)" office:value-type="float" office:value="-12">
            <text:p>-12</text:p>
          </table:table-cell>
          <table:table-cell table:formula="oooc:=ROUND([Sheet1.AN31]*([Sheet1.$AY$2]/[Sheet1.$AY31])*(127/456.76);0)" office:value-type="float" office:value="17">
            <text:p>17</text:p>
          </table:table-cell>
          <table:table-cell table:formula="oooc:=ROUND([Sheet1.AO31]*([Sheet1.$AY$2]/[Sheet1.$AY31])*(127/456.76);0)" office:value-type="float" office:value="-28">
            <text:p>-28</text:p>
          </table:table-cell>
          <table:table-cell table:formula="oooc:=ROUND([Sheet1.AP31]*([Sheet1.$AY$2]/[Sheet1.$AY31])*(127/456.76);0)" office:value-type="float" office:value="-8">
            <text:p>-8</text:p>
          </table:table-cell>
          <table:table-cell table:formula="oooc:=ROUND([Sheet1.AQ31]*([Sheet1.$AY$2]/[Sheet1.$AY31])*(127/456.76);0)" office:value-type="float" office:value="-22">
            <text:p>-22</text:p>
          </table:table-cell>
          <table:table-cell table:formula="oooc:=ROUND([Sheet1.AR31]*([Sheet1.$AY$2]/[Sheet1.$AY31])*(127/456.76);0)" office:value-type="float" office:value="-5">
            <text:p>-5</text:p>
          </table:table-cell>
          <table:table-cell table:formula="oooc:=ROUND([Sheet1.AS31]*([Sheet1.$AY$2]/[Sheet1.$AY31])*(127/456.76);0)" office:value-type="float" office:value="12">
            <text:p>12</text:p>
          </table:table-cell>
          <table:table-cell table:formula="oooc:=ROUND([Sheet1.AT31]*([Sheet1.$AY$2]/[Sheet1.$AY31])*(127/456.76);0)" office:value-type="float" office:value="-23">
            <text:p>-23</text:p>
          </table:table-cell>
          <table:table-cell table:formula="oooc:=ROUND([Sheet1.AU31]*([Sheet1.$AY$2]/[Sheet1.$AY31])*(127/456.76);0)" office:value-type="float" office:value="45">
            <text:p>45</text:p>
          </table:table-cell>
          <table:table-cell table:formula="oooc:=ROUND([Sheet1.AV31]*([Sheet1.$AY$2]/[Sheet1.$AY31])*(127/456.76);0)" office:value-type="float" office:value="39">
            <text:p>39</text:p>
          </table:table-cell>
          <table:table-cell table:formula="oooc:=ROUND([Sheet1.AW31]*([Sheet1.$AY$2]/[Sheet1.$AY31])*(127/456.76);0)" office:value-type="float" office:value="45">
            <text:p>45</text:p>
          </table:table-cell>
          <table:table-cell table:formula="oooc:=ROUND([Sheet1.AX31]*([Sheet1.$AY$2]/[Sheet1.$AY31])*(127/456.76);0)" office:value-type="float" office:value="13">
            <text:p>13</text:p>
          </table:table-cell>
          <table:table-cell table:formula="oooc:=[Sheet1.AZ31]" office:value-type="float" office:value="30">
            <text:p>30</text:p>
          </table:table-cell>
          <table:table-cell table:number-columns-repeated="205"/>
        </table:table-row>
        <table:table-row table:style-name="ro1">
          <table:table-cell table:formula="oooc:=ROUND([Sheet1.A32]*([Sheet1.$AY$2]/[Sheet1.$AY32])*(127/456.76);0)" office:value-type="float" office:value="0">
            <text:p>0</text:p>
          </table:table-cell>
          <table:table-cell table:formula="oooc:=ROUND([Sheet1.B32]*([Sheet1.$AY$2]/[Sheet1.$AY32])*(127/456.76);0)" office:value-type="float" office:value="0">
            <text:p>0</text:p>
          </table:table-cell>
          <table:table-cell table:formula="oooc:=ROUND([Sheet1.C32]*([Sheet1.$AY$2]/[Sheet1.$AY32])*(127/456.76);0)" office:value-type="float" office:value="0">
            <text:p>0</text:p>
          </table:table-cell>
          <table:table-cell table:formula="oooc:=ROUND([Sheet1.D32]*([Sheet1.$AY$2]/[Sheet1.$AY32])*(127/456.76);0)" office:value-type="float" office:value="0">
            <text:p>0</text:p>
          </table:table-cell>
          <table:table-cell table:formula="oooc:=ROUND([Sheet1.E32]*([Sheet1.$AY$2]/[Sheet1.$AY32])*(127/456.76);0)" office:value-type="float" office:value="0">
            <text:p>0</text:p>
          </table:table-cell>
          <table:table-cell table:formula="oooc:=ROUND([Sheet1.F32]*([Sheet1.$AY$2]/[Sheet1.$AY32])*(127/456.76);0)" office:value-type="float" office:value="1">
            <text:p>1</text:p>
          </table:table-cell>
          <table:table-cell table:formula="oooc:=ROUND([Sheet1.G32]*([Sheet1.$AY$2]/[Sheet1.$AY32])*(127/456.76);0)" office:value-type="float" office:value="0">
            <text:p>0</text:p>
          </table:table-cell>
          <table:table-cell table:formula="oooc:=ROUND([Sheet1.H32]*([Sheet1.$AY$2]/[Sheet1.$AY32])*(127/456.76);0)" office:value-type="float" office:value="0">
            <text:p>0</text:p>
          </table:table-cell>
          <table:table-cell table:formula="oooc:=ROUND([Sheet1.I32]*([Sheet1.$AY$2]/[Sheet1.$AY32])*(127/456.76);0)" office:value-type="float" office:value="0">
            <text:p>0</text:p>
          </table:table-cell>
          <table:table-cell table:formula="oooc:=ROUND([Sheet1.J32]*([Sheet1.$AY$2]/[Sheet1.$AY32])*(127/456.76);0)" office:value-type="float" office:value="0">
            <text:p>0</text:p>
          </table:table-cell>
          <table:table-cell table:formula="oooc:=ROUND([Sheet1.K32]*([Sheet1.$AY$2]/[Sheet1.$AY32])*(127/456.76);0)" office:value-type="float" office:value="3">
            <text:p>3</text:p>
          </table:table-cell>
          <table:table-cell table:formula="oooc:=ROUND([Sheet1.L32]*([Sheet1.$AY$2]/[Sheet1.$AY32])*(127/456.76);0)" office:value-type="float" office:value="-1">
            <text:p>-1</text:p>
          </table:table-cell>
          <table:table-cell table:formula="oooc:=ROUND([Sheet1.M32]*([Sheet1.$AY$2]/[Sheet1.$AY32])*(127/456.76);0)" office:value-type="float" office:value="0">
            <text:p>0</text:p>
          </table:table-cell>
          <table:table-cell table:formula="oooc:=ROUND([Sheet1.N32]*([Sheet1.$AY$2]/[Sheet1.$AY32])*(127/456.76);0)" office:value-type="float" office:value="5">
            <text:p>5</text:p>
          </table:table-cell>
          <table:table-cell table:formula="oooc:=ROUND([Sheet1.O32]*([Sheet1.$AY$2]/[Sheet1.$AY32])*(127/456.76);0)" office:value-type="float" office:value="-6">
            <text:p>-6</text:p>
          </table:table-cell>
          <table:table-cell table:formula="oooc:=ROUND([Sheet1.P32]*([Sheet1.$AY$2]/[Sheet1.$AY32])*(127/456.76);0)" office:value-type="float" office:value="-12">
            <text:p>-12</text:p>
          </table:table-cell>
          <table:table-cell table:formula="oooc:=ROUND([Sheet1.Q32]*([Sheet1.$AY$2]/[Sheet1.$AY32])*(127/456.76);0)" office:value-type="float" office:value="-4">
            <text:p>-4</text:p>
          </table:table-cell>
          <table:table-cell table:formula="oooc:=ROUND([Sheet1.R32]*([Sheet1.$AY$2]/[Sheet1.$AY32])*(127/456.76);0)" office:value-type="float" office:value="0">
            <text:p>0</text:p>
          </table:table-cell>
          <table:table-cell table:formula="oooc:=ROUND([Sheet1.S32]*([Sheet1.$AY$2]/[Sheet1.$AY32])*(127/456.76);0)" office:value-type="float" office:value="3">
            <text:p>3</text:p>
          </table:table-cell>
          <table:table-cell table:formula="oooc:=ROUND([Sheet1.T32]*([Sheet1.$AY$2]/[Sheet1.$AY32])*(127/456.76);0)" office:value-type="float" office:value="2">
            <text:p>2</text:p>
          </table:table-cell>
          <table:table-cell table:formula="oooc:=ROUND([Sheet1.U32]*([Sheet1.$AY$2]/[Sheet1.$AY32])*(127/456.76);0)" office:value-type="float" office:value="-1">
            <text:p>-1</text:p>
          </table:table-cell>
          <table:table-cell table:formula="oooc:=ROUND([Sheet1.V32]*([Sheet1.$AY$2]/[Sheet1.$AY32])*(127/456.76);0)" office:value-type="float" office:value="-2">
            <text:p>-2</text:p>
          </table:table-cell>
          <table:table-cell table:formula="oooc:=ROUND([Sheet1.W32]*([Sheet1.$AY$2]/[Sheet1.$AY32])*(127/456.76);0)" office:value-type="float" office:value="12">
            <text:p>12</text:p>
          </table:table-cell>
          <table:table-cell table:formula="oooc:=ROUND([Sheet1.X32]*([Sheet1.$AY$2]/[Sheet1.$AY32])*(127/456.76);0)" office:value-type="float" office:value="4">
            <text:p>4</text:p>
          </table:table-cell>
          <table:table-cell table:formula="oooc:=ROUND([Sheet1.Y32]*([Sheet1.$AY$2]/[Sheet1.$AY32])*(127/456.76);0)" office:value-type="float" office:value="-23">
            <text:p>-23</text:p>
          </table:table-cell>
          <table:table-cell table:formula="oooc:=ROUND([Sheet1.Z32]*([Sheet1.$AY$2]/[Sheet1.$AY32])*(127/456.76);0)" office:value-type="float" office:value="-26">
            <text:p>-26</text:p>
          </table:table-cell>
          <table:table-cell table:formula="oooc:=ROUND([Sheet1.AA32]*([Sheet1.$AY$2]/[Sheet1.$AY32])*(127/456.76);0)" office:value-type="float" office:value="9">
            <text:p>9</text:p>
          </table:table-cell>
          <table:table-cell table:formula="oooc:=ROUND([Sheet1.AB32]*([Sheet1.$AY$2]/[Sheet1.$AY32])*(127/456.76);0)" office:value-type="float" office:value="46">
            <text:p>46</text:p>
          </table:table-cell>
          <table:table-cell table:formula="oooc:=ROUND([Sheet1.AC32]*([Sheet1.$AY$2]/[Sheet1.$AY32])*(127/456.76);0)" office:value-type="float" office:value="12">
            <text:p>12</text:p>
          </table:table-cell>
          <table:table-cell table:formula="oooc:=ROUND([Sheet1.AD32]*([Sheet1.$AY$2]/[Sheet1.$AY32])*(127/456.76);0)" office:value-type="float" office:value="-38">
            <text:p>-38</text:p>
          </table:table-cell>
          <table:table-cell table:formula="oooc:=ROUND([Sheet1.AE32]*([Sheet1.$AY$2]/[Sheet1.$AY32])*(127/456.76);0)" office:value-type="float" office:value="-25">
            <text:p>-25</text:p>
          </table:table-cell>
          <table:table-cell table:formula="oooc:=ROUND([Sheet1.AF32]*([Sheet1.$AY$2]/[Sheet1.$AY32])*(127/456.76);0)" office:value-type="float" office:value="-3">
            <text:p>-3</text:p>
          </table:table-cell>
          <table:table-cell table:formula="oooc:=ROUND([Sheet1.AG32]*([Sheet1.$AY$2]/[Sheet1.$AY32])*(127/456.76);0)" office:value-type="float" office:value="17">
            <text:p>17</text:p>
          </table:table-cell>
          <table:table-cell table:formula="oooc:=ROUND([Sheet1.AH32]*([Sheet1.$AY$2]/[Sheet1.$AY32])*(127/456.76);0)" office:value-type="float" office:value="-12">
            <text:p>-12</text:p>
          </table:table-cell>
          <table:table-cell table:formula="oooc:=ROUND([Sheet1.AI32]*([Sheet1.$AY$2]/[Sheet1.$AY32])*(127/456.76);0)" office:value-type="float" office:value="-47">
            <text:p>-47</text:p>
          </table:table-cell>
          <table:table-cell table:formula="oooc:=ROUND([Sheet1.AJ32]*([Sheet1.$AY$2]/[Sheet1.$AY32])*(127/456.76);0)" office:value-type="float" office:value="-29">
            <text:p>-29</text:p>
          </table:table-cell>
          <table:table-cell table:formula="oooc:=ROUND([Sheet1.AK32]*([Sheet1.$AY$2]/[Sheet1.$AY32])*(127/456.76);0)" office:value-type="float" office:value="11">
            <text:p>11</text:p>
          </table:table-cell>
          <table:table-cell table:formula="oooc:=ROUND([Sheet1.AL32]*([Sheet1.$AY$2]/[Sheet1.$AY32])*(127/456.76);0)" office:value-type="float" office:value="5">
            <text:p>5</text:p>
          </table:table-cell>
          <table:table-cell table:formula="oooc:=ROUND([Sheet1.AM32]*([Sheet1.$AY$2]/[Sheet1.$AY32])*(127/456.76);0)" office:value-type="float" office:value="2">
            <text:p>2</text:p>
          </table:table-cell>
          <table:table-cell table:formula="oooc:=ROUND([Sheet1.AN32]*([Sheet1.$AY$2]/[Sheet1.$AY32])*(127/456.76);0)" office:value-type="float" office:value="21">
            <text:p>21</text:p>
          </table:table-cell>
          <table:table-cell table:formula="oooc:=ROUND([Sheet1.AO32]*([Sheet1.$AY$2]/[Sheet1.$AY32])*(127/456.76);0)" office:value-type="float" office:value="-32">
            <text:p>-32</text:p>
          </table:table-cell>
          <table:table-cell table:formula="oooc:=ROUND([Sheet1.AP32]*([Sheet1.$AY$2]/[Sheet1.$AY32])*(127/456.76);0)" office:value-type="float" office:value="2">
            <text:p>2</text:p>
          </table:table-cell>
          <table:table-cell table:formula="oooc:=ROUND([Sheet1.AQ32]*([Sheet1.$AY$2]/[Sheet1.$AY32])*(127/456.76);0)" office:value-type="float" office:value="-29">
            <text:p>-29</text:p>
          </table:table-cell>
          <table:table-cell table:formula="oooc:=ROUND([Sheet1.AR32]*([Sheet1.$AY$2]/[Sheet1.$AY32])*(127/456.76);0)" office:value-type="float" office:value="-1">
            <text:p>-1</text:p>
          </table:table-cell>
          <table:table-cell table:formula="oooc:=ROUND([Sheet1.AS32]*([Sheet1.$AY$2]/[Sheet1.$AY32])*(127/456.76);0)" office:value-type="float" office:value="12">
            <text:p>12</text:p>
          </table:table-cell>
          <table:table-cell table:formula="oooc:=ROUND([Sheet1.AT32]*([Sheet1.$AY$2]/[Sheet1.$AY32])*(127/456.76);0)" office:value-type="float" office:value="-22">
            <text:p>-22</text:p>
          </table:table-cell>
          <table:table-cell table:formula="oooc:=ROUND([Sheet1.AU32]*([Sheet1.$AY$2]/[Sheet1.$AY32])*(127/456.76);0)" office:value-type="float" office:value="52">
            <text:p>52</text:p>
          </table:table-cell>
          <table:table-cell table:formula="oooc:=ROUND([Sheet1.AV32]*([Sheet1.$AY$2]/[Sheet1.$AY32])*(127/456.76);0)" office:value-type="float" office:value="44">
            <text:p>44</text:p>
          </table:table-cell>
          <table:table-cell table:formula="oooc:=ROUND([Sheet1.AW32]*([Sheet1.$AY$2]/[Sheet1.$AY32])*(127/456.76);0)" office:value-type="float" office:value="39">
            <text:p>39</text:p>
          </table:table-cell>
          <table:table-cell table:formula="oooc:=ROUND([Sheet1.AX32]*([Sheet1.$AY$2]/[Sheet1.$AY32])*(127/456.76);0)" office:value-type="float" office:value="9">
            <text:p>9</text:p>
          </table:table-cell>
          <table:table-cell table:formula="oooc:=[Sheet1.AZ32]" office:value-type="float" office:value="31">
            <text:p>31</text:p>
          </table:table-cell>
          <table:table-cell table:number-columns-repeated="205"/>
        </table:table-row>
        <table:table-row table:style-name="ro1">
          <table:table-cell table:formula="oooc:=ROUND([Sheet1.A33]*([Sheet1.$AY$2]/[Sheet1.$AY33])*(127/456.76);0)" office:value-type="float" office:value="0">
            <text:p>0</text:p>
          </table:table-cell>
          <table:table-cell table:formula="oooc:=ROUND([Sheet1.B33]*([Sheet1.$AY$2]/[Sheet1.$AY33])*(127/456.76);0)" office:value-type="float" office:value="0">
            <text:p>0</text:p>
          </table:table-cell>
          <table:table-cell table:formula="oooc:=ROUND([Sheet1.C33]*([Sheet1.$AY$2]/[Sheet1.$AY33])*(127/456.76);0)" office:value-type="float" office:value="0">
            <text:p>0</text:p>
          </table:table-cell>
          <table:table-cell table:formula="oooc:=ROUND([Sheet1.D33]*([Sheet1.$AY$2]/[Sheet1.$AY33])*(127/456.76);0)" office:value-type="float" office:value="0">
            <text:p>0</text:p>
          </table:table-cell>
          <table:table-cell table:formula="oooc:=ROUND([Sheet1.E33]*([Sheet1.$AY$2]/[Sheet1.$AY33])*(127/456.76);0)" office:value-type="float" office:value="0">
            <text:p>0</text:p>
          </table:table-cell>
          <table:table-cell table:formula="oooc:=ROUND([Sheet1.F33]*([Sheet1.$AY$2]/[Sheet1.$AY33])*(127/456.76);0)" office:value-type="float" office:value="1">
            <text:p>1</text:p>
          </table:table-cell>
          <table:table-cell table:formula="oooc:=ROUND([Sheet1.G33]*([Sheet1.$AY$2]/[Sheet1.$AY33])*(127/456.76);0)" office:value-type="float" office:value="1">
            <text:p>1</text:p>
          </table:table-cell>
          <table:table-cell table:formula="oooc:=ROUND([Sheet1.H33]*([Sheet1.$AY$2]/[Sheet1.$AY33])*(127/456.76);0)" office:value-type="float" office:value="0">
            <text:p>0</text:p>
          </table:table-cell>
          <table:table-cell table:formula="oooc:=ROUND([Sheet1.I33]*([Sheet1.$AY$2]/[Sheet1.$AY33])*(127/456.76);0)" office:value-type="float" office:value="2">
            <text:p>2</text:p>
          </table:table-cell>
          <table:table-cell table:formula="oooc:=ROUND([Sheet1.J33]*([Sheet1.$AY$2]/[Sheet1.$AY33])*(127/456.76);0)" office:value-type="float" office:value="0">
            <text:p>0</text:p>
          </table:table-cell>
          <table:table-cell table:formula="oooc:=ROUND([Sheet1.K33]*([Sheet1.$AY$2]/[Sheet1.$AY33])*(127/456.76);0)" office:value-type="float" office:value="2">
            <text:p>2</text:p>
          </table:table-cell>
          <table:table-cell table:formula="oooc:=ROUND([Sheet1.L33]*([Sheet1.$AY$2]/[Sheet1.$AY33])*(127/456.76);0)" office:value-type="float" office:value="4">
            <text:p>4</text:p>
          </table:table-cell>
          <table:table-cell table:formula="oooc:=ROUND([Sheet1.M33]*([Sheet1.$AY$2]/[Sheet1.$AY33])*(127/456.76);0)" office:value-type="float" office:value="0">
            <text:p>0</text:p>
          </table:table-cell>
          <table:table-cell table:formula="oooc:=ROUND([Sheet1.N33]*([Sheet1.$AY$2]/[Sheet1.$AY33])*(127/456.76);0)" office:value-type="float" office:value="3">
            <text:p>3</text:p>
          </table:table-cell>
          <table:table-cell table:formula="oooc:=ROUND([Sheet1.O33]*([Sheet1.$AY$2]/[Sheet1.$AY33])*(127/456.76);0)" office:value-type="float" office:value="-11">
            <text:p>-11</text:p>
          </table:table-cell>
          <table:table-cell table:formula="oooc:=ROUND([Sheet1.P33]*([Sheet1.$AY$2]/[Sheet1.$AY33])*(127/456.76);0)" office:value-type="float" office:value="-14">
            <text:p>-14</text:p>
          </table:table-cell>
          <table:table-cell table:formula="oooc:=ROUND([Sheet1.Q33]*([Sheet1.$AY$2]/[Sheet1.$AY33])*(127/456.76);0)" office:value-type="float" office:value="-7">
            <text:p>-7</text:p>
          </table:table-cell>
          <table:table-cell table:formula="oooc:=ROUND([Sheet1.R33]*([Sheet1.$AY$2]/[Sheet1.$AY33])*(127/456.76);0)" office:value-type="float" office:value="-1">
            <text:p>-1</text:p>
          </table:table-cell>
          <table:table-cell table:formula="oooc:=ROUND([Sheet1.S33]*([Sheet1.$AY$2]/[Sheet1.$AY33])*(127/456.76);0)" office:value-type="float" office:value="5">
            <text:p>5</text:p>
          </table:table-cell>
          <table:table-cell table:formula="oooc:=ROUND([Sheet1.T33]*([Sheet1.$AY$2]/[Sheet1.$AY33])*(127/456.76);0)" office:value-type="float" office:value="1">
            <text:p>1</text:p>
          </table:table-cell>
          <table:table-cell table:formula="oooc:=ROUND([Sheet1.U33]*([Sheet1.$AY$2]/[Sheet1.$AY33])*(127/456.76);0)" office:value-type="float" office:value="-12">
            <text:p>-12</text:p>
          </table:table-cell>
          <table:table-cell table:formula="oooc:=ROUND([Sheet1.V33]*([Sheet1.$AY$2]/[Sheet1.$AY33])*(127/456.76);0)" office:value-type="float" office:value="12">
            <text:p>12</text:p>
          </table:table-cell>
          <table:table-cell table:formula="oooc:=ROUND([Sheet1.W33]*([Sheet1.$AY$2]/[Sheet1.$AY33])*(127/456.76);0)" office:value-type="float" office:value="15">
            <text:p>15</text:p>
          </table:table-cell>
          <table:table-cell table:formula="oooc:=ROUND([Sheet1.X33]*([Sheet1.$AY$2]/[Sheet1.$AY33])*(127/456.76);0)" office:value-type="float" office:value="-1">
            <text:p>-1</text:p>
          </table:table-cell>
          <table:table-cell table:formula="oooc:=ROUND([Sheet1.Y33]*([Sheet1.$AY$2]/[Sheet1.$AY33])*(127/456.76);0)" office:value-type="float" office:value="-30">
            <text:p>-30</text:p>
          </table:table-cell>
          <table:table-cell table:formula="oooc:=ROUND([Sheet1.Z33]*([Sheet1.$AY$2]/[Sheet1.$AY33])*(127/456.76);0)" office:value-type="float" office:value="-23">
            <text:p>-23</text:p>
          </table:table-cell>
          <table:table-cell table:formula="oooc:=ROUND([Sheet1.AA33]*([Sheet1.$AY$2]/[Sheet1.$AY33])*(127/456.76);0)" office:value-type="float" office:value="5">
            <text:p>5</text:p>
          </table:table-cell>
          <table:table-cell table:formula="oooc:=ROUND([Sheet1.AB33]*([Sheet1.$AY$2]/[Sheet1.$AY33])*(127/456.76);0)" office:value-type="float" office:value="49">
            <text:p>49</text:p>
          </table:table-cell>
          <table:table-cell table:formula="oooc:=ROUND([Sheet1.AC33]*([Sheet1.$AY$2]/[Sheet1.$AY33])*(127/456.76);0)" office:value-type="float" office:value="23">
            <text:p>23</text:p>
          </table:table-cell>
          <table:table-cell table:formula="oooc:=ROUND([Sheet1.AD33]*([Sheet1.$AY$2]/[Sheet1.$AY33])*(127/456.76);0)" office:value-type="float" office:value="-48">
            <text:p>-48</text:p>
          </table:table-cell>
          <table:table-cell table:formula="oooc:=ROUND([Sheet1.AE33]*([Sheet1.$AY$2]/[Sheet1.$AY33])*(127/456.76);0)" office:value-type="float" office:value="-37">
            <text:p>-37</text:p>
          </table:table-cell>
          <table:table-cell table:formula="oooc:=ROUND([Sheet1.AF33]*([Sheet1.$AY$2]/[Sheet1.$AY33])*(127/456.76);0)" office:value-type="float" office:value="-2">
            <text:p>-2</text:p>
          </table:table-cell>
          <table:table-cell table:formula="oooc:=ROUND([Sheet1.AG33]*([Sheet1.$AY$2]/[Sheet1.$AY33])*(127/456.76);0)" office:value-type="float" office:value="33">
            <text:p>33</text:p>
          </table:table-cell>
          <table:table-cell table:formula="oooc:=ROUND([Sheet1.AH33]*([Sheet1.$AY$2]/[Sheet1.$AY33])*(127/456.76);0)" office:value-type="float" office:value="-32">
            <text:p>-32</text:p>
          </table:table-cell>
          <table:table-cell table:formula="oooc:=ROUND([Sheet1.AI33]*([Sheet1.$AY$2]/[Sheet1.$AY33])*(127/456.76);0)" office:value-type="float" office:value="-51">
            <text:p>-51</text:p>
          </table:table-cell>
          <table:table-cell table:formula="oooc:=ROUND([Sheet1.AJ33]*([Sheet1.$AY$2]/[Sheet1.$AY33])*(127/456.76);0)" office:value-type="float" office:value="-32">
            <text:p>-32</text:p>
          </table:table-cell>
          <table:table-cell table:formula="oooc:=ROUND([Sheet1.AK33]*([Sheet1.$AY$2]/[Sheet1.$AY33])*(127/456.76);0)" office:value-type="float" office:value="14">
            <text:p>14</text:p>
          </table:table-cell>
          <table:table-cell table:formula="oooc:=ROUND([Sheet1.AL33]*([Sheet1.$AY$2]/[Sheet1.$AY33])*(127/456.76);0)" office:value-type="float" office:value="9">
            <text:p>9</text:p>
          </table:table-cell>
          <table:table-cell table:formula="oooc:=ROUND([Sheet1.AM33]*([Sheet1.$AY$2]/[Sheet1.$AY33])*(127/456.76);0)" office:value-type="float" office:value="-3">
            <text:p>-3</text:p>
          </table:table-cell>
          <table:table-cell table:formula="oooc:=ROUND([Sheet1.AN33]*([Sheet1.$AY$2]/[Sheet1.$AY33])*(127/456.76);0)" office:value-type="float" office:value="28">
            <text:p>28</text:p>
          </table:table-cell>
          <table:table-cell table:formula="oooc:=ROUND([Sheet1.AO33]*([Sheet1.$AY$2]/[Sheet1.$AY33])*(127/456.76);0)" office:value-type="float" office:value="-34">
            <text:p>-34</text:p>
          </table:table-cell>
          <table:table-cell table:formula="oooc:=ROUND([Sheet1.AP33]*([Sheet1.$AY$2]/[Sheet1.$AY33])*(127/456.76);0)" office:value-type="float" office:value="3">
            <text:p>3</text:p>
          </table:table-cell>
          <table:table-cell table:formula="oooc:=ROUND([Sheet1.AQ33]*([Sheet1.$AY$2]/[Sheet1.$AY33])*(127/456.76);0)" office:value-type="float" office:value="-24">
            <text:p>-24</text:p>
          </table:table-cell>
          <table:table-cell table:formula="oooc:=ROUND([Sheet1.AR33]*([Sheet1.$AY$2]/[Sheet1.$AY33])*(127/456.76);0)" office:value-type="float" office:value="-2">
            <text:p>-2</text:p>
          </table:table-cell>
          <table:table-cell table:formula="oooc:=ROUND([Sheet1.AS33]*([Sheet1.$AY$2]/[Sheet1.$AY33])*(127/456.76);0)" office:value-type="float" office:value="13">
            <text:p>13</text:p>
          </table:table-cell>
          <table:table-cell table:formula="oooc:=ROUND([Sheet1.AT33]*([Sheet1.$AY$2]/[Sheet1.$AY33])*(127/456.76);0)" office:value-type="float" office:value="-22">
            <text:p>-22</text:p>
          </table:table-cell>
          <table:table-cell table:formula="oooc:=ROUND([Sheet1.AU33]*([Sheet1.$AY$2]/[Sheet1.$AY33])*(127/456.76);0)" office:value-type="float" office:value="66">
            <text:p>66</text:p>
          </table:table-cell>
          <table:table-cell table:formula="oooc:=ROUND([Sheet1.AV33]*([Sheet1.$AY$2]/[Sheet1.$AY33])*(127/456.76);0)" office:value-type="float" office:value="50">
            <text:p>50</text:p>
          </table:table-cell>
          <table:table-cell table:formula="oooc:=ROUND([Sheet1.AW33]*([Sheet1.$AY$2]/[Sheet1.$AY33])*(127/456.76);0)" office:value-type="float" office:value="42">
            <text:p>42</text:p>
          </table:table-cell>
          <table:table-cell table:formula="oooc:=ROUND([Sheet1.AX33]*([Sheet1.$AY$2]/[Sheet1.$AY33])*(127/456.76);0)" office:value-type="float" office:value="8">
            <text:p>8</text:p>
          </table:table-cell>
          <table:table-cell table:formula="oooc:=[Sheet1.AZ33]" office:value-type="float" office:value="32">
            <text:p>32</text:p>
          </table:table-cell>
          <table:table-cell table:number-columns-repeated="205"/>
        </table:table-row>
        <table:table-row table:style-name="ro1">
          <table:table-cell table:formula="oooc:=ROUND([Sheet1.A34]*([Sheet1.$AY$2]/[Sheet1.$AY34])*(127/456.76);0)" office:value-type="float" office:value="0">
            <text:p>0</text:p>
          </table:table-cell>
          <table:table-cell table:formula="oooc:=ROUND([Sheet1.B34]*([Sheet1.$AY$2]/[Sheet1.$AY34])*(127/456.76);0)" office:value-type="float" office:value="0">
            <text:p>0</text:p>
          </table:table-cell>
          <table:table-cell table:formula="oooc:=ROUND([Sheet1.C34]*([Sheet1.$AY$2]/[Sheet1.$AY34])*(127/456.76);0)" office:value-type="float" office:value="0">
            <text:p>0</text:p>
          </table:table-cell>
          <table:table-cell table:formula="oooc:=ROUND([Sheet1.D34]*([Sheet1.$AY$2]/[Sheet1.$AY34])*(127/456.76);0)" office:value-type="float" office:value="0">
            <text:p>0</text:p>
          </table:table-cell>
          <table:table-cell table:formula="oooc:=ROUND([Sheet1.E34]*([Sheet1.$AY$2]/[Sheet1.$AY34])*(127/456.76);0)" office:value-type="float" office:value="0">
            <text:p>0</text:p>
          </table:table-cell>
          <table:table-cell table:formula="oooc:=ROUND([Sheet1.F34]*([Sheet1.$AY$2]/[Sheet1.$AY34])*(127/456.76);0)" office:value-type="float" office:value="2">
            <text:p>2</text:p>
          </table:table-cell>
          <table:table-cell table:formula="oooc:=ROUND([Sheet1.G34]*([Sheet1.$AY$2]/[Sheet1.$AY34])*(127/456.76);0)" office:value-type="float" office:value="3">
            <text:p>3</text:p>
          </table:table-cell>
          <table:table-cell table:formula="oooc:=ROUND([Sheet1.H34]*([Sheet1.$AY$2]/[Sheet1.$AY34])*(127/456.76);0)" office:value-type="float" office:value="-2">
            <text:p>-2</text:p>
          </table:table-cell>
          <table:table-cell table:formula="oooc:=ROUND([Sheet1.I34]*([Sheet1.$AY$2]/[Sheet1.$AY34])*(127/456.76);0)" office:value-type="float" office:value="1">
            <text:p>1</text:p>
          </table:table-cell>
          <table:table-cell table:formula="oooc:=ROUND([Sheet1.J34]*([Sheet1.$AY$2]/[Sheet1.$AY34])*(127/456.76);0)" office:value-type="float" office:value="2">
            <text:p>2</text:p>
          </table:table-cell>
          <table:table-cell table:formula="oooc:=ROUND([Sheet1.K34]*([Sheet1.$AY$2]/[Sheet1.$AY34])*(127/456.76);0)" office:value-type="float" office:value="3">
            <text:p>3</text:p>
          </table:table-cell>
          <table:table-cell table:formula="oooc:=ROUND([Sheet1.L34]*([Sheet1.$AY$2]/[Sheet1.$AY34])*(127/456.76);0)" office:value-type="float" office:value="2">
            <text:p>2</text:p>
          </table:table-cell>
          <table:table-cell table:formula="oooc:=ROUND([Sheet1.M34]*([Sheet1.$AY$2]/[Sheet1.$AY34])*(127/456.76);0)" office:value-type="float" office:value="0">
            <text:p>0</text:p>
          </table:table-cell>
          <table:table-cell table:formula="oooc:=ROUND([Sheet1.N34]*([Sheet1.$AY$2]/[Sheet1.$AY34])*(127/456.76);0)" office:value-type="float" office:value="3">
            <text:p>3</text:p>
          </table:table-cell>
          <table:table-cell table:formula="oooc:=ROUND([Sheet1.O34]*([Sheet1.$AY$2]/[Sheet1.$AY34])*(127/456.76);0)" office:value-type="float" office:value="-11">
            <text:p>-11</text:p>
          </table:table-cell>
          <table:table-cell table:formula="oooc:=ROUND([Sheet1.P34]*([Sheet1.$AY$2]/[Sheet1.$AY34])*(127/456.76);0)" office:value-type="float" office:value="-14">
            <text:p>-14</text:p>
          </table:table-cell>
          <table:table-cell table:formula="oooc:=ROUND([Sheet1.Q34]*([Sheet1.$AY$2]/[Sheet1.$AY34])*(127/456.76);0)" office:value-type="float" office:value="-4">
            <text:p>-4</text:p>
          </table:table-cell>
          <table:table-cell table:formula="oooc:=ROUND([Sheet1.R34]*([Sheet1.$AY$2]/[Sheet1.$AY34])*(127/456.76);0)" office:value-type="float" office:value="2">
            <text:p>2</text:p>
          </table:table-cell>
          <table:table-cell table:formula="oooc:=ROUND([Sheet1.S34]*([Sheet1.$AY$2]/[Sheet1.$AY34])*(127/456.76);0)" office:value-type="float" office:value="9">
            <text:p>9</text:p>
          </table:table-cell>
          <table:table-cell table:formula="oooc:=ROUND([Sheet1.T34]*([Sheet1.$AY$2]/[Sheet1.$AY34])*(127/456.76);0)" office:value-type="float" office:value="7">
            <text:p>7</text:p>
          </table:table-cell>
          <table:table-cell table:formula="oooc:=ROUND([Sheet1.U34]*([Sheet1.$AY$2]/[Sheet1.$AY34])*(127/456.76);0)" office:value-type="float" office:value="-10">
            <text:p>-10</text:p>
          </table:table-cell>
          <table:table-cell table:formula="oooc:=ROUND([Sheet1.V34]*([Sheet1.$AY$2]/[Sheet1.$AY34])*(127/456.76);0)" office:value-type="float" office:value="-1">
            <text:p>-1</text:p>
          </table:table-cell>
          <table:table-cell table:formula="oooc:=ROUND([Sheet1.W34]*([Sheet1.$AY$2]/[Sheet1.$AY34])*(127/456.76);0)" office:value-type="float" office:value="16">
            <text:p>16</text:p>
          </table:table-cell>
          <table:table-cell table:formula="oooc:=ROUND([Sheet1.X34]*([Sheet1.$AY$2]/[Sheet1.$AY34])*(127/456.76);0)" office:value-type="float" office:value="-6">
            <text:p>-6</text:p>
          </table:table-cell>
          <table:table-cell table:formula="oooc:=ROUND([Sheet1.Y34]*([Sheet1.$AY$2]/[Sheet1.$AY34])*(127/456.76);0)" office:value-type="float" office:value="-31">
            <text:p>-31</text:p>
          </table:table-cell>
          <table:table-cell table:formula="oooc:=ROUND([Sheet1.Z34]*([Sheet1.$AY$2]/[Sheet1.$AY34])*(127/456.76);0)" office:value-type="float" office:value="-26">
            <text:p>-26</text:p>
          </table:table-cell>
          <table:table-cell table:formula="oooc:=ROUND([Sheet1.AA34]*([Sheet1.$AY$2]/[Sheet1.$AY34])*(127/456.76);0)" office:value-type="float" office:value="5">
            <text:p>5</text:p>
          </table:table-cell>
          <table:table-cell table:formula="oooc:=ROUND([Sheet1.AB34]*([Sheet1.$AY$2]/[Sheet1.$AY34])*(127/456.76);0)" office:value-type="float" office:value="51">
            <text:p>51</text:p>
          </table:table-cell>
          <table:table-cell table:formula="oooc:=ROUND([Sheet1.AC34]*([Sheet1.$AY$2]/[Sheet1.$AY34])*(127/456.76);0)" office:value-type="float" office:value="19">
            <text:p>19</text:p>
          </table:table-cell>
          <table:table-cell table:formula="oooc:=ROUND([Sheet1.AD34]*([Sheet1.$AY$2]/[Sheet1.$AY34])*(127/456.76);0)" office:value-type="float" office:value="-46">
            <text:p>-46</text:p>
          </table:table-cell>
          <table:table-cell table:formula="oooc:=ROUND([Sheet1.AE34]*([Sheet1.$AY$2]/[Sheet1.$AY34])*(127/456.76);0)" office:value-type="float" office:value="-41">
            <text:p>-41</text:p>
          </table:table-cell>
          <table:table-cell table:formula="oooc:=ROUND([Sheet1.AF34]*([Sheet1.$AY$2]/[Sheet1.$AY34])*(127/456.76);0)" office:value-type="float" office:value="15">
            <text:p>15</text:p>
          </table:table-cell>
          <table:table-cell table:formula="oooc:=ROUND([Sheet1.AG34]*([Sheet1.$AY$2]/[Sheet1.$AY34])*(127/456.76);0)" office:value-type="float" office:value="27">
            <text:p>27</text:p>
          </table:table-cell>
          <table:table-cell table:formula="oooc:=ROUND([Sheet1.AH34]*([Sheet1.$AY$2]/[Sheet1.$AY34])*(127/456.76);0)" office:value-type="float" office:value="-29">
            <text:p>-29</text:p>
          </table:table-cell>
          <table:table-cell table:formula="oooc:=ROUND([Sheet1.AI34]*([Sheet1.$AY$2]/[Sheet1.$AY34])*(127/456.76);0)" office:value-type="float" office:value="-58">
            <text:p>-58</text:p>
          </table:table-cell>
          <table:table-cell table:formula="oooc:=ROUND([Sheet1.AJ34]*([Sheet1.$AY$2]/[Sheet1.$AY34])*(127/456.76);0)" office:value-type="float" office:value="-36">
            <text:p>-36</text:p>
          </table:table-cell>
          <table:table-cell table:formula="oooc:=ROUND([Sheet1.AK34]*([Sheet1.$AY$2]/[Sheet1.$AY34])*(127/456.76);0)" office:value-type="float" office:value="23">
            <text:p>23</text:p>
          </table:table-cell>
          <table:table-cell table:formula="oooc:=ROUND([Sheet1.AL34]*([Sheet1.$AY$2]/[Sheet1.$AY34])*(127/456.76);0)" office:value-type="float" office:value="0">
            <text:p>0</text:p>
          </table:table-cell>
          <table:table-cell table:formula="oooc:=ROUND([Sheet1.AM34]*([Sheet1.$AY$2]/[Sheet1.$AY34])*(127/456.76);0)" office:value-type="float" office:value="-10">
            <text:p>-10</text:p>
          </table:table-cell>
          <table:table-cell table:formula="oooc:=ROUND([Sheet1.AN34]*([Sheet1.$AY$2]/[Sheet1.$AY34])*(127/456.76);0)" office:value-type="float" office:value="29">
            <text:p>29</text:p>
          </table:table-cell>
          <table:table-cell table:formula="oooc:=ROUND([Sheet1.AO34]*([Sheet1.$AY$2]/[Sheet1.$AY34])*(127/456.76);0)" office:value-type="float" office:value="-38">
            <text:p>-38</text:p>
          </table:table-cell>
          <table:table-cell table:formula="oooc:=ROUND([Sheet1.AP34]*([Sheet1.$AY$2]/[Sheet1.$AY34])*(127/456.76);0)" office:value-type="float" office:value="-1">
            <text:p>-1</text:p>
          </table:table-cell>
          <table:table-cell table:formula="oooc:=ROUND([Sheet1.AQ34]*([Sheet1.$AY$2]/[Sheet1.$AY34])*(127/456.76);0)" office:value-type="float" office:value="-20">
            <text:p>-20</text:p>
          </table:table-cell>
          <table:table-cell table:formula="oooc:=ROUND([Sheet1.AR34]*([Sheet1.$AY$2]/[Sheet1.$AY34])*(127/456.76);0)" office:value-type="float" office:value="2">
            <text:p>2</text:p>
          </table:table-cell>
          <table:table-cell table:formula="oooc:=ROUND([Sheet1.AS34]*([Sheet1.$AY$2]/[Sheet1.$AY34])*(127/456.76);0)" office:value-type="float" office:value="8">
            <text:p>8</text:p>
          </table:table-cell>
          <table:table-cell table:formula="oooc:=ROUND([Sheet1.AT34]*([Sheet1.$AY$2]/[Sheet1.$AY34])*(127/456.76);0)" office:value-type="float" office:value="-20">
            <text:p>-20</text:p>
          </table:table-cell>
          <table:table-cell table:formula="oooc:=ROUND([Sheet1.AU34]*([Sheet1.$AY$2]/[Sheet1.$AY34])*(127/456.76);0)" office:value-type="float" office:value="67">
            <text:p>67</text:p>
          </table:table-cell>
          <table:table-cell table:formula="oooc:=ROUND([Sheet1.AV34]*([Sheet1.$AY$2]/[Sheet1.$AY34])*(127/456.76);0)" office:value-type="float" office:value="62">
            <text:p>62</text:p>
          </table:table-cell>
          <table:table-cell table:formula="oooc:=ROUND([Sheet1.AW34]*([Sheet1.$AY$2]/[Sheet1.$AY34])*(127/456.76);0)" office:value-type="float" office:value="35">
            <text:p>35</text:p>
          </table:table-cell>
          <table:table-cell table:formula="oooc:=ROUND([Sheet1.AX34]*([Sheet1.$AY$2]/[Sheet1.$AY34])*(127/456.76);0)" office:value-type="float" office:value="10">
            <text:p>10</text:p>
          </table:table-cell>
          <table:table-cell table:formula="oooc:=[Sheet1.AZ34]" office:value-type="float" office:value="33">
            <text:p>33</text:p>
          </table:table-cell>
          <table:table-cell table:number-columns-repeated="205"/>
        </table:table-row>
        <table:table-row table:style-name="ro1">
          <table:table-cell table:formula="oooc:=ROUND([Sheet1.A35]*([Sheet1.$AY$2]/[Sheet1.$AY35])*(127/456.76);0)" office:value-type="float" office:value="0">
            <text:p>0</text:p>
          </table:table-cell>
          <table:table-cell table:formula="oooc:=ROUND([Sheet1.B35]*([Sheet1.$AY$2]/[Sheet1.$AY35])*(127/456.76);0)" office:value-type="float" office:value="0">
            <text:p>0</text:p>
          </table:table-cell>
          <table:table-cell table:formula="oooc:=ROUND([Sheet1.C35]*([Sheet1.$AY$2]/[Sheet1.$AY35])*(127/456.76);0)" office:value-type="float" office:value="0">
            <text:p>0</text:p>
          </table:table-cell>
          <table:table-cell table:formula="oooc:=ROUND([Sheet1.D35]*([Sheet1.$AY$2]/[Sheet1.$AY35])*(127/456.76);0)" office:value-type="float" office:value="0">
            <text:p>0</text:p>
          </table:table-cell>
          <table:table-cell table:formula="oooc:=ROUND([Sheet1.E35]*([Sheet1.$AY$2]/[Sheet1.$AY35])*(127/456.76);0)" office:value-type="float" office:value="0">
            <text:p>0</text:p>
          </table:table-cell>
          <table:table-cell table:formula="oooc:=ROUND([Sheet1.F35]*([Sheet1.$AY$2]/[Sheet1.$AY35])*(127/456.76);0)" office:value-type="float" office:value="4">
            <text:p>4</text:p>
          </table:table-cell>
          <table:table-cell table:formula="oooc:=ROUND([Sheet1.G35]*([Sheet1.$AY$2]/[Sheet1.$AY35])*(127/456.76);0)" office:value-type="float" office:value="7">
            <text:p>7</text:p>
          </table:table-cell>
          <table:table-cell table:formula="oooc:=ROUND([Sheet1.H35]*([Sheet1.$AY$2]/[Sheet1.$AY35])*(127/456.76);0)" office:value-type="float" office:value="1">
            <text:p>1</text:p>
          </table:table-cell>
          <table:table-cell table:formula="oooc:=ROUND([Sheet1.I35]*([Sheet1.$AY$2]/[Sheet1.$AY35])*(127/456.76);0)" office:value-type="float" office:value="1">
            <text:p>1</text:p>
          </table:table-cell>
          <table:table-cell table:formula="oooc:=ROUND([Sheet1.J35]*([Sheet1.$AY$2]/[Sheet1.$AY35])*(127/456.76);0)" office:value-type="float" office:value="3">
            <text:p>3</text:p>
          </table:table-cell>
          <table:table-cell table:formula="oooc:=ROUND([Sheet1.K35]*([Sheet1.$AY$2]/[Sheet1.$AY35])*(127/456.76);0)" office:value-type="float" office:value="2">
            <text:p>2</text:p>
          </table:table-cell>
          <table:table-cell table:formula="oooc:=ROUND([Sheet1.L35]*([Sheet1.$AY$2]/[Sheet1.$AY35])*(127/456.76);0)" office:value-type="float" office:value="2">
            <text:p>2</text:p>
          </table:table-cell>
          <table:table-cell table:formula="oooc:=ROUND([Sheet1.M35]*([Sheet1.$AY$2]/[Sheet1.$AY35])*(127/456.76);0)" office:value-type="float" office:value="1">
            <text:p>1</text:p>
          </table:table-cell>
          <table:table-cell table:formula="oooc:=ROUND([Sheet1.N35]*([Sheet1.$AY$2]/[Sheet1.$AY35])*(127/456.76);0)" office:value-type="float" office:value="3">
            <text:p>3</text:p>
          </table:table-cell>
          <table:table-cell table:formula="oooc:=ROUND([Sheet1.O35]*([Sheet1.$AY$2]/[Sheet1.$AY35])*(127/456.76);0)" office:value-type="float" office:value="-10">
            <text:p>-10</text:p>
          </table:table-cell>
          <table:table-cell table:formula="oooc:=ROUND([Sheet1.P35]*([Sheet1.$AY$2]/[Sheet1.$AY35])*(127/456.76);0)" office:value-type="float" office:value="-15">
            <text:p>-15</text:p>
          </table:table-cell>
          <table:table-cell table:formula="oooc:=ROUND([Sheet1.Q35]*([Sheet1.$AY$2]/[Sheet1.$AY35])*(127/456.76);0)" office:value-type="float" office:value="-9">
            <text:p>-9</text:p>
          </table:table-cell>
          <table:table-cell table:formula="oooc:=ROUND([Sheet1.R35]*([Sheet1.$AY$2]/[Sheet1.$AY35])*(127/456.76);0)" office:value-type="float" office:value="-3">
            <text:p>-3</text:p>
          </table:table-cell>
          <table:table-cell table:formula="oooc:=ROUND([Sheet1.S35]*([Sheet1.$AY$2]/[Sheet1.$AY35])*(127/456.76);0)" office:value-type="float" office:value="10">
            <text:p>10</text:p>
          </table:table-cell>
          <table:table-cell table:formula="oooc:=ROUND([Sheet1.T35]*([Sheet1.$AY$2]/[Sheet1.$AY35])*(127/456.76);0)" office:value-type="float" office:value="4">
            <text:p>4</text:p>
          </table:table-cell>
          <table:table-cell table:formula="oooc:=ROUND([Sheet1.U35]*([Sheet1.$AY$2]/[Sheet1.$AY35])*(127/456.76);0)" office:value-type="float" office:value="-12">
            <text:p>-12</text:p>
          </table:table-cell>
          <table:table-cell table:formula="oooc:=ROUND([Sheet1.V35]*([Sheet1.$AY$2]/[Sheet1.$AY35])*(127/456.76);0)" office:value-type="float" office:value="-1">
            <text:p>-1</text:p>
          </table:table-cell>
          <table:table-cell table:formula="oooc:=ROUND([Sheet1.W35]*([Sheet1.$AY$2]/[Sheet1.$AY35])*(127/456.76);0)" office:value-type="float" office:value="17">
            <text:p>17</text:p>
          </table:table-cell>
          <table:table-cell table:formula="oooc:=ROUND([Sheet1.X35]*([Sheet1.$AY$2]/[Sheet1.$AY35])*(127/456.76);0)" office:value-type="float" office:value="-4">
            <text:p>-4</text:p>
          </table:table-cell>
          <table:table-cell table:formula="oooc:=ROUND([Sheet1.Y35]*([Sheet1.$AY$2]/[Sheet1.$AY35])*(127/456.76);0)" office:value-type="float" office:value="-37">
            <text:p>-37</text:p>
          </table:table-cell>
          <table:table-cell table:formula="oooc:=ROUND([Sheet1.Z35]*([Sheet1.$AY$2]/[Sheet1.$AY35])*(127/456.76);0)" office:value-type="float" office:value="-38">
            <text:p>-38</text:p>
          </table:table-cell>
          <table:table-cell table:formula="oooc:=ROUND([Sheet1.AA35]*([Sheet1.$AY$2]/[Sheet1.$AY35])*(127/456.76);0)" office:value-type="float" office:value="-3">
            <text:p>-3</text:p>
          </table:table-cell>
          <table:table-cell table:formula="oooc:=ROUND([Sheet1.AB35]*([Sheet1.$AY$2]/[Sheet1.$AY35])*(127/456.76);0)" office:value-type="float" office:value="53">
            <text:p>53</text:p>
          </table:table-cell>
          <table:table-cell table:formula="oooc:=ROUND([Sheet1.AC35]*([Sheet1.$AY$2]/[Sheet1.$AY35])*(127/456.76);0)" office:value-type="float" office:value="18">
            <text:p>18</text:p>
          </table:table-cell>
          <table:table-cell table:formula="oooc:=ROUND([Sheet1.AD35]*([Sheet1.$AY$2]/[Sheet1.$AY35])*(127/456.76);0)" office:value-type="float" office:value="-51">
            <text:p>-51</text:p>
          </table:table-cell>
          <table:table-cell table:formula="oooc:=ROUND([Sheet1.AE35]*([Sheet1.$AY$2]/[Sheet1.$AY35])*(127/456.76);0)" office:value-type="float" office:value="-31">
            <text:p>-31</text:p>
          </table:table-cell>
          <table:table-cell table:formula="oooc:=ROUND([Sheet1.AF35]*([Sheet1.$AY$2]/[Sheet1.$AY35])*(127/456.76);0)" office:value-type="float" office:value="22">
            <text:p>22</text:p>
          </table:table-cell>
          <table:table-cell table:formula="oooc:=ROUND([Sheet1.AG35]*([Sheet1.$AY$2]/[Sheet1.$AY35])*(127/456.76);0)" office:value-type="float" office:value="13">
            <text:p>13</text:p>
          </table:table-cell>
          <table:table-cell table:formula="oooc:=ROUND([Sheet1.AH35]*([Sheet1.$AY$2]/[Sheet1.$AY35])*(127/456.76);0)" office:value-type="float" office:value="-21">
            <text:p>-21</text:p>
          </table:table-cell>
          <table:table-cell table:formula="oooc:=ROUND([Sheet1.AI35]*([Sheet1.$AY$2]/[Sheet1.$AY35])*(127/456.76);0)" office:value-type="float" office:value="-54">
            <text:p>-54</text:p>
          </table:table-cell>
          <table:table-cell table:formula="oooc:=ROUND([Sheet1.AJ35]*([Sheet1.$AY$2]/[Sheet1.$AY35])*(127/456.76);0)" office:value-type="float" office:value="-21">
            <text:p>-21</text:p>
          </table:table-cell>
          <table:table-cell table:formula="oooc:=ROUND([Sheet1.AK35]*([Sheet1.$AY$2]/[Sheet1.$AY35])*(127/456.76);0)" office:value-type="float" office:value="13">
            <text:p>13</text:p>
          </table:table-cell>
          <table:table-cell table:formula="oooc:=ROUND([Sheet1.AL35]*([Sheet1.$AY$2]/[Sheet1.$AY35])*(127/456.76);0)" office:value-type="float" office:value="17">
            <text:p>17</text:p>
          </table:table-cell>
          <table:table-cell table:formula="oooc:=ROUND([Sheet1.AM35]*([Sheet1.$AY$2]/[Sheet1.$AY35])*(127/456.76);0)" office:value-type="float" office:value="-4">
            <text:p>-4</text:p>
          </table:table-cell>
          <table:table-cell table:formula="oooc:=ROUND([Sheet1.AN35]*([Sheet1.$AY$2]/[Sheet1.$AY35])*(127/456.76);0)" office:value-type="float" office:value="23">
            <text:p>23</text:p>
          </table:table-cell>
          <table:table-cell table:formula="oooc:=ROUND([Sheet1.AO35]*([Sheet1.$AY$2]/[Sheet1.$AY35])*(127/456.76);0)" office:value-type="float" office:value="-43">
            <text:p>-43</text:p>
          </table:table-cell>
          <table:table-cell table:formula="oooc:=ROUND([Sheet1.AP35]*([Sheet1.$AY$2]/[Sheet1.$AY35])*(127/456.76);0)" office:value-type="float" office:value="4">
            <text:p>4</text:p>
          </table:table-cell>
          <table:table-cell table:formula="oooc:=ROUND([Sheet1.AQ35]*([Sheet1.$AY$2]/[Sheet1.$AY35])*(127/456.76);0)" office:value-type="float" office:value="-30">
            <text:p>-30</text:p>
          </table:table-cell>
          <table:table-cell table:formula="oooc:=ROUND([Sheet1.AR35]*([Sheet1.$AY$2]/[Sheet1.$AY35])*(127/456.76);0)" office:value-type="float" office:value="2">
            <text:p>2</text:p>
          </table:table-cell>
          <table:table-cell table:formula="oooc:=ROUND([Sheet1.AS35]*([Sheet1.$AY$2]/[Sheet1.$AY35])*(127/456.76);0)" office:value-type="float" office:value="11">
            <text:p>11</text:p>
          </table:table-cell>
          <table:table-cell table:formula="oooc:=ROUND([Sheet1.AT35]*([Sheet1.$AY$2]/[Sheet1.$AY35])*(127/456.76);0)" office:value-type="float" office:value="-19">
            <text:p>-19</text:p>
          </table:table-cell>
          <table:table-cell table:formula="oooc:=ROUND([Sheet1.AU35]*([Sheet1.$AY$2]/[Sheet1.$AY35])*(127/456.76);0)" office:value-type="float" office:value="60">
            <text:p>60</text:p>
          </table:table-cell>
          <table:table-cell table:formula="oooc:=ROUND([Sheet1.AV35]*([Sheet1.$AY$2]/[Sheet1.$AY35])*(127/456.76);0)" office:value-type="float" office:value="68">
            <text:p>68</text:p>
          </table:table-cell>
          <table:table-cell table:formula="oooc:=ROUND([Sheet1.AW35]*([Sheet1.$AY$2]/[Sheet1.$AY35])*(127/456.76);0)" office:value-type="float" office:value="27">
            <text:p>27</text:p>
          </table:table-cell>
          <table:table-cell table:formula="oooc:=ROUND([Sheet1.AX35]*([Sheet1.$AY$2]/[Sheet1.$AY35])*(127/456.76);0)" office:value-type="float" office:value="17">
            <text:p>17</text:p>
          </table:table-cell>
          <table:table-cell table:formula="oooc:=[Sheet1.AZ35]" office:value-type="float" office:value="34">
            <text:p>34</text:p>
          </table:table-cell>
          <table:table-cell table:number-columns-repeated="205"/>
        </table:table-row>
        <table:table-row table:style-name="ro1">
          <table:table-cell table:formula="oooc:=ROUND([Sheet1.A36]*([Sheet1.$AY$2]/[Sheet1.$AY36])*(127/456.76);0)" office:value-type="float" office:value="0">
            <text:p>0</text:p>
          </table:table-cell>
          <table:table-cell table:formula="oooc:=ROUND([Sheet1.B36]*([Sheet1.$AY$2]/[Sheet1.$AY36])*(127/456.76);0)" office:value-type="float" office:value="0">
            <text:p>0</text:p>
          </table:table-cell>
          <table:table-cell table:formula="oooc:=ROUND([Sheet1.C36]*([Sheet1.$AY$2]/[Sheet1.$AY36])*(127/456.76);0)" office:value-type="float" office:value="0">
            <text:p>0</text:p>
          </table:table-cell>
          <table:table-cell table:formula="oooc:=ROUND([Sheet1.D36]*([Sheet1.$AY$2]/[Sheet1.$AY36])*(127/456.76);0)" office:value-type="float" office:value="0">
            <text:p>0</text:p>
          </table:table-cell>
          <table:table-cell table:formula="oooc:=ROUND([Sheet1.E36]*([Sheet1.$AY$2]/[Sheet1.$AY36])*(127/456.76);0)" office:value-type="float" office:value="0">
            <text:p>0</text:p>
          </table:table-cell>
          <table:table-cell table:formula="oooc:=ROUND([Sheet1.F36]*([Sheet1.$AY$2]/[Sheet1.$AY36])*(127/456.76);0)" office:value-type="float" office:value="4">
            <text:p>4</text:p>
          </table:table-cell>
          <table:table-cell table:formula="oooc:=ROUND([Sheet1.G36]*([Sheet1.$AY$2]/[Sheet1.$AY36])*(127/456.76);0)" office:value-type="float" office:value="5">
            <text:p>5</text:p>
          </table:table-cell>
          <table:table-cell table:formula="oooc:=ROUND([Sheet1.H36]*([Sheet1.$AY$2]/[Sheet1.$AY36])*(127/456.76);0)" office:value-type="float" office:value="0">
            <text:p>0</text:p>
          </table:table-cell>
          <table:table-cell table:formula="oooc:=ROUND([Sheet1.I36]*([Sheet1.$AY$2]/[Sheet1.$AY36])*(127/456.76);0)" office:value-type="float" office:value="3">
            <text:p>3</text:p>
          </table:table-cell>
          <table:table-cell table:formula="oooc:=ROUND([Sheet1.J36]*([Sheet1.$AY$2]/[Sheet1.$AY36])*(127/456.76);0)" office:value-type="float" office:value="1">
            <text:p>1</text:p>
          </table:table-cell>
          <table:table-cell table:formula="oooc:=ROUND([Sheet1.K36]*([Sheet1.$AY$2]/[Sheet1.$AY36])*(127/456.76);0)" office:value-type="float" office:value="-2">
            <text:p>-2</text:p>
          </table:table-cell>
          <table:table-cell table:formula="oooc:=ROUND([Sheet1.L36]*([Sheet1.$AY$2]/[Sheet1.$AY36])*(127/456.76);0)" office:value-type="float" office:value="4">
            <text:p>4</text:p>
          </table:table-cell>
          <table:table-cell table:formula="oooc:=ROUND([Sheet1.M36]*([Sheet1.$AY$2]/[Sheet1.$AY36])*(127/456.76);0)" office:value-type="float" office:value="1">
            <text:p>1</text:p>
          </table:table-cell>
          <table:table-cell table:formula="oooc:=ROUND([Sheet1.N36]*([Sheet1.$AY$2]/[Sheet1.$AY36])*(127/456.76);0)" office:value-type="float" office:value="3">
            <text:p>3</text:p>
          </table:table-cell>
          <table:table-cell table:formula="oooc:=ROUND([Sheet1.O36]*([Sheet1.$AY$2]/[Sheet1.$AY36])*(127/456.76);0)" office:value-type="float" office:value="-14">
            <text:p>-14</text:p>
          </table:table-cell>
          <table:table-cell table:formula="oooc:=ROUND([Sheet1.P36]*([Sheet1.$AY$2]/[Sheet1.$AY36])*(127/456.76);0)" office:value-type="float" office:value="-17">
            <text:p>-17</text:p>
          </table:table-cell>
          <table:table-cell table:formula="oooc:=ROUND([Sheet1.Q36]*([Sheet1.$AY$2]/[Sheet1.$AY36])*(127/456.76);0)" office:value-type="float" office:value="-0">
            <text:p>0</text:p>
          </table:table-cell>
          <table:table-cell table:formula="oooc:=ROUND([Sheet1.R36]*([Sheet1.$AY$2]/[Sheet1.$AY36])*(127/456.76);0)" office:value-type="float" office:value="-5">
            <text:p>-5</text:p>
          </table:table-cell>
          <table:table-cell table:formula="oooc:=ROUND([Sheet1.S36]*([Sheet1.$AY$2]/[Sheet1.$AY36])*(127/456.76);0)" office:value-type="float" office:value="6">
            <text:p>6</text:p>
          </table:table-cell>
          <table:table-cell table:formula="oooc:=ROUND([Sheet1.T36]*([Sheet1.$AY$2]/[Sheet1.$AY36])*(127/456.76);0)" office:value-type="float" office:value="1">
            <text:p>1</text:p>
          </table:table-cell>
          <table:table-cell table:formula="oooc:=ROUND([Sheet1.U36]*([Sheet1.$AY$2]/[Sheet1.$AY36])*(127/456.76);0)" office:value-type="float" office:value="-16">
            <text:p>-16</text:p>
          </table:table-cell>
          <table:table-cell table:formula="oooc:=ROUND([Sheet1.V36]*([Sheet1.$AY$2]/[Sheet1.$AY36])*(127/456.76);0)" office:value-type="float" office:value="6">
            <text:p>6</text:p>
          </table:table-cell>
          <table:table-cell table:formula="oooc:=ROUND([Sheet1.W36]*([Sheet1.$AY$2]/[Sheet1.$AY36])*(127/456.76);0)" office:value-type="float" office:value="18">
            <text:p>18</text:p>
          </table:table-cell>
          <table:table-cell table:formula="oooc:=ROUND([Sheet1.X36]*([Sheet1.$AY$2]/[Sheet1.$AY36])*(127/456.76);0)" office:value-type="float" office:value="5">
            <text:p>5</text:p>
          </table:table-cell>
          <table:table-cell table:formula="oooc:=ROUND([Sheet1.Y36]*([Sheet1.$AY$2]/[Sheet1.$AY36])*(127/456.76);0)" office:value-type="float" office:value="-36">
            <text:p>-36</text:p>
          </table:table-cell>
          <table:table-cell table:formula="oooc:=ROUND([Sheet1.Z36]*([Sheet1.$AY$2]/[Sheet1.$AY36])*(127/456.76);0)" office:value-type="float" office:value="-41">
            <text:p>-41</text:p>
          </table:table-cell>
          <table:table-cell table:formula="oooc:=ROUND([Sheet1.AA36]*([Sheet1.$AY$2]/[Sheet1.$AY36])*(127/456.76);0)" office:value-type="float" office:value="-11">
            <text:p>-11</text:p>
          </table:table-cell>
          <table:table-cell table:formula="oooc:=ROUND([Sheet1.AB36]*([Sheet1.$AY$2]/[Sheet1.$AY36])*(127/456.76);0)" office:value-type="float" office:value="55">
            <text:p>55</text:p>
          </table:table-cell>
          <table:table-cell table:formula="oooc:=ROUND([Sheet1.AC36]*([Sheet1.$AY$2]/[Sheet1.$AY36])*(127/456.76);0)" office:value-type="float" office:value="40">
            <text:p>40</text:p>
          </table:table-cell>
          <table:table-cell table:formula="oooc:=ROUND([Sheet1.AD36]*([Sheet1.$AY$2]/[Sheet1.$AY36])*(127/456.76);0)" office:value-type="float" office:value="-38">
            <text:p>-38</text:p>
          </table:table-cell>
          <table:table-cell table:formula="oooc:=ROUND([Sheet1.AE36]*([Sheet1.$AY$2]/[Sheet1.$AY36])*(127/456.76);0)" office:value-type="float" office:value="-19">
            <text:p>-19</text:p>
          </table:table-cell>
          <table:table-cell table:formula="oooc:=ROUND([Sheet1.AF36]*([Sheet1.$AY$2]/[Sheet1.$AY36])*(127/456.76);0)" office:value-type="float" office:value="9">
            <text:p>9</text:p>
          </table:table-cell>
          <table:table-cell table:formula="oooc:=ROUND([Sheet1.AG36]*([Sheet1.$AY$2]/[Sheet1.$AY36])*(127/456.76);0)" office:value-type="float" office:value="7">
            <text:p>7</text:p>
          </table:table-cell>
          <table:table-cell table:formula="oooc:=ROUND([Sheet1.AH36]*([Sheet1.$AY$2]/[Sheet1.$AY36])*(127/456.76);0)" office:value-type="float" office:value="-13">
            <text:p>-13</text:p>
          </table:table-cell>
          <table:table-cell table:formula="oooc:=ROUND([Sheet1.AI36]*([Sheet1.$AY$2]/[Sheet1.$AY36])*(127/456.76);0)" office:value-type="float" office:value="-67">
            <text:p>-67</text:p>
          </table:table-cell>
          <table:table-cell table:formula="oooc:=ROUND([Sheet1.AJ36]*([Sheet1.$AY$2]/[Sheet1.$AY36])*(127/456.76);0)" office:value-type="float" office:value="-26">
            <text:p>-26</text:p>
          </table:table-cell>
          <table:table-cell table:formula="oooc:=ROUND([Sheet1.AK36]*([Sheet1.$AY$2]/[Sheet1.$AY36])*(127/456.76);0)" office:value-type="float" office:value="-9">
            <text:p>-9</text:p>
          </table:table-cell>
          <table:table-cell table:formula="oooc:=ROUND([Sheet1.AL36]*([Sheet1.$AY$2]/[Sheet1.$AY36])*(127/456.76);0)" office:value-type="float" office:value="22">
            <text:p>22</text:p>
          </table:table-cell>
          <table:table-cell table:formula="oooc:=ROUND([Sheet1.AM36]*([Sheet1.$AY$2]/[Sheet1.$AY36])*(127/456.76);0)" office:value-type="float" office:value="-21">
            <text:p>-21</text:p>
          </table:table-cell>
          <table:table-cell table:formula="oooc:=ROUND([Sheet1.AN36]*([Sheet1.$AY$2]/[Sheet1.$AY36])*(127/456.76);0)" office:value-type="float" office:value="12">
            <text:p>12</text:p>
          </table:table-cell>
          <table:table-cell table:formula="oooc:=ROUND([Sheet1.AO36]*([Sheet1.$AY$2]/[Sheet1.$AY36])*(127/456.76);0)" office:value-type="float" office:value="-36">
            <text:p>-36</text:p>
          </table:table-cell>
          <table:table-cell table:formula="oooc:=ROUND([Sheet1.AP36]*([Sheet1.$AY$2]/[Sheet1.$AY36])*(127/456.76);0)" office:value-type="float" office:value="5">
            <text:p>5</text:p>
          </table:table-cell>
          <table:table-cell table:formula="oooc:=ROUND([Sheet1.AQ36]*([Sheet1.$AY$2]/[Sheet1.$AY36])*(127/456.76);0)" office:value-type="float" office:value="-7">
            <text:p>-7</text:p>
          </table:table-cell>
          <table:table-cell table:formula="oooc:=ROUND([Sheet1.AR36]*([Sheet1.$AY$2]/[Sheet1.$AY36])*(127/456.76);0)" office:value-type="float" office:value="0">
            <text:p>0</text:p>
          </table:table-cell>
          <table:table-cell table:formula="oooc:=ROUND([Sheet1.AS36]*([Sheet1.$AY$2]/[Sheet1.$AY36])*(127/456.76);0)" office:value-type="float" office:value="18">
            <text:p>18</text:p>
          </table:table-cell>
          <table:table-cell table:formula="oooc:=ROUND([Sheet1.AT36]*([Sheet1.$AY$2]/[Sheet1.$AY36])*(127/456.76);0)" office:value-type="float" office:value="-13">
            <text:p>-13</text:p>
          </table:table-cell>
          <table:table-cell table:formula="oooc:=ROUND([Sheet1.AU36]*([Sheet1.$AY$2]/[Sheet1.$AY36])*(127/456.76);0)" office:value-type="float" office:value="58">
            <text:p>58</text:p>
          </table:table-cell>
          <table:table-cell table:formula="oooc:=ROUND([Sheet1.AV36]*([Sheet1.$AY$2]/[Sheet1.$AY36])*(127/456.76);0)" office:value-type="float" office:value="72">
            <text:p>72</text:p>
          </table:table-cell>
          <table:table-cell table:formula="oooc:=ROUND([Sheet1.AW36]*([Sheet1.$AY$2]/[Sheet1.$AY36])*(127/456.76);0)" office:value-type="float" office:value="23">
            <text:p>23</text:p>
          </table:table-cell>
          <table:table-cell table:formula="oooc:=ROUND([Sheet1.AX36]*([Sheet1.$AY$2]/[Sheet1.$AY36])*(127/456.76);0)" office:value-type="float" office:value="12">
            <text:p>12</text:p>
          </table:table-cell>
          <table:table-cell table:formula="oooc:=[Sheet1.AZ36]" office:value-type="float" office:value="35">
            <text:p>35</text:p>
          </table:table-cell>
          <table:table-cell table:number-columns-repeated="205"/>
        </table:table-row>
        <table:table-row table:style-name="ro1">
          <table:table-cell table:formula="oooc:=ROUND([Sheet1.A37]*([Sheet1.$AY$2]/[Sheet1.$AY37])*(127/456.76);0)" office:value-type="float" office:value="0">
            <text:p>0</text:p>
          </table:table-cell>
          <table:table-cell table:formula="oooc:=ROUND([Sheet1.B37]*([Sheet1.$AY$2]/[Sheet1.$AY37])*(127/456.76);0)" office:value-type="float" office:value="0">
            <text:p>0</text:p>
          </table:table-cell>
          <table:table-cell table:formula="oooc:=ROUND([Sheet1.C37]*([Sheet1.$AY$2]/[Sheet1.$AY37])*(127/456.76);0)" office:value-type="float" office:value="0">
            <text:p>0</text:p>
          </table:table-cell>
          <table:table-cell table:formula="oooc:=ROUND([Sheet1.D37]*([Sheet1.$AY$2]/[Sheet1.$AY37])*(127/456.76);0)" office:value-type="float" office:value="0">
            <text:p>0</text:p>
          </table:table-cell>
          <table:table-cell table:formula="oooc:=ROUND([Sheet1.E37]*([Sheet1.$AY$2]/[Sheet1.$AY37])*(127/456.76);0)" office:value-type="float" office:value="0">
            <text:p>0</text:p>
          </table:table-cell>
          <table:table-cell table:formula="oooc:=ROUND([Sheet1.F37]*([Sheet1.$AY$2]/[Sheet1.$AY37])*(127/456.76);0)" office:value-type="float" office:value="4">
            <text:p>4</text:p>
          </table:table-cell>
          <table:table-cell table:formula="oooc:=ROUND([Sheet1.G37]*([Sheet1.$AY$2]/[Sheet1.$AY37])*(127/456.76);0)" office:value-type="float" office:value="5">
            <text:p>5</text:p>
          </table:table-cell>
          <table:table-cell table:formula="oooc:=ROUND([Sheet1.H37]*([Sheet1.$AY$2]/[Sheet1.$AY37])*(127/456.76);0)" office:value-type="float" office:value="3">
            <text:p>3</text:p>
          </table:table-cell>
          <table:table-cell table:formula="oooc:=ROUND([Sheet1.I37]*([Sheet1.$AY$2]/[Sheet1.$AY37])*(127/456.76);0)" office:value-type="float" office:value="3">
            <text:p>3</text:p>
          </table:table-cell>
          <table:table-cell table:formula="oooc:=ROUND([Sheet1.J37]*([Sheet1.$AY$2]/[Sheet1.$AY37])*(127/456.76);0)" office:value-type="float" office:value="1">
            <text:p>1</text:p>
          </table:table-cell>
          <table:table-cell table:formula="oooc:=ROUND([Sheet1.K37]*([Sheet1.$AY$2]/[Sheet1.$AY37])*(127/456.76);0)" office:value-type="float" office:value="-3">
            <text:p>-3</text:p>
          </table:table-cell>
          <table:table-cell table:formula="oooc:=ROUND([Sheet1.L37]*([Sheet1.$AY$2]/[Sheet1.$AY37])*(127/456.76);0)" office:value-type="float" office:value="3">
            <text:p>3</text:p>
          </table:table-cell>
          <table:table-cell table:formula="oooc:=ROUND([Sheet1.M37]*([Sheet1.$AY$2]/[Sheet1.$AY37])*(127/456.76);0)" office:value-type="float" office:value="1">
            <text:p>1</text:p>
          </table:table-cell>
          <table:table-cell table:formula="oooc:=ROUND([Sheet1.N37]*([Sheet1.$AY$2]/[Sheet1.$AY37])*(127/456.76);0)" office:value-type="float" office:value="2">
            <text:p>2</text:p>
          </table:table-cell>
          <table:table-cell table:formula="oooc:=ROUND([Sheet1.O37]*([Sheet1.$AY$2]/[Sheet1.$AY37])*(127/456.76);0)" office:value-type="float" office:value="-18">
            <text:p>-18</text:p>
          </table:table-cell>
          <table:table-cell table:formula="oooc:=ROUND([Sheet1.P37]*([Sheet1.$AY$2]/[Sheet1.$AY37])*(127/456.76);0)" office:value-type="float" office:value="-18">
            <text:p>-18</text:p>
          </table:table-cell>
          <table:table-cell table:formula="oooc:=ROUND([Sheet1.Q37]*([Sheet1.$AY$2]/[Sheet1.$AY37])*(127/456.76);0)" office:value-type="float" office:value="1">
            <text:p>1</text:p>
          </table:table-cell>
          <table:table-cell table:formula="oooc:=ROUND([Sheet1.R37]*([Sheet1.$AY$2]/[Sheet1.$AY37])*(127/456.76);0)" office:value-type="float" office:value="-2">
            <text:p>-2</text:p>
          </table:table-cell>
          <table:table-cell table:formula="oooc:=ROUND([Sheet1.S37]*([Sheet1.$AY$2]/[Sheet1.$AY37])*(127/456.76);0)" office:value-type="float" office:value="7">
            <text:p>7</text:p>
          </table:table-cell>
          <table:table-cell table:formula="oooc:=ROUND([Sheet1.T37]*([Sheet1.$AY$2]/[Sheet1.$AY37])*(127/456.76);0)" office:value-type="float" office:value="7">
            <text:p>7</text:p>
          </table:table-cell>
          <table:table-cell table:formula="oooc:=ROUND([Sheet1.U37]*([Sheet1.$AY$2]/[Sheet1.$AY37])*(127/456.76);0)" office:value-type="float" office:value="-22">
            <text:p>-22</text:p>
          </table:table-cell>
          <table:table-cell table:formula="oooc:=ROUND([Sheet1.V37]*([Sheet1.$AY$2]/[Sheet1.$AY37])*(127/456.76);0)" office:value-type="float" office:value="0">
            <text:p>0</text:p>
          </table:table-cell>
          <table:table-cell table:formula="oooc:=ROUND([Sheet1.W37]*([Sheet1.$AY$2]/[Sheet1.$AY37])*(127/456.76);0)" office:value-type="float" office:value="18">
            <text:p>18</text:p>
          </table:table-cell>
          <table:table-cell table:formula="oooc:=ROUND([Sheet1.X37]*([Sheet1.$AY$2]/[Sheet1.$AY37])*(127/456.76);0)" office:value-type="float" office:value="17">
            <text:p>17</text:p>
          </table:table-cell>
          <table:table-cell table:formula="oooc:=ROUND([Sheet1.Y37]*([Sheet1.$AY$2]/[Sheet1.$AY37])*(127/456.76);0)" office:value-type="float" office:value="-37">
            <text:p>-37</text:p>
          </table:table-cell>
          <table:table-cell table:formula="oooc:=ROUND([Sheet1.Z37]*([Sheet1.$AY$2]/[Sheet1.$AY37])*(127/456.76);0)" office:value-type="float" office:value="-43">
            <text:p>-43</text:p>
          </table:table-cell>
          <table:table-cell table:formula="oooc:=ROUND([Sheet1.AA37]*([Sheet1.$AY$2]/[Sheet1.$AY37])*(127/456.76);0)" office:value-type="float" office:value="12">
            <text:p>12</text:p>
          </table:table-cell>
          <table:table-cell table:formula="oooc:=ROUND([Sheet1.AB37]*([Sheet1.$AY$2]/[Sheet1.$AY37])*(127/456.76);0)" office:value-type="float" office:value="51">
            <text:p>51</text:p>
          </table:table-cell>
          <table:table-cell table:formula="oooc:=ROUND([Sheet1.AC37]*([Sheet1.$AY$2]/[Sheet1.$AY37])*(127/456.76);0)" office:value-type="float" office:value="43">
            <text:p>43</text:p>
          </table:table-cell>
          <table:table-cell table:formula="oooc:=ROUND([Sheet1.AD37]*([Sheet1.$AY$2]/[Sheet1.$AY37])*(127/456.76);0)" office:value-type="float" office:value="-43">
            <text:p>-43</text:p>
          </table:table-cell>
          <table:table-cell table:formula="oooc:=ROUND([Sheet1.AE37]*([Sheet1.$AY$2]/[Sheet1.$AY37])*(127/456.76);0)" office:value-type="float" office:value="-34">
            <text:p>-34</text:p>
          </table:table-cell>
          <table:table-cell table:formula="oooc:=ROUND([Sheet1.AF37]*([Sheet1.$AY$2]/[Sheet1.$AY37])*(127/456.76);0)" office:value-type="float" office:value="9">
            <text:p>9</text:p>
          </table:table-cell>
          <table:table-cell table:formula="oooc:=ROUND([Sheet1.AG37]*([Sheet1.$AY$2]/[Sheet1.$AY37])*(127/456.76);0)" office:value-type="float" office:value="9">
            <text:p>9</text:p>
          </table:table-cell>
          <table:table-cell table:formula="oooc:=ROUND([Sheet1.AH37]*([Sheet1.$AY$2]/[Sheet1.$AY37])*(127/456.76);0)" office:value-type="float" office:value="-0">
            <text:p>0</text:p>
          </table:table-cell>
          <table:table-cell table:formula="oooc:=ROUND([Sheet1.AI37]*([Sheet1.$AY$2]/[Sheet1.$AY37])*(127/456.76);0)" office:value-type="float" office:value="-84">
            <text:p>-84</text:p>
          </table:table-cell>
          <table:table-cell table:formula="oooc:=ROUND([Sheet1.AJ37]*([Sheet1.$AY$2]/[Sheet1.$AY37])*(127/456.76);0)" office:value-type="float" office:value="-42">
            <text:p>-42</text:p>
          </table:table-cell>
          <table:table-cell table:formula="oooc:=ROUND([Sheet1.AK37]*([Sheet1.$AY$2]/[Sheet1.$AY37])*(127/456.76);0)" office:value-type="float" office:value="-12">
            <text:p>-12</text:p>
          </table:table-cell>
          <table:table-cell table:formula="oooc:=ROUND([Sheet1.AL37]*([Sheet1.$AY$2]/[Sheet1.$AY37])*(127/456.76);0)" office:value-type="float" office:value="24">
            <text:p>24</text:p>
          </table:table-cell>
          <table:table-cell table:formula="oooc:=ROUND([Sheet1.AM37]*([Sheet1.$AY$2]/[Sheet1.$AY37])*(127/456.76);0)" office:value-type="float" office:value="-27">
            <text:p>-27</text:p>
          </table:table-cell>
          <table:table-cell table:formula="oooc:=ROUND([Sheet1.AN37]*([Sheet1.$AY$2]/[Sheet1.$AY37])*(127/456.76);0)" office:value-type="float" office:value="21">
            <text:p>21</text:p>
          </table:table-cell>
          <table:table-cell table:formula="oooc:=ROUND([Sheet1.AO37]*([Sheet1.$AY$2]/[Sheet1.$AY37])*(127/456.76);0)" office:value-type="float" office:value="-28">
            <text:p>-28</text:p>
          </table:table-cell>
          <table:table-cell table:formula="oooc:=ROUND([Sheet1.AP37]*([Sheet1.$AY$2]/[Sheet1.$AY37])*(127/456.76);0)" office:value-type="float" office:value="-12">
            <text:p>-12</text:p>
          </table:table-cell>
          <table:table-cell table:formula="oooc:=ROUND([Sheet1.AQ37]*([Sheet1.$AY$2]/[Sheet1.$AY37])*(127/456.76);0)" office:value-type="float" office:value="-18">
            <text:p>-18</text:p>
          </table:table-cell>
          <table:table-cell table:formula="oooc:=ROUND([Sheet1.AR37]*([Sheet1.$AY$2]/[Sheet1.$AY37])*(127/456.76);0)" office:value-type="float" office:value="10">
            <text:p>10</text:p>
          </table:table-cell>
          <table:table-cell table:formula="oooc:=ROUND([Sheet1.AS37]*([Sheet1.$AY$2]/[Sheet1.$AY37])*(127/456.76);0)" office:value-type="float" office:value="18">
            <text:p>18</text:p>
          </table:table-cell>
          <table:table-cell table:formula="oooc:=ROUND([Sheet1.AT37]*([Sheet1.$AY$2]/[Sheet1.$AY37])*(127/456.76);0)" office:value-type="float" office:value="-6">
            <text:p>-6</text:p>
          </table:table-cell>
          <table:table-cell table:formula="oooc:=ROUND([Sheet1.AU37]*([Sheet1.$AY$2]/[Sheet1.$AY37])*(127/456.76);0)" office:value-type="float" office:value="72">
            <text:p>72</text:p>
          </table:table-cell>
          <table:table-cell table:formula="oooc:=ROUND([Sheet1.AV37]*([Sheet1.$AY$2]/[Sheet1.$AY37])*(127/456.76);0)" office:value-type="float" office:value="92">
            <text:p>92</text:p>
          </table:table-cell>
          <table:table-cell table:formula="oooc:=ROUND([Sheet1.AW37]*([Sheet1.$AY$2]/[Sheet1.$AY37])*(127/456.76);0)" office:value-type="float" office:value="10">
            <text:p>10</text:p>
          </table:table-cell>
          <table:table-cell table:formula="oooc:=ROUND([Sheet1.AX37]*([Sheet1.$AY$2]/[Sheet1.$AY37])*(127/456.76);0)" office:value-type="float" office:value="7">
            <text:p>7</text:p>
          </table:table-cell>
          <table:table-cell table:formula="oooc:=[Sheet1.AZ37]" office:value-type="float" office:value="36">
            <text:p>36</text:p>
          </table:table-cell>
          <table:table-cell table:number-columns-repeated="205"/>
        </table:table-row>
        <table:table-row table:style-name="ro1">
          <table:table-cell table:formula="oooc:=ROUND([Sheet1.A38]*([Sheet1.$AY$2]/[Sheet1.$AY38])*(127/456.76);0)" office:value-type="float" office:value="0">
            <text:p>0</text:p>
          </table:table-cell>
          <table:table-cell table:formula="oooc:=ROUND([Sheet1.B38]*([Sheet1.$AY$2]/[Sheet1.$AY38])*(127/456.76);0)" office:value-type="float" office:value="0">
            <text:p>0</text:p>
          </table:table-cell>
          <table:table-cell table:formula="oooc:=ROUND([Sheet1.C38]*([Sheet1.$AY$2]/[Sheet1.$AY38])*(127/456.76);0)" office:value-type="float" office:value="0">
            <text:p>0</text:p>
          </table:table-cell>
          <table:table-cell table:formula="oooc:=ROUND([Sheet1.D38]*([Sheet1.$AY$2]/[Sheet1.$AY38])*(127/456.76);0)" office:value-type="float" office:value="0">
            <text:p>0</text:p>
          </table:table-cell>
          <table:table-cell table:formula="oooc:=ROUND([Sheet1.E38]*([Sheet1.$AY$2]/[Sheet1.$AY38])*(127/456.76);0)" office:value-type="float" office:value="0">
            <text:p>0</text:p>
          </table:table-cell>
          <table:table-cell table:formula="oooc:=ROUND([Sheet1.F38]*([Sheet1.$AY$2]/[Sheet1.$AY38])*(127/456.76);0)" office:value-type="float" office:value="6">
            <text:p>6</text:p>
          </table:table-cell>
          <table:table-cell table:formula="oooc:=ROUND([Sheet1.G38]*([Sheet1.$AY$2]/[Sheet1.$AY38])*(127/456.76);0)" office:value-type="float" office:value="3">
            <text:p>3</text:p>
          </table:table-cell>
          <table:table-cell table:formula="oooc:=ROUND([Sheet1.H38]*([Sheet1.$AY$2]/[Sheet1.$AY38])*(127/456.76);0)" office:value-type="float" office:value="3">
            <text:p>3</text:p>
          </table:table-cell>
          <table:table-cell table:formula="oooc:=ROUND([Sheet1.I38]*([Sheet1.$AY$2]/[Sheet1.$AY38])*(127/456.76);0)" office:value-type="float" office:value="2">
            <text:p>2</text:p>
          </table:table-cell>
          <table:table-cell table:formula="oooc:=ROUND([Sheet1.J38]*([Sheet1.$AY$2]/[Sheet1.$AY38])*(127/456.76);0)" office:value-type="float" office:value="-1">
            <text:p>-1</text:p>
          </table:table-cell>
          <table:table-cell table:formula="oooc:=ROUND([Sheet1.K38]*([Sheet1.$AY$2]/[Sheet1.$AY38])*(127/456.76);0)" office:value-type="float" office:value="-4">
            <text:p>-4</text:p>
          </table:table-cell>
          <table:table-cell table:formula="oooc:=ROUND([Sheet1.L38]*([Sheet1.$AY$2]/[Sheet1.$AY38])*(127/456.76);0)" office:value-type="float" office:value="5">
            <text:p>5</text:p>
          </table:table-cell>
          <table:table-cell table:formula="oooc:=ROUND([Sheet1.M38]*([Sheet1.$AY$2]/[Sheet1.$AY38])*(127/456.76);0)" office:value-type="float" office:value="-3">
            <text:p>-3</text:p>
          </table:table-cell>
          <table:table-cell table:formula="oooc:=ROUND([Sheet1.N38]*([Sheet1.$AY$2]/[Sheet1.$AY38])*(127/456.76);0)" office:value-type="float" office:value="1">
            <text:p>1</text:p>
          </table:table-cell>
          <table:table-cell table:formula="oooc:=ROUND([Sheet1.O38]*([Sheet1.$AY$2]/[Sheet1.$AY38])*(127/456.76);0)" office:value-type="float" office:value="-21">
            <text:p>-21</text:p>
          </table:table-cell>
          <table:table-cell table:formula="oooc:=ROUND([Sheet1.P38]*([Sheet1.$AY$2]/[Sheet1.$AY38])*(127/456.76);0)" office:value-type="float" office:value="-22">
            <text:p>-22</text:p>
          </table:table-cell>
          <table:table-cell table:formula="oooc:=ROUND([Sheet1.Q38]*([Sheet1.$AY$2]/[Sheet1.$AY38])*(127/456.76);0)" office:value-type="float" office:value="-6">
            <text:p>-6</text:p>
          </table:table-cell>
          <table:table-cell table:formula="oooc:=ROUND([Sheet1.R38]*([Sheet1.$AY$2]/[Sheet1.$AY38])*(127/456.76);0)" office:value-type="float" office:value="-1">
            <text:p>-1</text:p>
          </table:table-cell>
          <table:table-cell table:formula="oooc:=ROUND([Sheet1.S38]*([Sheet1.$AY$2]/[Sheet1.$AY38])*(127/456.76);0)" office:value-type="float" office:value="10">
            <text:p>10</text:p>
          </table:table-cell>
          <table:table-cell table:formula="oooc:=ROUND([Sheet1.T38]*([Sheet1.$AY$2]/[Sheet1.$AY38])*(127/456.76);0)" office:value-type="float" office:value="-0">
            <text:p>0</text:p>
          </table:table-cell>
          <table:table-cell table:formula="oooc:=ROUND([Sheet1.U38]*([Sheet1.$AY$2]/[Sheet1.$AY38])*(127/456.76);0)" office:value-type="float" office:value="-16">
            <text:p>-16</text:p>
          </table:table-cell>
          <table:table-cell table:formula="oooc:=ROUND([Sheet1.V38]*([Sheet1.$AY$2]/[Sheet1.$AY38])*(127/456.76);0)" office:value-type="float" office:value="-18">
            <text:p>-18</text:p>
          </table:table-cell>
          <table:table-cell table:formula="oooc:=ROUND([Sheet1.W38]*([Sheet1.$AY$2]/[Sheet1.$AY38])*(127/456.76);0)" office:value-type="float" office:value="24">
            <text:p>24</text:p>
          </table:table-cell>
          <table:table-cell table:formula="oooc:=ROUND([Sheet1.X38]*([Sheet1.$AY$2]/[Sheet1.$AY38])*(127/456.76);0)" office:value-type="float" office:value="5">
            <text:p>5</text:p>
          </table:table-cell>
          <table:table-cell table:formula="oooc:=ROUND([Sheet1.Y38]*([Sheet1.$AY$2]/[Sheet1.$AY38])*(127/456.76);0)" office:value-type="float" office:value="-33">
            <text:p>-33</text:p>
          </table:table-cell>
          <table:table-cell table:formula="oooc:=ROUND([Sheet1.Z38]*([Sheet1.$AY$2]/[Sheet1.$AY38])*(127/456.76);0)" office:value-type="float" office:value="-36">
            <text:p>-36</text:p>
          </table:table-cell>
          <table:table-cell table:formula="oooc:=ROUND([Sheet1.AA38]*([Sheet1.$AY$2]/[Sheet1.$AY38])*(127/456.76);0)" office:value-type="float" office:value="5">
            <text:p>5</text:p>
          </table:table-cell>
          <table:table-cell table:formula="oooc:=ROUND([Sheet1.AB38]*([Sheet1.$AY$2]/[Sheet1.$AY38])*(127/456.76);0)" office:value-type="float" office:value="54">
            <text:p>54</text:p>
          </table:table-cell>
          <table:table-cell table:formula="oooc:=ROUND([Sheet1.AC38]*([Sheet1.$AY$2]/[Sheet1.$AY38])*(127/456.76);0)" office:value-type="float" office:value="44">
            <text:p>44</text:p>
          </table:table-cell>
          <table:table-cell table:formula="oooc:=ROUND([Sheet1.AD38]*([Sheet1.$AY$2]/[Sheet1.$AY38])*(127/456.76);0)" office:value-type="float" office:value="-34">
            <text:p>-34</text:p>
          </table:table-cell>
          <table:table-cell table:formula="oooc:=ROUND([Sheet1.AE38]*([Sheet1.$AY$2]/[Sheet1.$AY38])*(127/456.76);0)" office:value-type="float" office:value="-28">
            <text:p>-28</text:p>
          </table:table-cell>
          <table:table-cell table:formula="oooc:=ROUND([Sheet1.AF38]*([Sheet1.$AY$2]/[Sheet1.$AY38])*(127/456.76);0)" office:value-type="float" office:value="22">
            <text:p>22</text:p>
          </table:table-cell>
          <table:table-cell table:formula="oooc:=ROUND([Sheet1.AG38]*([Sheet1.$AY$2]/[Sheet1.$AY38])*(127/456.76);0)" office:value-type="float" office:value="31">
            <text:p>31</text:p>
          </table:table-cell>
          <table:table-cell table:formula="oooc:=ROUND([Sheet1.AH38]*([Sheet1.$AY$2]/[Sheet1.$AY38])*(127/456.76);0)" office:value-type="float" office:value="10">
            <text:p>10</text:p>
          </table:table-cell>
          <table:table-cell table:formula="oooc:=ROUND([Sheet1.AI38]*([Sheet1.$AY$2]/[Sheet1.$AY38])*(127/456.76);0)" office:value-type="float" office:value="-73">
            <text:p>-73</text:p>
          </table:table-cell>
          <table:table-cell table:formula="oooc:=ROUND([Sheet1.AJ38]*([Sheet1.$AY$2]/[Sheet1.$AY38])*(127/456.76);0)" office:value-type="float" office:value="-51">
            <text:p>-51</text:p>
          </table:table-cell>
          <table:table-cell table:formula="oooc:=ROUND([Sheet1.AK38]*([Sheet1.$AY$2]/[Sheet1.$AY38])*(127/456.76);0)" office:value-type="float" office:value="-16">
            <text:p>-16</text:p>
          </table:table-cell>
          <table:table-cell table:formula="oooc:=ROUND([Sheet1.AL38]*([Sheet1.$AY$2]/[Sheet1.$AY38])*(127/456.76);0)" office:value-type="float" office:value="18">
            <text:p>18</text:p>
          </table:table-cell>
          <table:table-cell table:formula="oooc:=ROUND([Sheet1.AM38]*([Sheet1.$AY$2]/[Sheet1.$AY38])*(127/456.76);0)" office:value-type="float" office:value="-41">
            <text:p>-41</text:p>
          </table:table-cell>
          <table:table-cell table:formula="oooc:=ROUND([Sheet1.AN38]*([Sheet1.$AY$2]/[Sheet1.$AY38])*(127/456.76);0)" office:value-type="float" office:value="-19">
            <text:p>-19</text:p>
          </table:table-cell>
          <table:table-cell table:formula="oooc:=ROUND([Sheet1.AO38]*([Sheet1.$AY$2]/[Sheet1.$AY38])*(127/456.76);0)" office:value-type="float" office:value="-34">
            <text:p>-34</text:p>
          </table:table-cell>
          <table:table-cell table:formula="oooc:=ROUND([Sheet1.AP38]*([Sheet1.$AY$2]/[Sheet1.$AY38])*(127/456.76);0)" office:value-type="float" office:value="-15">
            <text:p>-15</text:p>
          </table:table-cell>
          <table:table-cell table:formula="oooc:=ROUND([Sheet1.AQ38]*([Sheet1.$AY$2]/[Sheet1.$AY38])*(127/456.76);0)" office:value-type="float" office:value="6">
            <text:p>6</text:p>
          </table:table-cell>
          <table:table-cell table:formula="oooc:=ROUND([Sheet1.AR38]*([Sheet1.$AY$2]/[Sheet1.$AY38])*(127/456.76);0)" office:value-type="float" office:value="7">
            <text:p>7</text:p>
          </table:table-cell>
          <table:table-cell table:formula="oooc:=ROUND([Sheet1.AS38]*([Sheet1.$AY$2]/[Sheet1.$AY38])*(127/456.76);0)" office:value-type="float" office:value="22">
            <text:p>22</text:p>
          </table:table-cell>
          <table:table-cell table:formula="oooc:=ROUND([Sheet1.AT38]*([Sheet1.$AY$2]/[Sheet1.$AY38])*(127/456.76);0)" office:value-type="float" office:value="-8">
            <text:p>-8</text:p>
          </table:table-cell>
          <table:table-cell table:formula="oooc:=ROUND([Sheet1.AU38]*([Sheet1.$AY$2]/[Sheet1.$AY38])*(127/456.76);0)" office:value-type="float" office:value="81">
            <text:p>81</text:p>
          </table:table-cell>
          <table:table-cell table:formula="oooc:=ROUND([Sheet1.AV38]*([Sheet1.$AY$2]/[Sheet1.$AY38])*(127/456.76);0)" office:value-type="float" office:value="103">
            <text:p>103</text:p>
          </table:table-cell>
          <table:table-cell table:formula="oooc:=ROUND([Sheet1.AW38]*([Sheet1.$AY$2]/[Sheet1.$AY38])*(127/456.76);0)" office:value-type="float" office:value="12">
            <text:p>12</text:p>
          </table:table-cell>
          <table:table-cell table:formula="oooc:=ROUND([Sheet1.AX38]*([Sheet1.$AY$2]/[Sheet1.$AY38])*(127/456.76);0)" office:value-type="float" office:value="10">
            <text:p>10</text:p>
          </table:table-cell>
          <table:table-cell table:formula="oooc:=[Sheet1.AZ38]" office:value-type="float" office:value="37">
            <text:p>37</text:p>
          </table:table-cell>
          <table:table-cell table:number-columns-repeated="205"/>
        </table:table-row>
        <table:table-row table:style-name="ro1">
          <table:table-cell table:formula="oooc:=ROUND([Sheet1.A39]*([Sheet1.$AY$2]/[Sheet1.$AY39])*(127/456.76);0)" office:value-type="float" office:value="0">
            <text:p>0</text:p>
          </table:table-cell>
          <table:table-cell table:formula="oooc:=ROUND([Sheet1.B39]*([Sheet1.$AY$2]/[Sheet1.$AY39])*(127/456.76);0)" office:value-type="float" office:value="0">
            <text:p>0</text:p>
          </table:table-cell>
          <table:table-cell table:formula="oooc:=ROUND([Sheet1.C39]*([Sheet1.$AY$2]/[Sheet1.$AY39])*(127/456.76);0)" office:value-type="float" office:value="0">
            <text:p>0</text:p>
          </table:table-cell>
          <table:table-cell table:formula="oooc:=ROUND([Sheet1.D39]*([Sheet1.$AY$2]/[Sheet1.$AY39])*(127/456.76);0)" office:value-type="float" office:value="0">
            <text:p>0</text:p>
          </table:table-cell>
          <table:table-cell table:formula="oooc:=ROUND([Sheet1.E39]*([Sheet1.$AY$2]/[Sheet1.$AY39])*(127/456.76);0)" office:value-type="float" office:value="0">
            <text:p>0</text:p>
          </table:table-cell>
          <table:table-cell table:formula="oooc:=ROUND([Sheet1.F39]*([Sheet1.$AY$2]/[Sheet1.$AY39])*(127/456.76);0)" office:value-type="float" office:value="8">
            <text:p>8</text:p>
          </table:table-cell>
          <table:table-cell table:formula="oooc:=ROUND([Sheet1.G39]*([Sheet1.$AY$2]/[Sheet1.$AY39])*(127/456.76);0)" office:value-type="float" office:value="7">
            <text:p>7</text:p>
          </table:table-cell>
          <table:table-cell table:formula="oooc:=ROUND([Sheet1.H39]*([Sheet1.$AY$2]/[Sheet1.$AY39])*(127/456.76);0)" office:value-type="float" office:value="-1">
            <text:p>-1</text:p>
          </table:table-cell>
          <table:table-cell table:formula="oooc:=ROUND([Sheet1.I39]*([Sheet1.$AY$2]/[Sheet1.$AY39])*(127/456.76);0)" office:value-type="float" office:value="0">
            <text:p>0</text:p>
          </table:table-cell>
          <table:table-cell table:formula="oooc:=ROUND([Sheet1.J39]*([Sheet1.$AY$2]/[Sheet1.$AY39])*(127/456.76);0)" office:value-type="float" office:value="4">
            <text:p>4</text:p>
          </table:table-cell>
          <table:table-cell table:formula="oooc:=ROUND([Sheet1.K39]*([Sheet1.$AY$2]/[Sheet1.$AY39])*(127/456.76);0)" office:value-type="float" office:value="1">
            <text:p>1</text:p>
          </table:table-cell>
          <table:table-cell table:formula="oooc:=ROUND([Sheet1.L39]*([Sheet1.$AY$2]/[Sheet1.$AY39])*(127/456.76);0)" office:value-type="float" office:value="12">
            <text:p>12</text:p>
          </table:table-cell>
          <table:table-cell table:formula="oooc:=ROUND([Sheet1.M39]*([Sheet1.$AY$2]/[Sheet1.$AY39])*(127/456.76);0)" office:value-type="float" office:value="5">
            <text:p>5</text:p>
          </table:table-cell>
          <table:table-cell table:formula="oooc:=ROUND([Sheet1.N39]*([Sheet1.$AY$2]/[Sheet1.$AY39])*(127/456.76);0)" office:value-type="float" office:value="1">
            <text:p>1</text:p>
          </table:table-cell>
          <table:table-cell table:formula="oooc:=ROUND([Sheet1.O39]*([Sheet1.$AY$2]/[Sheet1.$AY39])*(127/456.76);0)" office:value-type="float" office:value="-13">
            <text:p>-13</text:p>
          </table:table-cell>
          <table:table-cell table:formula="oooc:=ROUND([Sheet1.P39]*([Sheet1.$AY$2]/[Sheet1.$AY39])*(127/456.76);0)" office:value-type="float" office:value="-33">
            <text:p>-33</text:p>
          </table:table-cell>
          <table:table-cell table:formula="oooc:=ROUND([Sheet1.Q39]*([Sheet1.$AY$2]/[Sheet1.$AY39])*(127/456.76);0)" office:value-type="float" office:value="-10">
            <text:p>-10</text:p>
          </table:table-cell>
          <table:table-cell table:formula="oooc:=ROUND([Sheet1.R39]*([Sheet1.$AY$2]/[Sheet1.$AY39])*(127/456.76);0)" office:value-type="float" office:value="6">
            <text:p>6</text:p>
          </table:table-cell>
          <table:table-cell table:formula="oooc:=ROUND([Sheet1.S39]*([Sheet1.$AY$2]/[Sheet1.$AY39])*(127/456.76);0)" office:value-type="float" office:value="3">
            <text:p>3</text:p>
          </table:table-cell>
          <table:table-cell table:formula="oooc:=ROUND([Sheet1.T39]*([Sheet1.$AY$2]/[Sheet1.$AY39])*(127/456.76);0)" office:value-type="float" office:value="-11">
            <text:p>-11</text:p>
          </table:table-cell>
          <table:table-cell table:formula="oooc:=ROUND([Sheet1.U39]*([Sheet1.$AY$2]/[Sheet1.$AY39])*(127/456.76);0)" office:value-type="float" office:value="-10">
            <text:p>-10</text:p>
          </table:table-cell>
          <table:table-cell table:formula="oooc:=ROUND([Sheet1.V39]*([Sheet1.$AY$2]/[Sheet1.$AY39])*(127/456.76);0)" office:value-type="float" office:value="-3">
            <text:p>-3</text:p>
          </table:table-cell>
          <table:table-cell table:formula="oooc:=ROUND([Sheet1.W39]*([Sheet1.$AY$2]/[Sheet1.$AY39])*(127/456.76);0)" office:value-type="float" office:value="17">
            <text:p>17</text:p>
          </table:table-cell>
          <table:table-cell table:formula="oooc:=ROUND([Sheet1.X39]*([Sheet1.$AY$2]/[Sheet1.$AY39])*(127/456.76);0)" office:value-type="float" office:value="15">
            <text:p>15</text:p>
          </table:table-cell>
          <table:table-cell table:formula="oooc:=ROUND([Sheet1.Y39]*([Sheet1.$AY$2]/[Sheet1.$AY39])*(127/456.76);0)" office:value-type="float" office:value="-40">
            <text:p>-40</text:p>
          </table:table-cell>
          <table:table-cell table:formula="oooc:=ROUND([Sheet1.Z39]*([Sheet1.$AY$2]/[Sheet1.$AY39])*(127/456.76);0)" office:value-type="float" office:value="-32">
            <text:p>-32</text:p>
          </table:table-cell>
          <table:table-cell table:formula="oooc:=ROUND([Sheet1.AA39]*([Sheet1.$AY$2]/[Sheet1.$AY39])*(127/456.76);0)" office:value-type="float" office:value="18">
            <text:p>18</text:p>
          </table:table-cell>
          <table:table-cell table:formula="oooc:=ROUND([Sheet1.AB39]*([Sheet1.$AY$2]/[Sheet1.$AY39])*(127/456.76);0)" office:value-type="float" office:value="73">
            <text:p>73</text:p>
          </table:table-cell>
          <table:table-cell table:formula="oooc:=ROUND([Sheet1.AC39]*([Sheet1.$AY$2]/[Sheet1.$AY39])*(127/456.76);0)" office:value-type="float" office:value="49">
            <text:p>49</text:p>
          </table:table-cell>
          <table:table-cell table:formula="oooc:=ROUND([Sheet1.AD39]*([Sheet1.$AY$2]/[Sheet1.$AY39])*(127/456.76);0)" office:value-type="float" office:value="-40">
            <text:p>-40</text:p>
          </table:table-cell>
          <table:table-cell table:formula="oooc:=ROUND([Sheet1.AE39]*([Sheet1.$AY$2]/[Sheet1.$AY39])*(127/456.76);0)" office:value-type="float" office:value="-37">
            <text:p>-37</text:p>
          </table:table-cell>
          <table:table-cell table:formula="oooc:=ROUND([Sheet1.AF39]*([Sheet1.$AY$2]/[Sheet1.$AY39])*(127/456.76);0)" office:value-type="float" office:value="12">
            <text:p>12</text:p>
          </table:table-cell>
          <table:table-cell table:formula="oooc:=ROUND([Sheet1.AG39]*([Sheet1.$AY$2]/[Sheet1.$AY39])*(127/456.76);0)" office:value-type="float" office:value="19">
            <text:p>19</text:p>
          </table:table-cell>
          <table:table-cell table:formula="oooc:=ROUND([Sheet1.AH39]*([Sheet1.$AY$2]/[Sheet1.$AY39])*(127/456.76);0)" office:value-type="float" office:value="-2">
            <text:p>-2</text:p>
          </table:table-cell>
          <table:table-cell table:formula="oooc:=ROUND([Sheet1.AI39]*([Sheet1.$AY$2]/[Sheet1.$AY39])*(127/456.76);0)" office:value-type="float" office:value="-64">
            <text:p>-64</text:p>
          </table:table-cell>
          <table:table-cell table:formula="oooc:=ROUND([Sheet1.AJ39]*([Sheet1.$AY$2]/[Sheet1.$AY39])*(127/456.76);0)" office:value-type="float" office:value="-46">
            <text:p>-46</text:p>
          </table:table-cell>
          <table:table-cell table:formula="oooc:=ROUND([Sheet1.AK39]*([Sheet1.$AY$2]/[Sheet1.$AY39])*(127/456.76);0)" office:value-type="float" office:value="-17">
            <text:p>-17</text:p>
          </table:table-cell>
          <table:table-cell table:formula="oooc:=ROUND([Sheet1.AL39]*([Sheet1.$AY$2]/[Sheet1.$AY39])*(127/456.76);0)" office:value-type="float" office:value="20">
            <text:p>20</text:p>
          </table:table-cell>
          <table:table-cell table:formula="oooc:=ROUND([Sheet1.AM39]*([Sheet1.$AY$2]/[Sheet1.$AY39])*(127/456.76);0)" office:value-type="float" office:value="-58">
            <text:p>-58</text:p>
          </table:table-cell>
          <table:table-cell table:formula="oooc:=ROUND([Sheet1.AN39]*([Sheet1.$AY$2]/[Sheet1.$AY39])*(127/456.76);0)" office:value-type="float" office:value="-53">
            <text:p>-53</text:p>
          </table:table-cell>
          <table:table-cell table:formula="oooc:=ROUND([Sheet1.AO39]*([Sheet1.$AY$2]/[Sheet1.$AY39])*(127/456.76);0)" office:value-type="float" office:value="-26">
            <text:p>-26</text:p>
          </table:table-cell>
          <table:table-cell table:formula="oooc:=ROUND([Sheet1.AP39]*([Sheet1.$AY$2]/[Sheet1.$AY39])*(127/456.76);0)" office:value-type="float" office:value="-3">
            <text:p>-3</text:p>
          </table:table-cell>
          <table:table-cell table:formula="oooc:=ROUND([Sheet1.AQ39]*([Sheet1.$AY$2]/[Sheet1.$AY39])*(127/456.76);0)" office:value-type="float" office:value="6">
            <text:p>6</text:p>
          </table:table-cell>
          <table:table-cell table:formula="oooc:=ROUND([Sheet1.AR39]*([Sheet1.$AY$2]/[Sheet1.$AY39])*(127/456.76);0)" office:value-type="float" office:value="12">
            <text:p>12</text:p>
          </table:table-cell>
          <table:table-cell table:formula="oooc:=ROUND([Sheet1.AS39]*([Sheet1.$AY$2]/[Sheet1.$AY39])*(127/456.76);0)" office:value-type="float" office:value="20">
            <text:p>20</text:p>
          </table:table-cell>
          <table:table-cell table:formula="oooc:=ROUND([Sheet1.AT39]*([Sheet1.$AY$2]/[Sheet1.$AY39])*(127/456.76);0)" office:value-type="float" office:value="-11">
            <text:p>-11</text:p>
          </table:table-cell>
          <table:table-cell table:formula="oooc:=ROUND([Sheet1.AU39]*([Sheet1.$AY$2]/[Sheet1.$AY39])*(127/456.76);0)" office:value-type="float" office:value="79">
            <text:p>79</text:p>
          </table:table-cell>
          <table:table-cell table:formula="oooc:=ROUND([Sheet1.AV39]*([Sheet1.$AY$2]/[Sheet1.$AY39])*(127/456.76);0)" office:value-type="float" office:value="100">
            <text:p>100</text:p>
          </table:table-cell>
          <table:table-cell table:formula="oooc:=ROUND([Sheet1.AW39]*([Sheet1.$AY$2]/[Sheet1.$AY39])*(127/456.76);0)" office:value-type="float" office:value="7">
            <text:p>7</text:p>
          </table:table-cell>
          <table:table-cell table:formula="oooc:=ROUND([Sheet1.AX39]*([Sheet1.$AY$2]/[Sheet1.$AY39])*(127/456.76);0)" office:value-type="float" office:value="16">
            <text:p>16</text:p>
          </table:table-cell>
          <table:table-cell table:style-name="ce6" table:formula="oooc:=[Sheet1.AZ39]" office:value-type="string" office:string-value="38-39">
            <text:p>38-39</text:p>
          </table:table-cell>
          <table:table-cell table:number-columns-repeated="205"/>
        </table:table-row>
        <table:table-row table:style-name="ro1">
          <table:table-cell table:formula="oooc:=ROUND([Sheet1.A40]*([Sheet1.$AY$2]/[Sheet1.$AY40])*(127/456.76);0)" office:value-type="float" office:value="0">
            <text:p>0</text:p>
          </table:table-cell>
          <table:table-cell table:formula="oooc:=ROUND([Sheet1.B40]*([Sheet1.$AY$2]/[Sheet1.$AY40])*(127/456.76);0)" office:value-type="float" office:value="0">
            <text:p>0</text:p>
          </table:table-cell>
          <table:table-cell table:formula="oooc:=ROUND([Sheet1.C40]*([Sheet1.$AY$2]/[Sheet1.$AY40])*(127/456.76);0)" office:value-type="float" office:value="0">
            <text:p>0</text:p>
          </table:table-cell>
          <table:table-cell table:formula="oooc:=ROUND([Sheet1.D40]*([Sheet1.$AY$2]/[Sheet1.$AY40])*(127/456.76);0)" office:value-type="float" office:value="0">
            <text:p>0</text:p>
          </table:table-cell>
          <table:table-cell table:formula="oooc:=ROUND([Sheet1.E40]*([Sheet1.$AY$2]/[Sheet1.$AY40])*(127/456.76);0)" office:value-type="float" office:value="0">
            <text:p>0</text:p>
          </table:table-cell>
          <table:table-cell table:formula="oooc:=ROUND([Sheet1.F40]*([Sheet1.$AY$2]/[Sheet1.$AY40])*(127/456.76);0)" office:value-type="float" office:value="10">
            <text:p>10</text:p>
          </table:table-cell>
          <table:table-cell table:formula="oooc:=ROUND([Sheet1.G40]*([Sheet1.$AY$2]/[Sheet1.$AY40])*(127/456.76);0)" office:value-type="float" office:value="8">
            <text:p>8</text:p>
          </table:table-cell>
          <table:table-cell table:formula="oooc:=ROUND([Sheet1.H40]*([Sheet1.$AY$2]/[Sheet1.$AY40])*(127/456.76);0)" office:value-type="float" office:value="-4">
            <text:p>-4</text:p>
          </table:table-cell>
          <table:table-cell table:formula="oooc:=ROUND([Sheet1.I40]*([Sheet1.$AY$2]/[Sheet1.$AY40])*(127/456.76);0)" office:value-type="float" office:value="0">
            <text:p>0</text:p>
          </table:table-cell>
          <table:table-cell table:formula="oooc:=ROUND([Sheet1.J40]*([Sheet1.$AY$2]/[Sheet1.$AY40])*(127/456.76);0)" office:value-type="float" office:value="8">
            <text:p>8</text:p>
          </table:table-cell>
          <table:table-cell table:formula="oooc:=ROUND([Sheet1.K40]*([Sheet1.$AY$2]/[Sheet1.$AY40])*(127/456.76);0)" office:value-type="float" office:value="2">
            <text:p>2</text:p>
          </table:table-cell>
          <table:table-cell table:formula="oooc:=ROUND([Sheet1.L40]*([Sheet1.$AY$2]/[Sheet1.$AY40])*(127/456.76);0)" office:value-type="float" office:value="10">
            <text:p>10</text:p>
          </table:table-cell>
          <table:table-cell table:formula="oooc:=ROUND([Sheet1.M40]*([Sheet1.$AY$2]/[Sheet1.$AY40])*(127/456.76);0)" office:value-type="float" office:value="1">
            <text:p>1</text:p>
          </table:table-cell>
          <table:table-cell table:formula="oooc:=ROUND([Sheet1.N40]*([Sheet1.$AY$2]/[Sheet1.$AY40])*(127/456.76);0)" office:value-type="float" office:value="-2">
            <text:p>-2</text:p>
          </table:table-cell>
          <table:table-cell table:formula="oooc:=ROUND([Sheet1.O40]*([Sheet1.$AY$2]/[Sheet1.$AY40])*(127/456.76);0)" office:value-type="float" office:value="-14">
            <text:p>-14</text:p>
          </table:table-cell>
          <table:table-cell table:formula="oooc:=ROUND([Sheet1.P40]*([Sheet1.$AY$2]/[Sheet1.$AY40])*(127/456.76);0)" office:value-type="float" office:value="-55">
            <text:p>-55</text:p>
          </table:table-cell>
          <table:table-cell table:formula="oooc:=ROUND([Sheet1.Q40]*([Sheet1.$AY$2]/[Sheet1.$AY40])*(127/456.76);0)" office:value-type="float" office:value="-24">
            <text:p>-24</text:p>
          </table:table-cell>
          <table:table-cell table:formula="oooc:=ROUND([Sheet1.R40]*([Sheet1.$AY$2]/[Sheet1.$AY40])*(127/456.76);0)" office:value-type="float" office:value="-5">
            <text:p>-5</text:p>
          </table:table-cell>
          <table:table-cell table:formula="oooc:=ROUND([Sheet1.S40]*([Sheet1.$AY$2]/[Sheet1.$AY40])*(127/456.76);0)" office:value-type="float" office:value="12">
            <text:p>12</text:p>
          </table:table-cell>
          <table:table-cell table:formula="oooc:=ROUND([Sheet1.T40]*([Sheet1.$AY$2]/[Sheet1.$AY40])*(127/456.76);0)" office:value-type="float" office:value="-20">
            <text:p>-20</text:p>
          </table:table-cell>
          <table:table-cell table:formula="oooc:=ROUND([Sheet1.U40]*([Sheet1.$AY$2]/[Sheet1.$AY40])*(127/456.76);0)" office:value-type="float" office:value="8">
            <text:p>8</text:p>
          </table:table-cell>
          <table:table-cell table:formula="oooc:=ROUND([Sheet1.V40]*([Sheet1.$AY$2]/[Sheet1.$AY40])*(127/456.76);0)" office:value-type="float" office:value="0">
            <text:p>0</text:p>
          </table:table-cell>
          <table:table-cell table:formula="oooc:=ROUND([Sheet1.W40]*([Sheet1.$AY$2]/[Sheet1.$AY40])*(127/456.76);0)" office:value-type="float" office:value="29">
            <text:p>29</text:p>
          </table:table-cell>
          <table:table-cell table:formula="oooc:=ROUND([Sheet1.X40]*([Sheet1.$AY$2]/[Sheet1.$AY40])*(127/456.76);0)" office:value-type="float" office:value="32">
            <text:p>32</text:p>
          </table:table-cell>
          <table:table-cell table:formula="oooc:=ROUND([Sheet1.Y40]*([Sheet1.$AY$2]/[Sheet1.$AY40])*(127/456.76);0)" office:value-type="float" office:value="-48">
            <text:p>-48</text:p>
          </table:table-cell>
          <table:table-cell table:formula="oooc:=ROUND([Sheet1.Z40]*([Sheet1.$AY$2]/[Sheet1.$AY40])*(127/456.76);0)" office:value-type="float" office:value="-28">
            <text:p>-28</text:p>
          </table:table-cell>
          <table:table-cell table:formula="oooc:=ROUND([Sheet1.AA40]*([Sheet1.$AY$2]/[Sheet1.$AY40])*(127/456.76);0)" office:value-type="float" office:value="34">
            <text:p>34</text:p>
          </table:table-cell>
          <table:table-cell table:formula="oooc:=ROUND([Sheet1.AB40]*([Sheet1.$AY$2]/[Sheet1.$AY40])*(127/456.76);0)" office:value-type="float" office:value="83">
            <text:p>83</text:p>
          </table:table-cell>
          <table:table-cell table:formula="oooc:=ROUND([Sheet1.AC40]*([Sheet1.$AY$2]/[Sheet1.$AY40])*(127/456.76);0)" office:value-type="float" office:value="29">
            <text:p>29</text:p>
          </table:table-cell>
          <table:table-cell table:formula="oooc:=ROUND([Sheet1.AD40]*([Sheet1.$AY$2]/[Sheet1.$AY40])*(127/456.76);0)" office:value-type="float" office:value="-17">
            <text:p>-17</text:p>
          </table:table-cell>
          <table:table-cell table:formula="oooc:=ROUND([Sheet1.AE40]*([Sheet1.$AY$2]/[Sheet1.$AY40])*(127/456.76);0)" office:value-type="float" office:value="-55">
            <text:p>-55</text:p>
          </table:table-cell>
          <table:table-cell table:formula="oooc:=ROUND([Sheet1.AF40]*([Sheet1.$AY$2]/[Sheet1.$AY40])*(127/456.76);0)" office:value-type="float" office:value="-15">
            <text:p>-15</text:p>
          </table:table-cell>
          <table:table-cell table:formula="oooc:=ROUND([Sheet1.AG40]*([Sheet1.$AY$2]/[Sheet1.$AY40])*(127/456.76);0)" office:value-type="float" office:value="48">
            <text:p>48</text:p>
          </table:table-cell>
          <table:table-cell table:formula="oooc:=ROUND([Sheet1.AH40]*([Sheet1.$AY$2]/[Sheet1.$AY40])*(127/456.76);0)" office:value-type="float" office:value="-5">
            <text:p>-5</text:p>
          </table:table-cell>
          <table:table-cell table:formula="oooc:=ROUND([Sheet1.AI40]*([Sheet1.$AY$2]/[Sheet1.$AY40])*(127/456.76);0)" office:value-type="float" office:value="-71">
            <text:p>-71</text:p>
          </table:table-cell>
          <table:table-cell table:formula="oooc:=ROUND([Sheet1.AJ40]*([Sheet1.$AY$2]/[Sheet1.$AY40])*(127/456.76);0)" office:value-type="float" office:value="-22">
            <text:p>-22</text:p>
          </table:table-cell>
          <table:table-cell table:formula="oooc:=ROUND([Sheet1.AK40]*([Sheet1.$AY$2]/[Sheet1.$AY40])*(127/456.76);0)" office:value-type="float" office:value="26">
            <text:p>26</text:p>
          </table:table-cell>
          <table:table-cell table:formula="oooc:=ROUND([Sheet1.AL40]*([Sheet1.$AY$2]/[Sheet1.$AY40])*(127/456.76);0)" office:value-type="float" office:value="41">
            <text:p>41</text:p>
          </table:table-cell>
          <table:table-cell table:formula="oooc:=ROUND([Sheet1.AM40]*([Sheet1.$AY$2]/[Sheet1.$AY40])*(127/456.76);0)" office:value-type="float" office:value="-81">
            <text:p>-81</text:p>
          </table:table-cell>
          <table:table-cell table:formula="oooc:=ROUND([Sheet1.AN40]*([Sheet1.$AY$2]/[Sheet1.$AY40])*(127/456.76);0)" office:value-type="float" office:value="-47">
            <text:p>-47</text:p>
          </table:table-cell>
          <table:table-cell table:formula="oooc:=ROUND([Sheet1.AO40]*([Sheet1.$AY$2]/[Sheet1.$AY40])*(127/456.76);0)" office:value-type="float" office:value="-34">
            <text:p>-34</text:p>
          </table:table-cell>
          <table:table-cell table:formula="oooc:=ROUND([Sheet1.AP40]*([Sheet1.$AY$2]/[Sheet1.$AY40])*(127/456.76);0)" office:value-type="float" office:value="-7">
            <text:p>-7</text:p>
          </table:table-cell>
          <table:table-cell table:formula="oooc:=ROUND([Sheet1.AQ40]*([Sheet1.$AY$2]/[Sheet1.$AY40])*(127/456.76);0)" office:value-type="float" office:value="-33">
            <text:p>-33</text:p>
          </table:table-cell>
          <table:table-cell table:formula="oooc:=ROUND([Sheet1.AR40]*([Sheet1.$AY$2]/[Sheet1.$AY40])*(127/456.76);0)" office:value-type="float" office:value="-23">
            <text:p>-23</text:p>
          </table:table-cell>
          <table:table-cell table:formula="oooc:=ROUND([Sheet1.AS40]*([Sheet1.$AY$2]/[Sheet1.$AY40])*(127/456.76);0)" office:value-type="float" office:value="30">
            <text:p>30</text:p>
          </table:table-cell>
          <table:table-cell table:formula="oooc:=ROUND([Sheet1.AT40]*([Sheet1.$AY$2]/[Sheet1.$AY40])*(127/456.76);0)" office:value-type="float" office:value="4">
            <text:p>4</text:p>
          </table:table-cell>
          <table:table-cell table:formula="oooc:=ROUND([Sheet1.AU40]*([Sheet1.$AY$2]/[Sheet1.$AY40])*(127/456.76);0)" office:value-type="float" office:value="83">
            <text:p>83</text:p>
          </table:table-cell>
          <table:table-cell table:formula="oooc:=ROUND([Sheet1.AV40]*([Sheet1.$AY$2]/[Sheet1.$AY40])*(127/456.76);0)" office:value-type="float" office:value="100">
            <text:p>100</text:p>
          </table:table-cell>
          <table:table-cell table:formula="oooc:=ROUND([Sheet1.AW40]*([Sheet1.$AY$2]/[Sheet1.$AY40])*(127/456.76);0)" office:value-type="float" office:value="2">
            <text:p>2</text:p>
          </table:table-cell>
          <table:table-cell table:formula="oooc:=ROUND([Sheet1.AX40]*([Sheet1.$AY$2]/[Sheet1.$AY40])*(127/456.76);0)" office:value-type="float" office:value="7">
            <text:p>7</text:p>
          </table:table-cell>
          <table:table-cell table:style-name="ce6" table:formula="oooc:=[Sheet1.AZ40]" office:value-type="string" office:string-value="40-41">
            <text:p>40-41</text:p>
          </table:table-cell>
          <table:table-cell table:number-columns-repeated="205"/>
        </table:table-row>
        <table:table-row table:style-name="ro1">
          <table:table-cell table:formula="oooc:=ROUND([Sheet1.A41]*([Sheet1.$AY$2]/[Sheet1.$AY41])*(127/456.76);0)" office:value-type="float" office:value="0">
            <text:p>0</text:p>
          </table:table-cell>
          <table:table-cell table:formula="oooc:=ROUND([Sheet1.B41]*([Sheet1.$AY$2]/[Sheet1.$AY41])*(127/456.76);0)" office:value-type="float" office:value="0">
            <text:p>0</text:p>
          </table:table-cell>
          <table:table-cell table:formula="oooc:=ROUND([Sheet1.C41]*([Sheet1.$AY$2]/[Sheet1.$AY41])*(127/456.76);0)" office:value-type="float" office:value="0">
            <text:p>0</text:p>
          </table:table-cell>
          <table:table-cell table:formula="oooc:=ROUND([Sheet1.D41]*([Sheet1.$AY$2]/[Sheet1.$AY41])*(127/456.76);0)" office:value-type="float" office:value="0">
            <text:p>0</text:p>
          </table:table-cell>
          <table:table-cell table:formula="oooc:=ROUND([Sheet1.E41]*([Sheet1.$AY$2]/[Sheet1.$AY41])*(127/456.76);0)" office:value-type="float" office:value="0">
            <text:p>0</text:p>
          </table:table-cell>
          <table:table-cell table:formula="oooc:=ROUND([Sheet1.F41]*([Sheet1.$AY$2]/[Sheet1.$AY41])*(127/456.76);0)" office:value-type="float" office:value="19">
            <text:p>19</text:p>
          </table:table-cell>
          <table:table-cell table:formula="oooc:=ROUND([Sheet1.G41]*([Sheet1.$AY$2]/[Sheet1.$AY41])*(127/456.76);0)" office:value-type="float" office:value="10">
            <text:p>10</text:p>
          </table:table-cell>
          <table:table-cell table:formula="oooc:=ROUND([Sheet1.H41]*([Sheet1.$AY$2]/[Sheet1.$AY41])*(127/456.76);0)" office:value-type="float" office:value="16">
            <text:p>16</text:p>
          </table:table-cell>
          <table:table-cell table:formula="oooc:=ROUND([Sheet1.I41]*([Sheet1.$AY$2]/[Sheet1.$AY41])*(127/456.76);0)" office:value-type="float" office:value="3">
            <text:p>3</text:p>
          </table:table-cell>
          <table:table-cell table:formula="oooc:=ROUND([Sheet1.J41]*([Sheet1.$AY$2]/[Sheet1.$AY41])*(127/456.76);0)" office:value-type="float" office:value="10">
            <text:p>10</text:p>
          </table:table-cell>
          <table:table-cell table:formula="oooc:=ROUND([Sheet1.K41]*([Sheet1.$AY$2]/[Sheet1.$AY41])*(127/456.76);0)" office:value-type="float" office:value="2">
            <text:p>2</text:p>
          </table:table-cell>
          <table:table-cell table:formula="oooc:=ROUND([Sheet1.L41]*([Sheet1.$AY$2]/[Sheet1.$AY41])*(127/456.76);0)" office:value-type="float" office:value="-1">
            <text:p>-1</text:p>
          </table:table-cell>
          <table:table-cell table:formula="oooc:=ROUND([Sheet1.M41]*([Sheet1.$AY$2]/[Sheet1.$AY41])*(127/456.76);0)" office:value-type="float" office:value="17">
            <text:p>17</text:p>
          </table:table-cell>
          <table:table-cell table:formula="oooc:=ROUND([Sheet1.N41]*([Sheet1.$AY$2]/[Sheet1.$AY41])*(127/456.76);0)" office:value-type="float" office:value="1">
            <text:p>1</text:p>
          </table:table-cell>
          <table:table-cell table:formula="oooc:=ROUND([Sheet1.O41]*([Sheet1.$AY$2]/[Sheet1.$AY41])*(127/456.76);0)" office:value-type="float" office:value="-62">
            <text:p>-62</text:p>
          </table:table-cell>
          <table:table-cell table:formula="oooc:=ROUND([Sheet1.P41]*([Sheet1.$AY$2]/[Sheet1.$AY41])*(127/456.76);0)" office:value-type="float" office:value="-73">
            <text:p>-73</text:p>
          </table:table-cell>
          <table:table-cell table:formula="oooc:=ROUND([Sheet1.Q41]*([Sheet1.$AY$2]/[Sheet1.$AY41])*(127/456.76);0)" office:value-type="float" office:value="-8">
            <text:p>-8</text:p>
          </table:table-cell>
          <table:table-cell table:formula="oooc:=ROUND([Sheet1.R41]*([Sheet1.$AY$2]/[Sheet1.$AY41])*(127/456.76);0)" office:value-type="float" office:value="-0">
            <text:p>0</text:p>
          </table:table-cell>
          <table:table-cell table:formula="oooc:=ROUND([Sheet1.S41]*([Sheet1.$AY$2]/[Sheet1.$AY41])*(127/456.76);0)" office:value-type="float" office:value="14">
            <text:p>14</text:p>
          </table:table-cell>
          <table:table-cell table:formula="oooc:=ROUND([Sheet1.T41]*([Sheet1.$AY$2]/[Sheet1.$AY41])*(127/456.76);0)" office:value-type="float" office:value="-11">
            <text:p>-11</text:p>
          </table:table-cell>
          <table:table-cell table:formula="oooc:=ROUND([Sheet1.U41]*([Sheet1.$AY$2]/[Sheet1.$AY41])*(127/456.76);0)" office:value-type="float" office:value="1">
            <text:p>1</text:p>
          </table:table-cell>
          <table:table-cell table:formula="oooc:=ROUND([Sheet1.V41]*([Sheet1.$AY$2]/[Sheet1.$AY41])*(127/456.76);0)" office:value-type="float" office:value="6">
            <text:p>6</text:p>
          </table:table-cell>
          <table:table-cell table:formula="oooc:=ROUND([Sheet1.W41]*([Sheet1.$AY$2]/[Sheet1.$AY41])*(127/456.76);0)" office:value-type="float" office:value="47">
            <text:p>47</text:p>
          </table:table-cell>
          <table:table-cell table:formula="oooc:=ROUND([Sheet1.X41]*([Sheet1.$AY$2]/[Sheet1.$AY41])*(127/456.76);0)" office:value-type="float" office:value="14">
            <text:p>14</text:p>
          </table:table-cell>
          <table:table-cell table:formula="oooc:=ROUND([Sheet1.Y41]*([Sheet1.$AY$2]/[Sheet1.$AY41])*(127/456.76);0)" office:value-type="float" office:value="-101">
            <text:p>-101</text:p>
          </table:table-cell>
          <table:table-cell table:formula="oooc:=ROUND([Sheet1.Z41]*([Sheet1.$AY$2]/[Sheet1.$AY41])*(127/456.76);0)" office:value-type="float" office:value="-83">
            <text:p>-83</text:p>
          </table:table-cell>
          <table:table-cell table:formula="oooc:=ROUND([Sheet1.AA41]*([Sheet1.$AY$2]/[Sheet1.$AY41])*(127/456.76);0)" office:value-type="float" office:value="76">
            <text:p>76</text:p>
          </table:table-cell>
          <table:table-cell table:formula="oooc:=ROUND([Sheet1.AB41]*([Sheet1.$AY$2]/[Sheet1.$AY41])*(127/456.76);0)" office:value-type="float" office:value="85">
            <text:p>85</text:p>
          </table:table-cell>
          <table:table-cell table:formula="oooc:=ROUND([Sheet1.AC41]*([Sheet1.$AY$2]/[Sheet1.$AY41])*(127/456.76);0)" office:value-type="float" office:value="73">
            <text:p>73</text:p>
          </table:table-cell>
          <table:table-cell table:formula="oooc:=ROUND([Sheet1.AD41]*([Sheet1.$AY$2]/[Sheet1.$AY41])*(127/456.76);0)" office:value-type="float" office:value="-41">
            <text:p>-41</text:p>
          </table:table-cell>
          <table:table-cell table:formula="oooc:=ROUND([Sheet1.AE41]*([Sheet1.$AY$2]/[Sheet1.$AY41])*(127/456.76);0)" office:value-type="float" office:value="-62">
            <text:p>-62</text:p>
          </table:table-cell>
          <table:table-cell table:formula="oooc:=ROUND([Sheet1.AF41]*([Sheet1.$AY$2]/[Sheet1.$AY41])*(127/456.76);0)" office:value-type="float" office:value="10">
            <text:p>10</text:p>
          </table:table-cell>
          <table:table-cell table:formula="oooc:=ROUND([Sheet1.AG41]*([Sheet1.$AY$2]/[Sheet1.$AY41])*(127/456.76);0)" office:value-type="float" office:value="17">
            <text:p>17</text:p>
          </table:table-cell>
          <table:table-cell table:formula="oooc:=ROUND([Sheet1.AH41]*([Sheet1.$AY$2]/[Sheet1.$AY41])*(127/456.76);0)" office:value-type="float" office:value="-4">
            <text:p>-4</text:p>
          </table:table-cell>
          <table:table-cell table:formula="oooc:=ROUND([Sheet1.AI41]*([Sheet1.$AY$2]/[Sheet1.$AY41])*(127/456.76);0)" office:value-type="float" office:value="-99">
            <text:p>-99</text:p>
          </table:table-cell>
          <table:table-cell table:formula="oooc:=ROUND([Sheet1.AJ41]*([Sheet1.$AY$2]/[Sheet1.$AY41])*(127/456.76);0)" office:value-type="float" office:value="-33">
            <text:p>-33</text:p>
          </table:table-cell>
          <table:table-cell table:formula="oooc:=ROUND([Sheet1.AK41]*([Sheet1.$AY$2]/[Sheet1.$AY41])*(127/456.76);0)" office:value-type="float" office:value="50">
            <text:p>50</text:p>
          </table:table-cell>
          <table:table-cell table:formula="oooc:=ROUND([Sheet1.AL41]*([Sheet1.$AY$2]/[Sheet1.$AY41])*(127/456.76);0)" office:value-type="float" office:value="53">
            <text:p>53</text:p>
          </table:table-cell>
          <table:table-cell table:formula="oooc:=ROUND([Sheet1.AM41]*([Sheet1.$AY$2]/[Sheet1.$AY41])*(127/456.76);0)" office:value-type="float" office:value="-80">
            <text:p>-80</text:p>
          </table:table-cell>
          <table:table-cell table:formula="oooc:=ROUND([Sheet1.AN41]*([Sheet1.$AY$2]/[Sheet1.$AY41])*(127/456.76);0)" office:value-type="float" office:value="-40">
            <text:p>-40</text:p>
          </table:table-cell>
          <table:table-cell table:formula="oooc:=ROUND([Sheet1.AO41]*([Sheet1.$AY$2]/[Sheet1.$AY41])*(127/456.76);0)" office:value-type="float" office:value="-32">
            <text:p>-32</text:p>
          </table:table-cell>
          <table:table-cell table:formula="oooc:=ROUND([Sheet1.AP41]*([Sheet1.$AY$2]/[Sheet1.$AY41])*(127/456.76);0)" office:value-type="float" office:value="-16">
            <text:p>-16</text:p>
          </table:table-cell>
          <table:table-cell table:formula="oooc:=ROUND([Sheet1.AQ41]*([Sheet1.$AY$2]/[Sheet1.$AY41])*(127/456.76);0)" office:value-type="float" office:value="-14">
            <text:p>-14</text:p>
          </table:table-cell>
          <table:table-cell table:formula="oooc:=ROUND([Sheet1.AR41]*([Sheet1.$AY$2]/[Sheet1.$AY41])*(127/456.76);0)" office:value-type="float" office:value="-24">
            <text:p>-24</text:p>
          </table:table-cell>
          <table:table-cell table:formula="oooc:=ROUND([Sheet1.AS41]*([Sheet1.$AY$2]/[Sheet1.$AY41])*(127/456.76);0)" office:value-type="float" office:value="7">
            <text:p>7</text:p>
          </table:table-cell>
          <table:table-cell table:formula="oooc:=ROUND([Sheet1.AT41]*([Sheet1.$AY$2]/[Sheet1.$AY41])*(127/456.76);0)" office:value-type="float" office:value="9">
            <text:p>9</text:p>
          </table:table-cell>
          <table:table-cell table:formula="oooc:=ROUND([Sheet1.AU41]*([Sheet1.$AY$2]/[Sheet1.$AY41])*(127/456.76);0)" office:value-type="float" office:value="91">
            <text:p>91</text:p>
          </table:table-cell>
          <table:table-cell table:formula="oooc:=ROUND([Sheet1.AV41]*([Sheet1.$AY$2]/[Sheet1.$AY41])*(127/456.76);0)" office:value-type="float" office:value="127">
            <text:p>127</text:p>
          </table:table-cell>
          <table:table-cell table:formula="oooc:=ROUND([Sheet1.AW41]*([Sheet1.$AY$2]/[Sheet1.$AY41])*(127/456.76);0)" office:value-type="float" office:value="9">
            <text:p>9</text:p>
          </table:table-cell>
          <table:table-cell table:formula="oooc:=ROUND([Sheet1.AX41]*([Sheet1.$AY$2]/[Sheet1.$AY41])*(127/456.76);0)" office:value-type="float" office:value="16">
            <text:p>16</text:p>
          </table:table-cell>
          <table:table-cell table:style-name="ce6" table:formula="oooc:=[Sheet1.AZ41]" office:value-type="string" office:string-value="42 ...">
            <text:p>42 ...</text:p>
          </table:table-cell>
          <table:table-cell table:number-columns-repeated="205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9"/>
          <table:table-cell table:formula="oooc:=MAX([.A2:.AX41])" office:value-type="float" office:value="127">
            <text:p>127</text:p>
          </table:table-cell>
          <table:table-cell table:number-columns-repeated="206"/>
        </table:table-row>
        <table:table-row table:style-name="ro1">
          <table:table-cell table:number-columns-repeated="49"/>
          <table:table-cell table:formula="oooc:=MIN([.A2:.AX41])" office:value-type="float" office:value="-101">
            <text:p>-101</text:p>
          </table:table-cell>
          <table:table-cell table:number-columns-repeated="206"/>
        </table:table-row>
      </table:table>
      <table:table table:name="Sheet3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Sheet4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LGC Sans" style:language-asian="en" style:country-asian="US" style:font-name-complex="DejaVu LGC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28">06/28/2007</text:date>, <text:time>22:1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2007-06-28T21:31:10</meta:creation-date>
    <dc:creator>Feike Boomstra</dc:creator>
    <dc:date>2007-06-28T22:13:57</dc:date>
    <dc:language>en-US</dc:language>
    <meta:editing-cycles>1</meta:editing-cycles>
    <meta:user-defined meta:name="Info 1"/>
    <meta:user-defined meta:name="Info 2"/>
    <meta:user-defined meta:name="Info 3"/>
    <meta:user-defined meta:name="Info 4"/>
    <meta:document-statistic meta:table-count="4" meta:cell-count="6725"/>
  </office:meta>
</office:document-meta>
</file>